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965in"/>
    </style:style>
    <style:style style:name="co6" style:family="table-column">
      <style:table-column-properties fo:break-before="auto" style:column-width="0.5791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1.1063in"/>
    </style:style>
    <style:style style:name="co10" style:family="table-column">
      <style:table-column-properties fo:break-before="auto" style:column-width="1.098in"/>
    </style:style>
    <style:style style:name="co11" style:family="table-column">
      <style:table-column-properties fo:break-before="auto" style:column-width="1.172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000" style:rotation-align="none"/>
    </style:style>
    <style:style style:name="ce2" style:family="table-cell" style:parent-style-name="Default">
      <style:table-cell-properties fo:background-color="#f2f2f2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 style:data-style-name="N0">
      <style:table-cell-properties style:rotation-align="none"/>
    </style:style>
    <style:style style:name="ce6" style:family="table-cell" style:parent-style-name="Default" style:data-style-name="N0">
      <style:table-cell-properties fo:background-color="#ffff00" style:rotation-align="none"/>
    </style:style>
    <style:style style:name="ce7" style:family="table-cell" style:parent-style-name="Default">
      <style:table-cell-properties fo:background-color="#ffff00" style:rotation-align="none"/>
    </style:style>
    <style:style style:name="ce8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peated_Ultu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rop_i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eeding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harvest2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minimum_cover</text:p>
          </table:table-cell>
          <table:table-cell office:value-type="string" calcext:value-type="string">
            <text:p>total_dm_kg_ha</text:p>
          </table:table-cell>
          <table:table-cell office:value-type="string" calcext:value-type="string">
            <text:p>total_dm_kg_ha2</text:p>
          </table:table-cell>
          <table:table-cell office:value-type="string" calcext:value-type="string">
            <text:p>grain_dm_kg_ha</text:p>
          </table:table-cell>
          <table:table-cell office:value-type="string" calcext:value-type="string">
            <text:p>straw_dm_kg_ha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10" calcext:value-type="float">
            <text:p>2210</text:p>
          </table:table-cell>
          <table:table-cell office:value-type="float" office:value="730" calcext:value-type="float">
            <text:p>730</text:p>
          </table:table-cell>
          <table:table-cell office:value-type="float" office:value="1480" calcext:value-type="float">
            <text:p>1480</text:p>
          </table:table-cell>
          <table:table-cell office:value-type="float" office:value="730" calcext:value-type="float">
            <text:p>730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21" calcext:value-type="float">
            <text:p>2721</text:p>
          </table:table-cell>
          <table:table-cell office:value-type="float" office:value="954" calcext:value-type="float">
            <text:p>954</text:p>
          </table:table-cell>
          <table:table-cell office:value-type="float" office:value="1767" calcext:value-type="float">
            <text:p>1767</text:p>
          </table:table-cell>
          <table:table-cell office:value-type="float" office:value="954" calcext:value-type="float">
            <text:p>954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 office:value-type="float" office:value="767" calcext:value-type="float">
            <text:p>767</text:p>
          </table:table-cell>
          <table:table-cell office:value-type="float" office:value="1793" calcext:value-type="float">
            <text:p>1793</text:p>
          </table:table-cell>
          <table:table-cell office:value-type="float" office:value="767" calcext:value-type="float">
            <text:p>767</text:p>
          </table:table-cell>
        </table:table-row>
        <table:table-row table:style-name="ro1" table:visibility="filter">
          <table:table-cell office:value-type="float" office:value="1957" calcext:value-type="float">
            <text:p>1957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664" calcext:value-type="float">
            <text:p>664</text:p>
          </table:table-cell>
          <table:table-cell office:value-type="float" office:value="1736" calcext:value-type="float">
            <text:p>1736</text:p>
          </table:table-cell>
          <table:table-cell office:value-type="float" office:value="664" calcext:value-type="float">
            <text:p>664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8" calcext:value-type="float">
            <text:p>1958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418" calcext:value-type="float">
            <text:p>7418</text:p>
          </table:table-cell>
          <table:table-cell office:value-type="float" office:value="3831" calcext:value-type="float">
            <text:p>3831</text:p>
          </table:table-cell>
          <table:table-cell office:value-type="float" office:value="3587" calcext:value-type="float">
            <text:p>3587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677" calcext:value-type="float">
            <text:p>7677</text:p>
          </table:table-cell>
          <table:table-cell office:value-type="float" office:value="3975" calcext:value-type="float">
            <text:p>3975</text:p>
          </table:table-cell>
          <table:table-cell office:value-type="float" office:value="3702" calcext:value-type="float">
            <text:p>370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3806" calcext:value-type="float">
            <text:p>3806</text:p>
          </table:table-cell>
          <table:table-cell office:value-type="float" office:value="3583" calcext:value-type="float">
            <text:p>358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3790" calcext:value-type="float">
            <text:p>3790</text:p>
          </table:table-cell>
          <table:table-cell office:value-type="float" office:value="3553" calcext:value-type="float">
            <text:p>355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 office:value-type="float" office:value="1492" calcext:value-type="float">
            <text:p>1492</text:p>
          </table:table-cell>
          <table:table-cell office:value-type="float" office:value="3290" calcext:value-type="float">
            <text:p>329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846" calcext:value-type="float">
            <text:p>1846</text:p>
          </table:table-cell>
          <table:table-cell office:value-type="float" office:value="3943" calcext:value-type="float">
            <text:p>3943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1552" calcext:value-type="float">
            <text:p>1552</text:p>
          </table:table-cell>
          <table:table-cell office:value-type="float" office:value="3258" calcext:value-type="float">
            <text:p>325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536" calcext:value-type="float">
            <text:p>1536</text:p>
          </table:table-cell>
          <table:table-cell office:value-type="float" office:value="3420" calcext:value-type="float">
            <text:p>342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57" calcext:value-type="float">
            <text:p>3957</text:p>
          </table:table-cell>
          <table:table-cell office:value-type="float" office:value="3203" calcext:value-type="float">
            <text:p>3203</text:p>
          </table:table-cell>
          <table:table-cell office:value-type="float" office:value="754" calcext:value-type="float">
            <text:p>754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47" calcext:value-type="float">
            <text:p>4647</text:p>
          </table:table-cell>
          <table:table-cell office:value-type="float" office:value="2804" calcext:value-type="float">
            <text:p>2804</text:p>
          </table:table-cell>
          <table:table-cell office:value-type="float" office:value="1843" calcext:value-type="float">
            <text:p>1843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25" calcext:value-type="float">
            <text:p>4325</text:p>
          </table:table-cell>
          <table:table-cell office:value-type="float" office:value="2553" calcext:value-type="float">
            <text:p>2553</text:p>
          </table:table-cell>
          <table:table-cell office:value-type="float" office:value="1772" calcext:value-type="float">
            <text:p>177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 table:visibility="filter">
          <table:table-cell office:value-type="float" office:value="1961" calcext:value-type="float">
            <text:p>1961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279" calcext:value-type="float">
            <text:p>4279</text:p>
          </table:table-cell>
          <table:table-cell office:value-type="float" office:value="2524" calcext:value-type="float">
            <text:p>2524</text:p>
          </table:table-cell>
          <table:table-cell office:value-type="float" office:value="1755" calcext:value-type="float">
            <text:p>1755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1300" calcext:value-type="float">
            <text:p>1300</text:p>
          </table:table-cell>
          <table:table-cell office:value-type="float" office:value="2824" calcext:value-type="float">
            <text:p>2824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77" calcext:value-type="float">
            <text:p>4177</text:p>
          </table:table-cell>
          <table:table-cell office:value-type="float" office:value="1400" calcext:value-type="float">
            <text:p>1400</text:p>
          </table:table-cell>
          <table:table-cell office:value-type="float" office:value="2777" calcext:value-type="float">
            <text:p>277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561" calcext:value-type="float">
            <text:p>4561</text:p>
          </table:table-cell>
          <table:table-cell office:value-type="float" office:value="1701" calcext:value-type="float">
            <text:p>1701</text:p>
          </table:table-cell>
          <table:table-cell office:value-type="float" office:value="2860" calcext:value-type="float">
            <text:p>286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 table:visibility="filter">
          <table:table-cell office:value-type="float" office:value="1963" calcext:value-type="float">
            <text:p>1963</text:p>
          </table:table-cell>
          <table:table-cell office:value-type="string" calcext:value-type="string">
            <text:p>winter_oil_seed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1163" calcext:value-type="float">
            <text:p>1163</text:p>
          </table:table-cell>
          <table:table-cell office:value-type="float" office:value="1578" calcext:value-type="float">
            <text:p>1578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25" calcext:value-type="float">
            <text:p>4625</text:p>
          </table:table-cell>
          <table:table-cell office:value-type="float" office:value="2079" calcext:value-type="float">
            <text:p>2079</text:p>
          </table:table-cell>
          <table:table-cell office:value-type="float" office:value="2546" calcext:value-type="float">
            <text:p>254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1727" calcext:value-type="float">
            <text:p>1727</text:p>
          </table:table-cell>
          <table:table-cell office:value-type="float" office:value="2399" calcext:value-type="float">
            <text:p>239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458" calcext:value-type="float">
            <text:p>4458</text:p>
          </table:table-cell>
          <table:table-cell office:value-type="float" office:value="1949" calcext:value-type="float">
            <text:p>1949</text:p>
          </table:table-cell>
          <table:table-cell office:value-type="float" office:value="2510" calcext:value-type="float">
            <text:p>2510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 table:visibility="filter">
          <table:table-cell office:value-type="float" office:value="1964" calcext:value-type="float">
            <text:p>1964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08" calcext:value-type="float">
            <text:p>4008</text:p>
          </table:table-cell>
          <table:table-cell office:value-type="float" office:value="1771" calcext:value-type="float">
            <text:p>1771</text:p>
          </table:table-cell>
          <table:table-cell office:value-type="float" office:value="2238" calcext:value-type="float">
            <text:p>223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81" calcext:value-type="float">
            <text:p>2881</text:p>
          </table:table-cell>
          <table:table-cell office:value-type="float" office:value="1575" calcext:value-type="float">
            <text:p>1575</text:p>
          </table:table-cell>
          <table:table-cell office:value-type="float" office:value="1306" calcext:value-type="float">
            <text:p>130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644" calcext:value-type="float">
            <text:p>1644</text:p>
          </table:table-cell>
          <table:table-cell office:value-type="float" office:value="1401" calcext:value-type="float">
            <text:p>140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office:value-type="float" office:value="2073" calcext:value-type="float">
            <text:p>2073</text:p>
          </table:table-cell>
          <table:table-cell office:value-type="float" office:value="1568" calcext:value-type="float">
            <text:p>156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 table:visibility="filter">
          <table:table-cell office:value-type="float" office:value="1965" calcext:value-type="float">
            <text:p>1965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1783" calcext:value-type="float">
            <text:p>1783</text:p>
          </table:table-cell>
          <table:table-cell office:value-type="float" office:value="1297" calcext:value-type="float">
            <text:p>1297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float" office:value="919" calcext:value-type="float">
            <text:p>919</text:p>
          </table:table-cell>
          <table:table-cell office:value-type="float" office:value="1286" calcext:value-type="float">
            <text:p>128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 office:value-type="float" office:value="924" calcext:value-type="float">
            <text:p>924</text:p>
          </table:table-cell>
          <table:table-cell office:value-type="float" office:value="1315" calcext:value-type="float">
            <text:p>131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796" calcext:value-type="float">
            <text:p>796</text:p>
          </table:table-cell>
          <table:table-cell office:value-type="float" office:value="1235" calcext:value-type="float">
            <text:p>123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790" calcext:value-type="float">
            <text:p>790</text:p>
          </table:table-cell>
          <table:table-cell office:value-type="float" office:value="1128" calcext:value-type="float">
            <text:p>112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14" calcext:value-type="float">
            <text:p>1014</text:p>
          </table:table-cell>
          <table:table-cell office:value-type="float" office:value="560" calcext:value-type="float">
            <text:p>560</text:p>
          </table:table-cell>
          <table:table-cell office:value-type="float" office:value="454" calcext:value-type="float">
            <text:p>45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606" calcext:value-type="float">
            <text:p>606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937" calcext:value-type="float">
            <text:p>937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25" calcext:value-type="float">
            <text:p>1025</text:p>
          </table:table-cell>
          <table:table-cell office:value-type="float" office:value="504" calcext:value-type="float">
            <text:p>504</text:p>
          </table:table-cell>
          <table:table-cell office:value-type="float" office:value="521" calcext:value-type="float">
            <text:p>5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904" calcext:value-type="float">
            <text:p>904</text:p>
          </table:table-cell>
          <table:table-cell office:value-type="float" office:value="720" calcext:value-type="float">
            <text:p>72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698" calcext:value-type="float">
            <text:p>698</text:p>
          </table:table-cell>
          <table:table-cell office:value-type="float" office:value="548" calcext:value-type="float">
            <text:p>5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634" calcext:value-type="float">
            <text:p>634</text:p>
          </table:table-cell>
          <table:table-cell office:value-type="float" office:value="397" calcext:value-type="float">
            <text:p>39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08" calcext:value-type="float">
            <text:p>708</text:p>
          </table:table-cell>
          <table:table-cell office:value-type="float" office:value="257" calcext:value-type="float">
            <text:p>257</text:p>
          </table:table-cell>
          <table:table-cell office:value-type="float" office:value="708" calcext:value-type="float">
            <text:p>708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34" calcext:value-type="float">
            <text:p>2134</text:p>
          </table:table-cell>
          <table:table-cell office:value-type="float" office:value="1074" calcext:value-type="float">
            <text:p>1074</text:p>
          </table:table-cell>
          <table:table-cell office:value-type="float" office:value="1060" calcext:value-type="float">
            <text:p>1060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1161" calcext:value-type="float">
            <text:p>1161</text:p>
          </table:table-cell>
          <table:table-cell office:value-type="float" office:value="1153" calcext:value-type="float">
            <text:p>1153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72" calcext:value-type="float">
            <text:p>2372</text:p>
          </table:table-cell>
          <table:table-cell office:value-type="float" office:value="1416" calcext:value-type="float">
            <text:p>1416</text:p>
          </table:table-cell>
          <table:table-cell office:value-type="float" office:value="956" calcext:value-type="float">
            <text:p>956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 table:visibility="filter">
          <table:table-cell office:value-type="float" office:value="1970" calcext:value-type="float">
            <text:p>1970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58" calcext:value-type="float">
            <text:p>2458</text:p>
          </table:table-cell>
          <table:table-cell office:value-type="float" office:value="1244" calcext:value-type="float">
            <text:p>1244</text:p>
          </table:table-cell>
          <table:table-cell office:value-type="float" office:value="1214" calcext:value-type="float">
            <text:p>1214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1049" calcext:value-type="float">
            <text:p>1049</text:p>
          </table:table-cell>
          <table:table-cell office:value-type="float" office:value="1234" calcext:value-type="float">
            <text:p>123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1074" calcext:value-type="float">
            <text:p>1074</text:p>
          </table:table-cell>
          <table:table-cell office:value-type="float" office:value="1339" calcext:value-type="float">
            <text:p>133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953" calcext:value-type="float">
            <text:p>953</text:p>
          </table:table-cell>
          <table:table-cell office:value-type="float" office:value="904" calcext:value-type="float">
            <text:p>9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954" calcext:value-type="float">
            <text:p>954</text:p>
          </table:table-cell>
          <table:table-cell office:value-type="float" office:value="956" calcext:value-type="float">
            <text:p>95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292" calcext:value-type="float">
            <text:p>4292</text:p>
          </table:table-cell>
          <table:table-cell office:value-type="float" office:value="2287" calcext:value-type="float">
            <text:p>2287</text:p>
          </table:table-cell>
          <table:table-cell office:value-type="float" office:value="2005" calcext:value-type="float">
            <text:p>200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2089" calcext:value-type="float">
            <text:p>2089</text:p>
          </table:table-cell>
          <table:table-cell office:value-type="float" office:value="1931" calcext:value-type="float">
            <text:p>1931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2042" calcext:value-type="float">
            <text:p>2042</text:p>
          </table:table-cell>
          <table:table-cell office:value-type="float" office:value="1732" calcext:value-type="float">
            <text:p>17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2041" calcext:value-type="float">
            <text:p>2041</text:p>
          </table:table-cell>
          <table:table-cell office:value-type="float" office:value="1724" calcext:value-type="float">
            <text:p>172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4" calcext:value-type="float">
            <text:p>1974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office:value-type="float" office:value="1871" calcext:value-type="float">
            <text:p>1871</text:p>
          </table:table-cell>
          <table:table-cell office:value-type="float" office:value="2115" calcext:value-type="float">
            <text:p>2115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2073" calcext:value-type="float">
            <text:p>2073</text:p>
          </table:table-cell>
          <table:table-cell office:value-type="float" office:value="2315" calcext:value-type="float">
            <text:p>231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757" calcext:value-type="float">
            <text:p>1757</text:p>
          </table:table-cell>
          <table:table-cell office:value-type="float" office:value="1997" calcext:value-type="float">
            <text:p>1997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1808" calcext:value-type="float">
            <text:p>1808</text:p>
          </table:table-cell>
          <table:table-cell office:value-type="float" office:value="1895" calcext:value-type="float">
            <text:p>189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264" calcext:value-type="float">
            <text:p>8264</text:p>
          </table:table-cell>
          <table:table-cell office:value-type="float" office:value="3598" calcext:value-type="float">
            <text:p>3598</text:p>
          </table:table-cell>
          <table:table-cell office:value-type="float" office:value="4666" calcext:value-type="float">
            <text:p>4666</text:p>
          </table:table-cell>
          <table:table-cell office:value-type="float" office:value="3598" calcext:value-type="float">
            <text:p>3598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442" calcext:value-type="float">
            <text:p>8442</text:p>
          </table:table-cell>
          <table:table-cell office:value-type="float" office:value="3672" calcext:value-type="float">
            <text:p>3672</text:p>
          </table:table-cell>
          <table:table-cell office:value-type="float" office:value="4770" calcext:value-type="float">
            <text:p>4770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164" calcext:value-type="float">
            <text:p>8164</text:p>
          </table:table-cell>
          <table:table-cell office:value-type="float" office:value="3515" calcext:value-type="float">
            <text:p>3515</text:p>
          </table:table-cell>
          <table:table-cell office:value-type="float" office:value="4650" calcext:value-type="float">
            <text:p>4650</text:p>
          </table:table-cell>
          <table:table-cell office:value-type="float" office:value="3515" calcext:value-type="float">
            <text:p>3515</text:p>
          </table:table-cell>
        </table:table-row>
        <table:table-row table:style-name="ro1" table:visibility="filter">
          <table:table-cell office:value-type="float" office:value="1976" calcext:value-type="float">
            <text:p>197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3" calcext:value-type="float">
            <text:p>11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134" calcext:value-type="float">
            <text:p>8134</text:p>
          </table:table-cell>
          <table:table-cell office:value-type="float" office:value="3543" calcext:value-type="float">
            <text:p>3543</text:p>
          </table:table-cell>
          <table:table-cell office:value-type="float" office:value="4592" calcext:value-type="float">
            <text:p>4592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59" calcext:value-type="float">
            <text:p>3159</text:p>
          </table:table-cell>
          <table:table-cell office:value-type="float" office:value="1486" calcext:value-type="float">
            <text:p>1486</text:p>
          </table:table-cell>
          <table:table-cell office:value-type="float" office:value="1673" calcext:value-type="float">
            <text:p>1673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48" calcext:value-type="float">
            <text:p>3048</text:p>
          </table:table-cell>
          <table:table-cell office:value-type="float" office:value="1434" calcext:value-type="float">
            <text:p>1434</text:p>
          </table:table-cell>
          <table:table-cell office:value-type="float" office:value="1614" calcext:value-type="float">
            <text:p>1614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383" calcext:value-type="float">
            <text:p>1383</text:p>
          </table:table-cell>
          <table:table-cell office:value-type="float" office:value="1607" calcext:value-type="float">
            <text:p>160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 table:visibility="filter">
          <table:table-cell office:value-type="float" office:value="1977" calcext:value-type="float">
            <text:p>1977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9" calcext:value-type="float">
            <text:p>11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69" calcext:value-type="float">
            <text:p>3069</text:p>
          </table:table-cell>
          <table:table-cell office:value-type="float" office:value="1413" calcext:value-type="float">
            <text:p>1413</text:p>
          </table:table-cell>
          <table:table-cell office:value-type="float" office:value="1656" calcext:value-type="float">
            <text:p>1656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1277" calcext:value-type="float">
            <text:p>1277</text:p>
          </table:table-cell>
          <table:table-cell office:value-type="float" office:value="1531" calcext:value-type="float">
            <text:p>153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1110" calcext:value-type="float">
            <text:p>1110</text:p>
          </table:table-cell>
          <table:table-cell office:value-type="float" office:value="1494" calcext:value-type="float">
            <text:p>149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142" calcext:value-type="float">
            <text:p>1142</text:p>
          </table:table-cell>
          <table:table-cell office:value-type="float" office:value="1449" calcext:value-type="float">
            <text:p>144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1236" calcext:value-type="float">
            <text:p>1236</text:p>
          </table:table-cell>
          <table:table-cell office:value-type="float" office:value="1482" calcext:value-type="float">
            <text:p>148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42" calcext:value-type="float">
            <text:p>4142</text:p>
          </table:table-cell>
          <table:table-cell office:value-type="float" office:value="1917" calcext:value-type="float">
            <text:p>1917</text:p>
          </table:table-cell>
          <table:table-cell office:value-type="float" office:value="2225" calcext:value-type="float">
            <text:p>222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2032" calcext:value-type="float">
            <text:p>2032</text:p>
          </table:table-cell>
          <table:table-cell office:value-type="float" office:value="2315" calcext:value-type="float">
            <text:p>23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6" calcext:value-type="float">
            <text:p>4126</text:p>
          </table:table-cell>
          <table:table-cell office:value-type="float" office:value="1988" calcext:value-type="float">
            <text:p>1988</text:p>
          </table:table-cell>
          <table:table-cell office:value-type="float" office:value="2138" calcext:value-type="float">
            <text:p>213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905" calcext:value-type="float">
            <text:p>1905</text:p>
          </table:table-cell>
          <table:table-cell office:value-type="float" office:value="2169" calcext:value-type="float">
            <text:p>216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12" calcext:value-type="float">
            <text:p>3512</text:p>
          </table:table-cell>
          <table:table-cell office:value-type="float" office:value="1657" calcext:value-type="float">
            <text:p>1657</text:p>
          </table:table-cell>
          <table:table-cell office:value-type="float" office:value="1855" calcext:value-type="float">
            <text:p>1855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44" calcext:value-type="float">
            <text:p>3644</text:p>
          </table:table-cell>
          <table:table-cell office:value-type="float" office:value="1743" calcext:value-type="float">
            <text:p>1743</text:p>
          </table:table-cell>
          <table:table-cell office:value-type="float" office:value="1901" calcext:value-type="float">
            <text:p>1901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office:value-type="float" office:value="1572" calcext:value-type="float">
            <text:p>1572</text:p>
          </table:table-cell>
          <table:table-cell office:value-type="float" office:value="1608" calcext:value-type="float">
            <text:p>1608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 table:visibility="filter">
          <table:table-cell office:value-type="float" office:value="1981" calcext:value-type="float">
            <text:p>1981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21" calcext:value-type="float">
            <text:p>3321</text:p>
          </table:table-cell>
          <table:table-cell office:value-type="float" office:value="1586" calcext:value-type="float">
            <text:p>1586</text:p>
          </table:table-cell>
          <table:table-cell office:value-type="float" office:value="1735" calcext:value-type="float">
            <text:p>1735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1153" calcext:value-type="float">
            <text:p>1153</text:p>
          </table:table-cell>
          <table:table-cell office:value-type="float" office:value="1936" calcext:value-type="float">
            <text:p>193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1165" calcext:value-type="float">
            <text:p>1165</text:p>
          </table:table-cell>
          <table:table-cell office:value-type="float" office:value="1860" calcext:value-type="float">
            <text:p>186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1134" calcext:value-type="float">
            <text:p>1134</text:p>
          </table:table-cell>
          <table:table-cell office:value-type="float" office:value="1717" calcext:value-type="float">
            <text:p>171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1171" calcext:value-type="float">
            <text:p>1171</text:p>
          </table:table-cell>
          <table:table-cell office:value-type="float" office:value="1689" calcext:value-type="float">
            <text:p>168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1436" calcext:value-type="float">
            <text:p>1436</text:p>
          </table:table-cell>
          <table:table-cell office:value-type="float" office:value="1872" calcext:value-type="float">
            <text:p>187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1322" calcext:value-type="float">
            <text:p>1322</text:p>
          </table:table-cell>
          <table:table-cell office:value-type="float" office:value="1764" calcext:value-type="float">
            <text:p>1764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382" calcext:value-type="float">
            <text:p>1382</text:p>
          </table:table-cell>
          <table:table-cell office:value-type="float" office:value="1759" calcext:value-type="float">
            <text:p>175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371" calcext:value-type="float">
            <text:p>1371</text:p>
          </table:table-cell>
          <table:table-cell office:value-type="float" office:value="1741" calcext:value-type="float">
            <text:p>174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71" calcext:value-type="float">
            <text:p>4671</text:p>
          </table:table-cell>
          <table:table-cell office:value-type="float" office:value="2783" calcext:value-type="float">
            <text:p>2783</text:p>
          </table:table-cell>
          <table:table-cell office:value-type="float" office:value="1888" calcext:value-type="float">
            <text:p>1888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74" calcext:value-type="float">
            <text:p>4374</text:p>
          </table:table-cell>
          <table:table-cell office:value-type="float" office:value="2645" calcext:value-type="float">
            <text:p>2645</text:p>
          </table:table-cell>
          <table:table-cell office:value-type="float" office:value="1729" calcext:value-type="float">
            <text:p>172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07" calcext:value-type="float">
            <text:p>4607</text:p>
          </table:table-cell>
          <table:table-cell office:value-type="float" office:value="2701" calcext:value-type="float">
            <text:p>2701</text:p>
          </table:table-cell>
          <table:table-cell office:value-type="float" office:value="1906" calcext:value-type="float">
            <text:p>190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office:value-type="float" office:value="2608" calcext:value-type="float">
            <text:p>2608</text:p>
          </table:table-cell>
          <table:table-cell office:value-type="float" office:value="1761" calcext:value-type="float">
            <text:p>176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1110" calcext:value-type="float">
            <text:p>1110</text:p>
          </table:table-cell>
          <table:table-cell office:value-type="float" office:value="1350" calcext:value-type="float">
            <text:p>135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1029" calcext:value-type="float">
            <text:p>1029</text:p>
          </table:table-cell>
          <table:table-cell office:value-type="float" office:value="1107" calcext:value-type="float">
            <text:p>110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958" calcext:value-type="float">
            <text:p>958</text:p>
          </table:table-cell>
          <table:table-cell office:value-type="float" office:value="1208" calcext:value-type="float">
            <text:p>120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022" calcext:value-type="float">
            <text:p>1022</text:p>
          </table:table-cell>
          <table:table-cell office:value-type="float" office:value="986" calcext:value-type="float">
            <text:p>98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1254" calcext:value-type="float">
            <text:p>1254</text:p>
          </table:table-cell>
          <table:table-cell office:value-type="float" office:value="1751" calcext:value-type="float">
            <text:p>175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1149" calcext:value-type="float">
            <text:p>1149</text:p>
          </table:table-cell>
          <table:table-cell office:value-type="float" office:value="1544" calcext:value-type="float">
            <text:p>154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1244" calcext:value-type="float">
            <text:p>1244</text:p>
          </table:table-cell>
          <table:table-cell office:value-type="float" office:value="1555" calcext:value-type="float">
            <text:p>155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200" calcext:value-type="float">
            <text:p>1200</text:p>
          </table:table-cell>
          <table:table-cell office:value-type="float" office:value="1489" calcext:value-type="float">
            <text:p>148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555" calcext:value-type="float">
            <text:p>2555</text:p>
          </table:table-cell>
          <table:table-cell office:value-type="float" office:value="1045" calcext:value-type="float">
            <text:p>1045</text:p>
          </table:table-cell>
          <table:table-cell office:value-type="float" office:value="1510" calcext:value-type="float">
            <text:p>151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81" calcext:value-type="float">
            <text:p>2381</text:p>
          </table:table-cell>
          <table:table-cell office:value-type="float" office:value="994" calcext:value-type="float">
            <text:p>994</text:p>
          </table:table-cell>
          <table:table-cell office:value-type="float" office:value="1387" calcext:value-type="float">
            <text:p>13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35" calcext:value-type="float">
            <text:p>2335</text:p>
          </table:table-cell>
          <table:table-cell office:value-type="float" office:value="1017" calcext:value-type="float">
            <text:p>1017</text:p>
          </table:table-cell>
          <table:table-cell office:value-type="float" office:value="1318" calcext:value-type="float">
            <text:p>131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01" calcext:value-type="float">
            <text:p>1501</text:p>
          </table:table-cell>
          <table:table-cell office:value-type="float" office:value="694" calcext:value-type="float">
            <text:p>694</text:p>
          </table:table-cell>
          <table:table-cell office:value-type="float" office:value="807" calcext:value-type="float">
            <text:p>80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09" calcext:value-type="float">
            <text:p>3509</text:p>
          </table:table-cell>
          <table:table-cell office:value-type="float" office:value="1929" calcext:value-type="float">
            <text:p>1929</text:p>
          </table:table-cell>
          <table:table-cell office:value-type="float" office:value="1580" calcext:value-type="float">
            <text:p>158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963" calcext:value-type="float">
            <text:p>1963</text:p>
          </table:table-cell>
          <table:table-cell office:value-type="float" office:value="1568" calcext:value-type="float">
            <text:p>156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1730" calcext:value-type="float">
            <text:p>1730</text:p>
          </table:table-cell>
          <table:table-cell office:value-type="float" office:value="1379" calcext:value-type="float">
            <text:p>137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1671" calcext:value-type="float">
            <text:p>1671</text:p>
          </table:table-cell>
          <table:table-cell office:value-type="float" office:value="805" calcext:value-type="float">
            <text:p>80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732" calcext:value-type="float">
            <text:p>732</text:p>
          </table:table-cell>
          <table:table-cell office:value-type="float" office:value="1177" calcext:value-type="float">
            <text:p>117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809" calcext:value-type="float">
            <text:p>809</text:p>
          </table:table-cell>
          <table:table-cell office:value-type="float" office:value="1226" calcext:value-type="float">
            <text:p>122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float" office:value="846" calcext:value-type="float">
            <text:p>846</text:p>
          </table:table-cell>
          <table:table-cell office:value-type="float" office:value="1260" calcext:value-type="float">
            <text:p>126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805" calcext:value-type="float">
            <text:p>805</text:p>
          </table:table-cell>
          <table:table-cell office:value-type="float" office:value="693" calcext:value-type="float">
            <text:p>69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1500" calcext:value-type="float">
            <text:p>1500</text:p>
          </table:table-cell>
          <table:table-cell office:value-type="float" office:value="657" calcext:value-type="float">
            <text:p>65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714" calcext:value-type="float">
            <text:p>1714</text:p>
          </table:table-cell>
          <table:table-cell office:value-type="float" office:value="631" calcext:value-type="float">
            <text:p>6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1543" calcext:value-type="float">
            <text:p>1543</text:p>
          </table:table-cell>
          <table:table-cell office:value-type="float" office:value="554" calcext:value-type="float">
            <text:p>55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702" calcext:value-type="float">
            <text:p>1702</text:p>
          </table:table-cell>
          <table:table-cell office:value-type="float" office:value="772" calcext:value-type="float">
            <text:p>772</text:p>
          </table:table-cell>
          <table:table-cell office:value-type="float" office:value="930" calcext:value-type="float">
            <text:p>93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934" calcext:value-type="float">
            <text:p>1934</text:p>
          </table:table-cell>
          <table:table-cell office:value-type="float" office:value="835" calcext:value-type="float">
            <text:p>835</text:p>
          </table:table-cell>
          <table:table-cell office:value-type="float" office:value="1099" calcext:value-type="float">
            <text:p>10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017" calcext:value-type="float">
            <text:p>2017</text:p>
          </table:table-cell>
          <table:table-cell office:value-type="float" office:value="887" calcext:value-type="float">
            <text:p>887</text:p>
          </table:table-cell>
          <table:table-cell office:value-type="float" office:value="1130" calcext:value-type="float">
            <text:p>113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42" calcext:value-type="float">
            <text:p>1542</text:p>
          </table:table-cell>
          <table:table-cell office:value-type="float" office:value="636" calcext:value-type="float">
            <text:p>636</text:p>
          </table:table-cell>
          <table:table-cell office:value-type="float" office:value="906" calcext:value-type="float">
            <text:p>90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1456" calcext:value-type="float">
            <text:p>1456</text:p>
          </table:table-cell>
          <table:table-cell office:value-type="float" office:value="1139" calcext:value-type="float">
            <text:p>113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1204" calcext:value-type="float">
            <text:p>1204</text:p>
          </table:table-cell>
          <table:table-cell office:value-type="float" office:value="1163" calcext:value-type="float">
            <text:p>116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1461" calcext:value-type="float">
            <text:p>1461</text:p>
          </table:table-cell>
          <table:table-cell office:value-type="float" office:value="1123" calcext:value-type="float">
            <text:p>112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float" office:value="1185" calcext:value-type="float">
            <text:p>1185</text:p>
          </table:table-cell>
          <table:table-cell office:value-type="float" office:value="980" calcext:value-type="float">
            <text:p>98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50" calcext:value-type="float">
            <text:p>2650</text:p>
          </table:table-cell>
          <table:table-cell office:value-type="float" office:value="1097" calcext:value-type="float">
            <text:p>1097</text:p>
          </table:table-cell>
          <table:table-cell office:value-type="float" office:value="1553" calcext:value-type="float">
            <text:p>1553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1077" calcext:value-type="float">
            <text:p>1077</text:p>
          </table:table-cell>
          <table:table-cell office:value-type="float" office:value="1504" calcext:value-type="float">
            <text:p>150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37" calcext:value-type="float">
            <text:p>2637</text:p>
          </table:table-cell>
          <table:table-cell office:value-type="float" office:value="1077" calcext:value-type="float">
            <text:p>1077</text:p>
          </table:table-cell>
          <table:table-cell office:value-type="float" office:value="1560" calcext:value-type="float">
            <text:p>156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 table:visibility="filter">
          <table:table-cell office:value-type="float" office:value="1993" calcext:value-type="float">
            <text:p>1993</text:p>
          </table:table-cell>
          <table:table-cell office:value-type="string" calcext:value-type="string">
            <text:p>fodder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1263" calcext:value-type="float">
            <text:p>1263</text:p>
          </table:table-cell>
          <table:table-cell office:value-type="float" office:value="1725" calcext:value-type="float">
            <text:p>1725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957" calcext:value-type="float">
            <text:p>1957</text:p>
          </table:table-cell>
          <table:table-cell office:value-type="float" office:value="1943" calcext:value-type="float">
            <text:p>194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696" calcext:value-type="float">
            <text:p>6696</text:p>
          </table:table-cell>
          <table:table-cell office:value-type="float" office:value="3478" calcext:value-type="float">
            <text:p>3478</text:p>
          </table:table-cell>
          <table:table-cell office:value-type="float" office:value="3218" calcext:value-type="float">
            <text:p>3218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2213" calcext:value-type="float">
            <text:p>2213</text:p>
          </table:table-cell>
          <table:table-cell office:value-type="float" office:value="2178" calcext:value-type="float">
            <text:p>217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1824" calcext:value-type="float">
            <text:p>1824</text:p>
          </table:table-cell>
          <table:table-cell office:value-type="float" office:value="1795" calcext:value-type="float">
            <text:p>1795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522" calcext:value-type="float">
            <text:p>522</text:p>
          </table:table-cell>
          <table:table-cell office:value-type="float" office:value="643" calcext:value-type="float">
            <text:p>6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  <table:table-cell office:value-type="float" office:value="14120" calcext:value-type="float">
            <text:p>141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093" calcext:value-type="float">
            <text:p>13093</text:p>
          </table:table-cell>
          <table:table-cell office:value-type="float" office:value="0" calcext:value-type="float">
            <text:p>0</text:p>
          </table:table-cell>
          <table:table-cell office:value-type="float" office:value="13093" calcext:value-type="float">
            <text:p>130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429" calcext:value-type="float">
            <text:p>15429</text:p>
          </table:table-cell>
          <table:table-cell office:value-type="float" office:value="0" calcext:value-type="float">
            <text:p>0</text:p>
          </table:table-cell>
          <table:table-cell office:value-type="float" office:value="15429" calcext:value-type="float">
            <text:p>154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6" calcext:value-type="float">
            <text:p>1996</text:p>
          </table:table-cell>
          <table:table-cell office:value-type="string" calcext:value-type="string">
            <text:p>missing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2914" calcext:value-type="float">
            <text:p>12914</text:p>
          </table:table-cell>
          <table:table-cell office:value-type="float" office:value="0" calcext:value-type="float">
            <text:p>0</text:p>
          </table:table-cell>
          <table:table-cell office:value-type="float" office:value="12914" calcext:value-type="float">
            <text:p>1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  <table:table-cell office:value-type="float" office:value="5349" calcext:value-type="float">
            <text:p>53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  <table:table-cell office:value-type="float" office:value="7037" calcext:value-type="float">
            <text:p>70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977" calcext:value-type="float">
            <text:p>5977</text:p>
          </table:table-cell>
          <table:table-cell office:value-type="float" office:value="0" calcext:value-type="float">
            <text:p>0</text:p>
          </table:table-cell>
          <table:table-cell office:value-type="float" office:value="5977" calcext:value-type="float">
            <text:p>59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0" calcext:value-type="float">
            <text:p>200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4" calcext:value-type="float">
            <text:p>15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147" calcext:value-type="float">
            <text:p>11147</text:p>
          </table:table-cell>
          <table:table-cell office:value-type="float" office:value="0" calcext:value-type="float">
            <text:p>0</text:p>
          </table:table-cell>
          <table:table-cell office:value-type="float" office:value="11147" calcext:value-type="float">
            <text:p>111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016" calcext:value-type="float">
            <text:p>9016</text:p>
          </table:table-cell>
          <table:table-cell office:value-type="float" office:value="0" calcext:value-type="float">
            <text:p>0</text:p>
          </table:table-cell>
          <table:table-cell office:value-type="float" office:value="9016" calcext:value-type="float">
            <text:p>90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  <table:table-cell office:value-type="float" office:value="7449" calcext:value-type="float">
            <text:p>74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1" calcext:value-type="float">
            <text:p>200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637" calcext:value-type="float">
            <text:p>9637</text:p>
          </table:table-cell>
          <table:table-cell office:value-type="float" office:value="0" calcext:value-type="float">
            <text:p>0</text:p>
          </table:table-cell>
          <table:table-cell office:value-type="float" office:value="9637" calcext:value-type="float">
            <text:p>96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  <table:table-cell office:value-type="float" office:value="8206" calcext:value-type="float">
            <text:p>820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  <table:table-cell office:value-type="float" office:value="6733" calcext:value-type="float">
            <text:p>67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  <table:table-cell office:value-type="float" office:value="5279" calcext:value-type="float">
            <text:p>527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2" calcext:value-type="float">
            <text:p>200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233" calcext:value-type="float">
            <text:p>7233</text:p>
          </table:table-cell>
          <table:table-cell office:value-type="float" office:value="0" calcext:value-type="float">
            <text:p>0</text:p>
          </table:table-cell>
          <table:table-cell office:value-type="float" office:value="7233" calcext:value-type="float">
            <text:p>72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33" calcext:value-type="float">
            <text:p>5433</text:p>
          </table:table-cell>
          <table:table-cell office:value-type="float" office:value="0" calcext:value-type="float">
            <text:p>0</text:p>
          </table:table-cell>
          <table:table-cell office:value-type="float" office:value="5433" calcext:value-type="float">
            <text:p>54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  <table:table-cell office:value-type="float" office:value="4017" calcext:value-type="float">
            <text:p>401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3" calcext:value-type="float">
            <text:p>200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71" calcext:value-type="float">
            <text:p>4871</text:p>
          </table:table-cell>
          <table:table-cell office:value-type="float" office:value="0" calcext:value-type="float">
            <text:p>0</text:p>
          </table:table-cell>
          <table:table-cell office:value-type="float" office:value="4871" calcext:value-type="float">
            <text:p>48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193" calcext:value-type="float">
            <text:p>6193</text:p>
          </table:table-cell>
          <table:table-cell office:value-type="float" office:value="0" calcext:value-type="float">
            <text:p>0</text:p>
          </table:table-cell>
          <table:table-cell office:value-type="float" office:value="6193" calcext:value-type="float">
            <text:p>61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693" calcext:value-type="float">
            <text:p>5693</text:p>
          </table:table-cell>
          <table:table-cell office:value-type="float" office:value="0" calcext:value-type="float">
            <text:p>0</text:p>
          </table:table-cell>
          <table:table-cell office:value-type="float" office:value="5693" calcext:value-type="float">
            <text:p>569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4" calcext:value-type="float">
            <text:p>200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  <table:table-cell office:value-type="float" office:value="7815" calcext:value-type="float">
            <text:p>781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160" calcext:value-type="float">
            <text:p>9160</text:p>
          </table:table-cell>
          <table:table-cell office:value-type="float" office:value="0" calcext:value-type="float">
            <text:p>0</text:p>
          </table:table-cell>
          <table:table-cell office:value-type="float" office:value="9160" calcext:value-type="float">
            <text:p>91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787" calcext:value-type="float">
            <text:p>11787</text:p>
          </table:table-cell>
          <table:table-cell office:value-type="float" office:value="0" calcext:value-type="float">
            <text:p>0</text:p>
          </table:table-cell>
          <table:table-cell office:value-type="float" office:value="11787" calcext:value-type="float">
            <text:p>117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5" calcext:value-type="float">
            <text:p>200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234" calcext:value-type="float">
            <text:p>6234</text:p>
          </table:table-cell>
          <table:table-cell office:value-type="float" office:value="0" calcext:value-type="float">
            <text:p>0</text:p>
          </table:table-cell>
          <table:table-cell office:value-type="float" office:value="6234" calcext:value-type="float">
            <text:p>62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163" calcext:value-type="float">
            <text:p>7163</text:p>
          </table:table-cell>
          <table:table-cell office:value-type="float" office:value="0" calcext:value-type="float">
            <text:p>0</text:p>
          </table:table-cell>
          <table:table-cell office:value-type="float" office:value="7163" calcext:value-type="float">
            <text:p>716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123" calcext:value-type="float">
            <text:p>5123</text:p>
          </table:table-cell>
          <table:table-cell office:value-type="float" office:value="0" calcext:value-type="float">
            <text:p>0</text:p>
          </table:table-cell>
          <table:table-cell office:value-type="float" office:value="5123" calcext:value-type="float">
            <text:p>51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723" calcext:value-type="float">
            <text:p>4723</text:p>
          </table:table-cell>
          <table:table-cell office:value-type="float" office:value="0" calcext:value-type="float">
            <text:p>0</text:p>
          </table:table-cell>
          <table:table-cell office:value-type="float" office:value="4723" calcext:value-type="float">
            <text:p>472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6" calcext:value-type="float">
            <text:p>200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  <table:table-cell office:value-type="float" office:value="9260" calcext:value-type="float">
            <text:p>92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77" calcext:value-type="float">
            <text:p>5477</text:p>
          </table:table-cell>
          <table:table-cell office:value-type="float" office:value="0" calcext:value-type="float">
            <text:p>0</text:p>
          </table:table-cell>
          <table:table-cell office:value-type="float" office:value="5477" calcext:value-type="float">
            <text:p>54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476" calcext:value-type="float">
            <text:p>9476</text:p>
          </table:table-cell>
          <table:table-cell office:value-type="float" office:value="0" calcext:value-type="float">
            <text:p>0</text:p>
          </table:table-cell>
          <table:table-cell office:value-type="float" office:value="9476" calcext:value-type="float">
            <text:p>947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7" calcext:value-type="float">
            <text:p>200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058" calcext:value-type="float">
            <text:p>9058</text:p>
          </table:table-cell>
          <table:table-cell office:value-type="float" office:value="0" calcext:value-type="float">
            <text:p>0</text:p>
          </table:table-cell>
          <table:table-cell office:value-type="float" office:value="9058" calcext:value-type="float">
            <text:p>905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703" calcext:value-type="float">
            <text:p>8703</text:p>
          </table:table-cell>
          <table:table-cell office:value-type="float" office:value="0" calcext:value-type="float">
            <text:p>0</text:p>
          </table:table-cell>
          <table:table-cell office:value-type="float" office:value="8703" calcext:value-type="float">
            <text:p>870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  <table:table-cell office:value-type="float" office:value="8011" calcext:value-type="float">
            <text:p>80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8" calcext:value-type="float">
            <text:p>200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1" calcext:value-type="float">
            <text:p>16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218" calcext:value-type="float">
            <text:p>8218</text:p>
          </table:table-cell>
          <table:table-cell office:value-type="float" office:value="0" calcext:value-type="float">
            <text:p>0</text:p>
          </table:table-cell>
          <table:table-cell office:value-type="float" office:value="8218" calcext:value-type="float">
            <text:p>821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9" calcext:value-type="float">
            <text:p>2009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  <table:table-cell office:value-type="float" office:value="8110" calcext:value-type="float">
            <text:p>81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float" office:value="0" calcext:value-type="float">
            <text:p>0</text:p>
          </table:table-cell>
          <table:table-cell office:value-type="float" office:value="5710" calcext:value-type="float">
            <text:p>57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0" calcext:value-type="float">
            <text:p>2010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4" calcext:value-type="float">
            <text:p>17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10" calcext:value-type="float">
            <text:p>11610</text:p>
          </table:table-cell>
          <table:table-cell office:value-type="float" office:value="0" calcext:value-type="float">
            <text:p>0</text:p>
          </table:table-cell>
          <table:table-cell office:value-type="float" office:value="11610" calcext:value-type="float">
            <text:p>116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  <table:table-cell office:value-type="float" office:value="8072" calcext:value-type="float">
            <text:p>807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  <table:table-cell office:value-type="float" office:value="7652" calcext:value-type="float">
            <text:p>76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1" calcext:value-type="float">
            <text:p>2011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59" calcext:value-type="float">
            <text:p>15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602" calcext:value-type="float">
            <text:p>8602</text:p>
          </table:table-cell>
          <table:table-cell office:value-type="float" office:value="0" calcext:value-type="float">
            <text:p>0</text:p>
          </table:table-cell>
          <table:table-cell office:value-type="float" office:value="8602" calcext:value-type="float">
            <text:p>86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2" calcext:value-type="float">
            <text:p>2012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3" calcext:value-type="float">
            <text:p>2013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4" calcext:value-type="float">
            <text:p>2014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0" calcext:value-type="float">
            <text:p>0</text:p>
          </table:table-cell>
          <table:table-cell office:value-type="float" office:value="10273" calcext:value-type="float">
            <text:p>102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8602" calcext:value-type="float">
            <text:p>8602</text:p>
          </table:table-cell>
          <table:table-cell office:value-type="float" office:value="0" calcext:value-type="float">
            <text:p>0</text:p>
          </table:table-cell>
          <table:table-cell office:value-type="float" office:value="8602" calcext:value-type="float">
            <text:p>860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  <table:table-cell office:value-type="float" office:value="9869" calcext:value-type="float">
            <text:p>986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5" calcext:value-type="float">
            <text:p>2015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8" calcext:value-type="float">
            <text:p>16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  <table:table-cell office:value-type="float" office:value="5447" calcext:value-type="float">
            <text:p>544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  <table:table-cell office:value-type="float" office:value="4182" calcext:value-type="float">
            <text:p>418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  <table:table-cell office:value-type="float" office:value="3339" calcext:value-type="float">
            <text:p>333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6" calcext:value-type="float">
            <text:p>2016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7" calcext:value-type="float">
            <text:p>16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7" calcext:value-type="float">
            <text:p>2017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2.5" calcext:value-type="float">
            <text:p>372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float" office:value="2018" calcext:value-type="float">
            <text:p>2018</text:p>
          </table:table-cell>
          <table:table-cell office:value-type="string" calcext:value-type="string">
            <text:p>fodder_maize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25.6" calcext:value-type="float">
            <text:p>2525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rop_i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eeding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harvest2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minimum_cover</text:p>
          </table:table-cell>
          <table:table-cell office:value-type="string" calcext:value-type="string">
            <text:p>total_dm_kg_ha</text:p>
          </table:table-cell>
          <table:table-cell office:value-type="string" calcext:value-type="string">
            <text:p>total_dm_kg_ha2</text:p>
          </table:table-cell>
          <table:table-cell office:value-type="string" calcext:value-type="string">
            <text:p>grain_dm_kg_ha</text:p>
          </table:table-cell>
          <table:table-cell office:value-type="string" calcext:value-type="string">
            <text:p>straw_dm_kg_ha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418" calcext:value-type="float">
            <text:p>7418</text:p>
          </table:table-cell>
          <table:table-cell office:value-type="float" office:value="3831" calcext:value-type="float">
            <text:p>3831</text:p>
          </table:table-cell>
          <table:table-cell office:value-type="float" office:value="3587" calcext:value-type="float">
            <text:p>3587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677" calcext:value-type="float">
            <text:p>7677</text:p>
          </table:table-cell>
          <table:table-cell office:value-type="float" office:value="3975" calcext:value-type="float">
            <text:p>3975</text:p>
          </table:table-cell>
          <table:table-cell office:value-type="float" office:value="3702" calcext:value-type="float">
            <text:p>370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3806" calcext:value-type="float">
            <text:p>3806</text:p>
          </table:table-cell>
          <table:table-cell office:value-type="float" office:value="3583" calcext:value-type="float">
            <text:p>358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3790" calcext:value-type="float">
            <text:p>3790</text:p>
          </table:table-cell>
          <table:table-cell office:value-type="float" office:value="3553" calcext:value-type="float">
            <text:p>355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 office:value-type="float" office:value="1492" calcext:value-type="float">
            <text:p>1492</text:p>
          </table:table-cell>
          <table:table-cell office:value-type="float" office:value="3290" calcext:value-type="float">
            <text:p>329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846" calcext:value-type="float">
            <text:p>1846</text:p>
          </table:table-cell>
          <table:table-cell office:value-type="float" office:value="3943" calcext:value-type="float">
            <text:p>3943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1552" calcext:value-type="float">
            <text:p>1552</text:p>
          </table:table-cell>
          <table:table-cell office:value-type="float" office:value="3258" calcext:value-type="float">
            <text:p>325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536" calcext:value-type="float">
            <text:p>1536</text:p>
          </table:table-cell>
          <table:table-cell office:value-type="float" office:value="3420" calcext:value-type="float">
            <text:p>342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float" office:value="919" calcext:value-type="float">
            <text:p>919</text:p>
          </table:table-cell>
          <table:table-cell office:value-type="float" office:value="1286" calcext:value-type="float">
            <text:p>128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 office:value-type="float" office:value="924" calcext:value-type="float">
            <text:p>924</text:p>
          </table:table-cell>
          <table:table-cell office:value-type="float" office:value="1315" calcext:value-type="float">
            <text:p>131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796" calcext:value-type="float">
            <text:p>796</text:p>
          </table:table-cell>
          <table:table-cell office:value-type="float" office:value="1235" calcext:value-type="float">
            <text:p>123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790" calcext:value-type="float">
            <text:p>790</text:p>
          </table:table-cell>
          <table:table-cell office:value-type="float" office:value="1128" calcext:value-type="float">
            <text:p>112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14" calcext:value-type="float">
            <text:p>1014</text:p>
          </table:table-cell>
          <table:table-cell office:value-type="float" office:value="560" calcext:value-type="float">
            <text:p>560</text:p>
          </table:table-cell>
          <table:table-cell office:value-type="float" office:value="454" calcext:value-type="float">
            <text:p>45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606" calcext:value-type="float">
            <text:p>606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937" calcext:value-type="float">
            <text:p>937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25" calcext:value-type="float">
            <text:p>1025</text:p>
          </table:table-cell>
          <table:table-cell office:value-type="float" office:value="504" calcext:value-type="float">
            <text:p>504</text:p>
          </table:table-cell>
          <table:table-cell office:value-type="float" office:value="521" calcext:value-type="float">
            <text:p>5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904" calcext:value-type="float">
            <text:p>904</text:p>
          </table:table-cell>
          <table:table-cell office:value-type="float" office:value="720" calcext:value-type="float">
            <text:p>72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698" calcext:value-type="float">
            <text:p>698</text:p>
          </table:table-cell>
          <table:table-cell office:value-type="float" office:value="548" calcext:value-type="float">
            <text:p>5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634" calcext:value-type="float">
            <text:p>634</text:p>
          </table:table-cell>
          <table:table-cell office:value-type="float" office:value="397" calcext:value-type="float">
            <text:p>39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08" calcext:value-type="float">
            <text:p>708</text:p>
          </table:table-cell>
          <table:table-cell office:value-type="float" office:value="257" calcext:value-type="float">
            <text:p>25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1049" calcext:value-type="float">
            <text:p>1049</text:p>
          </table:table-cell>
          <table:table-cell office:value-type="float" office:value="1234" calcext:value-type="float">
            <text:p>123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1074" calcext:value-type="float">
            <text:p>1074</text:p>
          </table:table-cell>
          <table:table-cell office:value-type="float" office:value="1339" calcext:value-type="float">
            <text:p>133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953" calcext:value-type="float">
            <text:p>953</text:p>
          </table:table-cell>
          <table:table-cell office:value-type="float" office:value="904" calcext:value-type="float">
            <text:p>9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954" calcext:value-type="float">
            <text:p>954</text:p>
          </table:table-cell>
          <table:table-cell office:value-type="float" office:value="956" calcext:value-type="float">
            <text:p>95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292" calcext:value-type="float">
            <text:p>4292</text:p>
          </table:table-cell>
          <table:table-cell office:value-type="float" office:value="2287" calcext:value-type="float">
            <text:p>2287</text:p>
          </table:table-cell>
          <table:table-cell office:value-type="float" office:value="2005" calcext:value-type="float">
            <text:p>200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2089" calcext:value-type="float">
            <text:p>2089</text:p>
          </table:table-cell>
          <table:table-cell office:value-type="float" office:value="1931" calcext:value-type="float">
            <text:p>1931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2042" calcext:value-type="float">
            <text:p>2042</text:p>
          </table:table-cell>
          <table:table-cell office:value-type="float" office:value="1732" calcext:value-type="float">
            <text:p>17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2041" calcext:value-type="float">
            <text:p>2041</text:p>
          </table:table-cell>
          <table:table-cell office:value-type="float" office:value="1724" calcext:value-type="float">
            <text:p>172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office:value-type="float" office:value="1871" calcext:value-type="float">
            <text:p>1871</text:p>
          </table:table-cell>
          <table:table-cell office:value-type="float" office:value="2115" calcext:value-type="float">
            <text:p>2115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2073" calcext:value-type="float">
            <text:p>2073</text:p>
          </table:table-cell>
          <table:table-cell office:value-type="float" office:value="2315" calcext:value-type="float">
            <text:p>231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757" calcext:value-type="float">
            <text:p>1757</text:p>
          </table:table-cell>
          <table:table-cell office:value-type="float" office:value="1997" calcext:value-type="float">
            <text:p>1997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1808" calcext:value-type="float">
            <text:p>1808</text:p>
          </table:table-cell>
          <table:table-cell office:value-type="float" office:value="1895" calcext:value-type="float">
            <text:p>189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1277" calcext:value-type="float">
            <text:p>1277</text:p>
          </table:table-cell>
          <table:table-cell office:value-type="float" office:value="1531" calcext:value-type="float">
            <text:p>153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1110" calcext:value-type="float">
            <text:p>1110</text:p>
          </table:table-cell>
          <table:table-cell office:value-type="float" office:value="1494" calcext:value-type="float">
            <text:p>149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142" calcext:value-type="float">
            <text:p>1142</text:p>
          </table:table-cell>
          <table:table-cell office:value-type="float" office:value="1449" calcext:value-type="float">
            <text:p>144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1236" calcext:value-type="float">
            <text:p>1236</text:p>
          </table:table-cell>
          <table:table-cell office:value-type="float" office:value="1482" calcext:value-type="float">
            <text:p>148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42" calcext:value-type="float">
            <text:p>4142</text:p>
          </table:table-cell>
          <table:table-cell office:value-type="float" office:value="1917" calcext:value-type="float">
            <text:p>1917</text:p>
          </table:table-cell>
          <table:table-cell office:value-type="float" office:value="2225" calcext:value-type="float">
            <text:p>222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2032" calcext:value-type="float">
            <text:p>2032</text:p>
          </table:table-cell>
          <table:table-cell office:value-type="float" office:value="2315" calcext:value-type="float">
            <text:p>23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6" calcext:value-type="float">
            <text:p>4126</text:p>
          </table:table-cell>
          <table:table-cell office:value-type="float" office:value="1988" calcext:value-type="float">
            <text:p>1988</text:p>
          </table:table-cell>
          <table:table-cell office:value-type="float" office:value="2138" calcext:value-type="float">
            <text:p>213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905" calcext:value-type="float">
            <text:p>1905</text:p>
          </table:table-cell>
          <table:table-cell office:value-type="float" office:value="2169" calcext:value-type="float">
            <text:p>216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1153" calcext:value-type="float">
            <text:p>1153</text:p>
          </table:table-cell>
          <table:table-cell office:value-type="float" office:value="1936" calcext:value-type="float">
            <text:p>193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1165" calcext:value-type="float">
            <text:p>1165</text:p>
          </table:table-cell>
          <table:table-cell office:value-type="float" office:value="1860" calcext:value-type="float">
            <text:p>186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1134" calcext:value-type="float">
            <text:p>1134</text:p>
          </table:table-cell>
          <table:table-cell office:value-type="float" office:value="1717" calcext:value-type="float">
            <text:p>171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1171" calcext:value-type="float">
            <text:p>1171</text:p>
          </table:table-cell>
          <table:table-cell office:value-type="float" office:value="1689" calcext:value-type="float">
            <text:p>168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1436" calcext:value-type="float">
            <text:p>1436</text:p>
          </table:table-cell>
          <table:table-cell office:value-type="float" office:value="1872" calcext:value-type="float">
            <text:p>187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1322" calcext:value-type="float">
            <text:p>1322</text:p>
          </table:table-cell>
          <table:table-cell office:value-type="float" office:value="1764" calcext:value-type="float">
            <text:p>1764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382" calcext:value-type="float">
            <text:p>1382</text:p>
          </table:table-cell>
          <table:table-cell office:value-type="float" office:value="1759" calcext:value-type="float">
            <text:p>175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371" calcext:value-type="float">
            <text:p>1371</text:p>
          </table:table-cell>
          <table:table-cell office:value-type="float" office:value="1741" calcext:value-type="float">
            <text:p>174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71" calcext:value-type="float">
            <text:p>4671</text:p>
          </table:table-cell>
          <table:table-cell office:value-type="float" office:value="2783" calcext:value-type="float">
            <text:p>2783</text:p>
          </table:table-cell>
          <table:table-cell office:value-type="float" office:value="1888" calcext:value-type="float">
            <text:p>1888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74" calcext:value-type="float">
            <text:p>4374</text:p>
          </table:table-cell>
          <table:table-cell office:value-type="float" office:value="2645" calcext:value-type="float">
            <text:p>2645</text:p>
          </table:table-cell>
          <table:table-cell office:value-type="float" office:value="1729" calcext:value-type="float">
            <text:p>172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07" calcext:value-type="float">
            <text:p>4607</text:p>
          </table:table-cell>
          <table:table-cell office:value-type="float" office:value="2701" calcext:value-type="float">
            <text:p>2701</text:p>
          </table:table-cell>
          <table:table-cell office:value-type="float" office:value="1906" calcext:value-type="float">
            <text:p>190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office:value-type="float" office:value="2608" calcext:value-type="float">
            <text:p>2608</text:p>
          </table:table-cell>
          <table:table-cell office:value-type="float" office:value="1761" calcext:value-type="float">
            <text:p>176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1110" calcext:value-type="float">
            <text:p>1110</text:p>
          </table:table-cell>
          <table:table-cell office:value-type="float" office:value="1350" calcext:value-type="float">
            <text:p>135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1029" calcext:value-type="float">
            <text:p>1029</text:p>
          </table:table-cell>
          <table:table-cell office:value-type="float" office:value="1107" calcext:value-type="float">
            <text:p>110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958" calcext:value-type="float">
            <text:p>958</text:p>
          </table:table-cell>
          <table:table-cell office:value-type="float" office:value="1208" calcext:value-type="float">
            <text:p>120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022" calcext:value-type="float">
            <text:p>1022</text:p>
          </table:table-cell>
          <table:table-cell office:value-type="float" office:value="986" calcext:value-type="float">
            <text:p>98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1254" calcext:value-type="float">
            <text:p>1254</text:p>
          </table:table-cell>
          <table:table-cell office:value-type="float" office:value="1751" calcext:value-type="float">
            <text:p>175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1149" calcext:value-type="float">
            <text:p>1149</text:p>
          </table:table-cell>
          <table:table-cell office:value-type="float" office:value="1544" calcext:value-type="float">
            <text:p>154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1244" calcext:value-type="float">
            <text:p>1244</text:p>
          </table:table-cell>
          <table:table-cell office:value-type="float" office:value="1555" calcext:value-type="float">
            <text:p>155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200" calcext:value-type="float">
            <text:p>1200</text:p>
          </table:table-cell>
          <table:table-cell office:value-type="float" office:value="1489" calcext:value-type="float">
            <text:p>148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555" calcext:value-type="float">
            <text:p>2555</text:p>
          </table:table-cell>
          <table:table-cell office:value-type="float" office:value="1045" calcext:value-type="float">
            <text:p>1045</text:p>
          </table:table-cell>
          <table:table-cell office:value-type="float" office:value="1510" calcext:value-type="float">
            <text:p>151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81" calcext:value-type="float">
            <text:p>2381</text:p>
          </table:table-cell>
          <table:table-cell office:value-type="float" office:value="994" calcext:value-type="float">
            <text:p>994</text:p>
          </table:table-cell>
          <table:table-cell office:value-type="float" office:value="1387" calcext:value-type="float">
            <text:p>13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35" calcext:value-type="float">
            <text:p>2335</text:p>
          </table:table-cell>
          <table:table-cell office:value-type="float" office:value="1017" calcext:value-type="float">
            <text:p>1017</text:p>
          </table:table-cell>
          <table:table-cell office:value-type="float" office:value="1318" calcext:value-type="float">
            <text:p>131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01" calcext:value-type="float">
            <text:p>1501</text:p>
          </table:table-cell>
          <table:table-cell office:value-type="float" office:value="694" calcext:value-type="float">
            <text:p>694</text:p>
          </table:table-cell>
          <table:table-cell office:value-type="float" office:value="807" calcext:value-type="float">
            <text:p>80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09" calcext:value-type="float">
            <text:p>3509</text:p>
          </table:table-cell>
          <table:table-cell office:value-type="float" office:value="1929" calcext:value-type="float">
            <text:p>1929</text:p>
          </table:table-cell>
          <table:table-cell office:value-type="float" office:value="1580" calcext:value-type="float">
            <text:p>158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963" calcext:value-type="float">
            <text:p>1963</text:p>
          </table:table-cell>
          <table:table-cell office:value-type="float" office:value="1568" calcext:value-type="float">
            <text:p>156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1730" calcext:value-type="float">
            <text:p>1730</text:p>
          </table:table-cell>
          <table:table-cell office:value-type="float" office:value="1379" calcext:value-type="float">
            <text:p>137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1671" calcext:value-type="float">
            <text:p>1671</text:p>
          </table:table-cell>
          <table:table-cell office:value-type="float" office:value="805" calcext:value-type="float">
            <text:p>80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732" calcext:value-type="float">
            <text:p>732</text:p>
          </table:table-cell>
          <table:table-cell office:value-type="float" office:value="1177" calcext:value-type="float">
            <text:p>117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809" calcext:value-type="float">
            <text:p>809</text:p>
          </table:table-cell>
          <table:table-cell office:value-type="float" office:value="1226" calcext:value-type="float">
            <text:p>122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float" office:value="846" calcext:value-type="float">
            <text:p>846</text:p>
          </table:table-cell>
          <table:table-cell office:value-type="float" office:value="1260" calcext:value-type="float">
            <text:p>126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805" calcext:value-type="float">
            <text:p>805</text:p>
          </table:table-cell>
          <table:table-cell office:value-type="float" office:value="693" calcext:value-type="float">
            <text:p>69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1500" calcext:value-type="float">
            <text:p>1500</text:p>
          </table:table-cell>
          <table:table-cell office:value-type="float" office:value="657" calcext:value-type="float">
            <text:p>65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714" calcext:value-type="float">
            <text:p>1714</text:p>
          </table:table-cell>
          <table:table-cell office:value-type="float" office:value="631" calcext:value-type="float">
            <text:p>6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1543" calcext:value-type="float">
            <text:p>1543</text:p>
          </table:table-cell>
          <table:table-cell office:value-type="float" office:value="554" calcext:value-type="float">
            <text:p>55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702" calcext:value-type="float">
            <text:p>1702</text:p>
          </table:table-cell>
          <table:table-cell office:value-type="float" office:value="772" calcext:value-type="float">
            <text:p>772</text:p>
          </table:table-cell>
          <table:table-cell office:value-type="float" office:value="930" calcext:value-type="float">
            <text:p>93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934" calcext:value-type="float">
            <text:p>1934</text:p>
          </table:table-cell>
          <table:table-cell office:value-type="float" office:value="835" calcext:value-type="float">
            <text:p>835</text:p>
          </table:table-cell>
          <table:table-cell office:value-type="float" office:value="1099" calcext:value-type="float">
            <text:p>10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017" calcext:value-type="float">
            <text:p>2017</text:p>
          </table:table-cell>
          <table:table-cell office:value-type="float" office:value="887" calcext:value-type="float">
            <text:p>887</text:p>
          </table:table-cell>
          <table:table-cell office:value-type="float" office:value="1130" calcext:value-type="float">
            <text:p>113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42" calcext:value-type="float">
            <text:p>1542</text:p>
          </table:table-cell>
          <table:table-cell office:value-type="float" office:value="636" calcext:value-type="float">
            <text:p>636</text:p>
          </table:table-cell>
          <table:table-cell office:value-type="float" office:value="906" calcext:value-type="float">
            <text:p>90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1456" calcext:value-type="float">
            <text:p>1456</text:p>
          </table:table-cell>
          <table:table-cell office:value-type="float" office:value="1139" calcext:value-type="float">
            <text:p>113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1204" calcext:value-type="float">
            <text:p>1204</text:p>
          </table:table-cell>
          <table:table-cell office:value-type="float" office:value="1163" calcext:value-type="float">
            <text:p>116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1461" calcext:value-type="float">
            <text:p>1461</text:p>
          </table:table-cell>
          <table:table-cell office:value-type="float" office:value="1123" calcext:value-type="float">
            <text:p>112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float" office:value="1185" calcext:value-type="float">
            <text:p>1185</text:p>
          </table:table-cell>
          <table:table-cell office:value-type="float" office:value="980" calcext:value-type="float">
            <text:p>98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957" calcext:value-type="float">
            <text:p>1957</text:p>
          </table:table-cell>
          <table:table-cell office:value-type="float" office:value="1943" calcext:value-type="float">
            <text:p>194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696" calcext:value-type="float">
            <text:p>6696</text:p>
          </table:table-cell>
          <table:table-cell office:value-type="float" office:value="3478" calcext:value-type="float">
            <text:p>3478</text:p>
          </table:table-cell>
          <table:table-cell office:value-type="float" office:value="3218" calcext:value-type="float">
            <text:p>3218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2213" calcext:value-type="float">
            <text:p>2213</text:p>
          </table:table-cell>
          <table:table-cell office:value-type="float" office:value="2178" calcext:value-type="float">
            <text:p>217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1824" calcext:value-type="float">
            <text:p>1824</text:p>
          </table:table-cell>
          <table:table-cell office:value-type="float" office:value="1795" calcext:value-type="float">
            <text:p>1795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522" calcext:value-type="float">
            <text:p>522</text:p>
          </table:table-cell>
          <table:table-cell office:value-type="float" office:value="643" calcext:value-type="float">
            <text:p>6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418" calcext:value-type="float">
            <text:p>7418</text:p>
          </table:table-cell>
          <table:table-cell office:value-type="float" office:value="3831" calcext:value-type="float">
            <text:p>3831</text:p>
          </table:table-cell>
          <table:table-cell office:value-type="float" office:value="3587" calcext:value-type="float">
            <text:p>3587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677" calcext:value-type="float">
            <text:p>7677</text:p>
          </table:table-cell>
          <table:table-cell office:value-type="float" office:value="3975" calcext:value-type="float">
            <text:p>3975</text:p>
          </table:table-cell>
          <table:table-cell office:value-type="float" office:value="3702" calcext:value-type="float">
            <text:p>370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3806" calcext:value-type="float">
            <text:p>3806</text:p>
          </table:table-cell>
          <table:table-cell office:value-type="float" office:value="3583" calcext:value-type="float">
            <text:p>358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3790" calcext:value-type="float">
            <text:p>3790</text:p>
          </table:table-cell>
          <table:table-cell office:value-type="float" office:value="3553" calcext:value-type="float">
            <text:p>355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 office:value-type="float" office:value="1492" calcext:value-type="float">
            <text:p>1492</text:p>
          </table:table-cell>
          <table:table-cell office:value-type="float" office:value="3290" calcext:value-type="float">
            <text:p>329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846" calcext:value-type="float">
            <text:p>1846</text:p>
          </table:table-cell>
          <table:table-cell office:value-type="float" office:value="3943" calcext:value-type="float">
            <text:p>3943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1552" calcext:value-type="float">
            <text:p>1552</text:p>
          </table:table-cell>
          <table:table-cell office:value-type="float" office:value="3258" calcext:value-type="float">
            <text:p>325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536" calcext:value-type="float">
            <text:p>1536</text:p>
          </table:table-cell>
          <table:table-cell office:value-type="float" office:value="3420" calcext:value-type="float">
            <text:p>342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05" calcext:value-type="float">
            <text:p>2205</text:p>
          </table:table-cell>
          <table:table-cell office:value-type="float" office:value="919" calcext:value-type="float">
            <text:p>919</text:p>
          </table:table-cell>
          <table:table-cell office:value-type="float" office:value="1286" calcext:value-type="float">
            <text:p>128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39" calcext:value-type="float">
            <text:p>2239</text:p>
          </table:table-cell>
          <table:table-cell office:value-type="float" office:value="924" calcext:value-type="float">
            <text:p>924</text:p>
          </table:table-cell>
          <table:table-cell office:value-type="float" office:value="1315" calcext:value-type="float">
            <text:p>131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  <table:table-cell office:value-type="float" office:value="796" calcext:value-type="float">
            <text:p>796</text:p>
          </table:table-cell>
          <table:table-cell office:value-type="float" office:value="1235" calcext:value-type="float">
            <text:p>123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8" calcext:value-type="float">
            <text:p>1918</text:p>
          </table:table-cell>
          <table:table-cell office:value-type="float" office:value="790" calcext:value-type="float">
            <text:p>790</text:p>
          </table:table-cell>
          <table:table-cell office:value-type="float" office:value="1128" calcext:value-type="float">
            <text:p>112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14" calcext:value-type="float">
            <text:p>1014</text:p>
          </table:table-cell>
          <table:table-cell office:value-type="float" office:value="560" calcext:value-type="float">
            <text:p>560</text:p>
          </table:table-cell>
          <table:table-cell office:value-type="float" office:value="454" calcext:value-type="float">
            <text:p>45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606" calcext:value-type="float">
            <text:p>606</text:p>
          </table:table-cell>
          <table:table-cell office:value-type="float" office:value="321" calcext:value-type="float">
            <text:p>321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937" calcext:value-type="float">
            <text:p>937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025" calcext:value-type="float">
            <text:p>1025</text:p>
          </table:table-cell>
          <table:table-cell office:value-type="float" office:value="504" calcext:value-type="float">
            <text:p>504</text:p>
          </table:table-cell>
          <table:table-cell office:value-type="float" office:value="521" calcext:value-type="float">
            <text:p>52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904" calcext:value-type="float">
            <text:p>904</text:p>
          </table:table-cell>
          <table:table-cell office:value-type="float" office:value="720" calcext:value-type="float">
            <text:p>72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office:value-type="float" office:value="698" calcext:value-type="float">
            <text:p>698</text:p>
          </table:table-cell>
          <table:table-cell office:value-type="float" office:value="548" calcext:value-type="float">
            <text:p>54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634" calcext:value-type="float">
            <text:p>634</text:p>
          </table:table-cell>
          <table:table-cell office:value-type="float" office:value="397" calcext:value-type="float">
            <text:p>39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08" calcext:value-type="float">
            <text:p>708</text:p>
          </table:table-cell>
          <table:table-cell office:value-type="float" office:value="257" calcext:value-type="float">
            <text:p>25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1049" calcext:value-type="float">
            <text:p>1049</text:p>
          </table:table-cell>
          <table:table-cell office:value-type="float" office:value="1234" calcext:value-type="float">
            <text:p>1234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13" calcext:value-type="float">
            <text:p>2413</text:p>
          </table:table-cell>
          <table:table-cell office:value-type="float" office:value="1074" calcext:value-type="float">
            <text:p>1074</text:p>
          </table:table-cell>
          <table:table-cell office:value-type="float" office:value="1339" calcext:value-type="float">
            <text:p>133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953" calcext:value-type="float">
            <text:p>953</text:p>
          </table:table-cell>
          <table:table-cell office:value-type="float" office:value="904" calcext:value-type="float">
            <text:p>904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1" calcext:value-type="float">
            <text:p>111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10" calcext:value-type="float">
            <text:p>1910</text:p>
          </table:table-cell>
          <table:table-cell office:value-type="float" office:value="954" calcext:value-type="float">
            <text:p>954</text:p>
          </table:table-cell>
          <table:table-cell office:value-type="float" office:value="956" calcext:value-type="float">
            <text:p>956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292" calcext:value-type="float">
            <text:p>4292</text:p>
          </table:table-cell>
          <table:table-cell office:value-type="float" office:value="2287" calcext:value-type="float">
            <text:p>2287</text:p>
          </table:table-cell>
          <table:table-cell office:value-type="float" office:value="2005" calcext:value-type="float">
            <text:p>2005</text:p>
          </table:table-cell>
          <table:table-cell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20" calcext:value-type="float">
            <text:p>4020</text:p>
          </table:table-cell>
          <table:table-cell office:value-type="float" office:value="2089" calcext:value-type="float">
            <text:p>2089</text:p>
          </table:table-cell>
          <table:table-cell office:value-type="float" office:value="1931" calcext:value-type="float">
            <text:p>1931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74" calcext:value-type="float">
            <text:p>3774</text:p>
          </table:table-cell>
          <table:table-cell office:value-type="float" office:value="2042" calcext:value-type="float">
            <text:p>2042</text:p>
          </table:table-cell>
          <table:table-cell office:value-type="float" office:value="1732" calcext:value-type="float">
            <text:p>1732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2041" calcext:value-type="float">
            <text:p>2041</text:p>
          </table:table-cell>
          <table:table-cell office:value-type="float" office:value="1724" calcext:value-type="float">
            <text:p>1724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office:value-type="float" office:value="1871" calcext:value-type="float">
            <text:p>1871</text:p>
          </table:table-cell>
          <table:table-cell office:value-type="float" office:value="2115" calcext:value-type="float">
            <text:p>2115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2073" calcext:value-type="float">
            <text:p>2073</text:p>
          </table:table-cell>
          <table:table-cell office:value-type="float" office:value="2315" calcext:value-type="float">
            <text:p>2315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1757" calcext:value-type="float">
            <text:p>1757</text:p>
          </table:table-cell>
          <table:table-cell office:value-type="float" office:value="1997" calcext:value-type="float">
            <text:p>1997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03" calcext:value-type="float">
            <text:p>3703</text:p>
          </table:table-cell>
          <table:table-cell office:value-type="float" office:value="1808" calcext:value-type="float">
            <text:p>1808</text:p>
          </table:table-cell>
          <table:table-cell office:value-type="float" office:value="1895" calcext:value-type="float">
            <text:p>1895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  <table:table-cell office:value-type="float" office:value="3748" calcext:value-type="float">
            <text:p>3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1277" calcext:value-type="float">
            <text:p>1277</text:p>
          </table:table-cell>
          <table:table-cell office:value-type="float" office:value="1531" calcext:value-type="float">
            <text:p>153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1110" calcext:value-type="float">
            <text:p>1110</text:p>
          </table:table-cell>
          <table:table-cell office:value-type="float" office:value="1494" calcext:value-type="float">
            <text:p>1494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1" calcext:value-type="float">
            <text:p>2591</text:p>
          </table:table-cell>
          <table:table-cell office:value-type="float" office:value="1142" calcext:value-type="float">
            <text:p>1142</text:p>
          </table:table-cell>
          <table:table-cell office:value-type="float" office:value="1449" calcext:value-type="float">
            <text:p>1449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18" calcext:value-type="float">
            <text:p>2718</text:p>
          </table:table-cell>
          <table:table-cell office:value-type="float" office:value="1236" calcext:value-type="float">
            <text:p>1236</text:p>
          </table:table-cell>
          <table:table-cell office:value-type="float" office:value="1482" calcext:value-type="float">
            <text:p>1482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42" calcext:value-type="float">
            <text:p>4142</text:p>
          </table:table-cell>
          <table:table-cell office:value-type="float" office:value="1917" calcext:value-type="float">
            <text:p>1917</text:p>
          </table:table-cell>
          <table:table-cell office:value-type="float" office:value="2225" calcext:value-type="float">
            <text:p>2225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47" calcext:value-type="float">
            <text:p>4347</text:p>
          </table:table-cell>
          <table:table-cell office:value-type="float" office:value="2032" calcext:value-type="float">
            <text:p>2032</text:p>
          </table:table-cell>
          <table:table-cell office:value-type="float" office:value="2315" calcext:value-type="float">
            <text:p>2315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6" calcext:value-type="float">
            <text:p>4126</text:p>
          </table:table-cell>
          <table:table-cell office:value-type="float" office:value="1988" calcext:value-type="float">
            <text:p>1988</text:p>
          </table:table-cell>
          <table:table-cell office:value-type="float" office:value="2138" calcext:value-type="float">
            <text:p>213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074</text:p>
          </table:table-cell>
          <table:table-cell office:value-type="float" office:value="1905" calcext:value-type="float">
            <text:p>1905</text:p>
          </table:table-cell>
          <table:table-cell office:value-type="float" office:value="2169" calcext:value-type="float">
            <text:p>216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office:value-type="float" office:value="1153" calcext:value-type="float">
            <text:p>1153</text:p>
          </table:table-cell>
          <table:table-cell office:value-type="float" office:value="1936" calcext:value-type="float">
            <text:p>1936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25" calcext:value-type="float">
            <text:p>3025</text:p>
          </table:table-cell>
          <table:table-cell office:value-type="float" office:value="1165" calcext:value-type="float">
            <text:p>1165</text:p>
          </table:table-cell>
          <table:table-cell office:value-type="float" office:value="1860" calcext:value-type="float">
            <text:p>186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51" calcext:value-type="float">
            <text:p>2851</text:p>
          </table:table-cell>
          <table:table-cell office:value-type="float" office:value="1134" calcext:value-type="float">
            <text:p>1134</text:p>
          </table:table-cell>
          <table:table-cell office:value-type="float" office:value="1717" calcext:value-type="float">
            <text:p>1717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60" calcext:value-type="float">
            <text:p>2860</text:p>
          </table:table-cell>
          <table:table-cell office:value-type="float" office:value="1171" calcext:value-type="float">
            <text:p>1171</text:p>
          </table:table-cell>
          <table:table-cell office:value-type="float" office:value="1689" calcext:value-type="float">
            <text:p>1689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308" calcext:value-type="float">
            <text:p>3308</text:p>
          </table:table-cell>
          <table:table-cell office:value-type="float" office:value="1436" calcext:value-type="float">
            <text:p>1436</text:p>
          </table:table-cell>
          <table:table-cell office:value-type="float" office:value="1872" calcext:value-type="float">
            <text:p>187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6" calcext:value-type="float">
            <text:p>3086</text:p>
          </table:table-cell>
          <table:table-cell office:value-type="float" office:value="1322" calcext:value-type="float">
            <text:p>1322</text:p>
          </table:table-cell>
          <table:table-cell office:value-type="float" office:value="1764" calcext:value-type="float">
            <text:p>1764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382" calcext:value-type="float">
            <text:p>1382</text:p>
          </table:table-cell>
          <table:table-cell office:value-type="float" office:value="1759" calcext:value-type="float">
            <text:p>1759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1371" calcext:value-type="float">
            <text:p>1371</text:p>
          </table:table-cell>
          <table:table-cell office:value-type="float" office:value="1741" calcext:value-type="float">
            <text:p>1741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71" calcext:value-type="float">
            <text:p>4671</text:p>
          </table:table-cell>
          <table:table-cell office:value-type="float" office:value="2783" calcext:value-type="float">
            <text:p>2783</text:p>
          </table:table-cell>
          <table:table-cell office:value-type="float" office:value="1888" calcext:value-type="float">
            <text:p>1888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74" calcext:value-type="float">
            <text:p>4374</text:p>
          </table:table-cell>
          <table:table-cell office:value-type="float" office:value="2645" calcext:value-type="float">
            <text:p>2645</text:p>
          </table:table-cell>
          <table:table-cell office:value-type="float" office:value="1729" calcext:value-type="float">
            <text:p>1729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07" calcext:value-type="float">
            <text:p>4607</text:p>
          </table:table-cell>
          <table:table-cell office:value-type="float" office:value="2701" calcext:value-type="float">
            <text:p>2701</text:p>
          </table:table-cell>
          <table:table-cell office:value-type="float" office:value="1906" calcext:value-type="float">
            <text:p>190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6" calcext:value-type="float">
            <text:p>116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69" calcext:value-type="float">
            <text:p>4369</text:p>
          </table:table-cell>
          <table:table-cell office:value-type="float" office:value="2608" calcext:value-type="float">
            <text:p>2608</text:p>
          </table:table-cell>
          <table:table-cell office:value-type="float" office:value="1761" calcext:value-type="float">
            <text:p>1761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office:value-type="float" office:value="1110" calcext:value-type="float">
            <text:p>1110</text:p>
          </table:table-cell>
          <table:table-cell office:value-type="float" office:value="1350" calcext:value-type="float">
            <text:p>135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office:value-type="float" office:value="1029" calcext:value-type="float">
            <text:p>1029</text:p>
          </table:table-cell>
          <table:table-cell office:value-type="float" office:value="1107" calcext:value-type="float">
            <text:p>110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166</text:p>
          </table:table-cell>
          <table:table-cell office:value-type="float" office:value="958" calcext:value-type="float">
            <text:p>958</text:p>
          </table:table-cell>
          <table:table-cell office:value-type="float" office:value="1208" calcext:value-type="float">
            <text:p>1208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1022" calcext:value-type="float">
            <text:p>1022</text:p>
          </table:table-cell>
          <table:table-cell office:value-type="float" office:value="986" calcext:value-type="float">
            <text:p>98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1254" calcext:value-type="float">
            <text:p>1254</text:p>
          </table:table-cell>
          <table:table-cell office:value-type="float" office:value="1751" calcext:value-type="float">
            <text:p>175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1149" calcext:value-type="float">
            <text:p>1149</text:p>
          </table:table-cell>
          <table:table-cell office:value-type="float" office:value="1544" calcext:value-type="float">
            <text:p>1544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799" calcext:value-type="float">
            <text:p>2799</text:p>
          </table:table-cell>
          <table:table-cell office:value-type="float" office:value="1244" calcext:value-type="float">
            <text:p>1244</text:p>
          </table:table-cell>
          <table:table-cell office:value-type="float" office:value="1555" calcext:value-type="float">
            <text:p>1555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200" calcext:value-type="float">
            <text:p>1200</text:p>
          </table:table-cell>
          <table:table-cell office:value-type="float" office:value="1489" calcext:value-type="float">
            <text:p>148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555" calcext:value-type="float">
            <text:p>2555</text:p>
          </table:table-cell>
          <table:table-cell office:value-type="float" office:value="1045" calcext:value-type="float">
            <text:p>1045</text:p>
          </table:table-cell>
          <table:table-cell office:value-type="float" office:value="1510" calcext:value-type="float">
            <text:p>151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81" calcext:value-type="float">
            <text:p>2381</text:p>
          </table:table-cell>
          <table:table-cell office:value-type="float" office:value="994" calcext:value-type="float">
            <text:p>994</text:p>
          </table:table-cell>
          <table:table-cell office:value-type="float" office:value="1387" calcext:value-type="float">
            <text:p>138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335" calcext:value-type="float">
            <text:p>2335</text:p>
          </table:table-cell>
          <table:table-cell office:value-type="float" office:value="1017" calcext:value-type="float">
            <text:p>1017</text:p>
          </table:table-cell>
          <table:table-cell office:value-type="float" office:value="1318" calcext:value-type="float">
            <text:p>1318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01" calcext:value-type="float">
            <text:p>1501</text:p>
          </table:table-cell>
          <table:table-cell office:value-type="float" office:value="694" calcext:value-type="float">
            <text:p>694</text:p>
          </table:table-cell>
          <table:table-cell office:value-type="float" office:value="807" calcext:value-type="float">
            <text:p>80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09" calcext:value-type="float">
            <text:p>3509</text:p>
          </table:table-cell>
          <table:table-cell office:value-type="float" office:value="1929" calcext:value-type="float">
            <text:p>1929</text:p>
          </table:table-cell>
          <table:table-cell office:value-type="float" office:value="1580" calcext:value-type="float">
            <text:p>1580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963" calcext:value-type="float">
            <text:p>1963</text:p>
          </table:table-cell>
          <table:table-cell office:value-type="float" office:value="1568" calcext:value-type="float">
            <text:p>1568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109" calcext:value-type="float">
            <text:p>3109</text:p>
          </table:table-cell>
          <table:table-cell office:value-type="float" office:value="1730" calcext:value-type="float">
            <text:p>1730</text:p>
          </table:table-cell>
          <table:table-cell office:value-type="float" office:value="1379" calcext:value-type="float">
            <text:p>137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office:value-type="float" office:value="1671" calcext:value-type="float">
            <text:p>1671</text:p>
          </table:table-cell>
          <table:table-cell office:value-type="float" office:value="805" calcext:value-type="float">
            <text:p>80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909" calcext:value-type="float">
            <text:p>1909</text:p>
          </table:table-cell>
          <table:table-cell office:value-type="float" office:value="732" calcext:value-type="float">
            <text:p>732</text:p>
          </table:table-cell>
          <table:table-cell office:value-type="float" office:value="1177" calcext:value-type="float">
            <text:p>117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809" calcext:value-type="float">
            <text:p>809</text:p>
          </table:table-cell>
          <table:table-cell office:value-type="float" office:value="1226" calcext:value-type="float">
            <text:p>122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06" calcext:value-type="float">
            <text:p>2106</text:p>
          </table:table-cell>
          <table:table-cell office:value-type="float" office:value="846" calcext:value-type="float">
            <text:p>846</text:p>
          </table:table-cell>
          <table:table-cell office:value-type="float" office:value="1260" calcext:value-type="float">
            <text:p>126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805" calcext:value-type="float">
            <text:p>805</text:p>
          </table:table-cell>
          <table:table-cell office:value-type="float" office:value="693" calcext:value-type="float">
            <text:p>69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812" calcext:value-type="float">
            <text:p>812</text:p>
          </table:table-cell>
          <table:table-cell office:value-type="float" office:value="817" calcext:value-type="float">
            <text:p>81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57" calcext:value-type="float">
            <text:p>2157</text:p>
          </table:table-cell>
          <table:table-cell office:value-type="float" office:value="1500" calcext:value-type="float">
            <text:p>1500</text:p>
          </table:table-cell>
          <table:table-cell office:value-type="float" office:value="657" calcext:value-type="float">
            <text:p>657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45" calcext:value-type="float">
            <text:p>2345</text:p>
          </table:table-cell>
          <table:table-cell office:value-type="float" office:value="1714" calcext:value-type="float">
            <text:p>1714</text:p>
          </table:table-cell>
          <table:table-cell office:value-type="float" office:value="631" calcext:value-type="float">
            <text:p>631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office:value-type="float" office:value="1543" calcext:value-type="float">
            <text:p>1543</text:p>
          </table:table-cell>
          <table:table-cell office:value-type="float" office:value="554" calcext:value-type="float">
            <text:p>554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702" calcext:value-type="float">
            <text:p>1702</text:p>
          </table:table-cell>
          <table:table-cell office:value-type="float" office:value="772" calcext:value-type="float">
            <text:p>772</text:p>
          </table:table-cell>
          <table:table-cell office:value-type="float" office:value="930" calcext:value-type="float">
            <text:p>93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934" calcext:value-type="float">
            <text:p>1934</text:p>
          </table:table-cell>
          <table:table-cell office:value-type="float" office:value="835" calcext:value-type="float">
            <text:p>835</text:p>
          </table:table-cell>
          <table:table-cell office:value-type="float" office:value="1099" calcext:value-type="float">
            <text:p>1099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2017" calcext:value-type="float">
            <text:p>2017</text:p>
          </table:table-cell>
          <table:table-cell office:value-type="float" office:value="887" calcext:value-type="float">
            <text:p>887</text:p>
          </table:table-cell>
          <table:table-cell office:value-type="float" office:value="1130" calcext:value-type="float">
            <text:p>1130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inter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office:value-type="float" office:value="1542" calcext:value-type="float">
            <text:p>1542</text:p>
          </table:table-cell>
          <table:table-cell office:value-type="float" office:value="636" calcext:value-type="float">
            <text:p>636</text:p>
          </table:table-cell>
          <table:table-cell office:value-type="float" office:value="906" calcext:value-type="float">
            <text:p>90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1456" calcext:value-type="float">
            <text:p>1456</text:p>
          </table:table-cell>
          <table:table-cell office:value-type="float" office:value="1139" calcext:value-type="float">
            <text:p>1139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1204" calcext:value-type="float">
            <text:p>1204</text:p>
          </table:table-cell>
          <table:table-cell office:value-type="float" office:value="1163" calcext:value-type="float">
            <text:p>1163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84" calcext:value-type="float">
            <text:p>2584</text:p>
          </table:table-cell>
          <table:table-cell office:value-type="float" office:value="1461" calcext:value-type="float">
            <text:p>1461</text:p>
          </table:table-cell>
          <table:table-cell office:value-type="float" office:value="1123" calcext:value-type="float">
            <text:p>1123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165" calcext:value-type="float">
            <text:p>2165</text:p>
          </table:table-cell>
          <table:table-cell office:value-type="float" office:value="1185" calcext:value-type="float">
            <text:p>1185</text:p>
          </table:table-cell>
          <table:table-cell office:value-type="float" office:value="980" calcext:value-type="float">
            <text:p>98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957" calcext:value-type="float">
            <text:p>1957</text:p>
          </table:table-cell>
          <table:table-cell office:value-type="float" office:value="1943" calcext:value-type="float">
            <text:p>1943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696" calcext:value-type="float">
            <text:p>6696</text:p>
          </table:table-cell>
          <table:table-cell office:value-type="float" office:value="3478" calcext:value-type="float">
            <text:p>3478</text:p>
          </table:table-cell>
          <table:table-cell office:value-type="float" office:value="3218" calcext:value-type="float">
            <text:p>3218</text:p>
          </table:table-cell>
          <table:table-cell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2213" calcext:value-type="float">
            <text:p>2213</text:p>
          </table:table-cell>
          <table:table-cell office:value-type="float" office:value="2178" calcext:value-type="float">
            <text:p>2178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19" calcext:value-type="float">
            <text:p>3619</text:p>
          </table:table-cell>
          <table:table-cell office:value-type="float" office:value="1824" calcext:value-type="float">
            <text:p>1824</text:p>
          </table:table-cell>
          <table:table-cell office:value-type="float" office:value="1795" calcext:value-type="float">
            <text:p>1795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float" office:value="522" calcext:value-type="float">
            <text:p>522</text:p>
          </table:table-cell>
          <table:table-cell office:value-type="float" office:value="643" calcext:value-type="float">
            <text:p>64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78" calcext:value-type="float">
            <text:p>278</text:p>
          </table:table-cell>
          <table:table-cell office:value-type="float" office:value="310" calcext:value-type="float">
            <text:p>3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office:value-type="float" office:value="352" calcext:value-type="float">
            <text:p>352</text:p>
          </table:table-cell>
          <table:table-cell office:value-type="float" office:value="406" calcext:value-type="float">
            <text:p>406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285" calcext:value-type="float">
            <text:p>285</text:p>
          </table:table-cell>
          <table:table-cell office:value-type="float" office:value="256" calcext:value-type="float">
            <text:p>25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  <table:table-cell office:value-type="float" office:value="6539" calcext:value-type="float">
            <text:p>6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  <table:table-cell office:value-type="float" office:value="7885" calcext:value-type="float">
            <text:p>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  <table:table-cell office:value-type="float" office:value="9268" calcext:value-type="float">
            <text:p>9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  <table:table-cell office:value-type="float" office:value="13522" calcext:value-type="float">
            <text:p>13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  <table:table-cell office:value-type="float" office:value="15211" calcext:value-type="float">
            <text:p>1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  <table:table-cell office:value-type="float" office:value="13309" calcext:value-type="float">
            <text:p>13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  <table:table-cell office:value-type="float" office:value="5599" calcext:value-type="float">
            <text:p>5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  <table:table-cell office:value-type="float" office:value="5814" calcext:value-type="float">
            <text:p>5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418" calcext:value-type="float">
            <text:p>7418</text:p>
          </table:table-cell>
          <table:table-cell office:value-type="float" office:value="3831" calcext:value-type="float">
            <text:p>3831</text:p>
          </table:table-cell>
          <table:table-cell office:value-type="float" office:value="3587" calcext:value-type="float">
            <text:p>3587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677" calcext:value-type="float">
            <text:p>7677</text:p>
          </table:table-cell>
          <table:table-cell office:value-type="float" office:value="3975" calcext:value-type="float">
            <text:p>3975</text:p>
          </table:table-cell>
          <table:table-cell office:value-type="float" office:value="3702" calcext:value-type="float">
            <text:p>370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88" calcext:value-type="float">
            <text:p>7388</text:p>
          </table:table-cell>
          <table:table-cell office:value-type="float" office:value="3806" calcext:value-type="float">
            <text:p>3806</text:p>
          </table:table-cell>
          <table:table-cell office:value-type="float" office:value="3583" calcext:value-type="float">
            <text:p>3583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7342" calcext:value-type="float">
            <text:p>7342</text:p>
          </table:table-cell>
          <table:table-cell office:value-type="float" office:value="3790" calcext:value-type="float">
            <text:p>3790</text:p>
          </table:table-cell>
          <table:table-cell office:value-type="float" office:value="3553" calcext:value-type="float">
            <text:p>3553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782" calcext:value-type="float">
            <text:p>4782</text:p>
          </table:table-cell>
          <table:table-cell office:value-type="float" office:value="1492" calcext:value-type="float">
            <text:p>1492</text:p>
          </table:table-cell>
          <table:table-cell office:value-type="float" office:value="3290" calcext:value-type="float">
            <text:p>3290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5789" calcext:value-type="float">
            <text:p>5789</text:p>
          </table:table-cell>
          <table:table-cell office:value-type="float" office:value="1846" calcext:value-type="float">
            <text:p>1846</text:p>
          </table:table-cell>
          <table:table-cell office:value-type="float" office:value="3943" calcext:value-type="float">
            <text:p>3943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810" calcext:value-type="float">
            <text:p>4810</text:p>
          </table:table-cell>
          <table:table-cell office:value-type="float" office:value="1552" calcext:value-type="float">
            <text:p>1552</text:p>
          </table:table-cell>
          <table:table-cell office:value-type="float" office:value="3258" calcext:value-type="float">
            <text:p>3258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pring_small_grains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956" calcext:value-type="float">
            <text:p>4956</text:p>
          </table:table-cell>
          <table:table-cell office:value-type="float" office:value="1536" calcext:value-type="float">
            <text:p>1536</text:p>
          </table:table-cell>
          <table:table-cell office:value-type="float" office:value="3420" calcext:value-type="float">
            <text:p>3420</text:p>
          </table:table-cell>
          <table:table-cell office:value-type="float" office:value="1536" calcext:value-type="float">
            <text:p>1536</text:p>
          </table:table-cell>
        </table:table-row>
      </table:table>
      <table:table table:name="Ekebo_original" table:style-name="ta1">
        <table:table-column table:style-name="co12" table:number-columns-repeated="3" table:default-cell-style-name="Default"/>
        <table:table-column table:style-name="co12" table:number-columns-repeated="4" table:default-cell-style-name="ce1"/>
        <table:table-column table:style-name="co12" table:default-cell-style-name="ce2"/>
        <table:table-column table:style-name="co12" table:default-cell-style-name="ce3"/>
        <table:table-column table:style-name="co12" table:number-columns-repeated="2" table:default-cell-style-name="Default"/>
        <table:table-column table:style-name="co12" table:default-cell-style-name="ce3"/>
        <table:table-column table:style-name="co12" table:default-cell-style-name="ce4"/>
        <table:table-column table:style-name="co12" table:number-columns-repeated="7" table:default-cell-style-name="Default"/>
        <table:table-column table:style-name="co12" table:number-columns-repeated="2" table:default-cell-style-name="ce7"/>
        <table:table-column table:style-name="co12" table:default-cell-style-name="Default"/>
        <table:table-row table:style-name="ro1">
          <table:table-cell office:value-type="string" calcext:value-type="string">
            <text:p>FNR</text:p>
          </table:table-cell>
          <table:table-cell office:value-type="string" calcext:value-type="string">
            <text:p>SKAR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o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-level</text:p>
          </table:table-cell>
          <table:table-cell office:value-type="string" calcext:value-type="string">
            <text:p>skord15%vatten_9%oljeväxter</text:p>
          </table:table-cell>
          <table:table-cell office:value-type="string" calcext:value-type="string">
            <text:p>TS_vall(alla_skördar)_kärna</text:p>
          </table:table-cell>
          <table:table-cell/>
          <table:table-cell office:value-type="string" calcext:value-type="string">
            <text:p>grain_ts_mean</text:p>
          </table:table-cell>
          <table:table-cell table:style-name="Default" office:value-type="string" calcext:value-type="string">
            <text:p>grain_C</text:p>
          </table:table-cell>
          <table:table-cell office:value-type="string" calcext:value-type="string">
            <text:p>C_npp</text:p>
          </table:table-cell>
          <table:table-cell table:style-name="ce5" office:value-type="string" calcext:value-type="string">
            <text:p>RP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RR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CS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roots+exud(0-25cm)</text:p>
          </table:table-cell>
          <table:table-cell table:style-name="ce6" office:value-type="string" calcext:value-type="string">
            <text:p>above_C_input</text:p>
          </table:table-cell>
          <table:table-cell table:style-name="ce5" office:value-type="string" calcext:value-type="string">
            <text:p>C_straw_exported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830" calcext:value-type="float">
            <text:p>2830</text:p>
          </table:table-cell>
          <table:table-cell office:value-type="float" office:value="2405.5" calcext:value-type="float">
            <text:p>2405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405.5" calcext:value-type="float">
            <text:p>2405.5</text:p>
          </table:table-cell>
          <table:table-cell table:style-name="Default" office:value-type="float" office:value="1082.475" calcext:value-type="float">
            <text:p>1082.475</text:p>
          </table:table-cell>
          <table:table-cell office:value-type="float" office:value="2633.75912408759" calcext:value-type="float">
            <text:p>2633.7591240875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634.73594890511" calcext:value-type="float">
            <text:p>634.73594890511</text:p>
          </table:table-cell>
          <table:table-cell office:value-type="float" office:value="555.723175182482" calcext:value-type="float">
            <text:p>555.723175182482</text:p>
          </table:table-cell>
          <table:table-cell office:value-type="float" office:value="360.825" calcext:value-type="float">
            <text:p>360.825</text:p>
          </table:table-cell>
          <table:table-cell office:value-type="float" office:value="779.06594890511" calcext:value-type="float">
            <text:p>779.06594890511</text:p>
          </table:table-cell>
          <table:table-cell office:value-type="float" office:value="753.894379562044" calcext:value-type="float">
            <text:p>753.894379562044</text:p>
          </table:table-cell>
          <table:table-cell office:value-type="float" office:value="380.841569343066" calcext:value-type="float">
            <text:p>380.84156934306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070" calcext:value-type="float">
            <text:p>4070</text:p>
          </table:table-cell>
          <table:table-cell office:value-type="float" office:value="3459.5" calcext:value-type="float">
            <text:p>3459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459.5" calcext:value-type="float">
            <text:p>3459.5</text:p>
          </table:table-cell>
          <table:table-cell table:style-name="Default" office:value-type="float" office:value="1556.775" calcext:value-type="float">
            <text:p>1556.775</text:p>
          </table:table-cell>
          <table:table-cell office:value-type="float" office:value="3787.77372262774" calcext:value-type="float">
            <text:p>3787.77372262774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912.853467153285" calcext:value-type="float">
            <text:p>912.853467153285</text:p>
          </table:table-cell>
          <table:table-cell office:value-type="float" office:value="799.220255474453" calcext:value-type="float">
            <text:p>799.220255474453</text:p>
          </table:table-cell>
          <table:table-cell office:value-type="float" office:value="518.925" calcext:value-type="float">
            <text:p>518.925</text:p>
          </table:table-cell>
          <table:table-cell office:value-type="float" office:value="1120.42346715328" calcext:value-type="float">
            <text:p>1120.42346715328</text:p>
          </table:table-cell>
          <table:table-cell office:value-type="float" office:value="865.141386861314" calcext:value-type="float">
            <text:p>865.141386861314</text:p>
          </table:table-cell>
          <table:table-cell office:value-type="float" office:value="547.712080291971" calcext:value-type="float">
            <text:p>547.712080291971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50" calcext:value-type="float">
            <text:p>3050</text:p>
          </table:table-cell>
          <table:table-cell office:value-type="float" office:value="2592.5" calcext:value-type="float">
            <text:p>2592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592.5" calcext:value-type="float">
            <text:p>2592.5</text:p>
          </table:table-cell>
          <table:table-cell table:style-name="Default" office:value-type="float" office:value="1166.625" calcext:value-type="float">
            <text:p>1166.625</text:p>
          </table:table-cell>
          <table:table-cell office:value-type="float" office:value="2586.75166297117" calcext:value-type="float">
            <text:p>2586.7516629711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034.70066518847" calcext:value-type="float">
            <text:p>1034.70066518847</text:p>
          </table:table-cell>
          <table:table-cell office:value-type="float" office:value="232.807649667406" calcext:value-type="float">
            <text:p>232.807649667406</text:p>
          </table:table-cell>
          <table:table-cell office:value-type="float" office:value="152.618348115299" calcext:value-type="float">
            <text:p>152.618348115299</text:p>
          </table:table-cell>
          <table:table-cell office:value-type="float" office:value="327.612098115299" calcext:value-type="float">
            <text:p>327.612098115299</text:p>
          </table:table-cell>
          <table:table-cell office:value-type="float" office:value="1034.70066518847" calcext:value-type="float">
            <text:p>1034.70066518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190" calcext:value-type="float">
            <text:p>4190</text:p>
          </table:table-cell>
          <table:table-cell office:value-type="float" office:value="3561.5" calcext:value-type="float">
            <text:p>3561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561.5" calcext:value-type="float">
            <text:p>3561.5</text:p>
          </table:table-cell>
          <table:table-cell table:style-name="Default" office:value-type="float" office:value="1602.675" calcext:value-type="float">
            <text:p>1602.675</text:p>
          </table:table-cell>
          <table:table-cell office:value-type="float" office:value="3553.60310421286" calcext:value-type="float">
            <text:p>3553.6031042128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421.44124168514" calcext:value-type="float">
            <text:p>1421.44124168514</text:p>
          </table:table-cell>
          <table:table-cell office:value-type="float" office:value="319.824279379157" calcext:value-type="float">
            <text:p>319.824279379157</text:p>
          </table:table-cell>
          <table:table-cell office:value-type="float" office:value="209.662583148559" calcext:value-type="float">
            <text:p>209.662583148559</text:p>
          </table:table-cell>
          <table:table-cell office:value-type="float" office:value="450.063833148559" calcext:value-type="float">
            <text:p>450.063833148559</text:p>
          </table:table-cell>
          <table:table-cell office:value-type="float" office:value="1421.44124168514" calcext:value-type="float">
            <text:p>1421.4412416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5360" calcext:value-type="float">
            <text:p>5360</text:p>
          </table:table-cell>
          <table:table-cell office:value-type="string" calcext:value-type="string">
            <text:p>ley (average grass/legume)</text:p>
          </table:table-cell>
          <table:table-cell office:value-type="float" office:value="5360" calcext:value-type="float">
            <text:p>5360</text:p>
          </table:table-cell>
          <table:table-cell table:style-name="Default" office:value-type="float" office:value="2412" calcext:value-type="float">
            <text:p>2412</text:p>
          </table:table-cell>
          <table:table-cell office:value-type="float" office:value="4766.79841897233" calcext:value-type="float">
            <text:p>4766.79841897233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430.0395256917" calcext:value-type="float">
            <text:p>1430.0395256917</text:p>
          </table:table-cell>
          <table:table-cell office:value-type="float" office:value="924.758893280632" calcext:value-type="float">
            <text:p>924.758893280632</text:p>
          </table:table-cell>
          <table:table-cell office:value-type="float" office:value="2001.57865612648" calcext:value-type="float">
            <text:p>2001.578656126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3950" calcext:value-type="float">
            <text:p>3950</text:p>
          </table:table-cell>
          <table:table-cell office:value-type="string" calcext:value-type="string">
            <text:p>ley (average grass/legume)</text:p>
          </table:table-cell>
          <table:table-cell office:value-type="float" office:value="3950" calcext:value-type="float">
            <text:p>3950</text:p>
          </table:table-cell>
          <table:table-cell table:style-name="Default" office:value-type="float" office:value="1777.5" calcext:value-type="float">
            <text:p>1777.5</text:p>
          </table:table-cell>
          <table:table-cell office:value-type="float" office:value="3512.84584980237" calcext:value-type="float">
            <text:p>3512.8458498023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053.85375494071" calcext:value-type="float">
            <text:p>1053.85375494071</text:p>
          </table:table-cell>
          <table:table-cell office:value-type="float" office:value="681.49209486166" calcext:value-type="float">
            <text:p>681.49209486166</text:p>
          </table:table-cell>
          <table:table-cell office:value-type="float" office:value="1475.04397233202" calcext:value-type="float">
            <text:p>1475.0439723320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263.9" calcext:value-type="float">
            <text:p>263.9</text:p>
          </table:table-cell>
          <table:table-cell office:value-type="string" calcext:value-type="string">
            <text:p>rapeseed_roots to 100cm</text:p>
          </table:table-cell>
          <table:table-cell office:value-type="float" office:value="263.9" calcext:value-type="float">
            <text:p>263.9</text:p>
          </table:table-cell>
          <table:table-cell office:value-type="float" office:value="118.755" calcext:value-type="float">
            <text:p>118.755</text:p>
          </table:table-cell>
          <table:table-cell office:value-type="float" office:value="771.136363636364" calcext:value-type="float">
            <text:p>771.13636363636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416.413636363636" calcext:value-type="float">
            <text:p>416.413636363636</text:p>
          </table:table-cell>
          <table:table-cell office:value-type="float" office:value="143.431363636364" calcext:value-type="float">
            <text:p>143.431363636364</text:p>
          </table:table-cell>
          <table:table-cell office:value-type="float" office:value="92.5363636363636" calcext:value-type="float">
            <text:p>92.5363636363636</text:p>
          </table:table-cell>
          <table:table-cell office:value-type="float" office:value="176.975795454545" calcext:value-type="float">
            <text:p>176.975795454545</text:p>
          </table:table-cell>
          <table:table-cell office:value-type="float" office:value="416.413636363636" calcext:value-type="float">
            <text:p>416.4136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940" calcext:value-type="float">
            <text:p>940</text:p>
          </table:table-cell>
          <table:table-cell office:value-type="float" office:value="855.4" calcext:value-type="float">
            <text:p>855.4</text:p>
          </table:table-cell>
          <table:table-cell office:value-type="string" calcext:value-type="string">
            <text:p>rapeseed_roots to 100cm</text:p>
          </table:table-cell>
          <table:table-cell office:value-type="float" office:value="855.4" calcext:value-type="float">
            <text:p>855.4</text:p>
          </table:table-cell>
          <table:table-cell office:value-type="float" office:value="384.93" calcext:value-type="float">
            <text:p>384.93</text:p>
          </table:table-cell>
          <table:table-cell office:value-type="float" office:value="2499.54545454545" calcext:value-type="float">
            <text:p>2499.545454545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349.75454545455" calcext:value-type="float">
            <text:p>1349.75454545455</text:p>
          </table:table-cell>
          <table:table-cell office:value-type="float" office:value="464.915454545455" calcext:value-type="float">
            <text:p>464.915454545455</text:p>
          </table:table-cell>
          <table:table-cell office:value-type="float" office:value="299.945454545455" calcext:value-type="float">
            <text:p>299.945454545455</text:p>
          </table:table-cell>
          <table:table-cell office:value-type="float" office:value="573.645681818182" calcext:value-type="float">
            <text:p>573.645681818182</text:p>
          </table:table-cell>
          <table:table-cell office:value-type="float" office:value="1349.75454545455" calcext:value-type="float">
            <text:p>1349.7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330" calcext:value-type="float">
            <text:p>3330</text:p>
          </table:table-cell>
          <table:table-cell office:value-type="float" office:value="2830.5" calcext:value-type="float">
            <text:p>2830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830.5" calcext:value-type="float">
            <text:p>2830.5</text:p>
          </table:table-cell>
          <table:table-cell office:value-type="float" office:value="1273.725" calcext:value-type="float">
            <text:p>1273.725</text:p>
          </table:table-cell>
          <table:table-cell office:value-type="float" office:value="3955.66770186335" calcext:value-type="float">
            <text:p>3955.6677018633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906.63183229814" calcext:value-type="float">
            <text:p>1906.63183229814</text:p>
          </table:table-cell>
          <table:table-cell office:value-type="float" office:value="466.768788819876" calcext:value-type="float">
            <text:p>466.768788819876</text:p>
          </table:table-cell>
          <table:table-cell office:value-type="float" office:value="308.542080745342" calcext:value-type="float">
            <text:p>308.542080745342</text:p>
          </table:table-cell>
          <table:table-cell office:value-type="float" office:value="659.014239130435" calcext:value-type="float">
            <text:p>659.014239130435</text:p>
          </table:table-cell>
          <table:table-cell office:value-type="float" office:value="1015.02433229814" calcext:value-type="float">
            <text:p>1015.02433229814</text:p>
          </table:table-cell>
          <table:table-cell office:value-type="float" office:value="891.6075" calcext:value-type="float">
            <text:p>891.60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620" calcext:value-type="float">
            <text:p>4620</text:p>
          </table:table-cell>
          <table:table-cell office:value-type="float" office:value="3927" calcext:value-type="float">
            <text:p>3927</text:p>
          </table:table-cell>
          <table:table-cell office:value-type="string" calcext:value-type="string">
            <text:p>wheat, roots to 40cm depth</text:p>
          </table:table-cell>
          <table:table-cell office:value-type="float" office:value="3927" calcext:value-type="float">
            <text:p>3927</text:p>
          </table:table-cell>
          <table:table-cell office:value-type="float" office:value="1767.15" calcext:value-type="float">
            <text:p>1767.15</text:p>
          </table:table-cell>
          <table:table-cell office:value-type="float" office:value="5488.04347826087" calcext:value-type="float">
            <text:p>5488.0434782608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645.23695652174" calcext:value-type="float">
            <text:p>2645.23695652174</text:p>
          </table:table-cell>
          <table:table-cell office:value-type="float" office:value="647.589130434783" calcext:value-type="float">
            <text:p>647.589130434783</text:p>
          </table:table-cell>
          <table:table-cell office:value-type="float" office:value="428.067391304348" calcext:value-type="float">
            <text:p>428.067391304348</text:p>
          </table:table-cell>
          <table:table-cell office:value-type="float" office:value="914.308043478261" calcext:value-type="float">
            <text:p>914.308043478261</text:p>
          </table:table-cell>
          <table:table-cell office:value-type="float" office:value="1408.23195652174" calcext:value-type="float">
            <text:p>1408.23195652174</text:p>
          </table:table-cell>
          <table:table-cell office:value-type="float" office:value="1237.005" calcext:value-type="float">
            <text:p>1237.00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30" calcext:value-type="float">
            <text:p>2430</text:p>
          </table:table-cell>
          <table:table-cell office:value-type="float" office:value="2065.5" calcext:value-type="float">
            <text:p>2065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065.5" calcext:value-type="float">
            <text:p>2065.5</text:p>
          </table:table-cell>
          <table:table-cell office:value-type="float" office:value="929.475" calcext:value-type="float">
            <text:p>929.475</text:p>
          </table:table-cell>
          <table:table-cell office:value-type="float" office:value="2886.56832298137" calcext:value-type="float">
            <text:p>2886.5683229813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391.32593167702" calcext:value-type="float">
            <text:p>1391.32593167702</text:p>
          </table:table-cell>
          <table:table-cell office:value-type="float" office:value="340.615062111801" calcext:value-type="float">
            <text:p>340.615062111801</text:p>
          </table:table-cell>
          <table:table-cell office:value-type="float" office:value="225.152329192547" calcext:value-type="float">
            <text:p>225.152329192547</text:p>
          </table:table-cell>
          <table:table-cell office:value-type="float" office:value="480.902282608696" calcext:value-type="float">
            <text:p>480.902282608696</text:p>
          </table:table-cell>
          <table:table-cell office:value-type="float" office:value="1391.32593167702" calcext:value-type="float">
            <text:p>1391.3259316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350" calcext:value-type="float">
            <text:p>4350</text:p>
          </table:table-cell>
          <table:table-cell office:value-type="float" office:value="3697.5" calcext:value-type="float">
            <text:p>3697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697.5" calcext:value-type="float">
            <text:p>3697.5</text:p>
          </table:table-cell>
          <table:table-cell office:value-type="float" office:value="1663.875" calcext:value-type="float">
            <text:p>1663.875</text:p>
          </table:table-cell>
          <table:table-cell office:value-type="float" office:value="5167.31366459627" calcext:value-type="float">
            <text:p>5167.3136645962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490.6451863354" calcext:value-type="float">
            <text:p>2490.6451863354</text:p>
          </table:table-cell>
          <table:table-cell office:value-type="float" office:value="609.74301242236" calcext:value-type="float">
            <text:p>609.74301242236</text:p>
          </table:table-cell>
          <table:table-cell office:value-type="float" office:value="403.050465838509" calcext:value-type="float">
            <text:p>403.050465838509</text:p>
          </table:table-cell>
          <table:table-cell office:value-type="float" office:value="860.874456521739" calcext:value-type="float">
            <text:p>860.874456521739</text:p>
          </table:table-cell>
          <table:table-cell office:value-type="float" office:value="2490.6451863354" calcext:value-type="float">
            <text:p>2490.645186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8.7" calcext:value-type="float">
            <text:p>28.7</text:p>
          </table:table-cell>
          <table:table-cell office:value-type="float" office:value="7175" calcext:value-type="float">
            <text:p>7175</text:p>
          </table:table-cell>
          <table:table-cell office:value-type="string" calcext:value-type="string">
            <text:p>sugarbeet</text:p>
          </table:table-cell>
          <table:table-cell office:value-type="float" office:value="7175" calcext:value-type="float">
            <text:p>7175</text:p>
          </table:table-cell>
          <table:table-cell office:value-type="float" office:value="3228.75" calcext:value-type="float">
            <text:p>3228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22.311875" calcext:value-type="float">
            <text:p>1922.311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sugarbeet</text:p>
          </table:table-cell>
          <table:table-cell office:value-type="float" office:value="12000" calcext:value-type="float">
            <text:p>12000</text:p>
          </table:table-cell>
          <table:table-cell office:value-type="float" office:value="5400" calcext:value-type="float">
            <text:p>540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917.83" calcext:value-type="float">
            <text:p>2917.8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.8" calcext:value-type="float">
            <text:p>25.8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sugarbeet</text:p>
          </table:table-cell>
          <table:table-cell office:value-type="float" office:value="6450" calcext:value-type="float">
            <text:p>6450</text:p>
          </table:table-cell>
          <table:table-cell office:value-type="float" office:value="2902.5" calcext:value-type="float">
            <text:p>2902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772.72625" calcext:value-type="float">
            <text:p>1772.7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7.3" calcext:value-type="float">
            <text:p>47.3</text:p>
          </table:table-cell>
          <table:table-cell office:value-type="float" office:value="11825" calcext:value-type="float">
            <text:p>11825</text:p>
          </table:table-cell>
          <table:table-cell office:value-type="string" calcext:value-type="string">
            <text:p>sugarbeet</text:p>
          </table:table-cell>
          <table:table-cell office:value-type="float" office:value="11825" calcext:value-type="float">
            <text:p>11825</text:p>
          </table:table-cell>
          <table:table-cell office:value-type="float" office:value="5321.25" calcext:value-type="float">
            <text:p>5321.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881.723125" calcext:value-type="float">
            <text:p>2881.72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560" calcext:value-type="float">
            <text:p>1560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326" calcext:value-type="float">
            <text:p>1326</text:p>
          </table:table-cell>
          <table:table-cell table:style-name="Default" office:value-type="float" office:value="596.7" calcext:value-type="float">
            <text:p>596.7</text:p>
          </table:table-cell>
          <table:table-cell office:value-type="float" office:value="1451.82481751825" calcext:value-type="float">
            <text:p>1451.8248175182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349.889781021898" calcext:value-type="float">
            <text:p>349.889781021898</text:p>
          </table:table-cell>
          <table:table-cell office:value-type="float" office:value="306.33503649635" calcext:value-type="float">
            <text:p>306.33503649635</text:p>
          </table:table-cell>
          <table:table-cell office:value-type="float" office:value="198.9" calcext:value-type="float">
            <text:p>198.9</text:p>
          </table:table-cell>
          <table:table-cell office:value-type="float" office:value="429.449781021898" calcext:value-type="float">
            <text:p>429.449781021898</text:p>
          </table:table-cell>
          <table:table-cell office:value-type="float" office:value="639.955912408759" calcext:value-type="float">
            <text:p>639.955912408759</text:p>
          </table:table-cell>
          <table:table-cell office:value-type="float" office:value="209.933868613139" calcext:value-type="float">
            <text:p>209.933868613139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720" calcext:value-type="float">
            <text:p>2720</text:p>
          </table:table-cell>
          <table:table-cell table:style-name="Default" office:value-type="float" office:value="1224" calcext:value-type="float">
            <text:p>1224</text:p>
          </table:table-cell>
          <table:table-cell office:value-type="float" office:value="2978.10218978102" calcext:value-type="float">
            <text:p>2978.102189781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717.722627737226" calcext:value-type="float">
            <text:p>717.722627737226</text:p>
          </table:table-cell>
          <table:table-cell office:value-type="float" office:value="628.379562043796" calcext:value-type="float">
            <text:p>628.379562043796</text:p>
          </table:table-cell>
          <table:table-cell office:value-type="float" office:value="408" calcext:value-type="float">
            <text:p>408</text:p>
          </table:table-cell>
          <table:table-cell office:value-type="float" office:value="880.922627737226" calcext:value-type="float">
            <text:p>880.922627737226</text:p>
          </table:table-cell>
          <table:table-cell office:value-type="float" office:value="787.089051094891" calcext:value-type="float">
            <text:p>787.089051094891</text:p>
          </table:table-cell>
          <table:table-cell office:value-type="float" office:value="430.633576642336" calcext:value-type="float">
            <text:p>430.63357664233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708.5" calcext:value-type="float">
            <text:p>1708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708.5" calcext:value-type="float">
            <text:p>1708.5</text:p>
          </table:table-cell>
          <table:table-cell table:style-name="Default" office:value-type="float" office:value="768.825" calcext:value-type="float">
            <text:p>768.825</text:p>
          </table:table-cell>
          <table:table-cell office:value-type="float" office:value="1704.71175166297" calcext:value-type="float">
            <text:p>1704.7117516629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681.884700665189" calcext:value-type="float">
            <text:p>681.884700665189</text:p>
          </table:table-cell>
          <table:table-cell office:value-type="float" office:value="153.424057649667" calcext:value-type="float">
            <text:p>153.424057649667</text:p>
          </table:table-cell>
          <table:table-cell office:value-type="float" office:value="100.577993348115" calcext:value-type="float">
            <text:p>100.577993348115</text:p>
          </table:table-cell>
          <table:table-cell office:value-type="float" office:value="215.901743348115" calcext:value-type="float">
            <text:p>215.901743348115</text:p>
          </table:table-cell>
          <table:table-cell office:value-type="float" office:value="681.884700665189" calcext:value-type="float">
            <text:p>681.884700665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720" calcext:value-type="float">
            <text:p>2720</text:p>
          </table:table-cell>
          <table:table-cell table:style-name="Default" office:value-type="float" office:value="1224" calcext:value-type="float">
            <text:p>1224</text:p>
          </table:table-cell>
          <table:table-cell office:value-type="float" office:value="2713.9689578714" calcext:value-type="float">
            <text:p>2713.968957871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085.58758314856" calcext:value-type="float">
            <text:p>1085.58758314856</text:p>
          </table:table-cell>
          <table:table-cell office:value-type="float" office:value="244.257206208426" calcext:value-type="float">
            <text:p>244.257206208426</text:p>
          </table:table-cell>
          <table:table-cell office:value-type="float" office:value="160.124168514412" calcext:value-type="float">
            <text:p>160.124168514412</text:p>
          </table:table-cell>
          <table:table-cell office:value-type="float" office:value="343.724168514412" calcext:value-type="float">
            <text:p>343.724168514412</text:p>
          </table:table-cell>
          <table:table-cell office:value-type="float" office:value="1085.58758314856" calcext:value-type="float">
            <text:p>1085.58758314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5610" calcext:value-type="float">
            <text:p>5610</text:p>
          </table:table-cell>
          <table:table-cell office:value-type="string" calcext:value-type="string">
            <text:p>ley (average grass/legume)</text:p>
          </table:table-cell>
          <table:table-cell office:value-type="float" office:value="5610" calcext:value-type="float">
            <text:p>5610</text:p>
          </table:table-cell>
          <table:table-cell table:style-name="Default" office:value-type="float" office:value="2524.5" calcext:value-type="float">
            <text:p>2524.5</text:p>
          </table:table-cell>
          <table:table-cell office:value-type="float" office:value="4989.13043478261" calcext:value-type="float">
            <text:p>4989.13043478261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496.73913043478" calcext:value-type="float">
            <text:p>1496.73913043478</text:p>
          </table:table-cell>
          <table:table-cell office:value-type="float" office:value="967.891304347826" calcext:value-type="float">
            <text:p>967.891304347826</text:p>
          </table:table-cell>
          <table:table-cell office:value-type="float" office:value="2094.93586956522" calcext:value-type="float">
            <text:p>2094.935869565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string" calcext:value-type="string">
            <text:p>ley (average grass/legume)</text:p>
          </table:table-cell>
          <table:table-cell office:value-type="float" office:value="6800" calcext:value-type="float">
            <text:p>6800</text:p>
          </table:table-cell>
          <table:table-cell table:style-name="Default" office:value-type="float" office:value="3060" calcext:value-type="float">
            <text:p>3060</text:p>
          </table:table-cell>
          <table:table-cell office:value-type="float" office:value="6047.43083003953" calcext:value-type="float">
            <text:p>6047.43083003953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814.22924901186" calcext:value-type="float">
            <text:p>1814.22924901186</text:p>
          </table:table-cell>
          <table:table-cell office:value-type="float" office:value="1173.20158102767" calcext:value-type="float">
            <text:p>1173.20158102767</text:p>
          </table:table-cell>
          <table:table-cell office:value-type="float" office:value="2539.3162055336" calcext:value-type="float">
            <text:p>2539.31620553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655.2" calcext:value-type="float">
            <text:p>655.2</text:p>
          </table:table-cell>
          <table:table-cell office:value-type="string" calcext:value-type="string">
            <text:p>rapeseed_roots to 100cm</text:p>
          </table:table-cell>
          <table:table-cell office:value-type="float" office:value="655.2" calcext:value-type="float">
            <text:p>655.2</text:p>
          </table:table-cell>
          <table:table-cell office:value-type="float" office:value="294.84" calcext:value-type="float">
            <text:p>294.84</text:p>
          </table:table-cell>
          <table:table-cell office:value-type="float" office:value="1914.54545454545" calcext:value-type="float">
            <text:p>1914.545454545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033.85454545455" calcext:value-type="float">
            <text:p>1033.85454545455</text:p>
          </table:table-cell>
          <table:table-cell office:value-type="float" office:value="356.105454545455" calcext:value-type="float">
            <text:p>356.105454545455</text:p>
          </table:table-cell>
          <table:table-cell office:value-type="float" office:value="229.745454545455" calcext:value-type="float">
            <text:p>229.745454545455</text:p>
          </table:table-cell>
          <table:table-cell office:value-type="float" office:value="439.388181818182" calcext:value-type="float">
            <text:p>439.388181818182</text:p>
          </table:table-cell>
          <table:table-cell office:value-type="float" office:value="1033.85454545455" calcext:value-type="float">
            <text:p>1033.8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700" calcext:value-type="float">
            <text:p>1700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rapeseed_roots to 100cm</text:p>
          </table:table-cell>
          <table:table-cell office:value-type="float" office:value="1547" calcext:value-type="float">
            <text:p>1547</text:p>
          </table:table-cell>
          <table:table-cell office:value-type="float" office:value="696.15" calcext:value-type="float">
            <text:p>696.15</text:p>
          </table:table-cell>
          <table:table-cell office:value-type="float" office:value="4520.45454545454" calcext:value-type="float">
            <text:p>4520.4545454545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441.04545454545" calcext:value-type="float">
            <text:p>2441.04545454545</text:p>
          </table:table-cell>
          <table:table-cell office:value-type="float" office:value="840.804545454546" calcext:value-type="float">
            <text:p>840.804545454546</text:p>
          </table:table-cell>
          <table:table-cell office:value-type="float" office:value="542.454545454545" calcext:value-type="float">
            <text:p>542.454545454545</text:p>
          </table:table-cell>
          <table:table-cell office:value-type="float" office:value="1037.44431818182" calcext:value-type="float">
            <text:p>1037.44431818182</text:p>
          </table:table-cell>
          <table:table-cell office:value-type="float" office:value="2441.04545454545" calcext:value-type="float">
            <text:p>2441.045454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wheat, roots to 40cm depth</text:p>
          </table:table-cell>
          <table:table-cell office:value-type="float" office:value="1377" calcext:value-type="float">
            <text:p>1377</text:p>
          </table:table-cell>
          <table:table-cell office:value-type="float" office:value="619.65" calcext:value-type="float">
            <text:p>619.65</text:p>
          </table:table-cell>
          <table:table-cell office:value-type="float" office:value="1924.37888198758" calcext:value-type="float">
            <text:p>1924.3788819875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927.550621118012" calcext:value-type="float">
            <text:p>927.550621118012</text:p>
          </table:table-cell>
          <table:table-cell office:value-type="float" office:value="227.076708074534" calcext:value-type="float">
            <text:p>227.076708074534</text:p>
          </table:table-cell>
          <table:table-cell office:value-type="float" office:value="150.101552795031" calcext:value-type="float">
            <text:p>150.101552795031</text:p>
          </table:table-cell>
          <table:table-cell office:value-type="float" office:value="320.60152173913" calcext:value-type="float">
            <text:p>320.60152173913</text:p>
          </table:table-cell>
          <table:table-cell office:value-type="float" office:value="493.795621118012" calcext:value-type="float">
            <text:p>493.795621118012</text:p>
          </table:table-cell>
          <table:table-cell office:value-type="float" office:value="433.755" calcext:value-type="float">
            <text:p>433.75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530" calcext:value-type="float">
            <text:p>3530</text:p>
          </table:table-cell>
          <table:table-cell office:value-type="float" office:value="3000.5" calcext:value-type="float">
            <text:p>3000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000.5" calcext:value-type="float">
            <text:p>3000.5</text:p>
          </table:table-cell>
          <table:table-cell office:value-type="float" office:value="1350.225" calcext:value-type="float">
            <text:p>1350.225</text:p>
          </table:table-cell>
          <table:table-cell office:value-type="float" office:value="4193.24534161491" calcext:value-type="float">
            <text:p>4193.24534161491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021.14425465838" calcext:value-type="float">
            <text:p>2021.14425465838</text:p>
          </table:table-cell>
          <table:table-cell office:value-type="float" office:value="494.802950310559" calcext:value-type="float">
            <text:p>494.802950310559</text:p>
          </table:table-cell>
          <table:table-cell office:value-type="float" office:value="327.073136645963" calcext:value-type="float">
            <text:p>327.073136645963</text:p>
          </table:table-cell>
          <table:table-cell office:value-type="float" office:value="698.594673913043" calcext:value-type="float">
            <text:p>698.594673913043</text:p>
          </table:table-cell>
          <table:table-cell office:value-type="float" office:value="1075.98675465839" calcext:value-type="float">
            <text:p>1075.98675465839</text:p>
          </table:table-cell>
          <table:table-cell office:value-type="float" office:value="945.1575" calcext:value-type="float">
            <text:p>945.15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0" calcext:value-type="float">
            <text:p>1440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wheat, roots to 40cm depth</text:p>
          </table:table-cell>
          <table:table-cell office:value-type="float" office:value="1224" calcext:value-type="float">
            <text:p>1224</text:p>
          </table:table-cell>
          <table:table-cell office:value-type="float" office:value="550.8" calcext:value-type="float">
            <text:p>550.8</text:p>
          </table:table-cell>
          <table:table-cell office:value-type="float" office:value="1710.55900621118" calcext:value-type="float">
            <text:p>1710.5590062111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824.489440993789" calcext:value-type="float">
            <text:p>824.489440993789</text:p>
          </table:table-cell>
          <table:table-cell office:value-type="float" office:value="201.845962732919" calcext:value-type="float">
            <text:p>201.845962732919</text:p>
          </table:table-cell>
          <table:table-cell office:value-type="float" office:value="133.423602484472" calcext:value-type="float">
            <text:p>133.423602484472</text:p>
          </table:table-cell>
          <table:table-cell office:value-type="float" office:value="284.979130434783" calcext:value-type="float">
            <text:p>284.979130434783</text:p>
          </table:table-cell>
          <table:table-cell office:value-type="float" office:value="824.489440993789" calcext:value-type="float">
            <text:p>824.489440993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450" calcext:value-type="float">
            <text:p>3450</text:p>
          </table:table-cell>
          <table:table-cell office:value-type="float" office:value="2932.5" calcext:value-type="float">
            <text:p>2932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932.5" calcext:value-type="float">
            <text:p>2932.5</text:p>
          </table:table-cell>
          <table:table-cell office:value-type="float" office:value="1319.625" calcext:value-type="float">
            <text:p>1319.625</text:p>
          </table:table-cell>
          <table:table-cell office:value-type="float" office:value="4098.21428571429" calcext:value-type="float">
            <text:p>4098.2142857142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975.33928571429" calcext:value-type="float">
            <text:p>1975.33928571429</text:p>
          </table:table-cell>
          <table:table-cell office:value-type="float" office:value="483.589285714286" calcext:value-type="float">
            <text:p>483.589285714286</text:p>
          </table:table-cell>
          <table:table-cell office:value-type="float" office:value="319.660714285714" calcext:value-type="float">
            <text:p>319.660714285714</text:p>
          </table:table-cell>
          <table:table-cell office:value-type="float" office:value="682.7625" calcext:value-type="float">
            <text:p>682.7625</text:p>
          </table:table-cell>
          <table:table-cell office:value-type="float" office:value="1975.33928571429" calcext:value-type="float">
            <text:p>1975.3392857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sugarbeet</text:p>
          </table:table-cell>
          <table:table-cell office:value-type="float" office:value="3300" calcext:value-type="float">
            <text:p>3300</text:p>
          </table:table-cell>
          <table:table-cell office:value-type="float" office:value="1485" calcext:value-type="float">
            <text:p>148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22.8025" calcext:value-type="float">
            <text:p>1122.80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.28" calcext:value-type="float">
            <text:p>44.28</text:p>
          </table:table-cell>
          <table:table-cell office:value-type="float" office:value="11070" calcext:value-type="float">
            <text:p>11070</text:p>
          </table:table-cell>
          <table:table-cell office:value-type="string" calcext:value-type="string">
            <text:p>sugarbeet</text:p>
          </table:table-cell>
          <table:table-cell office:value-type="float" office:value="11070" calcext:value-type="float">
            <text:p>11070</text:p>
          </table:table-cell>
          <table:table-cell office:value-type="float" office:value="4981.5" calcext:value-type="float">
            <text:p>4981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725.94775" calcext:value-type="float">
            <text:p>2725.947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.72" calcext:value-type="float">
            <text:p>10.72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sugarbeet</text:p>
          </table:table-cell>
          <table:table-cell office:value-type="float" office:value="2680" calcext:value-type="float">
            <text:p>2680</text:p>
          </table:table-cell>
          <table:table-cell office:value-type="float" office:value="1206" calcext:value-type="float">
            <text:p>1206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994.881" calcext:value-type="float">
            <text:p>994.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sugarbeet</text:p>
          </table:table-cell>
          <table:table-cell office:value-type="float" office:value="9250" calcext:value-type="float">
            <text:p>9250</text:p>
          </table:table-cell>
          <table:table-cell office:value-type="float" office:value="4162.5" calcext:value-type="float">
            <text:p>4162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350.43625" calcext:value-type="float">
            <text:p>2350.4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130" calcext:value-type="float">
            <text:p>2130</text:p>
          </table:table-cell>
          <table:table-cell office:value-type="float" office:value="1810.5" calcext:value-type="float">
            <text:p>1810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810.5" calcext:value-type="float">
            <text:p>1810.5</text:p>
          </table:table-cell>
          <table:table-cell table:style-name="Default" office:value-type="float" office:value="814.725" calcext:value-type="float">
            <text:p>814.725</text:p>
          </table:table-cell>
          <table:table-cell office:value-type="float" office:value="1982.29927007299" calcext:value-type="float">
            <text:p>1982.2992700729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477.734124087591" calcext:value-type="float">
            <text:p>477.734124087591</text:p>
          </table:table-cell>
          <table:table-cell office:value-type="float" office:value="418.265145985402" calcext:value-type="float">
            <text:p>418.265145985402</text:p>
          </table:table-cell>
          <table:table-cell office:value-type="float" office:value="271.575" calcext:value-type="float">
            <text:p>271.575</text:p>
          </table:table-cell>
          <table:table-cell office:value-type="float" office:value="586.364124087591" calcext:value-type="float">
            <text:p>586.364124087591</text:p>
          </table:table-cell>
          <table:table-cell office:value-type="float" office:value="691.093649635037" calcext:value-type="float">
            <text:p>691.093649635037</text:p>
          </table:table-cell>
          <table:table-cell office:value-type="float" office:value="286.640474452555" calcext:value-type="float">
            <text:p>286.64047445255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850" calcext:value-type="float">
            <text:p>3850</text:p>
          </table:table-cell>
          <table:table-cell office:value-type="float" office:value="3272.5" calcext:value-type="float">
            <text:p>3272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272.5" calcext:value-type="float">
            <text:p>3272.5</text:p>
          </table:table-cell>
          <table:table-cell table:style-name="Default" office:value-type="float" office:value="1472.625" calcext:value-type="float">
            <text:p>1472.625</text:p>
          </table:table-cell>
          <table:table-cell office:value-type="float" office:value="3583.02919708029" calcext:value-type="float">
            <text:p>3583.0291970802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863.51003649635" calcext:value-type="float">
            <text:p>863.51003649635</text:p>
          </table:table-cell>
          <table:table-cell office:value-type="float" office:value="756.019160583942" calcext:value-type="float">
            <text:p>756.019160583942</text:p>
          </table:table-cell>
          <table:table-cell office:value-type="float" office:value="490.875" calcext:value-type="float">
            <text:p>490.875</text:p>
          </table:table-cell>
          <table:table-cell office:value-type="float" office:value="1059.86003649635" calcext:value-type="float">
            <text:p>1059.86003649635</text:p>
          </table:table-cell>
          <table:table-cell office:value-type="float" office:value="845.40401459854" calcext:value-type="float">
            <text:p>845.40401459854</text:p>
          </table:table-cell>
          <table:table-cell office:value-type="float" office:value="518.10602189781" calcext:value-type="float">
            <text:p>518.10602189781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1606.5" calcext:value-type="float">
            <text:p>1606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606.5" calcext:value-type="float">
            <text:p>1606.5</text:p>
          </table:table-cell>
          <table:table-cell table:style-name="Default" office:value-type="float" office:value="722.925" calcext:value-type="float">
            <text:p>722.925</text:p>
          </table:table-cell>
          <table:table-cell office:value-type="float" office:value="1602.93791574279" calcext:value-type="float">
            <text:p>1602.9379157427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641.175166297118" calcext:value-type="float">
            <text:p>641.175166297118</text:p>
          </table:table-cell>
          <table:table-cell office:value-type="float" office:value="144.264412416851" calcext:value-type="float">
            <text:p>144.264412416851</text:p>
          </table:table-cell>
          <table:table-cell office:value-type="float" office:value="94.5733370288248" calcext:value-type="float">
            <text:p>94.5733370288248</text:p>
          </table:table-cell>
          <table:table-cell office:value-type="float" office:value="203.012087028825" calcext:value-type="float">
            <text:p>203.012087028825</text:p>
          </table:table-cell>
          <table:table-cell office:value-type="float" office:value="641.175166297118" calcext:value-type="float">
            <text:p>641.17516629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090" calcext:value-type="float">
            <text:p>4090</text:p>
          </table:table-cell>
          <table:table-cell office:value-type="float" office:value="3476.5" calcext:value-type="float">
            <text:p>3476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476.5" calcext:value-type="float">
            <text:p>3476.5</text:p>
          </table:table-cell>
          <table:table-cell table:style-name="Default" office:value-type="float" office:value="1564.425" calcext:value-type="float">
            <text:p>1564.425</text:p>
          </table:table-cell>
          <table:table-cell office:value-type="float" office:value="3468.79157427938" calcext:value-type="float">
            <text:p>3468.7915742793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387.51662971175" calcext:value-type="float">
            <text:p>1387.51662971175</text:p>
          </table:table-cell>
          <table:table-cell office:value-type="float" office:value="312.191241685144" calcext:value-type="float">
            <text:p>312.191241685144</text:p>
          </table:table-cell>
          <table:table-cell office:value-type="float" office:value="204.658702882483" calcext:value-type="float">
            <text:p>204.658702882483</text:p>
          </table:table-cell>
          <table:table-cell office:value-type="float" office:value="439.322452882483" calcext:value-type="float">
            <text:p>439.322452882483</text:p>
          </table:table-cell>
          <table:table-cell office:value-type="float" office:value="1387.51662971175" calcext:value-type="float">
            <text:p>1387.5166297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2680" calcext:value-type="float">
            <text:p>2680</text:p>
          </table:table-cell>
          <table:table-cell office:value-type="string" calcext:value-type="string">
            <text:p>ley (average grass/legume)</text:p>
          </table:table-cell>
          <table:table-cell office:value-type="float" office:value="2680" calcext:value-type="float">
            <text:p>2680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2383.39920948617" calcext:value-type="float">
            <text:p>2383.3992094861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715.01976284585" calcext:value-type="float">
            <text:p>715.01976284585</text:p>
          </table:table-cell>
          <table:table-cell office:value-type="float" office:value="462.379446640316" calcext:value-type="float">
            <text:p>462.379446640316</text:p>
          </table:table-cell>
          <table:table-cell office:value-type="float" office:value="1000.78932806324" calcext:value-type="float">
            <text:p>1000.789328063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4240" calcext:value-type="float">
            <text:p>4240</text:p>
          </table:table-cell>
          <table:table-cell office:value-type="string" calcext:value-type="string">
            <text:p>ley (average grass/legume)</text:p>
          </table:table-cell>
          <table:table-cell office:value-type="float" office:value="4240" calcext:value-type="float">
            <text:p>4240</text:p>
          </table:table-cell>
          <table:table-cell table:style-name="Default" office:value-type="float" office:value="1908" calcext:value-type="float">
            <text:p>1908</text:p>
          </table:table-cell>
          <table:table-cell office:value-type="float" office:value="3770.75098814229" calcext:value-type="float">
            <text:p>3770.75098814229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131.22529644269" calcext:value-type="float">
            <text:p>1131.22529644269</text:p>
          </table:table-cell>
          <table:table-cell office:value-type="float" office:value="731.525691699605" calcext:value-type="float">
            <text:p>731.525691699605</text:p>
          </table:table-cell>
          <table:table-cell office:value-type="float" office:value="1583.33833992095" calcext:value-type="float">
            <text:p>1583.3383399209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418.6" calcext:value-type="float">
            <text:p>418.6</text:p>
          </table:table-cell>
          <table:table-cell office:value-type="string" calcext:value-type="string">
            <text:p>rapeseed_roots to 100cm</text:p>
          </table:table-cell>
          <table:table-cell office:value-type="float" office:value="418.6" calcext:value-type="float">
            <text:p>418.6</text:p>
          </table:table-cell>
          <table:table-cell office:value-type="float" office:value="188.37" calcext:value-type="float">
            <text:p>188.37</text:p>
          </table:table-cell>
          <table:table-cell office:value-type="float" office:value="1223.18181818182" calcext:value-type="float">
            <text:p>1223.18181818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660.518181818182" calcext:value-type="float">
            <text:p>660.518181818182</text:p>
          </table:table-cell>
          <table:table-cell office:value-type="float" office:value="227.511818181818" calcext:value-type="float">
            <text:p>227.511818181818</text:p>
          </table:table-cell>
          <table:table-cell office:value-type="float" office:value="146.781818181818" calcext:value-type="float">
            <text:p>146.781818181818</text:p>
          </table:table-cell>
          <table:table-cell office:value-type="float" office:value="280.720227272727" calcext:value-type="float">
            <text:p>280.720227272727</text:p>
          </table:table-cell>
          <table:table-cell office:value-type="float" office:value="660.518181818182" calcext:value-type="float">
            <text:p>660.5181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1738.1" calcext:value-type="float">
            <text:p>1738.1</text:p>
          </table:table-cell>
          <table:table-cell office:value-type="string" calcext:value-type="string">
            <text:p>rapeseed_roots to 100cm</text:p>
          </table:table-cell>
          <table:table-cell office:value-type="float" office:value="1738.1" calcext:value-type="float">
            <text:p>1738.1</text:p>
          </table:table-cell>
          <table:table-cell office:value-type="float" office:value="782.145" calcext:value-type="float">
            <text:p>782.145</text:p>
          </table:table-cell>
          <table:table-cell office:value-type="float" office:value="5078.86363636364" calcext:value-type="float">
            <text:p>5078.8636363636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742.58636363636" calcext:value-type="float">
            <text:p>2742.58636363636</text:p>
          </table:table-cell>
          <table:table-cell office:value-type="float" office:value="944.668636363637" calcext:value-type="float">
            <text:p>944.668636363637</text:p>
          </table:table-cell>
          <table:table-cell office:value-type="float" office:value="609.463636363636" calcext:value-type="float">
            <text:p>609.463636363636</text:p>
          </table:table-cell>
          <table:table-cell office:value-type="float" office:value="1165.59920454545" calcext:value-type="float">
            <text:p>1165.59920454545</text:p>
          </table:table-cell>
          <table:table-cell office:value-type="float" office:value="2742.58636363636" calcext:value-type="float">
            <text:p>2742.586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100" calcext:value-type="float">
            <text:p>3100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635" calcext:value-type="float">
            <text:p>2635</text:p>
          </table:table-cell>
          <table:table-cell office:value-type="float" office:value="1185.75" calcext:value-type="float">
            <text:p>1185.75</text:p>
          </table:table-cell>
          <table:table-cell office:value-type="float" office:value="3682.45341614907" calcext:value-type="float">
            <text:p>3682.4534161490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774.94254658385" calcext:value-type="float">
            <text:p>1774.94254658385</text:p>
          </table:table-cell>
          <table:table-cell office:value-type="float" office:value="434.52950310559" calcext:value-type="float">
            <text:p>434.52950310559</text:p>
          </table:table-cell>
          <table:table-cell office:value-type="float" office:value="287.231366459627" calcext:value-type="float">
            <text:p>287.231366459627</text:p>
          </table:table-cell>
          <table:table-cell office:value-type="float" office:value="613.496739130435" calcext:value-type="float">
            <text:p>613.496739130435</text:p>
          </table:table-cell>
          <table:table-cell office:value-type="float" office:value="944.917546583851" calcext:value-type="float">
            <text:p>944.917546583851</text:p>
          </table:table-cell>
          <table:table-cell office:value-type="float" office:value="830.025" calcext:value-type="float">
            <text:p>830.0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660" calcext:value-type="float">
            <text:p>5660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wheat, roots to 40cm depth</text:p>
          </table:table-cell>
          <table:table-cell office:value-type="float" office:value="4811" calcext:value-type="float">
            <text:p>4811</text:p>
          </table:table-cell>
          <table:table-cell office:value-type="float" office:value="2164.95" calcext:value-type="float">
            <text:p>2164.95</text:p>
          </table:table-cell>
          <table:table-cell office:value-type="float" office:value="6723.44720496895" calcext:value-type="float">
            <text:p>6723.4472049689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240.70155279503" calcext:value-type="float">
            <text:p>3240.70155279503</text:p>
          </table:table-cell>
          <table:table-cell office:value-type="float" office:value="793.366770186335" calcext:value-type="float">
            <text:p>793.366770186335</text:p>
          </table:table-cell>
          <table:table-cell office:value-type="float" office:value="524.428881987578" calcext:value-type="float">
            <text:p>524.428881987578</text:p>
          </table:table-cell>
          <table:table-cell office:value-type="float" office:value="1120.12630434783" calcext:value-type="float">
            <text:p>1120.12630434783</text:p>
          </table:table-cell>
          <table:table-cell office:value-type="float" office:value="1725.23655279503" calcext:value-type="float">
            <text:p>1725.23655279503</text:p>
          </table:table-cell>
          <table:table-cell office:value-type="float" office:value="1515.465" calcext:value-type="float">
            <text:p>1515.46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1504.5" calcext:value-type="float">
            <text:p>1504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1504.5" calcext:value-type="float">
            <text:p>1504.5</text:p>
          </table:table-cell>
          <table:table-cell office:value-type="float" office:value="677.025" calcext:value-type="float">
            <text:p>677.025</text:p>
          </table:table-cell>
          <table:table-cell office:value-type="float" office:value="2102.56211180124" calcext:value-type="float">
            <text:p>2102.5621118012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013.4349378882" calcext:value-type="float">
            <text:p>1013.4349378882</text:p>
          </table:table-cell>
          <table:table-cell office:value-type="float" office:value="248.102329192547" calcext:value-type="float">
            <text:p>248.102329192547</text:p>
          </table:table-cell>
          <table:table-cell office:value-type="float" office:value="163.999844720497" calcext:value-type="float">
            <text:p>163.999844720497</text:p>
          </table:table-cell>
          <table:table-cell office:value-type="float" office:value="350.286847826087" calcext:value-type="float">
            <text:p>350.286847826087</text:p>
          </table:table-cell>
          <table:table-cell office:value-type="float" office:value="1013.4349378882" calcext:value-type="float">
            <text:p>1013.4349378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360" calcext:value-type="float">
            <text:p>5360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wheat, roots to 40cm depth</text:p>
          </table:table-cell>
          <table:table-cell office:value-type="float" office:value="4556" calcext:value-type="float">
            <text:p>4556</text:p>
          </table:table-cell>
          <table:table-cell office:value-type="float" office:value="2050.2" calcext:value-type="float">
            <text:p>2050.2</text:p>
          </table:table-cell>
          <table:table-cell office:value-type="float" office:value="6367.08074534162" calcext:value-type="float">
            <text:p>6367.0807453416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068.93291925466" calcext:value-type="float">
            <text:p>3068.93291925466</text:p>
          </table:table-cell>
          <table:table-cell office:value-type="float" office:value="751.315527950311" calcext:value-type="float">
            <text:p>751.315527950311</text:p>
          </table:table-cell>
          <table:table-cell office:value-type="float" office:value="496.632298136646" calcext:value-type="float">
            <text:p>496.632298136646</text:p>
          </table:table-cell>
          <table:table-cell office:value-type="float" office:value="1060.75565217391" calcext:value-type="float">
            <text:p>1060.75565217391</text:p>
          </table:table-cell>
          <table:table-cell office:value-type="float" office:value="3068.93291925466" calcext:value-type="float">
            <text:p>3068.93291925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2.52" calcext:value-type="float">
            <text:p>22.52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sugarbeet</text:p>
          </table:table-cell>
          <table:table-cell office:value-type="float" office:value="5630" calcext:value-type="float">
            <text:p>5630</text:p>
          </table:table-cell>
          <table:table-cell office:value-type="float" office:value="2533.5" calcext:value-type="float">
            <text:p>2533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03.53975" calcext:value-type="float">
            <text:p>1603.539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1.2" calcext:value-type="float">
            <text:p>51.2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sugarbeet</text:p>
          </table:table-cell>
          <table:table-cell office:value-type="float" office:value="12800" calcext:value-type="float">
            <text:p>12800</text:p>
          </table:table-cell>
          <table:table-cell office:value-type="float" office:value="5760" calcext:value-type="float">
            <text:p>576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2.89" calcext:value-type="float">
            <text:p>3082.89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.92" calcext:value-type="float">
            <text:p>16.92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sugarbeet</text:p>
          </table:table-cell>
          <table:table-cell office:value-type="float" office:value="4230" calcext:value-type="float">
            <text:p>4230</text:p>
          </table:table-cell>
          <table:table-cell office:value-type="float" office:value="1903.5" calcext:value-type="float">
            <text:p>1903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314.68475" calcext:value-type="float">
            <text:p>1314.6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6.4" calcext:value-type="float">
            <text:p>46.4</text:p>
          </table:table-cell>
          <table:table-cell office:value-type="float" office:value="11600" calcext:value-type="float">
            <text:p>11600</text:p>
          </table:table-cell>
          <table:table-cell office:value-type="string" calcext:value-type="string">
            <text:p>sugarbeet</text:p>
          </table:table-cell>
          <table:table-cell office:value-type="float" office:value="11600" calcext:value-type="float">
            <text:p>11600</text:p>
          </table:table-cell>
          <table:table-cell office:value-type="float" office:value="5220" calcext:value-type="float">
            <text:p>522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835.3" calcext:value-type="float">
            <text:p>283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390" calcext:value-type="float">
            <text:p>2390</text:p>
          </table:table-cell>
          <table:table-cell office:value-type="float" office:value="2031.5" calcext:value-type="float">
            <text:p>2031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031.5" calcext:value-type="float">
            <text:p>2031.5</text:p>
          </table:table-cell>
          <table:table-cell table:style-name="Default" office:value-type="float" office:value="914.175" calcext:value-type="float">
            <text:p>914.175</text:p>
          </table:table-cell>
          <table:table-cell office:value-type="float" office:value="2224.2700729927" calcext:value-type="float">
            <text:p>2224.2700729927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536.049087591241" calcext:value-type="float">
            <text:p>536.049087591241</text:p>
          </table:table-cell>
          <table:table-cell office:value-type="float" office:value="469.32098540146" calcext:value-type="float">
            <text:p>469.32098540146</text:p>
          </table:table-cell>
          <table:table-cell office:value-type="float" office:value="304.725" calcext:value-type="float">
            <text:p>304.725</text:p>
          </table:table-cell>
          <table:table-cell office:value-type="float" office:value="657.939087591241" calcext:value-type="float">
            <text:p>657.939087591241</text:p>
          </table:table-cell>
          <table:table-cell office:value-type="float" office:value="714.419635036496" calcext:value-type="float">
            <text:p>714.419635036496</text:p>
          </table:table-cell>
          <table:table-cell office:value-type="float" office:value="321.629452554745" calcext:value-type="float">
            <text:p>321.62945255474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580" calcext:value-type="float">
            <text:p>4580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893" calcext:value-type="float">
            <text:p>3893</text:p>
          </table:table-cell>
          <table:table-cell table:style-name="Default" office:value-type="float" office:value="1751.85" calcext:value-type="float">
            <text:p>1751.85</text:p>
          </table:table-cell>
          <table:table-cell office:value-type="float" office:value="4262.40875912409" calcext:value-type="float">
            <text:p>4262.40875912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027.24051094891" calcext:value-type="float">
            <text:p>1027.24051094891</text:p>
          </table:table-cell>
          <table:table-cell office:value-type="float" office:value="899.368248175183" calcext:value-type="float">
            <text:p>899.368248175183</text:p>
          </table:table-cell>
          <table:table-cell office:value-type="float" office:value="583.95" calcext:value-type="float">
            <text:p>583.95</text:p>
          </table:table-cell>
          <table:table-cell office:value-type="float" office:value="1260.82051094891" calcext:value-type="float">
            <text:p>1260.82051094891</text:p>
          </table:table-cell>
          <table:table-cell office:value-type="float" office:value="910.896204379562" calcext:value-type="float">
            <text:p>910.896204379562</text:p>
          </table:table-cell>
          <table:table-cell office:value-type="float" office:value="616.344306569343" calcext:value-type="float">
            <text:p>616.34430656934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30" calcext:value-type="float">
            <text:p>1730</text:p>
          </table:table-cell>
          <table:table-cell office:value-type="float" office:value="1470.5" calcext:value-type="float">
            <text:p>1470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470.5" calcext:value-type="float">
            <text:p>1470.5</text:p>
          </table:table-cell>
          <table:table-cell table:style-name="Default" office:value-type="float" office:value="661.725" calcext:value-type="float">
            <text:p>661.725</text:p>
          </table:table-cell>
          <table:table-cell office:value-type="float" office:value="1467.23946784922" calcext:value-type="float">
            <text:p>1467.2394678492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586.89578713969" calcext:value-type="float">
            <text:p>586.89578713969</text:p>
          </table:table-cell>
          <table:table-cell office:value-type="float" office:value="132.05155210643" calcext:value-type="float">
            <text:p>132.05155210643</text:p>
          </table:table-cell>
          <table:table-cell office:value-type="float" office:value="86.5671286031042" calcext:value-type="float">
            <text:p>86.5671286031042</text:p>
          </table:table-cell>
          <table:table-cell office:value-type="float" office:value="185.825878603104" calcext:value-type="float">
            <text:p>185.825878603104</text:p>
          </table:table-cell>
          <table:table-cell office:value-type="float" office:value="586.89578713969" calcext:value-type="float">
            <text:p>586.8957871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290" calcext:value-type="float">
            <text:p>4290</text:p>
          </table:table-cell>
          <table:table-cell office:value-type="float" office:value="3646.5" calcext:value-type="float">
            <text:p>3646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646.5" calcext:value-type="float">
            <text:p>3646.5</text:p>
          </table:table-cell>
          <table:table-cell table:style-name="Default" office:value-type="float" office:value="1640.925" calcext:value-type="float">
            <text:p>1640.925</text:p>
          </table:table-cell>
          <table:table-cell office:value-type="float" office:value="3638.41463414634" calcext:value-type="float">
            <text:p>3638.4146341463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455.36585365854" calcext:value-type="float">
            <text:p>1455.36585365854</text:p>
          </table:table-cell>
          <table:table-cell office:value-type="float" office:value="327.457317073171" calcext:value-type="float">
            <text:p>327.457317073171</text:p>
          </table:table-cell>
          <table:table-cell office:value-type="float" office:value="214.666463414634" calcext:value-type="float">
            <text:p>214.666463414634</text:p>
          </table:table-cell>
          <table:table-cell office:value-type="float" office:value="460.805213414634" calcext:value-type="float">
            <text:p>460.805213414634</text:p>
          </table:table-cell>
          <table:table-cell office:value-type="float" office:value="1455.36585365854" calcext:value-type="float">
            <text:p>1455.3658536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string" calcext:value-type="string">
            <text:p>ley (average grass/legume)</text:p>
          </table:table-cell>
          <table:table-cell office:value-type="float" office:value="2660" calcext:value-type="float">
            <text:p>2660</text:p>
          </table:table-cell>
          <table:table-cell table:style-name="Default" office:value-type="float" office:value="1197" calcext:value-type="float">
            <text:p>1197</text:p>
          </table:table-cell>
          <table:table-cell office:value-type="float" office:value="2365.61264822134" calcext:value-type="float">
            <text:p>2365.61264822134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709.683794466403" calcext:value-type="float">
            <text:p>709.683794466403</text:p>
          </table:table-cell>
          <table:table-cell office:value-type="float" office:value="458.928853754941" calcext:value-type="float">
            <text:p>458.928853754941</text:p>
          </table:table-cell>
          <table:table-cell office:value-type="float" office:value="993.320750988142" calcext:value-type="float">
            <text:p>993.3207509881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ley (average grass/legume)</text:p>
          </table:table-cell>
          <table:table-cell office:value-type="float" office:value="4300" calcext:value-type="float">
            <text:p>4300</text:p>
          </table:table-cell>
          <table:table-cell table:style-name="Default" office:value-type="float" office:value="1935" calcext:value-type="float">
            <text:p>1935</text:p>
          </table:table-cell>
          <table:table-cell office:value-type="float" office:value="3824.11067193676" calcext:value-type="float">
            <text:p>3824.11067193676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147.23320158103" calcext:value-type="float">
            <text:p>1147.23320158103</text:p>
          </table:table-cell>
          <table:table-cell office:value-type="float" office:value="741.877470355731" calcext:value-type="float">
            <text:p>741.877470355731</text:p>
          </table:table-cell>
          <table:table-cell office:value-type="float" office:value="1605.74407114625" calcext:value-type="float">
            <text:p>1605.744071146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673.4" calcext:value-type="float">
            <text:p>673.4</text:p>
          </table:table-cell>
          <table:table-cell office:value-type="string" calcext:value-type="string">
            <text:p>rapeseed_roots to 100cm</text:p>
          </table:table-cell>
          <table:table-cell office:value-type="float" office:value="673.4" calcext:value-type="float">
            <text:p>673.4</text:p>
          </table:table-cell>
          <table:table-cell office:value-type="float" office:value="303.03" calcext:value-type="float">
            <text:p>303.03</text:p>
          </table:table-cell>
          <table:table-cell office:value-type="float" office:value="1967.72727272727" calcext:value-type="float">
            <text:p>1967.727272727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062.57272727273" calcext:value-type="float">
            <text:p>1062.57272727273</text:p>
          </table:table-cell>
          <table:table-cell office:value-type="float" office:value="365.997272727273" calcext:value-type="float">
            <text:p>365.997272727273</text:p>
          </table:table-cell>
          <table:table-cell office:value-type="float" office:value="236.127272727273" calcext:value-type="float">
            <text:p>236.127272727273</text:p>
          </table:table-cell>
          <table:table-cell office:value-type="float" office:value="451.593409090909" calcext:value-type="float">
            <text:p>451.593409090909</text:p>
          </table:table-cell>
          <table:table-cell office:value-type="float" office:value="1062.57272727273" calcext:value-type="float">
            <text:p>1062.57272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310" calcext:value-type="float">
            <text:p>2310</text:p>
          </table:table-cell>
          <table:table-cell office:value-type="float" office:value="2102.1" calcext:value-type="float">
            <text:p>2102.1</text:p>
          </table:table-cell>
          <table:table-cell office:value-type="string" calcext:value-type="string">
            <text:p>rapeseed_roots to 100cm</text:p>
          </table:table-cell>
          <table:table-cell office:value-type="float" office:value="2102.1" calcext:value-type="float">
            <text:p>2102.1</text:p>
          </table:table-cell>
          <table:table-cell office:value-type="float" office:value="945.945" calcext:value-type="float">
            <text:p>945.945</text:p>
          </table:table-cell>
          <table:table-cell office:value-type="float" office:value="6142.5" calcext:value-type="float">
            <text:p>6142.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3316.95" calcext:value-type="float">
            <text:p>3316.95</text:p>
          </table:table-cell>
          <table:table-cell office:value-type="float" office:value="1142.505" calcext:value-type="float">
            <text:p>1142.505</text:p>
          </table:table-cell>
          <table:table-cell office:value-type="float" office:value="737.1" calcext:value-type="float">
            <text:p>737.1</text:p>
          </table:table-cell>
          <table:table-cell office:value-type="float" office:value="1409.70375" calcext:value-type="float">
            <text:p>1409.70375</text:p>
          </table:table-cell>
          <table:table-cell office:value-type="float" office:value="3316.95" calcext:value-type="float">
            <text:p>331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wheat, roots to 40cm depth</text:p>
          </table:table-cell>
          <table:table-cell office:value-type="float" office:value="1921" calcext:value-type="float">
            <text:p>1921</text:p>
          </table:table-cell>
          <table:table-cell office:value-type="float" office:value="864.45" calcext:value-type="float">
            <text:p>864.45</text:p>
          </table:table-cell>
          <table:table-cell office:value-type="float" office:value="2684.62732919255" calcext:value-type="float">
            <text:p>2684.6273291925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293.99037267081" calcext:value-type="float">
            <text:p>1293.99037267081</text:p>
          </table:table-cell>
          <table:table-cell office:value-type="float" office:value="316.78602484472" calcext:value-type="float">
            <text:p>316.78602484472</text:p>
          </table:table-cell>
          <table:table-cell office:value-type="float" office:value="209.400931677019" calcext:value-type="float">
            <text:p>209.400931677019</text:p>
          </table:table-cell>
          <table:table-cell office:value-type="float" office:value="447.258913043478" calcext:value-type="float">
            <text:p>447.258913043478</text:p>
          </table:table-cell>
          <table:table-cell office:value-type="float" office:value="688.875372670808" calcext:value-type="float">
            <text:p>688.875372670808</text:p>
          </table:table-cell>
          <table:table-cell office:value-type="float" office:value="605.115" calcext:value-type="float">
            <text:p>605.11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520" calcext:value-type="float">
            <text:p>4520</text:p>
          </table:table-cell>
          <table:table-cell office:value-type="float" office:value="3842" calcext:value-type="float">
            <text:p>3842</text:p>
          </table:table-cell>
          <table:table-cell office:value-type="string" calcext:value-type="string">
            <text:p>wheat, roots to 40cm depth</text:p>
          </table:table-cell>
          <table:table-cell office:value-type="float" office:value="3842" calcext:value-type="float">
            <text:p>3842</text:p>
          </table:table-cell>
          <table:table-cell office:value-type="float" office:value="1728.9" calcext:value-type="float">
            <text:p>1728.9</text:p>
          </table:table-cell>
          <table:table-cell office:value-type="float" office:value="5369.25465838509" calcext:value-type="float">
            <text:p>5369.2546583850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587.98074534161" calcext:value-type="float">
            <text:p>2587.98074534161</text:p>
          </table:table-cell>
          <table:table-cell office:value-type="float" office:value="633.572049689441" calcext:value-type="float">
            <text:p>633.572049689441</text:p>
          </table:table-cell>
          <table:table-cell office:value-type="float" office:value="418.801863354037" calcext:value-type="float">
            <text:p>418.801863354037</text:p>
          </table:table-cell>
          <table:table-cell office:value-type="float" office:value="894.517826086957" calcext:value-type="float">
            <text:p>894.517826086957</text:p>
          </table:table-cell>
          <table:table-cell office:value-type="float" office:value="1377.75074534162" calcext:value-type="float">
            <text:p>1377.75074534162</text:p>
          </table:table-cell>
          <table:table-cell office:value-type="float" office:value="1210.23" calcext:value-type="float">
            <text:p>1210.2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wheat, roots to 40cm depth</text:p>
          </table:table-cell>
          <table:table-cell office:value-type="float" office:value="1955" calcext:value-type="float">
            <text:p>1955</text:p>
          </table:table-cell>
          <table:table-cell office:value-type="float" office:value="879.75" calcext:value-type="float">
            <text:p>879.75</text:p>
          </table:table-cell>
          <table:table-cell office:value-type="float" office:value="2732.14285714286" calcext:value-type="float">
            <text:p>2732.14285714286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316.89285714286" calcext:value-type="float">
            <text:p>1316.89285714286</text:p>
          </table:table-cell>
          <table:table-cell office:value-type="float" office:value="322.392857142857" calcext:value-type="float">
            <text:p>322.392857142857</text:p>
          </table:table-cell>
          <table:table-cell office:value-type="float" office:value="213.107142857143" calcext:value-type="float">
            <text:p>213.107142857143</text:p>
          </table:table-cell>
          <table:table-cell office:value-type="float" office:value="455.175" calcext:value-type="float">
            <text:p>455.175</text:p>
          </table:table-cell>
          <table:table-cell office:value-type="float" office:value="1316.89285714286" calcext:value-type="float">
            <text:p>1316.8928571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780" calcext:value-type="float">
            <text:p>4780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wheat, roots to 40cm depth</text:p>
          </table:table-cell>
          <table:table-cell office:value-type="float" office:value="4063" calcext:value-type="float">
            <text:p>4063</text:p>
          </table:table-cell>
          <table:table-cell office:value-type="float" office:value="1828.35" calcext:value-type="float">
            <text:p>1828.35</text:p>
          </table:table-cell>
          <table:table-cell office:value-type="float" office:value="5678.10559006211" calcext:value-type="float">
            <text:p>5678.10559006211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736.84689440994" calcext:value-type="float">
            <text:p>2736.84689440994</text:p>
          </table:table-cell>
          <table:table-cell office:value-type="float" office:value="670.016459627329" calcext:value-type="float">
            <text:p>670.016459627329</text:p>
          </table:table-cell>
          <table:table-cell office:value-type="float" office:value="442.892236024845" calcext:value-type="float">
            <text:p>442.892236024845</text:p>
          </table:table-cell>
          <table:table-cell office:value-type="float" office:value="945.972391304348" calcext:value-type="float">
            <text:p>945.972391304348</text:p>
          </table:table-cell>
          <table:table-cell office:value-type="float" office:value="2736.84689440994" calcext:value-type="float">
            <text:p>2736.8468944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2.92" calcext:value-type="float">
            <text:p>22.92</text:p>
          </table:table-cell>
          <table:table-cell office:value-type="float" office:value="6073.8" calcext:value-type="float">
            <text:p>6073.8</text:p>
          </table:table-cell>
          <table:table-cell office:value-type="string" calcext:value-type="string">
            <text:p>sugarbeet</text:p>
          </table:table-cell>
          <table:table-cell office:value-type="float" office:value="6073.8" calcext:value-type="float">
            <text:p>6073.8</text:p>
          </table:table-cell>
          <table:table-cell office:value-type="float" office:value="2733.21" calcext:value-type="float">
            <text:p>2733.21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95.106785" calcext:value-type="float">
            <text:p>1695.10678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3.84" calcext:value-type="float">
            <text:p>43.84</text:p>
          </table:table-cell>
          <table:table-cell office:value-type="float" office:value="10609.28" calcext:value-type="float">
            <text:p>10609.28</text:p>
          </table:table-cell>
          <table:table-cell office:value-type="string" calcext:value-type="string">
            <text:p>sugarbeet</text:p>
          </table:table-cell>
          <table:table-cell office:value-type="float" office:value="10609.28" calcext:value-type="float">
            <text:p>10609.28</text:p>
          </table:table-cell>
          <table:table-cell office:value-type="float" office:value="4774.176" calcext:value-type="float">
            <text:p>4774.176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30.889696" calcext:value-type="float">
            <text:p>2630.88969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.64" calcext:value-type="float">
            <text:p>15.64</text:p>
          </table:table-cell>
          <table:table-cell office:value-type="float" office:value="4238.44" calcext:value-type="float">
            <text:p>4238.44</text:p>
          </table:table-cell>
          <table:table-cell office:value-type="string" calcext:value-type="string">
            <text:p>sugarbeet</text:p>
          </table:table-cell>
          <table:table-cell office:value-type="float" office:value="4238.44" calcext:value-type="float">
            <text:p>4238.44</text:p>
          </table:table-cell>
          <table:table-cell office:value-type="float" office:value="1907.298" calcext:value-type="float">
            <text:p>1907.298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316.426133" calcext:value-type="float">
            <text:p>1316.426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2.2" calcext:value-type="float">
            <text:p>42.2</text:p>
          </table:table-cell>
          <table:table-cell office:value-type="float" office:value="10718.8" calcext:value-type="float">
            <text:p>10718.8</text:p>
          </table:table-cell>
          <table:table-cell office:value-type="string" calcext:value-type="string">
            <text:p>sugarbeet</text:p>
          </table:table-cell>
          <table:table-cell office:value-type="float" office:value="10718.8" calcext:value-type="float">
            <text:p>10718.8</text:p>
          </table:table-cell>
          <table:table-cell office:value-type="float" office:value="4823.46" calcext:value-type="float">
            <text:p>4823.46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653.48641" calcext:value-type="float">
            <text:p>2653.48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1844.5" calcext:value-type="float">
            <text:p>1844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844.5" calcext:value-type="float">
            <text:p>1844.5</text:p>
          </table:table-cell>
          <table:table-cell table:style-name="Default" office:value-type="float" office:value="830.025" calcext:value-type="float">
            <text:p>830.025</text:p>
          </table:table-cell>
          <table:table-cell office:value-type="float" office:value="2019.52554744526" calcext:value-type="float">
            <text:p>2019.52554744526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486.705656934307" calcext:value-type="float">
            <text:p>486.705656934307</text:p>
          </table:table-cell>
          <table:table-cell office:value-type="float" office:value="426.119890510949" calcext:value-type="float">
            <text:p>426.119890510949</text:p>
          </table:table-cell>
          <table:table-cell office:value-type="float" office:value="276.675" calcext:value-type="float">
            <text:p>276.675</text:p>
          </table:table-cell>
          <table:table-cell office:value-type="float" office:value="597.375656934307" calcext:value-type="float">
            <text:p>597.375656934307</text:p>
          </table:table-cell>
          <table:table-cell office:value-type="float" office:value="694.682262773723" calcext:value-type="float">
            <text:p>694.682262773723</text:p>
          </table:table-cell>
          <table:table-cell office:value-type="float" office:value="292.023394160584" calcext:value-type="float">
            <text:p>292.023394160584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820" calcext:value-type="float">
            <text:p>3820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247" calcext:value-type="float">
            <text:p>3247</text:p>
          </table:table-cell>
          <table:table-cell table:style-name="Default" office:value-type="float" office:value="1461.15" calcext:value-type="float">
            <text:p>1461.15</text:p>
          </table:table-cell>
          <table:table-cell office:value-type="float" office:value="3555.1094890511" calcext:value-type="float">
            <text:p>3555.1094890511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856.781386861314" calcext:value-type="float">
            <text:p>856.781386861314</text:p>
          </table:table-cell>
          <table:table-cell office:value-type="float" office:value="750.128102189781" calcext:value-type="float">
            <text:p>750.128102189781</text:p>
          </table:table-cell>
          <table:table-cell office:value-type="float" office:value="487.05" calcext:value-type="float">
            <text:p>487.05</text:p>
          </table:table-cell>
          <table:table-cell office:value-type="float" office:value="1051.60138686131" calcext:value-type="float">
            <text:p>1051.60138686131</text:p>
          </table:table-cell>
          <table:table-cell office:value-type="float" office:value="842.712554744526" calcext:value-type="float">
            <text:p>842.712554744526</text:p>
          </table:table-cell>
          <table:table-cell office:value-type="float" office:value="514.068832116788" calcext:value-type="float">
            <text:p>514.068832116788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60" calcext:value-type="float">
            <text:p>2460</text:p>
          </table:table-cell>
          <table:table-cell office:value-type="float" office:value="2091" calcext:value-type="float">
            <text:p>2091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091" calcext:value-type="float">
            <text:p>2091</text:p>
          </table:table-cell>
          <table:table-cell table:style-name="Default" office:value-type="float" office:value="940.95" calcext:value-type="float">
            <text:p>940.95</text:p>
          </table:table-cell>
          <table:table-cell office:value-type="float" office:value="2086.36363636364" calcext:value-type="float">
            <text:p>2086.3636363636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834.545454545455" calcext:value-type="float">
            <text:p>834.545454545455</text:p>
          </table:table-cell>
          <table:table-cell office:value-type="float" office:value="187.772727272727" calcext:value-type="float">
            <text:p>187.772727272727</text:p>
          </table:table-cell>
          <table:table-cell office:value-type="float" office:value="123.095454545455" calcext:value-type="float">
            <text:p>123.095454545455</text:p>
          </table:table-cell>
          <table:table-cell office:value-type="float" office:value="264.237954545455" calcext:value-type="float">
            <text:p>264.237954545455</text:p>
          </table:table-cell>
          <table:table-cell office:value-type="float" office:value="834.545454545455" calcext:value-type="float">
            <text:p>834.54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890" calcext:value-type="float">
            <text:p>3890</text:p>
          </table:table-cell>
          <table:table-cell office:value-type="float" office:value="3306.5" calcext:value-type="float">
            <text:p>3306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306.5" calcext:value-type="float">
            <text:p>3306.5</text:p>
          </table:table-cell>
          <table:table-cell table:style-name="Default" office:value-type="float" office:value="1487.925" calcext:value-type="float">
            <text:p>1487.925</text:p>
          </table:table-cell>
          <table:table-cell office:value-type="float" office:value="3299.16851441242" calcext:value-type="float">
            <text:p>3299.1685144124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319.66740576497" calcext:value-type="float">
            <text:p>1319.66740576497</text:p>
          </table:table-cell>
          <table:table-cell office:value-type="float" office:value="296.925166297118" calcext:value-type="float">
            <text:p>296.925166297118</text:p>
          </table:table-cell>
          <table:table-cell office:value-type="float" office:value="194.650942350333" calcext:value-type="float">
            <text:p>194.650942350333</text:p>
          </table:table-cell>
          <table:table-cell office:value-type="float" office:value="417.839692350333" calcext:value-type="float">
            <text:p>417.839692350333</text:p>
          </table:table-cell>
          <table:table-cell office:value-type="float" office:value="1319.66740576497" calcext:value-type="float">
            <text:p>1319.66740576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3560" calcext:value-type="float">
            <text:p>3560</text:p>
          </table:table-cell>
          <table:table-cell office:value-type="string" calcext:value-type="string">
            <text:p>ley (average grass/legume)</text:p>
          </table:table-cell>
          <table:table-cell office:value-type="float" office:value="3560" calcext:value-type="float">
            <text:p>3560</text:p>
          </table:table-cell>
          <table:table-cell table:style-name="Default" office:value-type="float" office:value="1602" calcext:value-type="float">
            <text:p>1602</text:p>
          </table:table-cell>
          <table:table-cell office:value-type="float" office:value="3166.00790513834" calcext:value-type="float">
            <text:p>3166.00790513834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949.802371541502" calcext:value-type="float">
            <text:p>949.802371541502</text:p>
          </table:table-cell>
          <table:table-cell office:value-type="float" office:value="614.205533596838" calcext:value-type="float">
            <text:p>614.205533596838</text:p>
          </table:table-cell>
          <table:table-cell office:value-type="float" office:value="1329.40671936759" calcext:value-type="float">
            <text:p>1329.406719367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5575" calcext:value-type="float">
            <text:p>5575</text:p>
          </table:table-cell>
          <table:table-cell office:value-type="string" calcext:value-type="string">
            <text:p>ley (average grass/legume)</text:p>
          </table:table-cell>
          <table:table-cell office:value-type="float" office:value="5575" calcext:value-type="float">
            <text:p>5575</text:p>
          </table:table-cell>
          <table:table-cell table:style-name="Default" office:value-type="float" office:value="2508.75" calcext:value-type="float">
            <text:p>2508.75</text:p>
          </table:table-cell>
          <table:table-cell office:value-type="float" office:value="4958.00395256917" calcext:value-type="float">
            <text:p>4958.0039525691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487.40118577075" calcext:value-type="float">
            <text:p>1487.40118577075</text:p>
          </table:table-cell>
          <table:table-cell office:value-type="float" office:value="961.852766798419" calcext:value-type="float">
            <text:p>961.852766798419</text:p>
          </table:table-cell>
          <table:table-cell office:value-type="float" office:value="2081.86585968379" calcext:value-type="float">
            <text:p>2081.8658596837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60" calcext:value-type="float">
            <text:p>660</text:p>
          </table:table-cell>
          <table:table-cell office:value-type="float" office:value="600.6" calcext:value-type="float">
            <text:p>600.6</text:p>
          </table:table-cell>
          <table:table-cell office:value-type="string" calcext:value-type="string">
            <text:p>rapeseed_roots to 100cm</text:p>
          </table:table-cell>
          <table:table-cell office:value-type="float" office:value="600.6" calcext:value-type="float">
            <text:p>600.6</text:p>
          </table:table-cell>
          <table:table-cell office:value-type="float" office:value="270.27" calcext:value-type="float">
            <text:p>270.27</text:p>
          </table:table-cell>
          <table:table-cell office:value-type="float" office:value="1755" calcext:value-type="float">
            <text:p>17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947.7" calcext:value-type="float">
            <text:p>947.7</text:p>
          </table:table-cell>
          <table:table-cell office:value-type="float" office:value="326.43" calcext:value-type="float">
            <text:p>326.43</text:p>
          </table:table-cell>
          <table:table-cell office:value-type="float" office:value="210.6" calcext:value-type="float">
            <text:p>210.6</text:p>
          </table:table-cell>
          <table:table-cell office:value-type="float" office:value="402.7725" calcext:value-type="float">
            <text:p>402.7725</text:p>
          </table:table-cell>
          <table:table-cell office:value-type="float" office:value="947.7" calcext:value-type="float">
            <text:p>94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100" calcext:value-type="float">
            <text:p>21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rapeseed_roots to 100cm</text:p>
          </table:table-cell>
          <table:table-cell office:value-type="float" office:value="1911" calcext:value-type="float">
            <text:p>1911</text:p>
          </table:table-cell>
          <table:table-cell office:value-type="float" office:value="859.95" calcext:value-type="float">
            <text:p>859.95</text:p>
          </table:table-cell>
          <table:table-cell office:value-type="float" office:value="5584.09090909091" calcext:value-type="float">
            <text:p>5584.090909090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3015.40909090909" calcext:value-type="float">
            <text:p>3015.40909090909</text:p>
          </table:table-cell>
          <table:table-cell office:value-type="float" office:value="1038.64090909091" calcext:value-type="float">
            <text:p>1038.64090909091</text:p>
          </table:table-cell>
          <table:table-cell office:value-type="float" office:value="670.090909090909" calcext:value-type="float">
            <text:p>670.090909090909</text:p>
          </table:table-cell>
          <table:table-cell office:value-type="float" office:value="1281.54886363636" calcext:value-type="float">
            <text:p>1281.54886363636</text:p>
          </table:table-cell>
          <table:table-cell office:value-type="float" office:value="3015.40909090909" calcext:value-type="float">
            <text:p>3015.4090909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280" calcext:value-type="float">
            <text:p>3280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wheat, roots to 40cm depth</text:p>
          </table:table-cell>
          <table:table-cell office:value-type="float" office:value="2788" calcext:value-type="float">
            <text:p>2788</text:p>
          </table:table-cell>
          <table:table-cell office:value-type="float" office:value="1254.6" calcext:value-type="float">
            <text:p>1254.6</text:p>
          </table:table-cell>
          <table:table-cell office:value-type="float" office:value="3896.27329192547" calcext:value-type="float">
            <text:p>3896.2732919254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878.00372670807" calcext:value-type="float">
            <text:p>1878.00372670807</text:p>
          </table:table-cell>
          <table:table-cell office:value-type="float" office:value="459.760248447205" calcext:value-type="float">
            <text:p>459.760248447205</text:p>
          </table:table-cell>
          <table:table-cell office:value-type="float" office:value="303.909316770186" calcext:value-type="float">
            <text:p>303.909316770186</text:p>
          </table:table-cell>
          <table:table-cell office:value-type="float" office:value="649.119130434783" calcext:value-type="float">
            <text:p>649.119130434783</text:p>
          </table:table-cell>
          <table:table-cell office:value-type="float" office:value="999.783726708075" calcext:value-type="float">
            <text:p>999.783726708075</text:p>
          </table:table-cell>
          <table:table-cell office:value-type="float" office:value="878.22" calcext:value-type="float">
            <text:p>878.22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420" calcext:value-type="float">
            <text:p>5420</text:p>
          </table:table-cell>
          <table:table-cell office:value-type="float" office:value="4607" calcext:value-type="float">
            <text:p>4607</text:p>
          </table:table-cell>
          <table:table-cell office:value-type="string" calcext:value-type="string">
            <text:p>wheat, roots to 40cm depth</text:p>
          </table:table-cell>
          <table:table-cell office:value-type="float" office:value="4607" calcext:value-type="float">
            <text:p>4607</text:p>
          </table:table-cell>
          <table:table-cell office:value-type="float" office:value="2073.15" calcext:value-type="float">
            <text:p>2073.15</text:p>
          </table:table-cell>
          <table:table-cell office:value-type="float" office:value="6438.35403726708" calcext:value-type="float">
            <text:p>6438.3540372670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103.28664596273" calcext:value-type="float">
            <text:p>3103.28664596273</text:p>
          </table:table-cell>
          <table:table-cell office:value-type="float" office:value="759.725776397515" calcext:value-type="float">
            <text:p>759.725776397515</text:p>
          </table:table-cell>
          <table:table-cell office:value-type="float" office:value="502.191614906832" calcext:value-type="float">
            <text:p>502.191614906832</text:p>
          </table:table-cell>
          <table:table-cell office:value-type="float" office:value="1072.6297826087" calcext:value-type="float">
            <text:p>1072.6297826087</text:p>
          </table:table-cell>
          <table:table-cell office:value-type="float" office:value="1652.08164596273" calcext:value-type="float">
            <text:p>1652.08164596273</text:p>
          </table:table-cell>
          <table:table-cell office:value-type="float" office:value="1451.205" calcext:value-type="float">
            <text:p>1451.20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wheat, roots to 40cm depth</text:p>
          </table:table-cell>
          <table:table-cell office:value-type="float" office:value="2550" calcext:value-type="float">
            <text:p>2550</text:p>
          </table:table-cell>
          <table:table-cell office:value-type="float" office:value="1147.5" calcext:value-type="float">
            <text:p>1147.5</text:p>
          </table:table-cell>
          <table:table-cell office:value-type="float" office:value="3563.66459627329" calcext:value-type="float">
            <text:p>3563.6645962732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717.68633540373" calcext:value-type="float">
            <text:p>1717.68633540373</text:p>
          </table:table-cell>
          <table:table-cell office:value-type="float" office:value="420.512422360248" calcext:value-type="float">
            <text:p>420.512422360248</text:p>
          </table:table-cell>
          <table:table-cell office:value-type="float" office:value="277.965838509317" calcext:value-type="float">
            <text:p>277.965838509317</text:p>
          </table:table-cell>
          <table:table-cell office:value-type="float" office:value="593.70652173913" calcext:value-type="float">
            <text:p>593.70652173913</text:p>
          </table:table-cell>
          <table:table-cell office:value-type="float" office:value="1717.68633540373" calcext:value-type="float">
            <text:p>1717.6863354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330" calcext:value-type="float">
            <text:p>5330</text:p>
          </table:table-cell>
          <table:table-cell office:value-type="float" office:value="4530.5" calcext:value-type="float">
            <text:p>4530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4530.5" calcext:value-type="float">
            <text:p>4530.5</text:p>
          </table:table-cell>
          <table:table-cell office:value-type="float" office:value="2038.725" calcext:value-type="float">
            <text:p>2038.725</text:p>
          </table:table-cell>
          <table:table-cell office:value-type="float" office:value="6331.44409937888" calcext:value-type="float">
            <text:p>6331.4440993788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051.75605590062" calcext:value-type="float">
            <text:p>3051.75605590062</text:p>
          </table:table-cell>
          <table:table-cell office:value-type="float" office:value="747.110403726708" calcext:value-type="float">
            <text:p>747.110403726708</text:p>
          </table:table-cell>
          <table:table-cell office:value-type="float" office:value="493.852639751553" calcext:value-type="float">
            <text:p>493.852639751553</text:p>
          </table:table-cell>
          <table:table-cell office:value-type="float" office:value="1054.81858695652" calcext:value-type="float">
            <text:p>1054.81858695652</text:p>
          </table:table-cell>
          <table:table-cell office:value-type="float" office:value="3051.75605590062" calcext:value-type="float">
            <text:p>3051.75605590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7.1" calcext:value-type="float">
            <text:p>17.1</text:p>
          </table:table-cell>
          <table:table-cell office:value-type="float" office:value="3608.1" calcext:value-type="float">
            <text:p>3608.1</text:p>
          </table:table-cell>
          <table:table-cell office:value-type="string" calcext:value-type="string">
            <text:p>sugarbeet</text:p>
          </table:table-cell>
          <table:table-cell office:value-type="float" office:value="3608.1" calcext:value-type="float">
            <text:p>3608.1</text:p>
          </table:table-cell>
          <table:table-cell office:value-type="float" office:value="1623.645" calcext:value-type="float">
            <text:p>1623.64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86.3712325" calcext:value-type="float">
            <text:p>1186.37123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5.9" calcext:value-type="float">
            <text:p>35.9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sugarbeet</text:p>
          </table:table-cell>
          <table:table-cell office:value-type="float" office:value="7180" calcext:value-type="float">
            <text:p>7180</text:p>
          </table:table-cell>
          <table:table-cell office:value-type="float" office:value="3231" calcext:value-type="float">
            <text:p>3231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23.3435" calcext:value-type="float">
            <text:p>1923.343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1.7" calcext:value-type="float">
            <text:p>11.7</text:p>
          </table:table-cell>
          <table:table-cell office:value-type="float" office:value="2562.3" calcext:value-type="float">
            <text:p>2562.3</text:p>
          </table:table-cell>
          <table:table-cell office:value-type="string" calcext:value-type="string">
            <text:p>sugarbeet</text:p>
          </table:table-cell>
          <table:table-cell office:value-type="float" office:value="2562.3" calcext:value-type="float">
            <text:p>2562.3</text:p>
          </table:table-cell>
          <table:table-cell office:value-type="float" office:value="1153.035" calcext:value-type="float">
            <text:p>1153.03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970.5965475" calcext:value-type="float">
            <text:p>970.5965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1.5" calcext:value-type="float">
            <text:p>31.5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sugarbeet</text:p>
          </table:table-cell>
          <table:table-cell office:value-type="float" office:value="6741" calcext:value-type="float">
            <text:p>6741</text:p>
          </table:table-cell>
          <table:table-cell office:value-type="float" office:value="3033.45" calcext:value-type="float">
            <text:p>3033.4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832.766825" calcext:value-type="float">
            <text:p>1832.76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580" calcext:value-type="float">
            <text:p>2580</text:p>
          </table:table-cell>
          <table:table-cell office:value-type="float" office:value="2193" calcext:value-type="float">
            <text:p>2193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193" calcext:value-type="float">
            <text:p>2193</text:p>
          </table:table-cell>
          <table:table-cell table:style-name="Default" office:value-type="float" office:value="986.85" calcext:value-type="float">
            <text:p>986.85</text:p>
          </table:table-cell>
          <table:table-cell office:value-type="float" office:value="2401.09489051095" calcext:value-type="float">
            <text:p>2401.0948905109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578.663868613139" calcext:value-type="float">
            <text:p>578.663868613139</text:p>
          </table:table-cell>
          <table:table-cell office:value-type="float" office:value="506.63102189781" calcext:value-type="float">
            <text:p>506.63102189781</text:p>
          </table:table-cell>
          <table:table-cell office:value-type="float" office:value="328.95" calcext:value-type="float">
            <text:p>328.95</text:p>
          </table:table-cell>
          <table:table-cell office:value-type="float" office:value="710.243868613139" calcext:value-type="float">
            <text:p>710.243868613139</text:p>
          </table:table-cell>
          <table:table-cell office:value-type="float" office:value="731.465547445256" calcext:value-type="float">
            <text:p>731.465547445256</text:p>
          </table:table-cell>
          <table:table-cell office:value-type="float" office:value="347.198321167883" calcext:value-type="float">
            <text:p>347.19832116788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540" calcext:value-type="float">
            <text:p>4540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859" calcext:value-type="float">
            <text:p>3859</text:p>
          </table:table-cell>
          <table:table-cell table:style-name="Default" office:value-type="float" office:value="1736.55" calcext:value-type="float">
            <text:p>1736.55</text:p>
          </table:table-cell>
          <table:table-cell office:value-type="float" office:value="4225.18248175182" calcext:value-type="float">
            <text:p>4225.18248175182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018.26897810219" calcext:value-type="float">
            <text:p>1018.26897810219</text:p>
          </table:table-cell>
          <table:table-cell office:value-type="float" office:value="891.513503649635" calcext:value-type="float">
            <text:p>891.513503649635</text:p>
          </table:table-cell>
          <table:table-cell office:value-type="float" office:value="578.85" calcext:value-type="float">
            <text:p>578.85</text:p>
          </table:table-cell>
          <table:table-cell office:value-type="float" office:value="1249.80897810219" calcext:value-type="float">
            <text:p>1249.80897810219</text:p>
          </table:table-cell>
          <table:table-cell office:value-type="float" office:value="907.307591240876" calcext:value-type="float">
            <text:p>907.307591240876</text:p>
          </table:table-cell>
          <table:table-cell office:value-type="float" office:value="610.961386861314" calcext:value-type="float">
            <text:p>610.961386861314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1844.5" calcext:value-type="float">
            <text:p>1844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844.5" calcext:value-type="float">
            <text:p>1844.5</text:p>
          </table:table-cell>
          <table:table-cell table:style-name="Default" office:value-type="float" office:value="830.025" calcext:value-type="float">
            <text:p>830.025</text:p>
          </table:table-cell>
          <table:table-cell office:value-type="float" office:value="1840.41019955654" calcext:value-type="float">
            <text:p>1840.4101995565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736.164079822616" calcext:value-type="float">
            <text:p>736.164079822616</text:p>
          </table:table-cell>
          <table:table-cell office:value-type="float" office:value="165.636917960089" calcext:value-type="float">
            <text:p>165.636917960089</text:p>
          </table:table-cell>
          <table:table-cell office:value-type="float" office:value="108.584201773836" calcext:value-type="float">
            <text:p>108.584201773836</text:p>
          </table:table-cell>
          <table:table-cell office:value-type="float" office:value="233.087951773836" calcext:value-type="float">
            <text:p>233.087951773836</text:p>
          </table:table-cell>
          <table:table-cell office:value-type="float" office:value="736.164079822616" calcext:value-type="float">
            <text:p>736.16407982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180" calcext:value-type="float">
            <text:p>418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553" calcext:value-type="float">
            <text:p>3553</text:p>
          </table:table-cell>
          <table:table-cell table:style-name="Default" office:value-type="float" office:value="1598.85" calcext:value-type="float">
            <text:p>1598.85</text:p>
          </table:table-cell>
          <table:table-cell office:value-type="float" office:value="3545.12195121951" calcext:value-type="float">
            <text:p>3545.121951219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418.04878048781" calcext:value-type="float">
            <text:p>1418.04878048781</text:p>
          </table:table-cell>
          <table:table-cell office:value-type="float" office:value="319.060975609756" calcext:value-type="float">
            <text:p>319.060975609756</text:p>
          </table:table-cell>
          <table:table-cell office:value-type="float" office:value="209.162195121951" calcext:value-type="float">
            <text:p>209.162195121951</text:p>
          </table:table-cell>
          <table:table-cell office:value-type="float" office:value="448.989695121951" calcext:value-type="float">
            <text:p>448.989695121951</text:p>
          </table:table-cell>
          <table:table-cell office:value-type="float" office:value="1418.04878048781" calcext:value-type="float">
            <text:p>1418.04878048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4460" calcext:value-type="float">
            <text:p>4460</text:p>
          </table:table-cell>
          <table:table-cell office:value-type="string" calcext:value-type="string">
            <text:p>ley (average grass/legume)</text:p>
          </table:table-cell>
          <table:table-cell office:value-type="float" office:value="4460" calcext:value-type="float">
            <text:p>4460</text:p>
          </table:table-cell>
          <table:table-cell table:style-name="Default" office:value-type="float" office:value="2007" calcext:value-type="float">
            <text:p>2007</text:p>
          </table:table-cell>
          <table:table-cell office:value-type="float" office:value="3966.40316205534" calcext:value-type="float">
            <text:p>3966.40316205534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189.9209486166" calcext:value-type="float">
            <text:p>1189.9209486166</text:p>
          </table:table-cell>
          <table:table-cell office:value-type="float" office:value="769.482213438735" calcext:value-type="float">
            <text:p>769.482213438735</text:p>
          </table:table-cell>
          <table:table-cell office:value-type="float" office:value="1665.49268774704" calcext:value-type="float">
            <text:p>1665.4926877470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6850" calcext:value-type="float">
            <text:p>6850</text:p>
          </table:table-cell>
          <table:table-cell office:value-type="string" calcext:value-type="string">
            <text:p>ley (average grass/legume)</text:p>
          </table:table-cell>
          <table:table-cell office:value-type="float" office:value="6850" calcext:value-type="float">
            <text:p>6850</text:p>
          </table:table-cell>
          <table:table-cell table:style-name="Default" office:value-type="float" office:value="3082.5" calcext:value-type="float">
            <text:p>3082.5</text:p>
          </table:table-cell>
          <table:table-cell office:value-type="float" office:value="6091.89723320158" calcext:value-type="float">
            <text:p>6091.89723320158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827.56916996047" calcext:value-type="float">
            <text:p>1827.56916996047</text:p>
          </table:table-cell>
          <table:table-cell office:value-type="float" office:value="1181.82806324111" calcext:value-type="float">
            <text:p>1181.82806324111</text:p>
          </table:table-cell>
          <table:table-cell office:value-type="float" office:value="2557.98764822134" calcext:value-type="float">
            <text:p>2557.987648221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rapeseed_roots to 100cm</text:p>
          </table:table-cell>
          <table:table-cell office:value-type="float" office:value="637" calcext:value-type="float">
            <text:p>637</text:p>
          </table:table-cell>
          <table:table-cell office:value-type="float" office:value="286.65" calcext:value-type="float">
            <text:p>286.65</text:p>
          </table:table-cell>
          <table:table-cell office:value-type="float" office:value="1861.36363636364" calcext:value-type="float">
            <text:p>1861.3636363636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005.13636363636" calcext:value-type="float">
            <text:p>1005.13636363636</text:p>
          </table:table-cell>
          <table:table-cell office:value-type="float" office:value="346.213636363636" calcext:value-type="float">
            <text:p>346.213636363636</text:p>
          </table:table-cell>
          <table:table-cell office:value-type="float" office:value="223.363636363636" calcext:value-type="float">
            <text:p>223.363636363636</text:p>
          </table:table-cell>
          <table:table-cell office:value-type="float" office:value="427.182954545455" calcext:value-type="float">
            <text:p>427.182954545455</text:p>
          </table:table-cell>
          <table:table-cell office:value-type="float" office:value="1005.13636363636" calcext:value-type="float">
            <text:p>1005.136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010" calcext:value-type="float">
            <text:p>2010</text:p>
          </table:table-cell>
          <table:table-cell office:value-type="float" office:value="1829.1" calcext:value-type="float">
            <text:p>1829.1</text:p>
          </table:table-cell>
          <table:table-cell office:value-type="string" calcext:value-type="string">
            <text:p>rapeseed_roots to 100cm</text:p>
          </table:table-cell>
          <table:table-cell office:value-type="float" office:value="1829.1" calcext:value-type="float">
            <text:p>1829.1</text:p>
          </table:table-cell>
          <table:table-cell office:value-type="float" office:value="823.095" calcext:value-type="float">
            <text:p>823.095</text:p>
          </table:table-cell>
          <table:table-cell office:value-type="float" office:value="5344.77272727273" calcext:value-type="float">
            <text:p>5344.77272727273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886.17727272727" calcext:value-type="float">
            <text:p>2886.17727272727</text:p>
          </table:table-cell>
          <table:table-cell office:value-type="float" office:value="994.127727272727" calcext:value-type="float">
            <text:p>994.127727272727</text:p>
          </table:table-cell>
          <table:table-cell office:value-type="float" office:value="641.372727272727" calcext:value-type="float">
            <text:p>641.372727272727</text:p>
          </table:table-cell>
          <table:table-cell office:value-type="float" office:value="1226.62534090909" calcext:value-type="float">
            <text:p>1226.62534090909</text:p>
          </table:table-cell>
          <table:table-cell office:value-type="float" office:value="2886.17727272727" calcext:value-type="float">
            <text:p>2886.177272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800" calcext:value-type="float">
            <text:p>380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wheat, roots to 40cm depth</text:p>
          </table:table-cell>
          <table:table-cell office:value-type="float" office:value="3230" calcext:value-type="float">
            <text:p>3230</text:p>
          </table:table-cell>
          <table:table-cell office:value-type="float" office:value="1453.5" calcext:value-type="float">
            <text:p>1453.5</text:p>
          </table:table-cell>
          <table:table-cell office:value-type="float" office:value="4513.9751552795" calcext:value-type="float">
            <text:p>4513.975155279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175.73602484472" calcext:value-type="float">
            <text:p>2175.73602484472</text:p>
          </table:table-cell>
          <table:table-cell office:value-type="float" office:value="532.649068322981" calcext:value-type="float">
            <text:p>532.649068322981</text:p>
          </table:table-cell>
          <table:table-cell office:value-type="float" office:value="352.090062111801" calcext:value-type="float">
            <text:p>352.090062111801</text:p>
          </table:table-cell>
          <table:table-cell office:value-type="float" office:value="752.028260869565" calcext:value-type="float">
            <text:p>752.028260869565</text:p>
          </table:table-cell>
          <table:table-cell office:value-type="float" office:value="1158.28602484472" calcext:value-type="float">
            <text:p>1158.28602484472</text:p>
          </table:table-cell>
          <table:table-cell office:value-type="float" office:value="1017.45" calcext:value-type="float">
            <text:p>1017.4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340" calcext:value-type="float">
            <text:p>434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wheat, roots to 40cm depth</text:p>
          </table:table-cell>
          <table:table-cell office:value-type="float" office:value="3689" calcext:value-type="float">
            <text:p>3689</text:p>
          </table:table-cell>
          <table:table-cell office:value-type="float" office:value="1660.05" calcext:value-type="float">
            <text:p>1660.05</text:p>
          </table:table-cell>
          <table:table-cell office:value-type="float" office:value="5155.4347826087" calcext:value-type="float">
            <text:p>5155.434782608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484.91956521739" calcext:value-type="float">
            <text:p>2484.91956521739</text:p>
          </table:table-cell>
          <table:table-cell office:value-type="float" office:value="608.341304347826" calcext:value-type="float">
            <text:p>608.341304347826</text:p>
          </table:table-cell>
          <table:table-cell office:value-type="float" office:value="402.123913043478" calcext:value-type="float">
            <text:p>402.123913043478</text:p>
          </table:table-cell>
          <table:table-cell office:value-type="float" office:value="858.895434782609" calcext:value-type="float">
            <text:p>858.895434782609</text:p>
          </table:table-cell>
          <table:table-cell office:value-type="float" office:value="1322.88456521739" calcext:value-type="float">
            <text:p>1322.88456521739</text:p>
          </table:table-cell>
          <table:table-cell office:value-type="float" office:value="1162.035" calcext:value-type="float">
            <text:p>1162.03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60" calcext:value-type="float">
            <text:p>2060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wheat, roots to 40cm depth</text:p>
          </table:table-cell>
          <table:table-cell office:value-type="float" office:value="1751" calcext:value-type="float">
            <text:p>1751</text:p>
          </table:table-cell>
          <table:table-cell office:value-type="float" office:value="787.95" calcext:value-type="float">
            <text:p>787.95</text:p>
          </table:table-cell>
          <table:table-cell office:value-type="float" office:value="2447.04968944099" calcext:value-type="float">
            <text:p>2447.0496894409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179.47795031056" calcext:value-type="float">
            <text:p>1179.47795031056</text:p>
          </table:table-cell>
          <table:table-cell office:value-type="float" office:value="288.751863354037" calcext:value-type="float">
            <text:p>288.751863354037</text:p>
          </table:table-cell>
          <table:table-cell office:value-type="float" office:value="190.869875776398" calcext:value-type="float">
            <text:p>190.869875776398</text:p>
          </table:table-cell>
          <table:table-cell office:value-type="float" office:value="407.67847826087" calcext:value-type="float">
            <text:p>407.67847826087</text:p>
          </table:table-cell>
          <table:table-cell office:value-type="float" office:value="1179.47795031056" calcext:value-type="float">
            <text:p>1179.4779503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390" calcext:value-type="float">
            <text:p>4390</text:p>
          </table:table-cell>
          <table:table-cell office:value-type="float" office:value="3731.5" calcext:value-type="float">
            <text:p>3731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731.5" calcext:value-type="float">
            <text:p>3731.5</text:p>
          </table:table-cell>
          <table:table-cell office:value-type="float" office:value="1679.175" calcext:value-type="float">
            <text:p>1679.175</text:p>
          </table:table-cell>
          <table:table-cell office:value-type="float" office:value="5214.82919254658" calcext:value-type="float">
            <text:p>5214.82919254658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513.54767080745" calcext:value-type="float">
            <text:p>2513.54767080745</text:p>
          </table:table-cell>
          <table:table-cell office:value-type="float" office:value="615.349844720497" calcext:value-type="float">
            <text:p>615.349844720497</text:p>
          </table:table-cell>
          <table:table-cell office:value-type="float" office:value="406.756677018634" calcext:value-type="float">
            <text:p>406.756677018634</text:p>
          </table:table-cell>
          <table:table-cell office:value-type="float" office:value="868.790543478261" calcext:value-type="float">
            <text:p>868.790543478261</text:p>
          </table:table-cell>
          <table:table-cell office:value-type="float" office:value="2513.54767080745" calcext:value-type="float">
            <text:p>2513.54767080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6.6" calcext:value-type="float">
            <text:p>16.6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sugarbeet</text:p>
          </table:table-cell>
          <table:table-cell office:value-type="float" office:value="2988" calcext:value-type="float">
            <text:p>2988</text:p>
          </table:table-cell>
          <table:table-cell office:value-type="float" office:value="1344.6" calcext:value-type="float">
            <text:p>1344.6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58.4291" calcext:value-type="float">
            <text:p>1058.4291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800" calcext:value-type="float">
            <text:p>9800</text:p>
          </table:table-cell>
          <table:table-cell office:value-type="string" calcext:value-type="string">
            <text:p>sugarbeet</text:p>
          </table:table-cell>
          <table:table-cell office:value-type="float" office:value="9800" calcext:value-type="float">
            <text:p>9800</text:p>
          </table:table-cell>
          <table:table-cell office:value-type="float" office:value="4410" calcext:value-type="float">
            <text:p>441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63.915" calcext:value-type="float">
            <text:p>2463.91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.8" calcext:value-type="float">
            <text:p>16.8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sugarbeet</text:p>
          </table:table-cell>
          <table:table-cell office:value-type="float" office:value="3528" calcext:value-type="float">
            <text:p>3528</text:p>
          </table:table-cell>
          <table:table-cell office:value-type="float" office:value="1587.6" calcext:value-type="float">
            <text:p>1587.6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169.8446" calcext:value-type="float">
            <text:p>1169.8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.7" calcext:value-type="float">
            <text:p>44.7</text:p>
          </table:table-cell>
          <table:table-cell office:value-type="float" office:value="9834" calcext:value-type="float">
            <text:p>9834</text:p>
          </table:table-cell>
          <table:table-cell office:value-type="string" calcext:value-type="string">
            <text:p>sugarbeet</text:p>
          </table:table-cell>
          <table:table-cell office:value-type="float" office:value="9834" calcext:value-type="float">
            <text:p>9834</text:p>
          </table:table-cell>
          <table:table-cell office:value-type="float" office:value="4425.3" calcext:value-type="float">
            <text:p>4425.3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470.93005" calcext:value-type="float">
            <text:p>2470.9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496" calcext:value-type="float">
            <text:p>1496</text:p>
          </table:table-cell>
          <table:table-cell table:style-name="Default" office:value-type="float" office:value="673.2" calcext:value-type="float">
            <text:p>673.2</text:p>
          </table:table-cell>
          <table:table-cell office:value-type="float" office:value="1637.95620437956" calcext:value-type="float">
            <text:p>1637.95620437956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394.747445255475" calcext:value-type="float">
            <text:p>394.747445255475</text:p>
          </table:table-cell>
          <table:table-cell office:value-type="float" office:value="345.608759124088" calcext:value-type="float">
            <text:p>345.608759124088</text:p>
          </table:table-cell>
          <table:table-cell office:value-type="float" office:value="224.4" calcext:value-type="float">
            <text:p>224.4</text:p>
          </table:table-cell>
          <table:table-cell office:value-type="float" office:value="484.507445255474" calcext:value-type="float">
            <text:p>484.507445255474</text:p>
          </table:table-cell>
          <table:table-cell office:value-type="float" office:value="657.89897810219" calcext:value-type="float">
            <text:p>657.89897810219</text:p>
          </table:table-cell>
          <table:table-cell office:value-type="float" office:value="236.848467153285" calcext:value-type="float">
            <text:p>236.84846715328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120" calcext:value-type="float">
            <text:p>4120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502" calcext:value-type="float">
            <text:p>3502</text:p>
          </table:table-cell>
          <table:table-cell table:style-name="Default" office:value-type="float" office:value="1575.9" calcext:value-type="float">
            <text:p>1575.9</text:p>
          </table:table-cell>
          <table:table-cell office:value-type="float" office:value="3834.30656934307" calcext:value-type="float">
            <text:p>3834.30656934307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924.067883211679" calcext:value-type="float">
            <text:p>924.067883211679</text:p>
          </table:table-cell>
          <table:table-cell office:value-type="float" office:value="809.038686131387" calcext:value-type="float">
            <text:p>809.038686131387</text:p>
          </table:table-cell>
          <table:table-cell office:value-type="float" office:value="525.3" calcext:value-type="float">
            <text:p>525.3</text:p>
          </table:table-cell>
          <table:table-cell office:value-type="float" office:value="1134.18788321168" calcext:value-type="float">
            <text:p>1134.18788321168</text:p>
          </table:table-cell>
          <table:table-cell office:value-type="float" office:value="869.627153284672" calcext:value-type="float">
            <text:p>869.627153284672</text:p>
          </table:table-cell>
          <table:table-cell office:value-type="float" office:value="554.440729927007" calcext:value-type="float">
            <text:p>554.440729927007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610" calcext:value-type="float">
            <text:p>1610</text:p>
          </table:table-cell>
          <table:table-cell office:value-type="float" office:value="1368.5" calcext:value-type="float">
            <text:p>1368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368.5" calcext:value-type="float">
            <text:p>1368.5</text:p>
          </table:table-cell>
          <table:table-cell table:style-name="Default" office:value-type="float" office:value="615.825" calcext:value-type="float">
            <text:p>615.825</text:p>
          </table:table-cell>
          <table:table-cell office:value-type="float" office:value="1365.46563192905" calcext:value-type="float">
            <text:p>1365.4656319290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546.186252771619" calcext:value-type="float">
            <text:p>546.186252771619</text:p>
          </table:table-cell>
          <table:table-cell office:value-type="float" office:value="122.891906873614" calcext:value-type="float">
            <text:p>122.891906873614</text:p>
          </table:table-cell>
          <table:table-cell office:value-type="float" office:value="80.5624722838138" calcext:value-type="float">
            <text:p>80.5624722838138</text:p>
          </table:table-cell>
          <table:table-cell office:value-type="float" office:value="172.936222283814" calcext:value-type="float">
            <text:p>172.936222283814</text:p>
          </table:table-cell>
          <table:table-cell office:value-type="float" office:value="546.186252771619" calcext:value-type="float">
            <text:p>546.18625277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170" calcext:value-type="float">
            <text:p>4170</text:p>
          </table:table-cell>
          <table:table-cell office:value-type="float" office:value="3544.5" calcext:value-type="float">
            <text:p>3544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544.5" calcext:value-type="float">
            <text:p>3544.5</text:p>
          </table:table-cell>
          <table:table-cell table:style-name="Default" office:value-type="float" office:value="1595.025" calcext:value-type="float">
            <text:p>1595.025</text:p>
          </table:table-cell>
          <table:table-cell office:value-type="float" office:value="3536.64079822616" calcext:value-type="float">
            <text:p>3536.6407982261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414.65631929047" calcext:value-type="float">
            <text:p>1414.65631929047</text:p>
          </table:table-cell>
          <table:table-cell office:value-type="float" office:value="318.297671840355" calcext:value-type="float">
            <text:p>318.297671840355</text:p>
          </table:table-cell>
          <table:table-cell office:value-type="float" office:value="208.661807095344" calcext:value-type="float">
            <text:p>208.661807095344</text:p>
          </table:table-cell>
          <table:table-cell office:value-type="float" office:value="447.915557095344" calcext:value-type="float">
            <text:p>447.915557095344</text:p>
          </table:table-cell>
          <table:table-cell office:value-type="float" office:value="1414.65631929047" calcext:value-type="float">
            <text:p>1414.65631929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5180" calcext:value-type="float">
            <text:p>5180</text:p>
          </table:table-cell>
          <table:table-cell office:value-type="string" calcext:value-type="string">
            <text:p>ley (average grass/legume)</text:p>
          </table:table-cell>
          <table:table-cell office:value-type="float" office:value="5180" calcext:value-type="float">
            <text:p>5180</text:p>
          </table:table-cell>
          <table:table-cell table:style-name="Default" office:value-type="float" office:value="2331" calcext:value-type="float">
            <text:p>2331</text:p>
          </table:table-cell>
          <table:table-cell office:value-type="float" office:value="4606.71936758893" calcext:value-type="float">
            <text:p>4606.71936758893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382.01581027668" calcext:value-type="float">
            <text:p>1382.01581027668</text:p>
          </table:table-cell>
          <table:table-cell office:value-type="float" office:value="893.703557312253" calcext:value-type="float">
            <text:p>893.703557312253</text:p>
          </table:table-cell>
          <table:table-cell office:value-type="float" office:value="1934.36146245059" calcext:value-type="float">
            <text:p>1934.361462450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7210" calcext:value-type="float">
            <text:p>7210</text:p>
          </table:table-cell>
          <table:table-cell office:value-type="string" calcext:value-type="string">
            <text:p>ley (average grass/legume)</text:p>
          </table:table-cell>
          <table:table-cell office:value-type="float" office:value="7210" calcext:value-type="float">
            <text:p>7210</text:p>
          </table:table-cell>
          <table:table-cell table:style-name="Default" office:value-type="float" office:value="3244.5" calcext:value-type="float">
            <text:p>3244.5</text:p>
          </table:table-cell>
          <table:table-cell office:value-type="float" office:value="6412.05533596838" calcext:value-type="float">
            <text:p>6412.05533596838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923.61660079051" calcext:value-type="float">
            <text:p>1923.61660079051</text:p>
          </table:table-cell>
          <table:table-cell office:value-type="float" office:value="1243.93873517787" calcext:value-type="float">
            <text:p>1243.93873517787</text:p>
          </table:table-cell>
          <table:table-cell office:value-type="float" office:value="2692.42203557312" calcext:value-type="float">
            <text:p>2692.422035573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ITSENAP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870" calcext:value-type="float">
            <text:p>870</text:p>
          </table:table-cell>
          <table:table-cell office:value-type="float" office:value="791.7" calcext:value-type="float">
            <text:p>791.7</text:p>
          </table:table-cell>
          <table:table-cell office:value-type="string" calcext:value-type="string">
            <text:p>rapeseed_roots to 100cm</text:p>
          </table:table-cell>
          <table:table-cell office:value-type="float" office:value="791.7" calcext:value-type="float">
            <text:p>791.7</text:p>
          </table:table-cell>
          <table:table-cell office:value-type="float" office:value="356.265" calcext:value-type="float">
            <text:p>356.265</text:p>
          </table:table-cell>
          <table:table-cell office:value-type="float" office:value="2313.40909090909" calcext:value-type="float">
            <text:p>2313.40909090909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249.24090909091" calcext:value-type="float">
            <text:p>1249.24090909091</text:p>
          </table:table-cell>
          <table:table-cell office:value-type="float" office:value="430.294090909091" calcext:value-type="float">
            <text:p>430.294090909091</text:p>
          </table:table-cell>
          <table:table-cell office:value-type="float" office:value="277.609090909091" calcext:value-type="float">
            <text:p>277.609090909091</text:p>
          </table:table-cell>
          <table:table-cell office:value-type="float" office:value="530.927386363636" calcext:value-type="float">
            <text:p>530.927386363636</text:p>
          </table:table-cell>
          <table:table-cell office:value-type="float" office:value="1249.24090909091" calcext:value-type="float">
            <text:p>1249.24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VITSENAP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900" calcext:value-type="float">
            <text:p>1900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rapeseed_roots to 100cm</text:p>
          </table:table-cell>
          <table:table-cell office:value-type="float" office:value="1729" calcext:value-type="float">
            <text:p>1729</text:p>
          </table:table-cell>
          <table:table-cell office:value-type="float" office:value="778.05" calcext:value-type="float">
            <text:p>778.05</text:p>
          </table:table-cell>
          <table:table-cell office:value-type="float" office:value="5052.27272727273" calcext:value-type="float">
            <text:p>5052.27272727273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728.22727272727" calcext:value-type="float">
            <text:p>2728.22727272727</text:p>
          </table:table-cell>
          <table:table-cell office:value-type="float" office:value="939.722727272727" calcext:value-type="float">
            <text:p>939.722727272727</text:p>
          </table:table-cell>
          <table:table-cell office:value-type="float" office:value="606.272727272727" calcext:value-type="float">
            <text:p>606.272727272727</text:p>
          </table:table-cell>
          <table:table-cell office:value-type="float" office:value="1159.49659090909" calcext:value-type="float">
            <text:p>1159.49659090909</text:p>
          </table:table-cell>
          <table:table-cell office:value-type="float" office:value="2728.22727272727" calcext:value-type="float">
            <text:p>2728.227272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4450" calcext:value-type="float">
            <text:p>4450</text:p>
          </table:table-cell>
          <table:table-cell office:value-type="float" office:value="3782.5" calcext:value-type="float">
            <text:p>3782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782.5" calcext:value-type="float">
            <text:p>3782.5</text:p>
          </table:table-cell>
          <table:table-cell office:value-type="float" office:value="1702.125" calcext:value-type="float">
            <text:p>1702.125</text:p>
          </table:table-cell>
          <table:table-cell office:value-type="float" office:value="5286.10248447205" calcext:value-type="float">
            <text:p>5286.1024844720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547.90139751553" calcext:value-type="float">
            <text:p>2547.90139751553</text:p>
          </table:table-cell>
          <table:table-cell office:value-type="float" office:value="623.760093167702" calcext:value-type="float">
            <text:p>623.760093167702</text:p>
          </table:table-cell>
          <table:table-cell office:value-type="float" office:value="412.31599378882" calcext:value-type="float">
            <text:p>412.31599378882</text:p>
          </table:table-cell>
          <table:table-cell office:value-type="float" office:value="880.664673913043" calcext:value-type="float">
            <text:p>880.664673913043</text:p>
          </table:table-cell>
          <table:table-cell office:value-type="float" office:value="1356.41389751553" calcext:value-type="float">
            <text:p>1356.41389751553</text:p>
          </table:table-cell>
          <table:table-cell office:value-type="float" office:value="1191.4875" calcext:value-type="float">
            <text:p>1191.4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70" calcext:value-type="float">
            <text:p>4470</text:p>
          </table:table-cell>
          <table:table-cell office:value-type="float" office:value="3799.5" calcext:value-type="float">
            <text:p>3799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799.5" calcext:value-type="float">
            <text:p>3799.5</text:p>
          </table:table-cell>
          <table:table-cell office:value-type="float" office:value="1709.775" calcext:value-type="float">
            <text:p>1709.775</text:p>
          </table:table-cell>
          <table:table-cell office:value-type="float" office:value="5309.8602484472" calcext:value-type="float">
            <text:p>5309.860248447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559.35263975155" calcext:value-type="float">
            <text:p>2559.35263975155</text:p>
          </table:table-cell>
          <table:table-cell office:value-type="float" office:value="626.56350931677" calcext:value-type="float">
            <text:p>626.56350931677</text:p>
          </table:table-cell>
          <table:table-cell office:value-type="float" office:value="414.169099378882" calcext:value-type="float">
            <text:p>414.169099378882</text:p>
          </table:table-cell>
          <table:table-cell office:value-type="float" office:value="884.622717391304" calcext:value-type="float">
            <text:p>884.622717391304</text:p>
          </table:table-cell>
          <table:table-cell office:value-type="float" office:value="1362.51013975155" calcext:value-type="float">
            <text:p>1362.51013975155</text:p>
          </table:table-cell>
          <table:table-cell office:value-type="float" office:value="1196.8425" calcext:value-type="float">
            <text:p>1196.84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450" calcext:value-type="float">
            <text:p>2450</text:p>
          </table:table-cell>
          <table:table-cell office:value-type="float" office:value="2082.5" calcext:value-type="float">
            <text:p>2082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082.5" calcext:value-type="float">
            <text:p>2082.5</text:p>
          </table:table-cell>
          <table:table-cell office:value-type="float" office:value="937.125" calcext:value-type="float">
            <text:p>937.125</text:p>
          </table:table-cell>
          <table:table-cell office:value-type="float" office:value="2910.32608695652" calcext:value-type="float">
            <text:p>2910.3260869565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402.77717391304" calcext:value-type="float">
            <text:p>1402.77717391304</text:p>
          </table:table-cell>
          <table:table-cell office:value-type="float" office:value="343.41847826087" calcext:value-type="float">
            <text:p>343.41847826087</text:p>
          </table:table-cell>
          <table:table-cell office:value-type="float" office:value="227.005434782609" calcext:value-type="float">
            <text:p>227.005434782609</text:p>
          </table:table-cell>
          <table:table-cell office:value-type="float" office:value="484.860326086957" calcext:value-type="float">
            <text:p>484.860326086957</text:p>
          </table:table-cell>
          <table:table-cell office:value-type="float" office:value="1402.77717391304" calcext:value-type="float">
            <text:p>1402.7771739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880" calcext:value-type="float">
            <text:p>3880</text:p>
          </table:table-cell>
          <table:table-cell office:value-type="float" office:value="3298" calcext:value-type="float">
            <text:p>3298</text:p>
          </table:table-cell>
          <table:table-cell office:value-type="string" calcext:value-type="string">
            <text:p>wheat, roots to 40cm depth</text:p>
          </table:table-cell>
          <table:table-cell office:value-type="float" office:value="3298" calcext:value-type="float">
            <text:p>3298</text:p>
          </table:table-cell>
          <table:table-cell office:value-type="float" office:value="1484.1" calcext:value-type="float">
            <text:p>1484.1</text:p>
          </table:table-cell>
          <table:table-cell office:value-type="float" office:value="4609.00621118012" calcext:value-type="float">
            <text:p>4609.0062111801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221.54099378882" calcext:value-type="float">
            <text:p>2221.54099378882</text:p>
          </table:table-cell>
          <table:table-cell office:value-type="float" office:value="543.862732919255" calcext:value-type="float">
            <text:p>543.862732919255</text:p>
          </table:table-cell>
          <table:table-cell office:value-type="float" office:value="359.50248447205" calcext:value-type="float">
            <text:p>359.50248447205</text:p>
          </table:table-cell>
          <table:table-cell office:value-type="float" office:value="767.860434782609" calcext:value-type="float">
            <text:p>767.860434782609</text:p>
          </table:table-cell>
          <table:table-cell office:value-type="float" office:value="2221.54099378882" calcext:value-type="float">
            <text:p>2221.54099378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sugarbeet</text:p>
          </table:table-cell>
          <table:table-cell office:value-type="float" office:value="3750" calcext:value-type="float">
            <text:p>3750</text:p>
          </table:table-cell>
          <table:table-cell office:value-type="float" office:value="1687.5" calcext:value-type="float">
            <text:p>1687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15.64875" calcext:value-type="float">
            <text:p>1215.64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0.7" calcext:value-type="float">
            <text:p>60.7</text:p>
          </table:table-cell>
          <table:table-cell office:value-type="float" office:value="15175" calcext:value-type="float">
            <text:p>15175</text:p>
          </table:table-cell>
          <table:table-cell office:value-type="string" calcext:value-type="string">
            <text:p>sugarbeet</text:p>
          </table:table-cell>
          <table:table-cell office:value-type="float" office:value="15175" calcext:value-type="float">
            <text:p>15175</text:p>
          </table:table-cell>
          <table:table-cell office:value-type="float" office:value="6828.75" calcext:value-type="float">
            <text:p>6828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572.911875" calcext:value-type="float">
            <text:p>3572.911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.3" calcext:value-type="float">
            <text:p>20.3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sugarbeet</text:p>
          </table:table-cell>
          <table:table-cell office:value-type="float" office:value="5075" calcext:value-type="float">
            <text:p>5075</text:p>
          </table:table-cell>
          <table:table-cell office:value-type="float" office:value="2283.75" calcext:value-type="float">
            <text:p>2283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489.029375" calcext:value-type="float">
            <text:p>1489.0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3.2" calcext:value-type="float">
            <text:p>53.2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sugarbeet</text:p>
          </table:table-cell>
          <table:table-cell office:value-type="float" office:value="13300" calcext:value-type="float">
            <text:p>13300</text:p>
          </table:table-cell>
          <table:table-cell office:value-type="float" office:value="5985" calcext:value-type="float">
            <text:p>598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186.0525" calcext:value-type="float">
            <text:p>3186.0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140" calcext:value-type="float">
            <text:p>314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669" calcext:value-type="float">
            <text:p>2669</text:p>
          </table:table-cell>
          <table:table-cell table:style-name="Default" office:value-type="float" office:value="1201.05" calcext:value-type="float">
            <text:p>1201.05</text:p>
          </table:table-cell>
          <table:table-cell office:value-type="float" office:value="2922.26277372263" calcext:value-type="float">
            <text:p>2922.26277372263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704.265328467153" calcext:value-type="float">
            <text:p>704.265328467153</text:p>
          </table:table-cell>
          <table:table-cell office:value-type="float" office:value="616.597445255474" calcext:value-type="float">
            <text:p>616.597445255474</text:p>
          </table:table-cell>
          <table:table-cell office:value-type="float" office:value="400.35" calcext:value-type="float">
            <text:p>400.35</text:p>
          </table:table-cell>
          <table:table-cell office:value-type="float" office:value="864.405328467153" calcext:value-type="float">
            <text:p>864.405328467153</text:p>
          </table:table-cell>
          <table:table-cell office:value-type="float" office:value="781.706131386861" calcext:value-type="float">
            <text:p>781.706131386861</text:p>
          </table:table-cell>
          <table:table-cell office:value-type="float" office:value="422.559197080292" calcext:value-type="float">
            <text:p>422.559197080292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390" calcext:value-type="float">
            <text:p>5390</text:p>
          </table:table-cell>
          <table:table-cell office:value-type="float" office:value="4581.5" calcext:value-type="float">
            <text:p>4581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581.5" calcext:value-type="float">
            <text:p>4581.5</text:p>
          </table:table-cell>
          <table:table-cell table:style-name="Default" office:value-type="float" office:value="2061.675" calcext:value-type="float">
            <text:p>2061.675</text:p>
          </table:table-cell>
          <table:table-cell office:value-type="float" office:value="5016.24087591241" calcext:value-type="float">
            <text:p>5016.24087591241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208.91405109489" calcext:value-type="float">
            <text:p>1208.91405109489</text:p>
          </table:table-cell>
          <table:table-cell office:value-type="float" office:value="1058.42682481752" calcext:value-type="float">
            <text:p>1058.42682481752</text:p>
          </table:table-cell>
          <table:table-cell office:value-type="float" office:value="687.225" calcext:value-type="float">
            <text:p>687.225</text:p>
          </table:table-cell>
          <table:table-cell office:value-type="float" office:value="1483.80405109489" calcext:value-type="float">
            <text:p>1483.80405109489</text:p>
          </table:table-cell>
          <table:table-cell office:value-type="float" office:value="983.565620437956" calcext:value-type="float">
            <text:p>983.565620437956</text:p>
          </table:table-cell>
          <table:table-cell office:value-type="float" office:value="725.348430656934" calcext:value-type="float">
            <text:p>725.348430656934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30" calcext:value-type="float">
            <text:p>1930</text:p>
          </table:table-cell>
          <table:table-cell office:value-type="float" office:value="1640.5" calcext:value-type="float">
            <text:p>1640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640.5" calcext:value-type="float">
            <text:p>1640.5</text:p>
          </table:table-cell>
          <table:table-cell table:style-name="Default" office:value-type="float" office:value="738.225" calcext:value-type="float">
            <text:p>738.225</text:p>
          </table:table-cell>
          <table:table-cell office:value-type="float" office:value="1636.86252771619" calcext:value-type="float">
            <text:p>1636.8625277161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654.745011086475" calcext:value-type="float">
            <text:p>654.745011086475</text:p>
          </table:table-cell>
          <table:table-cell office:value-type="float" office:value="147.317627494457" calcext:value-type="float">
            <text:p>147.317627494457</text:p>
          </table:table-cell>
          <table:table-cell office:value-type="float" office:value="96.574889135255" calcext:value-type="float">
            <text:p>96.574889135255</text:p>
          </table:table-cell>
          <table:table-cell office:value-type="float" office:value="207.308639135255" calcext:value-type="float">
            <text:p>207.308639135255</text:p>
          </table:table-cell>
          <table:table-cell office:value-type="float" office:value="654.745011086475" calcext:value-type="float">
            <text:p>654.74501108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840" calcext:value-type="float">
            <text:p>4840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114" calcext:value-type="float">
            <text:p>4114</text:p>
          </table:table-cell>
          <table:table-cell table:style-name="Default" office:value-type="float" office:value="1851.3" calcext:value-type="float">
            <text:p>1851.3</text:p>
          </table:table-cell>
          <table:table-cell office:value-type="float" office:value="4104.87804878049" calcext:value-type="float">
            <text:p>4104.878048780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641.9512195122" calcext:value-type="float">
            <text:p>1641.9512195122</text:p>
          </table:table-cell>
          <table:table-cell office:value-type="float" office:value="369.439024390244" calcext:value-type="float">
            <text:p>369.439024390244</text:p>
          </table:table-cell>
          <table:table-cell office:value-type="float" office:value="242.187804878049" calcext:value-type="float">
            <text:p>242.187804878049</text:p>
          </table:table-cell>
          <table:table-cell office:value-type="float" office:value="519.882804878049" calcext:value-type="float">
            <text:p>519.882804878049</text:p>
          </table:table-cell>
          <table:table-cell office:value-type="float" office:value="1641.9512195122" calcext:value-type="float">
            <text:p>1641.9512195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4580" calcext:value-type="float">
            <text:p>4580</text:p>
          </table:table-cell>
          <table:table-cell office:value-type="string" calcext:value-type="string">
            <text:p>ley (average grass/legume)</text:p>
          </table:table-cell>
          <table:table-cell office:value-type="float" office:value="4580" calcext:value-type="float">
            <text:p>4580</text:p>
          </table:table-cell>
          <table:table-cell table:style-name="Default" office:value-type="float" office:value="2061" calcext:value-type="float">
            <text:p>2061</text:p>
          </table:table-cell>
          <table:table-cell office:value-type="float" office:value="4073.12252964427" calcext:value-type="float">
            <text:p>4073.1225296442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221.93675889328" calcext:value-type="float">
            <text:p>1221.93675889328</text:p>
          </table:table-cell>
          <table:table-cell office:value-type="float" office:value="790.185770750988" calcext:value-type="float">
            <text:p>790.185770750988</text:p>
          </table:table-cell>
          <table:table-cell office:value-type="float" office:value="1710.30415019763" calcext:value-type="float">
            <text:p>1710.3041501976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5990" calcext:value-type="float">
            <text:p>5990</text:p>
          </table:table-cell>
          <table:table-cell office:value-type="string" calcext:value-type="string">
            <text:p>ley (average grass/legume)</text:p>
          </table:table-cell>
          <table:table-cell office:value-type="float" office:value="5990" calcext:value-type="float">
            <text:p>5990</text:p>
          </table:table-cell>
          <table:table-cell table:style-name="Default" office:value-type="float" office:value="2695.5" calcext:value-type="float">
            <text:p>2695.5</text:p>
          </table:table-cell>
          <table:table-cell office:value-type="float" office:value="5327.07509881423" calcext:value-type="float">
            <text:p>5327.07509881423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598.12252964427" calcext:value-type="float">
            <text:p>1598.12252964427</text:p>
          </table:table-cell>
          <table:table-cell office:value-type="float" office:value="1033.45256916996" calcext:value-type="float">
            <text:p>1033.45256916996</text:p>
          </table:table-cell>
          <table:table-cell office:value-type="float" office:value="2236.83883399209" calcext:value-type="float">
            <text:p>2236.8388339920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ÅRRAP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509.6" calcext:value-type="float">
            <text:p>509.6</text:p>
          </table:table-cell>
          <table:table-cell office:value-type="string" calcext:value-type="string">
            <text:p>rapeseed_roots to 100cm</text:p>
          </table:table-cell>
          <table:table-cell office:value-type="float" office:value="509.6" calcext:value-type="float">
            <text:p>509.6</text:p>
          </table:table-cell>
          <table:table-cell office:value-type="float" office:value="229.32" calcext:value-type="float">
            <text:p>229.32</text:p>
          </table:table-cell>
          <table:table-cell office:value-type="float" office:value="1489.09090909091" calcext:value-type="float">
            <text:p>1489.090909090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804.109090909091" calcext:value-type="float">
            <text:p>804.109090909091</text:p>
          </table:table-cell>
          <table:table-cell office:value-type="float" office:value="276.970909090909" calcext:value-type="float">
            <text:p>276.970909090909</text:p>
          </table:table-cell>
          <table:table-cell office:value-type="float" office:value="178.690909090909" calcext:value-type="float">
            <text:p>178.690909090909</text:p>
          </table:table-cell>
          <table:table-cell office:value-type="float" office:value="341.746363636364" calcext:value-type="float">
            <text:p>341.746363636364</text:p>
          </table:table-cell>
          <table:table-cell office:value-type="float" office:value="804.109090909091" calcext:value-type="float">
            <text:p>804.1090909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VÅRRAP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550" calcext:value-type="float">
            <text:p>2550</text:p>
          </table:table-cell>
          <table:table-cell office:value-type="float" office:value="2320.5" calcext:value-type="float">
            <text:p>2320.5</text:p>
          </table:table-cell>
          <table:table-cell office:value-type="string" calcext:value-type="string">
            <text:p>rapeseed_roots to 100cm</text:p>
          </table:table-cell>
          <table:table-cell office:value-type="float" office:value="2320.5" calcext:value-type="float">
            <text:p>2320.5</text:p>
          </table:table-cell>
          <table:table-cell office:value-type="float" office:value="1044.225" calcext:value-type="float">
            <text:p>1044.225</text:p>
          </table:table-cell>
          <table:table-cell office:value-type="float" office:value="6780.68181818182" calcext:value-type="float">
            <text:p>6780.681818181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3661.56818181818" calcext:value-type="float">
            <text:p>3661.56818181818</text:p>
          </table:table-cell>
          <table:table-cell office:value-type="float" office:value="1261.20681818182" calcext:value-type="float">
            <text:p>1261.20681818182</text:p>
          </table:table-cell>
          <table:table-cell office:value-type="float" office:value="813.681818181818" calcext:value-type="float">
            <text:p>813.681818181818</text:p>
          </table:table-cell>
          <table:table-cell office:value-type="float" office:value="1556.16647727273" calcext:value-type="float">
            <text:p>1556.16647727273</text:p>
          </table:table-cell>
          <table:table-cell office:value-type="float" office:value="3661.56818181818" calcext:value-type="float">
            <text:p>3661.5681818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910" calcext:value-type="float">
            <text:p>3910</text:p>
          </table:table-cell>
          <table:table-cell office:value-type="float" office:value="3323.5" calcext:value-type="float">
            <text:p>3323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323.5" calcext:value-type="float">
            <text:p>3323.5</text:p>
          </table:table-cell>
          <table:table-cell office:value-type="float" office:value="1495.575" calcext:value-type="float">
            <text:p>1495.575</text:p>
          </table:table-cell>
          <table:table-cell office:value-type="float" office:value="4644.64285714286" calcext:value-type="float">
            <text:p>4644.64285714286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238.71785714286" calcext:value-type="float">
            <text:p>2238.71785714286</text:p>
          </table:table-cell>
          <table:table-cell office:value-type="float" office:value="548.067857142857" calcext:value-type="float">
            <text:p>548.067857142857</text:p>
          </table:table-cell>
          <table:table-cell office:value-type="float" office:value="362.282142857143" calcext:value-type="float">
            <text:p>362.282142857143</text:p>
          </table:table-cell>
          <table:table-cell office:value-type="float" office:value="773.7975" calcext:value-type="float">
            <text:p>773.7975</text:p>
          </table:table-cell>
          <table:table-cell office:value-type="float" office:value="1191.81535714286" calcext:value-type="float">
            <text:p>1191.81535714286</text:p>
          </table:table-cell>
          <table:table-cell office:value-type="float" office:value="1046.9025" calcext:value-type="float">
            <text:p>1046.90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630" calcext:value-type="float">
            <text:p>4630</text:p>
          </table:table-cell>
          <table:table-cell office:value-type="float" office:value="3935.5" calcext:value-type="float">
            <text:p>3935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935.5" calcext:value-type="float">
            <text:p>3935.5</text:p>
          </table:table-cell>
          <table:table-cell office:value-type="float" office:value="1770.975" calcext:value-type="float">
            <text:p>1770.975</text:p>
          </table:table-cell>
          <table:table-cell office:value-type="float" office:value="5499.92236024845" calcext:value-type="float">
            <text:p>5499.9223602484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650.96257763975" calcext:value-type="float">
            <text:p>2650.96257763975</text:p>
          </table:table-cell>
          <table:table-cell office:value-type="float" office:value="648.990838509317" calcext:value-type="float">
            <text:p>648.990838509317</text:p>
          </table:table-cell>
          <table:table-cell office:value-type="float" office:value="428.993944099379" calcext:value-type="float">
            <text:p>428.993944099379</text:p>
          </table:table-cell>
          <table:table-cell office:value-type="float" office:value="916.287065217391" calcext:value-type="float">
            <text:p>916.287065217391</text:p>
          </table:table-cell>
          <table:table-cell office:value-type="float" office:value="1411.28007763975" calcext:value-type="float">
            <text:p>1411.28007763975</text:p>
          </table:table-cell>
          <table:table-cell office:value-type="float" office:value="1239.6825" calcext:value-type="float">
            <text:p>1239.68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940" calcext:value-type="float">
            <text:p>194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wheat, roots to 40cm depth</text:p>
          </table:table-cell>
          <table:table-cell office:value-type="float" office:value="1649" calcext:value-type="float">
            <text:p>1649</text:p>
          </table:table-cell>
          <table:table-cell office:value-type="float" office:value="742.05" calcext:value-type="float">
            <text:p>742.05</text:p>
          </table:table-cell>
          <table:table-cell office:value-type="float" office:value="2304.50310559006" calcext:value-type="float">
            <text:p>2304.50310559006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110.77049689441" calcext:value-type="float">
            <text:p>1110.77049689441</text:p>
          </table:table-cell>
          <table:table-cell office:value-type="float" office:value="271.931366459627" calcext:value-type="float">
            <text:p>271.931366459627</text:p>
          </table:table-cell>
          <table:table-cell office:value-type="float" office:value="179.751242236025" calcext:value-type="float">
            <text:p>179.751242236025</text:p>
          </table:table-cell>
          <table:table-cell office:value-type="float" office:value="383.930217391304" calcext:value-type="float">
            <text:p>383.930217391304</text:p>
          </table:table-cell>
          <table:table-cell office:value-type="float" office:value="1110.77049689441" calcext:value-type="float">
            <text:p>1110.77049689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420" calcext:value-type="float">
            <text:p>242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wheat, roots to 40cm depth</text:p>
          </table:table-cell>
          <table:table-cell office:value-type="float" office:value="2057" calcext:value-type="float">
            <text:p>2057</text:p>
          </table:table-cell>
          <table:table-cell office:value-type="float" office:value="925.65" calcext:value-type="float">
            <text:p>925.65</text:p>
          </table:table-cell>
          <table:table-cell office:value-type="float" office:value="2874.68944099379" calcext:value-type="float">
            <text:p>2874.6894409937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385.60031055901" calcext:value-type="float">
            <text:p>1385.60031055901</text:p>
          </table:table-cell>
          <table:table-cell office:value-type="float" office:value="339.213354037267" calcext:value-type="float">
            <text:p>339.213354037267</text:p>
          </table:table-cell>
          <table:table-cell office:value-type="float" office:value="224.225776397515" calcext:value-type="float">
            <text:p>224.225776397515</text:p>
          </table:table-cell>
          <table:table-cell office:value-type="float" office:value="478.923260869565" calcext:value-type="float">
            <text:p>478.923260869565</text:p>
          </table:table-cell>
          <table:table-cell office:value-type="float" office:value="1385.60031055901" calcext:value-type="float">
            <text:p>1385.60031055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3.1" calcext:value-type="float">
            <text:p>13.1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sugarbeet</text:p>
          </table:table-cell>
          <table:table-cell office:value-type="float" office:value="3275" calcext:value-type="float">
            <text:p>3275</text:p>
          </table:table-cell>
          <table:table-cell office:value-type="float" office:value="1473.75" calcext:value-type="float">
            <text:p>1473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17.644375" calcext:value-type="float">
            <text:p>1117.6443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4.6" calcext:value-type="float">
            <text:p>54.6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sugarbeet</text:p>
          </table:table-cell>
          <table:table-cell office:value-type="float" office:value="13650" calcext:value-type="float">
            <text:p>13650</text:p>
          </table:table-cell>
          <table:table-cell office:value-type="float" office:value="6142.5" calcext:value-type="float">
            <text:p>6142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258.26625" calcext:value-type="float">
            <text:p>3258.266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.4" calcext:value-type="float">
            <text:p>15.4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sugarbeet</text:p>
          </table:table-cell>
          <table:table-cell office:value-type="float" office:value="3850" calcext:value-type="float">
            <text:p>3850</text:p>
          </table:table-cell>
          <table:table-cell office:value-type="float" office:value="1732.5" calcext:value-type="float">
            <text:p>1732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236.28125" calcext:value-type="float">
            <text:p>1236.2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.3" calcext:value-type="float">
            <text:p>44.3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sugarbeet</text:p>
          </table:table-cell>
          <table:table-cell office:value-type="float" office:value="11075" calcext:value-type="float">
            <text:p>11075</text:p>
          </table:table-cell>
          <table:table-cell office:value-type="float" office:value="4983.75" calcext:value-type="float">
            <text:p>4983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726.979375" calcext:value-type="float">
            <text:p>2726.97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420" calcext:value-type="float">
            <text:p>3420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907" calcext:value-type="float">
            <text:p>2907</text:p>
          </table:table-cell>
          <table:table-cell table:style-name="Default" office:value-type="float" office:value="1308.15" calcext:value-type="float">
            <text:p>1308.15</text:p>
          </table:table-cell>
          <table:table-cell office:value-type="float" office:value="3182.84671532847" calcext:value-type="float">
            <text:p>3182.84671532847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767.066058394161" calcext:value-type="float">
            <text:p>767.066058394161</text:p>
          </table:table-cell>
          <table:table-cell office:value-type="float" office:value="671.580656934307" calcext:value-type="float">
            <text:p>671.580656934307</text:p>
          </table:table-cell>
          <table:table-cell office:value-type="float" office:value="436.05" calcext:value-type="float">
            <text:p>436.05</text:p>
          </table:table-cell>
          <table:table-cell office:value-type="float" office:value="941.486058394161" calcext:value-type="float">
            <text:p>941.486058394161</text:p>
          </table:table-cell>
          <table:table-cell office:value-type="float" office:value="806.826423357664" calcext:value-type="float">
            <text:p>806.826423357664</text:p>
          </table:table-cell>
          <table:table-cell office:value-type="float" office:value="460.239635036496" calcext:value-type="float">
            <text:p>460.23963503649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010" calcext:value-type="float">
            <text:p>6010</text:p>
          </table:table-cell>
          <table:table-cell office:value-type="float" office:value="5108.5" calcext:value-type="float">
            <text:p>5108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108.5" calcext:value-type="float">
            <text:p>5108.5</text:p>
          </table:table-cell>
          <table:table-cell table:style-name="Default" office:value-type="float" office:value="2298.825" calcext:value-type="float">
            <text:p>2298.825</text:p>
          </table:table-cell>
          <table:table-cell office:value-type="float" office:value="5593.24817518248" calcext:value-type="float">
            <text:p>5593.24817518248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347.97281021898" calcext:value-type="float">
            <text:p>1347.97281021898</text:p>
          </table:table-cell>
          <table:table-cell office:value-type="float" office:value="1180.1753649635" calcext:value-type="float">
            <text:p>1180.1753649635</text:p>
          </table:table-cell>
          <table:table-cell office:value-type="float" office:value="766.275" calcext:value-type="float">
            <text:p>766.275</text:p>
          </table:table-cell>
          <table:table-cell office:value-type="float" office:value="1654.48281021898" calcext:value-type="float">
            <text:p>1654.48281021898</text:p>
          </table:table-cell>
          <table:table-cell office:value-type="float" office:value="1039.18912408759" calcext:value-type="float">
            <text:p>1039.18912408759</text:p>
          </table:table-cell>
          <table:table-cell office:value-type="float" office:value="808.783686131387" calcext:value-type="float">
            <text:p>808.783686131387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20" calcext:value-type="float">
            <text:p>2620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227" calcext:value-type="float">
            <text:p>2227</text:p>
          </table:table-cell>
          <table:table-cell table:style-name="Default" office:value-type="float" office:value="1002.15" calcext:value-type="float">
            <text:p>1002.15</text:p>
          </table:table-cell>
          <table:table-cell office:value-type="float" office:value="2222.06208425721" calcext:value-type="float">
            <text:p>2222.0620842572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888.824833702883" calcext:value-type="float">
            <text:p>888.824833702883</text:p>
          </table:table-cell>
          <table:table-cell office:value-type="float" office:value="199.985587583149" calcext:value-type="float">
            <text:p>199.985587583149</text:p>
          </table:table-cell>
          <table:table-cell office:value-type="float" office:value="131.101662971175" calcext:value-type="float">
            <text:p>131.101662971175</text:p>
          </table:table-cell>
          <table:table-cell office:value-type="float" office:value="281.424162971175" calcext:value-type="float">
            <text:p>281.424162971175</text:p>
          </table:table-cell>
          <table:table-cell office:value-type="float" office:value="888.824833702883" calcext:value-type="float">
            <text:p>888.82483370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180" calcext:value-type="float">
            <text:p>5180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403" calcext:value-type="float">
            <text:p>4403</text:p>
          </table:table-cell>
          <table:table-cell table:style-name="Default" office:value-type="float" office:value="1981.35" calcext:value-type="float">
            <text:p>1981.35</text:p>
          </table:table-cell>
          <table:table-cell office:value-type="float" office:value="4393.23725055432" calcext:value-type="float">
            <text:p>4393.2372505543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757.29490022173" calcext:value-type="float">
            <text:p>1757.29490022173</text:p>
          </table:table-cell>
          <table:table-cell office:value-type="float" office:value="395.391352549889" calcext:value-type="float">
            <text:p>395.391352549889</text:p>
          </table:table-cell>
          <table:table-cell office:value-type="float" office:value="259.200997782705" calcext:value-type="float">
            <text:p>259.200997782705</text:p>
          </table:table-cell>
          <table:table-cell office:value-type="float" office:value="556.403497782705" calcext:value-type="float">
            <text:p>556.403497782705</text:p>
          </table:table-cell>
          <table:table-cell office:value-type="float" office:value="1757.29490022173" calcext:value-type="float">
            <text:p>1757.2949002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5770" calcext:value-type="float">
            <text:p>5770</text:p>
          </table:table-cell>
          <table:table-cell office:value-type="string" calcext:value-type="string">
            <text:p>ley (average grass/legume)</text:p>
          </table:table-cell>
          <table:table-cell office:value-type="float" office:value="5770" calcext:value-type="float">
            <text:p>5770</text:p>
          </table:table-cell>
          <table:table-cell table:style-name="Default" office:value-type="float" office:value="2596.5" calcext:value-type="float">
            <text:p>2596.5</text:p>
          </table:table-cell>
          <table:table-cell office:value-type="float" office:value="5131.42292490119" calcext:value-type="float">
            <text:p>5131.42292490119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539.42687747036" calcext:value-type="float">
            <text:p>1539.42687747036</text:p>
          </table:table-cell>
          <table:table-cell office:value-type="float" office:value="995.49604743083" calcext:value-type="float">
            <text:p>995.49604743083</text:p>
          </table:table-cell>
          <table:table-cell office:value-type="float" office:value="2154.68448616601" calcext:value-type="float">
            <text:p>2154.6844861660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7830" calcext:value-type="float">
            <text:p>7830</text:p>
          </table:table-cell>
          <table:table-cell office:value-type="string" calcext:value-type="string">
            <text:p>ley (average grass/legume)</text:p>
          </table:table-cell>
          <table:table-cell office:value-type="float" office:value="7830" calcext:value-type="float">
            <text:p>7830</text:p>
          </table:table-cell>
          <table:table-cell table:style-name="Default" office:value-type="float" office:value="3523.5" calcext:value-type="float">
            <text:p>3523.5</text:p>
          </table:table-cell>
          <table:table-cell office:value-type="float" office:value="6963.43873517787" calcext:value-type="float">
            <text:p>6963.4387351778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089.03162055336" calcext:value-type="float">
            <text:p>2089.03162055336</text:p>
          </table:table-cell>
          <table:table-cell office:value-type="float" office:value="1350.90711462451" calcext:value-type="float">
            <text:p>1350.90711462451</text:p>
          </table:table-cell>
          <table:table-cell office:value-type="float" office:value="2923.94792490119" calcext:value-type="float">
            <text:p>2923.947924901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ÅRRAP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80" calcext:value-type="float">
            <text:p>380</text:p>
          </table:table-cell>
          <table:table-cell office:value-type="float" office:value="345.8" calcext:value-type="float">
            <text:p>345.8</text:p>
          </table:table-cell>
          <table:table-cell office:value-type="string" calcext:value-type="string">
            <text:p>rapeseed_roots to 100cm</text:p>
          </table:table-cell>
          <table:table-cell office:value-type="float" office:value="345.8" calcext:value-type="float">
            <text:p>345.8</text:p>
          </table:table-cell>
          <table:table-cell office:value-type="float" office:value="155.61" calcext:value-type="float">
            <text:p>155.61</text:p>
          </table:table-cell>
          <table:table-cell office:value-type="float" office:value="1010.45454545455" calcext:value-type="float">
            <text:p>1010.454545454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545.645454545455" calcext:value-type="float">
            <text:p>545.645454545455</text:p>
          </table:table-cell>
          <table:table-cell office:value-type="float" office:value="187.944545454545" calcext:value-type="float">
            <text:p>187.944545454545</text:p>
          </table:table-cell>
          <table:table-cell office:value-type="float" office:value="121.254545454545" calcext:value-type="float">
            <text:p>121.254545454545</text:p>
          </table:table-cell>
          <table:table-cell office:value-type="float" office:value="231.899318181818" calcext:value-type="float">
            <text:p>231.899318181818</text:p>
          </table:table-cell>
          <table:table-cell office:value-type="float" office:value="545.645454545455" calcext:value-type="float">
            <text:p>545.64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ÅRRAP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060" calcext:value-type="float">
            <text:p>2060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rapeseed_roots to 100cm</text:p>
          </table:table-cell>
          <table:table-cell office:value-type="float" office:value="1874.6" calcext:value-type="float">
            <text:p>1874.6</text:p>
          </table:table-cell>
          <table:table-cell office:value-type="float" office:value="843.57" calcext:value-type="float">
            <text:p>843.57</text:p>
          </table:table-cell>
          <table:table-cell office:value-type="float" office:value="5477.72727272727" calcext:value-type="float">
            <text:p>5477.7272727272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957.97272727273" calcext:value-type="float">
            <text:p>2957.97272727273</text:p>
          </table:table-cell>
          <table:table-cell office:value-type="float" office:value="1018.85727272727" calcext:value-type="float">
            <text:p>1018.85727272727</text:p>
          </table:table-cell>
          <table:table-cell office:value-type="float" office:value="657.327272727273" calcext:value-type="float">
            <text:p>657.327272727273</text:p>
          </table:table-cell>
          <table:table-cell office:value-type="float" office:value="1257.13840909091" calcext:value-type="float">
            <text:p>1257.13840909091</text:p>
          </table:table-cell>
          <table:table-cell office:value-type="float" office:value="2957.97272727273" calcext:value-type="float">
            <text:p>2957.97272727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5010" calcext:value-type="float">
            <text:p>5010</text:p>
          </table:table-cell>
          <table:table-cell office:value-type="float" office:value="4258.5" calcext:value-type="float">
            <text:p>4258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4258.5" calcext:value-type="float">
            <text:p>4258.5</text:p>
          </table:table-cell>
          <table:table-cell office:value-type="float" office:value="1916.325" calcext:value-type="float">
            <text:p>1916.325</text:p>
          </table:table-cell>
          <table:table-cell office:value-type="float" office:value="5951.3198757764" calcext:value-type="float">
            <text:p>5951.319875776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868.53618012422" calcext:value-type="float">
            <text:p>2868.53618012422</text:p>
          </table:table-cell>
          <table:table-cell office:value-type="float" office:value="702.255745341615" calcext:value-type="float">
            <text:p>702.255745341615</text:p>
          </table:table-cell>
          <table:table-cell office:value-type="float" office:value="464.202950310559" calcext:value-type="float">
            <text:p>464.202950310559</text:p>
          </table:table-cell>
          <table:table-cell office:value-type="float" office:value="991.489891304348" calcext:value-type="float">
            <text:p>991.489891304348</text:p>
          </table:table-cell>
          <table:table-cell office:value-type="float" office:value="1527.10868012422" calcext:value-type="float">
            <text:p>1527.10868012422</text:p>
          </table:table-cell>
          <table:table-cell office:value-type="float" office:value="1341.4275" calcext:value-type="float">
            <text:p>1341.42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790" calcext:value-type="float">
            <text:p>3790</text:p>
          </table:table-cell>
          <table:table-cell office:value-type="float" office:value="3221.5" calcext:value-type="float">
            <text:p>3221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221.5" calcext:value-type="float">
            <text:p>3221.5</text:p>
          </table:table-cell>
          <table:table-cell office:value-type="float" office:value="1449.675" calcext:value-type="float">
            <text:p>1449.675</text:p>
          </table:table-cell>
          <table:table-cell office:value-type="float" office:value="4502.09627329193" calcext:value-type="float">
            <text:p>4502.09627329193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170.01040372671" calcext:value-type="float">
            <text:p>2170.01040372671</text:p>
          </table:table-cell>
          <table:table-cell office:value-type="float" office:value="531.247360248447" calcext:value-type="float">
            <text:p>531.247360248447</text:p>
          </table:table-cell>
          <table:table-cell office:value-type="float" office:value="351.16350931677" calcext:value-type="float">
            <text:p>351.16350931677</text:p>
          </table:table-cell>
          <table:table-cell office:value-type="float" office:value="750.049239130435" calcext:value-type="float">
            <text:p>750.049239130435</text:p>
          </table:table-cell>
          <table:table-cell office:value-type="float" office:value="1155.23790372671" calcext:value-type="float">
            <text:p>1155.23790372671</text:p>
          </table:table-cell>
          <table:table-cell office:value-type="float" office:value="1014.7725" calcext:value-type="float">
            <text:p>1014.77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60" calcext:value-type="float">
            <text:p>3560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wheat, roots to 40cm depth</text:p>
          </table:table-cell>
          <table:table-cell office:value-type="float" office:value="3026" calcext:value-type="float">
            <text:p>3026</text:p>
          </table:table-cell>
          <table:table-cell office:value-type="float" office:value="1361.7" calcext:value-type="float">
            <text:p>1361.7</text:p>
          </table:table-cell>
          <table:table-cell office:value-type="float" office:value="4228.88198757764" calcext:value-type="float">
            <text:p>4228.8819875776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038.32111801242" calcext:value-type="float">
            <text:p>2038.32111801242</text:p>
          </table:table-cell>
          <table:table-cell office:value-type="float" office:value="499.008074534162" calcext:value-type="float">
            <text:p>499.008074534162</text:p>
          </table:table-cell>
          <table:table-cell office:value-type="float" office:value="329.852795031056" calcext:value-type="float">
            <text:p>329.852795031056</text:p>
          </table:table-cell>
          <table:table-cell office:value-type="float" office:value="704.531739130435" calcext:value-type="float">
            <text:p>704.531739130435</text:p>
          </table:table-cell>
          <table:table-cell office:value-type="float" office:value="2038.32111801242" calcext:value-type="float">
            <text:p>2038.3211180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230" calcext:value-type="float">
            <text:p>4230</text:p>
          </table:table-cell>
          <table:table-cell office:value-type="float" office:value="3595.5" calcext:value-type="float">
            <text:p>3595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595.5" calcext:value-type="float">
            <text:p>3595.5</text:p>
          </table:table-cell>
          <table:table-cell office:value-type="float" office:value="1617.975" calcext:value-type="float">
            <text:p>1617.975</text:p>
          </table:table-cell>
          <table:table-cell office:value-type="float" office:value="5024.76708074534" calcext:value-type="float">
            <text:p>5024.7670807453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421.93773291925" calcext:value-type="float">
            <text:p>2421.93773291925</text:p>
          </table:table-cell>
          <table:table-cell office:value-type="float" office:value="592.92251552795" calcext:value-type="float">
            <text:p>592.92251552795</text:p>
          </table:table-cell>
          <table:table-cell office:value-type="float" office:value="391.931832298137" calcext:value-type="float">
            <text:p>391.931832298137</text:p>
          </table:table-cell>
          <table:table-cell office:value-type="float" office:value="837.126195652174" calcext:value-type="float">
            <text:p>837.126195652174</text:p>
          </table:table-cell>
          <table:table-cell office:value-type="float" office:value="2421.93773291925" calcext:value-type="float">
            <text:p>2421.9377329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garbee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41.93" calcext:value-type="float">
            <text:p>441.9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1.6" calcext:value-type="float">
            <text:p>31.6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sugarbeet</text:p>
          </table:table-cell>
          <table:table-cell office:value-type="float" office:value="7900" calcext:value-type="float">
            <text:p>7900</text:p>
          </table:table-cell>
          <table:table-cell office:value-type="float" office:value="3555" calcext:value-type="float">
            <text:p>355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71.8975" calcext:value-type="float">
            <text:p>2071.89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.5" calcext:value-type="float">
            <text:p>14.5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sugarbeet</text:p>
          </table:table-cell>
          <table:table-cell office:value-type="float" office:value="3625" calcext:value-type="float">
            <text:p>3625</text:p>
          </table:table-cell>
          <table:table-cell office:value-type="float" office:value="1631.25" calcext:value-type="float">
            <text:p>1631.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189.858125" calcext:value-type="float">
            <text:p>1189.85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1.8" calcext:value-type="float">
            <text:p>31.8</text:p>
          </table:table-cell>
          <table:table-cell office:value-type="float" office:value="7950" calcext:value-type="float">
            <text:p>7950</text:p>
          </table:table-cell>
          <table:table-cell office:value-type="string" calcext:value-type="string">
            <text:p>sugarbeet</text:p>
          </table:table-cell>
          <table:table-cell office:value-type="float" office:value="7950" calcext:value-type="float">
            <text:p>7950</text:p>
          </table:table-cell>
          <table:table-cell office:value-type="float" office:value="3577.5" calcext:value-type="float">
            <text:p>3577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082.21375" calcext:value-type="float">
            <text:p>2082.2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820" calcext:value-type="float">
            <text:p>2820</text:p>
          </table:table-cell>
          <table:table-cell office:value-type="float" office:value="2397" calcext:value-type="float">
            <text:p>2397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397" calcext:value-type="float">
            <text:p>2397</text:p>
          </table:table-cell>
          <table:table-cell table:style-name="Default" office:value-type="float" office:value="1078.65" calcext:value-type="float">
            <text:p>1078.65</text:p>
          </table:table-cell>
          <table:table-cell office:value-type="float" office:value="2624.45255474453" calcext:value-type="float">
            <text:p>2624.45255474453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632.493065693431" calcext:value-type="float">
            <text:p>632.493065693431</text:p>
          </table:table-cell>
          <table:table-cell office:value-type="float" office:value="553.759489051095" calcext:value-type="float">
            <text:p>553.759489051095</text:p>
          </table:table-cell>
          <table:table-cell office:value-type="float" office:value="359.55" calcext:value-type="float">
            <text:p>359.55</text:p>
          </table:table-cell>
          <table:table-cell office:value-type="float" office:value="776.313065693431" calcext:value-type="float">
            <text:p>776.313065693431</text:p>
          </table:table-cell>
          <table:table-cell office:value-type="float" office:value="752.997226277372" calcext:value-type="float">
            <text:p>752.997226277372</text:p>
          </table:table-cell>
          <table:table-cell office:value-type="float" office:value="379.495839416059" calcext:value-type="float">
            <text:p>379.495839416059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630" calcext:value-type="float">
            <text:p>3630</text:p>
          </table:table-cell>
          <table:table-cell office:value-type="float" office:value="3085.5" calcext:value-type="float">
            <text:p>3085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3085.5" calcext:value-type="float">
            <text:p>3085.5</text:p>
          </table:table-cell>
          <table:table-cell table:style-name="Default" office:value-type="float" office:value="1388.475" calcext:value-type="float">
            <text:p>1388.475</text:p>
          </table:table-cell>
          <table:table-cell office:value-type="float" office:value="3378.28467153285" calcext:value-type="float">
            <text:p>3378.2846715328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814.166605839416" calcext:value-type="float">
            <text:p>814.166605839416</text:p>
          </table:table-cell>
          <table:table-cell office:value-type="float" office:value="712.818065693431" calcext:value-type="float">
            <text:p>712.818065693431</text:p>
          </table:table-cell>
          <table:table-cell office:value-type="float" office:value="462.825" calcext:value-type="float">
            <text:p>462.825</text:p>
          </table:table-cell>
          <table:table-cell office:value-type="float" office:value="999.296605839416" calcext:value-type="float">
            <text:p>999.296605839416</text:p>
          </table:table-cell>
          <table:table-cell office:value-type="float" office:value="825.666642335766" calcext:value-type="float">
            <text:p>825.666642335766</text:p>
          </table:table-cell>
          <table:table-cell office:value-type="float" office:value="488.49996350365" calcext:value-type="float">
            <text:p>488.4999635036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90" calcext:value-type="float">
            <text:p>2390</text:p>
          </table:table-cell>
          <table:table-cell office:value-type="float" office:value="2031.5" calcext:value-type="float">
            <text:p>2031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031.5" calcext:value-type="float">
            <text:p>2031.5</text:p>
          </table:table-cell>
          <table:table-cell table:style-name="Default" office:value-type="float" office:value="914.175" calcext:value-type="float">
            <text:p>914.175</text:p>
          </table:table-cell>
          <table:table-cell office:value-type="float" office:value="2026.9955654102" calcext:value-type="float">
            <text:p>2026.99556541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810.79822616408" calcext:value-type="float">
            <text:p>810.79822616408</text:p>
          </table:table-cell>
          <table:table-cell office:value-type="float" office:value="182.429600886918" calcext:value-type="float">
            <text:p>182.429600886918</text:p>
          </table:table-cell>
          <table:table-cell office:value-type="float" office:value="119.592738359202" calcext:value-type="float">
            <text:p>119.592738359202</text:p>
          </table:table-cell>
          <table:table-cell office:value-type="float" office:value="256.718988359202" calcext:value-type="float">
            <text:p>256.718988359202</text:p>
          </table:table-cell>
          <table:table-cell office:value-type="float" office:value="810.79822616408" calcext:value-type="float">
            <text:p>810.7982261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2930" calcext:value-type="float">
            <text:p>2930</text:p>
          </table:table-cell>
          <table:table-cell office:value-type="float" office:value="2490.5" calcext:value-type="float">
            <text:p>2490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490.5" calcext:value-type="float">
            <text:p>2490.5</text:p>
          </table:table-cell>
          <table:table-cell table:style-name="Default" office:value-type="float" office:value="1120.725" calcext:value-type="float">
            <text:p>1120.725</text:p>
          </table:table-cell>
          <table:table-cell office:value-type="float" office:value="2484.977827051" calcext:value-type="float">
            <text:p>2484.9778270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993.991130820399" calcext:value-type="float">
            <text:p>993.991130820399</text:p>
          </table:table-cell>
          <table:table-cell office:value-type="float" office:value="223.64800443459" calcext:value-type="float">
            <text:p>223.64800443459</text:p>
          </table:table-cell>
          <table:table-cell office:value-type="float" office:value="146.613691796009" calcext:value-type="float">
            <text:p>146.613691796009</text:p>
          </table:table-cell>
          <table:table-cell office:value-type="float" office:value="314.722441796009" calcext:value-type="float">
            <text:p>314.722441796009</text:p>
          </table:table-cell>
          <table:table-cell office:value-type="float" office:value="993.991130820399" calcext:value-type="float">
            <text:p>993.991130820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6790" calcext:value-type="float">
            <text:p>6790</text:p>
          </table:table-cell>
          <table:table-cell office:value-type="string" calcext:value-type="string">
            <text:p>ley (average grass/legume)</text:p>
          </table:table-cell>
          <table:table-cell office:value-type="float" office:value="6790" calcext:value-type="float">
            <text:p>6790</text:p>
          </table:table-cell>
          <table:table-cell table:style-name="Default" office:value-type="float" office:value="3055.5" calcext:value-type="float">
            <text:p>3055.5</text:p>
          </table:table-cell>
          <table:table-cell office:value-type="float" office:value="6038.53754940712" calcext:value-type="float">
            <text:p>6038.53754940712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811.56126482213" calcext:value-type="float">
            <text:p>1811.56126482213</text:p>
          </table:table-cell>
          <table:table-cell office:value-type="float" office:value="1171.47628458498" calcext:value-type="float">
            <text:p>1171.47628458498</text:p>
          </table:table-cell>
          <table:table-cell office:value-type="float" office:value="2535.58191699605" calcext:value-type="float">
            <text:p>2535.5819169960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9810" calcext:value-type="float">
            <text:p>9810</text:p>
          </table:table-cell>
          <table:table-cell office:value-type="string" calcext:value-type="string">
            <text:p>ley (average grass/legume)</text:p>
          </table:table-cell>
          <table:table-cell office:value-type="float" office:value="9810" calcext:value-type="float">
            <text:p>9810</text:p>
          </table:table-cell>
          <table:table-cell table:style-name="Default" office:value-type="float" office:value="4414.5" calcext:value-type="float">
            <text:p>4414.5</text:p>
          </table:table-cell>
          <table:table-cell office:value-type="float" office:value="8724.30830039526" calcext:value-type="float">
            <text:p>8724.30830039526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617.29249011858" calcext:value-type="float">
            <text:p>2617.29249011858</text:p>
          </table:table-cell>
          <table:table-cell office:value-type="float" office:value="1692.51581027668" calcext:value-type="float">
            <text:p>1692.51581027668</text:p>
          </table:table-cell>
          <table:table-cell office:value-type="float" office:value="3663.33705533597" calcext:value-type="float">
            <text:p>3663.3370553359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ÅRRAP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00" calcext:value-type="float">
            <text:p>7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rapeseed_roots to 100cm</text:p>
          </table:table-cell>
          <table:table-cell office:value-type="float" office:value="637" calcext:value-type="float">
            <text:p>637</text:p>
          </table:table-cell>
          <table:table-cell office:value-type="float" office:value="286.65" calcext:value-type="float">
            <text:p>286.65</text:p>
          </table:table-cell>
          <table:table-cell office:value-type="float" office:value="1861.36363636364" calcext:value-type="float">
            <text:p>1861.3636363636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005.13636363636" calcext:value-type="float">
            <text:p>1005.13636363636</text:p>
          </table:table-cell>
          <table:table-cell office:value-type="float" office:value="346.213636363636" calcext:value-type="float">
            <text:p>346.213636363636</text:p>
          </table:table-cell>
          <table:table-cell office:value-type="float" office:value="223.363636363636" calcext:value-type="float">
            <text:p>223.363636363636</text:p>
          </table:table-cell>
          <table:table-cell office:value-type="float" office:value="427.182954545455" calcext:value-type="float">
            <text:p>427.182954545455</text:p>
          </table:table-cell>
          <table:table-cell office:value-type="float" office:value="1005.13636363636" calcext:value-type="float">
            <text:p>1005.136363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VÅRRAP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440" calcext:value-type="float">
            <text:p>1440</text:p>
          </table:table-cell>
          <table:table-cell office:value-type="float" office:value="1310.4" calcext:value-type="float">
            <text:p>1310.4</text:p>
          </table:table-cell>
          <table:table-cell office:value-type="string" calcext:value-type="string">
            <text:p>rapeseed_roots to 100cm</text:p>
          </table:table-cell>
          <table:table-cell office:value-type="float" office:value="1310.4" calcext:value-type="float">
            <text:p>1310.4</text:p>
          </table:table-cell>
          <table:table-cell office:value-type="float" office:value="589.68" calcext:value-type="float">
            <text:p>589.68</text:p>
          </table:table-cell>
          <table:table-cell office:value-type="float" office:value="3829.09090909091" calcext:value-type="float">
            <text:p>3829.09090909091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067.70909090909" calcext:value-type="float">
            <text:p>2067.70909090909</text:p>
          </table:table-cell>
          <table:table-cell office:value-type="float" office:value="712.210909090909" calcext:value-type="float">
            <text:p>712.210909090909</text:p>
          </table:table-cell>
          <table:table-cell office:value-type="float" office:value="459.490909090909" calcext:value-type="float">
            <text:p>459.490909090909</text:p>
          </table:table-cell>
          <table:table-cell office:value-type="float" office:value="878.776363636364" calcext:value-type="float">
            <text:p>878.776363636364</text:p>
          </table:table-cell>
          <table:table-cell office:value-type="float" office:value="2067.70909090909" calcext:value-type="float">
            <text:p>2067.7090909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270" calcext:value-type="float">
            <text:p>3270</text:p>
          </table:table-cell>
          <table:table-cell office:value-type="float" office:value="2779.5" calcext:value-type="float">
            <text:p>2779.5</text:p>
          </table:table-cell>
          <table:table-cell office:value-type="string" calcext:value-type="string">
            <text:p>wheat, roots to 40cm depth</text:p>
          </table:table-cell>
          <table:table-cell office:value-type="float" office:value="2779.5" calcext:value-type="float">
            <text:p>2779.5</text:p>
          </table:table-cell>
          <table:table-cell office:value-type="float" office:value="1250.775" calcext:value-type="float">
            <text:p>1250.775</text:p>
          </table:table-cell>
          <table:table-cell office:value-type="float" office:value="3884.39440993789" calcext:value-type="float">
            <text:p>3884.3944099378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872.27810559006" calcext:value-type="float">
            <text:p>1872.27810559006</text:p>
          </table:table-cell>
          <table:table-cell office:value-type="float" office:value="458.358540372671" calcext:value-type="float">
            <text:p>458.358540372671</text:p>
          </table:table-cell>
          <table:table-cell office:value-type="float" office:value="302.982763975155" calcext:value-type="float">
            <text:p>302.982763975155</text:p>
          </table:table-cell>
          <table:table-cell office:value-type="float" office:value="647.140108695652" calcext:value-type="float">
            <text:p>647.140108695652</text:p>
          </table:table-cell>
          <table:table-cell office:value-type="float" office:value="996.735605590062" calcext:value-type="float">
            <text:p>996.735605590062</text:p>
          </table:table-cell>
          <table:table-cell office:value-type="float" office:value="875.5425" calcext:value-type="float">
            <text:p>875.54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7720" calcext:value-type="float">
            <text:p>7720</text:p>
          </table:table-cell>
          <table:table-cell office:value-type="float" office:value="6562" calcext:value-type="float">
            <text:p>6562</text:p>
          </table:table-cell>
          <table:table-cell office:value-type="string" calcext:value-type="string">
            <text:p>wheat, roots to 40cm depth</text:p>
          </table:table-cell>
          <table:table-cell office:value-type="float" office:value="6562" calcext:value-type="float">
            <text:p>6562</text:p>
          </table:table-cell>
          <table:table-cell office:value-type="float" office:value="2952.9" calcext:value-type="float">
            <text:p>2952.9</text:p>
          </table:table-cell>
          <table:table-cell office:value-type="float" office:value="9170.49689440994" calcext:value-type="float">
            <text:p>9170.4968944099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4420.17950310559" calcext:value-type="float">
            <text:p>4420.17950310559</text:p>
          </table:table-cell>
          <table:table-cell office:value-type="float" office:value="1082.11863354037" calcext:value-type="float">
            <text:p>1082.11863354037</text:p>
          </table:table-cell>
          <table:table-cell office:value-type="float" office:value="715.298757763975" calcext:value-type="float">
            <text:p>715.298757763975</text:p>
          </table:table-cell>
          <table:table-cell office:value-type="float" office:value="1527.8047826087" calcext:value-type="float">
            <text:p>1527.8047826087</text:p>
          </table:table-cell>
          <table:table-cell office:value-type="float" office:value="2353.14950310559" calcext:value-type="float">
            <text:p>2353.14950310559</text:p>
          </table:table-cell>
          <table:table-cell office:value-type="float" office:value="2067.03" calcext:value-type="float">
            <text:p>2067.0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600" calcext:value-type="float">
            <text:p>2600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wheat, roots to 40cm depth</text:p>
          </table:table-cell>
          <table:table-cell office:value-type="float" office:value="2210" calcext:value-type="float">
            <text:p>2210</text:p>
          </table:table-cell>
          <table:table-cell office:value-type="float" office:value="994.5" calcext:value-type="float">
            <text:p>994.5</text:p>
          </table:table-cell>
          <table:table-cell office:value-type="float" office:value="3088.50931677019" calcext:value-type="float">
            <text:p>3088.50931677019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488.66149068323" calcext:value-type="float">
            <text:p>1488.66149068323</text:p>
          </table:table-cell>
          <table:table-cell office:value-type="float" office:value="364.444099378882" calcext:value-type="float">
            <text:p>364.444099378882</text:p>
          </table:table-cell>
          <table:table-cell office:value-type="float" office:value="240.903726708075" calcext:value-type="float">
            <text:p>240.903726708075</text:p>
          </table:table-cell>
          <table:table-cell office:value-type="float" office:value="514.545652173913" calcext:value-type="float">
            <text:p>514.545652173913</text:p>
          </table:table-cell>
          <table:table-cell office:value-type="float" office:value="1488.66149068323" calcext:value-type="float">
            <text:p>1488.66149068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7460" calcext:value-type="float">
            <text:p>7460</text:p>
          </table:table-cell>
          <table:table-cell office:value-type="float" office:value="6341" calcext:value-type="float">
            <text:p>6341</text:p>
          </table:table-cell>
          <table:table-cell office:value-type="string" calcext:value-type="string">
            <text:p>wheat, roots to 40cm depth</text:p>
          </table:table-cell>
          <table:table-cell office:value-type="float" office:value="6341" calcext:value-type="float">
            <text:p>6341</text:p>
          </table:table-cell>
          <table:table-cell office:value-type="float" office:value="2853.45" calcext:value-type="float">
            <text:p>2853.45</text:p>
          </table:table-cell>
          <table:table-cell office:value-type="float" office:value="8861.64596273292" calcext:value-type="float">
            <text:p>8861.6459627329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4271.31335403727" calcext:value-type="float">
            <text:p>4271.31335403727</text:p>
          </table:table-cell>
          <table:table-cell office:value-type="float" office:value="1045.67422360248" calcext:value-type="float">
            <text:p>1045.67422360248</text:p>
          </table:table-cell>
          <table:table-cell office:value-type="float" office:value="691.208385093168" calcext:value-type="float">
            <text:p>691.208385093168</text:p>
          </table:table-cell>
          <table:table-cell office:value-type="float" office:value="1476.3502173913" calcext:value-type="float">
            <text:p>1476.3502173913</text:p>
          </table:table-cell>
          <table:table-cell office:value-type="float" office:value="4271.31335403727" calcext:value-type="float">
            <text:p>4271.31335403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sugarbeet</text:p>
          </table:table-cell>
          <table:table-cell office:value-type="float" office:value="3125" calcext:value-type="float">
            <text:p>3125</text:p>
          </table:table-cell>
          <table:table-cell office:value-type="float" office:value="1406.25" calcext:value-type="float">
            <text:p>1406.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86.695625" calcext:value-type="float">
            <text:p>1086.6956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.7" calcext:value-type="float">
            <text:p>44.7</text:p>
          </table:table-cell>
          <table:table-cell office:value-type="float" office:value="11175" calcext:value-type="float">
            <text:p>11175</text:p>
          </table:table-cell>
          <table:table-cell office:value-type="string" calcext:value-type="string">
            <text:p>sugarbeet</text:p>
          </table:table-cell>
          <table:table-cell office:value-type="float" office:value="11175" calcext:value-type="float">
            <text:p>11175</text:p>
          </table:table-cell>
          <table:table-cell office:value-type="float" office:value="5028.75" calcext:value-type="float">
            <text:p>5028.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747.611875" calcext:value-type="float">
            <text:p>2747.611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.6" calcext:value-type="float">
            <text:p>14.6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sugarbeet</text:p>
          </table:table-cell>
          <table:table-cell office:value-type="float" office:value="3650" calcext:value-type="float">
            <text:p>3650</text:p>
          </table:table-cell>
          <table:table-cell office:value-type="float" office:value="1642.5" calcext:value-type="float">
            <text:p>1642.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195.01625" calcext:value-type="float">
            <text:p>1195.0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1.6" calcext:value-type="float">
            <text:p>41.6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sugarbeet</text:p>
          </table:table-cell>
          <table:table-cell office:value-type="float" office:value="10400" calcext:value-type="float">
            <text:p>10400</text:p>
          </table:table-cell>
          <table:table-cell office:value-type="float" office:value="4680" calcext:value-type="float">
            <text:p>4680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587.71" calcext:value-type="float">
            <text:p>258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3250" calcext:value-type="float">
            <text:p>3250</text:p>
          </table:table-cell>
          <table:table-cell office:value-type="float" office:value="2762.5" calcext:value-type="float">
            <text:p>2762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762.5" calcext:value-type="float">
            <text:p>2762.5</text:p>
          </table:table-cell>
          <table:table-cell table:style-name="Default" office:value-type="float" office:value="1243.125" calcext:value-type="float">
            <text:p>1243.125</text:p>
          </table:table-cell>
          <table:table-cell office:value-type="float" office:value="3024.63503649635" calcext:value-type="float">
            <text:p>3024.6350364963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728.937043795621" calcext:value-type="float">
            <text:p>728.937043795621</text:p>
          </table:table-cell>
          <table:table-cell office:value-type="float" office:value="638.19799270073" calcext:value-type="float">
            <text:p>638.19799270073</text:p>
          </table:table-cell>
          <table:table-cell office:value-type="float" office:value="414.375" calcext:value-type="float">
            <text:p>414.375</text:p>
          </table:table-cell>
          <table:table-cell office:value-type="float" office:value="894.687043795621" calcext:value-type="float">
            <text:p>894.687043795621</text:p>
          </table:table-cell>
          <table:table-cell office:value-type="float" office:value="791.574817518248" calcext:value-type="float">
            <text:p>791.574817518248</text:p>
          </table:table-cell>
          <table:table-cell office:value-type="float" office:value="437.362226277372" calcext:value-type="float">
            <text:p>437.362226277372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940" calcext:value-type="float">
            <text:p>5940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049" calcext:value-type="float">
            <text:p>5049</text:p>
          </table:table-cell>
          <table:table-cell table:style-name="Default" office:value-type="float" office:value="2272.05" calcext:value-type="float">
            <text:p>2272.05</text:p>
          </table:table-cell>
          <table:table-cell office:value-type="float" office:value="5528.10218978102" calcext:value-type="float">
            <text:p>5528.102189781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332.27262773723" calcext:value-type="float">
            <text:p>1332.27262773723</text:p>
          </table:table-cell>
          <table:table-cell office:value-type="float" office:value="1166.4295620438" calcext:value-type="float">
            <text:p>1166.4295620438</text:p>
          </table:table-cell>
          <table:table-cell office:value-type="float" office:value="757.35" calcext:value-type="float">
            <text:p>757.35</text:p>
          </table:table-cell>
          <table:table-cell office:value-type="float" office:value="1635.21262773723" calcext:value-type="float">
            <text:p>1635.21262773723</text:p>
          </table:table-cell>
          <table:table-cell office:value-type="float" office:value="1032.90905109489" calcext:value-type="float">
            <text:p>1032.90905109489</text:p>
          </table:table-cell>
          <table:table-cell office:value-type="float" office:value="799.363576642336" calcext:value-type="float">
            <text:p>799.36357664233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2167.5" calcext:value-type="float">
            <text:p>2167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167.5" calcext:value-type="float">
            <text:p>2167.5</text:p>
          </table:table-cell>
          <table:table-cell table:style-name="Default" office:value-type="float" office:value="975.375" calcext:value-type="float">
            <text:p>975.375</text:p>
          </table:table-cell>
          <table:table-cell office:value-type="float" office:value="2162.69401330377" calcext:value-type="float">
            <text:p>2162.6940133037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865.077605321508" calcext:value-type="float">
            <text:p>865.077605321508</text:p>
          </table:table-cell>
          <table:table-cell office:value-type="float" office:value="194.642461197339" calcext:value-type="float">
            <text:p>194.642461197339</text:p>
          </table:table-cell>
          <table:table-cell office:value-type="float" office:value="127.598946784922" calcext:value-type="float">
            <text:p>127.598946784922</text:p>
          </table:table-cell>
          <table:table-cell office:value-type="float" office:value="273.905196784922" calcext:value-type="float">
            <text:p>273.905196784922</text:p>
          </table:table-cell>
          <table:table-cell office:value-type="float" office:value="865.077605321508" calcext:value-type="float">
            <text:p>865.07760532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810" calcext:value-type="float">
            <text:p>5810</text:p>
          </table:table-cell>
          <table:table-cell office:value-type="float" office:value="4938.5" calcext:value-type="float">
            <text:p>4938.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938.5" calcext:value-type="float">
            <text:p>4938.5</text:p>
          </table:table-cell>
          <table:table-cell table:style-name="Default" office:value-type="float" office:value="2222.325" calcext:value-type="float">
            <text:p>2222.325</text:p>
          </table:table-cell>
          <table:table-cell office:value-type="float" office:value="4927.54988913526" calcext:value-type="float">
            <text:p>4927.5498891352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971.0199556541" calcext:value-type="float">
            <text:p>1971.0199556541</text:p>
          </table:table-cell>
          <table:table-cell office:value-type="float" office:value="443.479490022173" calcext:value-type="float">
            <text:p>443.479490022173</text:p>
          </table:table-cell>
          <table:table-cell office:value-type="float" office:value="290.72544345898" calcext:value-type="float">
            <text:p>290.72544345898</text:p>
          </table:table-cell>
          <table:table-cell office:value-type="float" office:value="624.07419345898" calcext:value-type="float">
            <text:p>624.07419345898</text:p>
          </table:table-cell>
          <table:table-cell office:value-type="float" office:value="1971.0199556541" calcext:value-type="float">
            <text:p>1971.0199556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7512.75" calcext:value-type="float">
            <text:p>7512.75</text:p>
          </table:table-cell>
          <table:table-cell office:value-type="string" calcext:value-type="string">
            <text:p>ley (average grass/legume)</text:p>
          </table:table-cell>
          <table:table-cell office:value-type="float" office:value="7512.75" calcext:value-type="float">
            <text:p>7512.75</text:p>
          </table:table-cell>
          <table:table-cell table:style-name="Default" office:value-type="float" office:value="3380.7375" calcext:value-type="float">
            <text:p>3380.7375</text:p>
          </table:table-cell>
          <table:table-cell office:value-type="float" office:value="6681.29940711463" calcext:value-type="float">
            <text:p>6681.29940711463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004.38982213439" calcext:value-type="float">
            <text:p>2004.38982213439</text:p>
          </table:table-cell>
          <table:table-cell office:value-type="float" office:value="1296.17208498024" calcext:value-type="float">
            <text:p>1296.17208498024</text:p>
          </table:table-cell>
          <table:table-cell office:value-type="float" office:value="2805.47762104743" calcext:value-type="float">
            <text:p>2805.477621047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9276.5835" calcext:value-type="float">
            <text:p>9276.5835</text:p>
          </table:table-cell>
          <table:table-cell office:value-type="string" calcext:value-type="string">
            <text:p>ley (average grass/legume)</text:p>
          </table:table-cell>
          <table:table-cell office:value-type="float" office:value="9276.5835" calcext:value-type="float">
            <text:p>9276.5835</text:p>
          </table:table-cell>
          <table:table-cell table:style-name="Default" office:value-type="float" office:value="4174.462575" calcext:value-type="float">
            <text:p>4174.462575</text:p>
          </table:table-cell>
          <table:table-cell office:value-type="float" office:value="8249.92603754941" calcext:value-type="float">
            <text:p>8249.92603754941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474.97781126482" calcext:value-type="float">
            <text:p>2474.97781126482</text:p>
          </table:table-cell>
          <table:table-cell office:value-type="float" office:value="1600.48565128459" calcext:value-type="float">
            <text:p>1600.48565128459</text:p>
          </table:table-cell>
          <table:table-cell office:value-type="float" office:value="3464.143943167" calcext:value-type="float">
            <text:p>3464.14394316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VÅRRAP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725.191" calcext:value-type="float">
            <text:p>725.191</text:p>
          </table:table-cell>
          <table:table-cell office:value-type="float" office:value="659.92381" calcext:value-type="float">
            <text:p>659.92381</text:p>
          </table:table-cell>
          <table:table-cell office:value-type="string" calcext:value-type="string">
            <text:p>rapeseed_roots to 100cm</text:p>
          </table:table-cell>
          <table:table-cell office:value-type="float" office:value="659.92381" calcext:value-type="float">
            <text:p>659.92381</text:p>
          </table:table-cell>
          <table:table-cell office:value-type="float" office:value="296.9657145" calcext:value-type="float">
            <text:p>296.9657145</text:p>
          </table:table-cell>
          <table:table-cell office:value-type="float" office:value="1928.34879545455" calcext:value-type="float">
            <text:p>1928.348795454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041.30834954545" calcext:value-type="float">
            <text:p>1041.30834954545</text:p>
          </table:table-cell>
          <table:table-cell office:value-type="float" office:value="358.672875954545" calcext:value-type="float">
            <text:p>358.672875954545</text:p>
          </table:table-cell>
          <table:table-cell office:value-type="float" office:value="231.401855454545" calcext:value-type="float">
            <text:p>231.401855454545</text:p>
          </table:table-cell>
          <table:table-cell office:value-type="float" office:value="442.556048556818" calcext:value-type="float">
            <text:p>442.556048556818</text:p>
          </table:table-cell>
          <table:table-cell office:value-type="float" office:value="1041.30834954545" calcext:value-type="float">
            <text:p>1041.30834954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VÅRRAP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937.441" calcext:value-type="float">
            <text:p>1937.441</text:p>
          </table:table-cell>
          <table:table-cell office:value-type="float" office:value="1763.07131" calcext:value-type="float">
            <text:p>1763.07131</text:p>
          </table:table-cell>
          <table:table-cell office:value-type="string" calcext:value-type="string">
            <text:p>rapeseed_roots to 100cm</text:p>
          </table:table-cell>
          <table:table-cell office:value-type="float" office:value="1763.07131" calcext:value-type="float">
            <text:p>1763.07131</text:p>
          </table:table-cell>
          <table:table-cell office:value-type="float" office:value="793.3820895" calcext:value-type="float">
            <text:p>793.3820895</text:p>
          </table:table-cell>
          <table:table-cell office:value-type="float" office:value="5151.83175" calcext:value-type="float">
            <text:p>5151.8317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2781.989145" calcext:value-type="float">
            <text:p>2781.989145</text:p>
          </table:table-cell>
          <table:table-cell office:value-type="float" office:value="958.2407055" calcext:value-type="float">
            <text:p>958.2407055</text:p>
          </table:table-cell>
          <table:table-cell office:value-type="float" office:value="618.21981" calcext:value-type="float">
            <text:p>618.21981</text:p>
          </table:table-cell>
          <table:table-cell office:value-type="float" office:value="1182.345386625" calcext:value-type="float">
            <text:p>1182.345386625</text:p>
          </table:table-cell>
          <table:table-cell office:value-type="float" office:value="2781.989145" calcext:value-type="float">
            <text:p>2781.989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7119.3466" calcext:value-type="float">
            <text:p>7119.3466</text:p>
          </table:table-cell>
          <table:table-cell office:value-type="float" office:value="6051.44461" calcext:value-type="float">
            <text:p>6051.44461</text:p>
          </table:table-cell>
          <table:table-cell office:value-type="string" calcext:value-type="string">
            <text:p>wheat, roots to 40cm depth</text:p>
          </table:table-cell>
          <table:table-cell office:value-type="float" office:value="6051.44461" calcext:value-type="float">
            <text:p>6051.44461</text:p>
          </table:table-cell>
          <table:table-cell office:value-type="float" office:value="2723.1500745" calcext:value-type="float">
            <text:p>2723.1500745</text:p>
          </table:table-cell>
          <table:table-cell office:value-type="float" office:value="8456.98780900621" calcext:value-type="float">
            <text:p>8456.98780900621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4076.26812394099" calcext:value-type="float">
            <text:p>4076.26812394099</text:p>
          </table:table-cell>
          <table:table-cell office:value-type="float" office:value="997.924561462733" calcext:value-type="float">
            <text:p>997.924561462733</text:p>
          </table:table-cell>
          <table:table-cell office:value-type="float" office:value="659.645049102485" calcext:value-type="float">
            <text:p>659.645049102485</text:p>
          </table:table-cell>
          <table:table-cell office:value-type="float" office:value="1408.93416898043" calcext:value-type="float">
            <text:p>1408.93416898043</text:p>
          </table:table-cell>
          <table:table-cell office:value-type="float" office:value="2170.06307179099" calcext:value-type="float">
            <text:p>2170.06307179099</text:p>
          </table:table-cell>
          <table:table-cell office:value-type="float" office:value="1906.20505215" calcext:value-type="float">
            <text:p>1906.2050521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142.5" calcext:value-type="float">
            <text:p>6142.5</text:p>
          </table:table-cell>
          <table:table-cell office:value-type="float" office:value="5221.125" calcext:value-type="float">
            <text:p>5221.125</text:p>
          </table:table-cell>
          <table:table-cell office:value-type="string" calcext:value-type="string">
            <text:p>wheat, roots to 40cm depth</text:p>
          </table:table-cell>
          <table:table-cell office:value-type="float" office:value="5221.125" calcext:value-type="float">
            <text:p>5221.125</text:p>
          </table:table-cell>
          <table:table-cell office:value-type="float" office:value="2349.50625" calcext:value-type="float">
            <text:p>2349.50625</text:p>
          </table:table-cell>
          <table:table-cell office:value-type="float" office:value="7296.60326086957" calcext:value-type="float">
            <text:p>7296.60326086957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516.96277173913" calcext:value-type="float">
            <text:p>3516.96277173913</text:p>
          </table:table-cell>
          <table:table-cell office:value-type="float" office:value="860.999184782609" calcext:value-type="float">
            <text:p>860.999184782609</text:p>
          </table:table-cell>
          <table:table-cell office:value-type="float" office:value="569.135054347826" calcext:value-type="float">
            <text:p>569.135054347826</text:p>
          </table:table-cell>
          <table:table-cell office:value-type="float" office:value="1215.61410326087" calcext:value-type="float">
            <text:p>1215.61410326087</text:p>
          </table:table-cell>
          <table:table-cell office:value-type="float" office:value="1872.30839673913" calcext:value-type="float">
            <text:p>1872.30839673913</text:p>
          </table:table-cell>
          <table:table-cell office:value-type="float" office:value="1644.654375" calcext:value-type="float">
            <text:p>1644.6543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6511.10795" calcext:value-type="float">
            <text:p>6511.10795</text:p>
          </table:table-cell>
          <table:table-cell office:value-type="float" office:value="5534.4417575" calcext:value-type="float">
            <text:p>5534.4417575</text:p>
          </table:table-cell>
          <table:table-cell office:value-type="string" calcext:value-type="string">
            <text:p>wheat, roots to 40cm depth</text:p>
          </table:table-cell>
          <table:table-cell office:value-type="float" office:value="5534.4417575" calcext:value-type="float">
            <text:p>5534.4417575</text:p>
          </table:table-cell>
          <table:table-cell office:value-type="float" office:value="2490.498790875" calcext:value-type="float">
            <text:p>2490.498790875</text:p>
          </table:table-cell>
          <table:table-cell office:value-type="float" office:value="7734.46829464286" calcext:value-type="float">
            <text:p>7734.46829464286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728.01371801786" calcext:value-type="float">
            <text:p>3728.01371801786</text:p>
          </table:table-cell>
          <table:table-cell office:value-type="float" office:value="912.667258767857" calcext:value-type="float">
            <text:p>912.667258767857</text:p>
          </table:table-cell>
          <table:table-cell office:value-type="float" office:value="603.288526982143" calcext:value-type="float">
            <text:p>603.288526982143</text:p>
          </table:table-cell>
          <table:table-cell office:value-type="float" office:value="1288.5624178875" calcext:value-type="float">
            <text:p>1288.5624178875</text:p>
          </table:table-cell>
          <table:table-cell office:value-type="float" office:value="3728.01371801786" calcext:value-type="float">
            <text:p>3728.0137180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7145.4545" calcext:value-type="float">
            <text:p>7145.4545</text:p>
          </table:table-cell>
          <table:table-cell office:value-type="float" office:value="6073.636325" calcext:value-type="float">
            <text:p>6073.636325</text:p>
          </table:table-cell>
          <table:table-cell office:value-type="string" calcext:value-type="string">
            <text:p>wheat, roots to 40cm depth</text:p>
          </table:table-cell>
          <table:table-cell office:value-type="float" office:value="6073.636325" calcext:value-type="float">
            <text:p>6073.636325</text:p>
          </table:table-cell>
          <table:table-cell office:value-type="float" office:value="2733.13634625" calcext:value-type="float">
            <text:p>2733.13634625</text:p>
          </table:table-cell>
          <table:table-cell office:value-type="float" office:value="8488.00107531056" calcext:value-type="float">
            <text:p>8488.00107531056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4091.21651829969" calcext:value-type="float">
            <text:p>4091.21651829969</text:p>
          </table:table-cell>
          <table:table-cell office:value-type="float" office:value="1001.58412688665" calcext:value-type="float">
            <text:p>1001.58412688665</text:p>
          </table:table-cell>
          <table:table-cell office:value-type="float" office:value="662.064083874224" calcext:value-type="float">
            <text:p>662.064083874224</text:p>
          </table:table-cell>
          <table:table-cell office:value-type="float" office:value="1414.10097914674" calcext:value-type="float">
            <text:p>1414.10097914674</text:p>
          </table:table-cell>
          <table:table-cell office:value-type="float" office:value="4091.21651829969" calcext:value-type="float">
            <text:p>4091.21651829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10.45" calcext:value-type="float">
            <text:p>10.45</text:p>
          </table:table-cell>
          <table:table-cell office:value-type="float" office:value="2570.7" calcext:value-type="float">
            <text:p>2570.7</text:p>
          </table:table-cell>
          <table:table-cell office:value-type="string" calcext:value-type="string">
            <text:p>sugarbeet</text:p>
          </table:table-cell>
          <table:table-cell office:value-type="float" office:value="2570.7" calcext:value-type="float">
            <text:p>2570.7</text:p>
          </table:table-cell>
          <table:table-cell office:value-type="float" office:value="1156.815" calcext:value-type="float">
            <text:p>1156.81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72.3296775" calcext:value-type="float">
            <text:p>972.32967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3.9" calcext:value-type="float">
            <text:p>43.9</text:p>
          </table:table-cell>
          <table:table-cell office:value-type="float" office:value="8999.5" calcext:value-type="float">
            <text:p>8999.5</text:p>
          </table:table-cell>
          <table:table-cell office:value-type="string" calcext:value-type="string">
            <text:p>sugarbeet</text:p>
          </table:table-cell>
          <table:table-cell office:value-type="float" office:value="8999.5" calcext:value-type="float">
            <text:p>8999.5</text:p>
          </table:table-cell>
          <table:table-cell office:value-type="float" office:value="4049.775" calcext:value-type="float">
            <text:p>4049.7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298.7518375" calcext:value-type="float">
            <text:p>2298.75183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3.25" calcext:value-type="float">
            <text:p>13.25</text:p>
          </table:table-cell>
          <table:table-cell office:value-type="float" office:value="2676.5" calcext:value-type="float">
            <text:p>2676.5</text:p>
          </table:table-cell>
          <table:table-cell office:value-type="string" calcext:value-type="string">
            <text:p>sugarbeet</text:p>
          </table:table-cell>
          <table:table-cell office:value-type="float" office:value="2676.5" calcext:value-type="float">
            <text:p>2676.5</text:p>
          </table:table-cell>
          <table:table-cell office:value-type="float" office:value="1204.425" calcext:value-type="float">
            <text:p>1204.4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994.1588625" calcext:value-type="float">
            <text:p>994.158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2.15" calcext:value-type="float">
            <text:p>42.15</text:p>
          </table:table-cell>
          <table:table-cell office:value-type="float" office:value="7270.875" calcext:value-type="float">
            <text:p>7270.875</text:p>
          </table:table-cell>
          <table:table-cell office:value-type="string" calcext:value-type="string">
            <text:p>sugarbeet</text:p>
          </table:table-cell>
          <table:table-cell office:value-type="float" office:value="7270.875" calcext:value-type="float">
            <text:p>7270.875</text:p>
          </table:table-cell>
          <table:table-cell office:value-type="float" office:value="3271.89375" calcext:value-type="float">
            <text:p>3271.8937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942.093284375" calcext:value-type="float">
            <text:p>1942.09328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913.6253" calcext:value-type="float">
            <text:p>2913.6253</text:p>
          </table:table-cell>
          <table:table-cell office:value-type="float" office:value="2476.581505" calcext:value-type="float">
            <text:p>2476.58150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476.581505" calcext:value-type="float">
            <text:p>2476.581505</text:p>
          </table:table-cell>
          <table:table-cell table:style-name="Default" office:value-type="float" office:value="1114.46167725" calcext:value-type="float">
            <text:p>1114.46167725</text:p>
          </table:table-cell>
          <table:table-cell office:value-type="float" office:value="2711.58558941606" calcext:value-type="float">
            <text:p>2711.58558941606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653.49212704927" calcext:value-type="float">
            <text:p>653.49212704927</text:p>
          </table:table-cell>
          <table:table-cell office:value-type="float" office:value="572.144559366788" calcext:value-type="float">
            <text:p>572.144559366788</text:p>
          </table:table-cell>
          <table:table-cell office:value-type="float" office:value="371.48722575" calcext:value-type="float">
            <text:p>371.48722575</text:p>
          </table:table-cell>
          <table:table-cell office:value-type="float" office:value="802.08701734927" calcext:value-type="float">
            <text:p>802.08701734927</text:p>
          </table:table-cell>
          <table:table-cell office:value-type="float" office:value="761.396850819708" calcext:value-type="float">
            <text:p>761.396850819708</text:p>
          </table:table-cell>
          <table:table-cell office:value-type="float" office:value="392.095276229562" calcext:value-type="float">
            <text:p>392.095276229562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741.15135" calcext:value-type="float">
            <text:p>6741.15135</text:p>
          </table:table-cell>
          <table:table-cell office:value-type="float" office:value="5729.9786475" calcext:value-type="float">
            <text:p>5729.978647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729.9786475" calcext:value-type="float">
            <text:p>5729.9786475</text:p>
          </table:table-cell>
          <table:table-cell table:style-name="Default" office:value-type="float" office:value="2578.490391375" calcext:value-type="float">
            <text:p>2578.490391375</text:p>
          </table:table-cell>
          <table:table-cell office:value-type="float" office:value="6273.69924908759" calcext:value-type="float">
            <text:p>6273.6992490875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511.96151903011" calcext:value-type="float">
            <text:p>1511.96151903011</text:p>
          </table:table-cell>
          <table:table-cell office:value-type="float" office:value="1323.75054155748" calcext:value-type="float">
            <text:p>1323.75054155748</text:p>
          </table:table-cell>
          <table:table-cell office:value-type="float" office:value="859.496797125" calcext:value-type="float">
            <text:p>859.496797125</text:p>
          </table:table-cell>
          <table:table-cell office:value-type="float" office:value="1855.76023788011" calcext:value-type="float">
            <text:p>1855.76023788011</text:p>
          </table:table-cell>
          <table:table-cell office:value-type="float" office:value="1104.78460761204" calcext:value-type="float">
            <text:p>1104.78460761204</text:p>
          </table:table-cell>
          <table:table-cell office:value-type="float" office:value="907.176911418066" calcext:value-type="float">
            <text:p>907.17691141806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48.82295" calcext:value-type="float">
            <text:p>2348.82295</text:p>
          </table:table-cell>
          <table:table-cell office:value-type="float" office:value="1996.4995075" calcext:value-type="float">
            <text:p>1996.499507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996.4995075" calcext:value-type="float">
            <text:p>1996.4995075</text:p>
          </table:table-cell>
          <table:table-cell table:style-name="Default" office:value-type="float" office:value="898.424778375" calcext:value-type="float">
            <text:p>898.424778375</text:p>
          </table:table-cell>
          <table:table-cell office:value-type="float" office:value="1992.07267932373" calcext:value-type="float">
            <text:p>1992.07267932373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796.82907172949" calcext:value-type="float">
            <text:p>796.82907172949</text:p>
          </table:table-cell>
          <table:table-cell office:value-type="float" office:value="179.286541139135" calcext:value-type="float">
            <text:p>179.286541139135</text:p>
          </table:table-cell>
          <table:table-cell office:value-type="float" office:value="117.5322880801" calcext:value-type="float">
            <text:p>117.5322880801</text:p>
          </table:table-cell>
          <table:table-cell office:value-type="float" office:value="252.29600483635" calcext:value-type="float">
            <text:p>252.29600483635</text:p>
          </table:table-cell>
          <table:table-cell office:value-type="float" office:value="796.82907172949" calcext:value-type="float">
            <text:p>796.8290717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217.4077" calcext:value-type="float">
            <text:p>6217.4077</text:p>
          </table:table-cell>
          <table:table-cell office:value-type="float" office:value="5284.796545" calcext:value-type="float">
            <text:p>5284.79654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284.796545" calcext:value-type="float">
            <text:p>5284.796545</text:p>
          </table:table-cell>
          <table:table-cell table:style-name="Default" office:value-type="float" office:value="2378.15844525" calcext:value-type="float">
            <text:p>2378.15844525</text:p>
          </table:table-cell>
          <table:table-cell office:value-type="float" office:value="5273.07859257206" calcext:value-type="float">
            <text:p>5273.0785925720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2109.23143702882" calcext:value-type="float">
            <text:p>2109.23143702882</text:p>
          </table:table-cell>
          <table:table-cell office:value-type="float" office:value="474.577073331486" calcext:value-type="float">
            <text:p>474.577073331486</text:p>
          </table:table-cell>
          <table:table-cell office:value-type="float" office:value="311.111636961752" calcext:value-type="float">
            <text:p>311.111636961752</text:p>
          </table:table-cell>
          <table:table-cell office:value-type="float" office:value="667.835403749252" calcext:value-type="float">
            <text:p>667.835403749252</text:p>
          </table:table-cell>
          <table:table-cell office:value-type="float" office:value="2109.23143702882" calcext:value-type="float">
            <text:p>2109.2314370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6698.29165" calcext:value-type="float">
            <text:p>6698.29165</text:p>
          </table:table-cell>
          <table:table-cell office:value-type="string" calcext:value-type="string">
            <text:p>ley (average grass/legume)</text:p>
          </table:table-cell>
          <table:table-cell office:value-type="float" office:value="6698.29165" calcext:value-type="float">
            <text:p>6698.29165</text:p>
          </table:table-cell>
          <table:table-cell table:style-name="Default" office:value-type="float" office:value="3014.2312425" calcext:value-type="float">
            <text:p>3014.2312425</text:p>
          </table:table-cell>
          <table:table-cell office:value-type="float" office:value="5956.97874011858" calcext:value-type="float">
            <text:p>5956.97874011858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1787.09362203557" calcext:value-type="float">
            <text:p>1787.09362203557</text:p>
          </table:table-cell>
          <table:table-cell office:value-type="float" office:value="1155.653875583" calcext:value-type="float">
            <text:p>1155.653875583</text:p>
          </table:table-cell>
          <table:table-cell office:value-type="float" office:value="2501.33537297579" calcext:value-type="float">
            <text:p>2501.3353729757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7514.125" calcext:value-type="float">
            <text:p>7514.125</text:p>
          </table:table-cell>
          <table:table-cell office:value-type="string" calcext:value-type="string">
            <text:p>ley (average grass/legume)</text:p>
          </table:table-cell>
          <table:table-cell office:value-type="float" office:value="7514.125" calcext:value-type="float">
            <text:p>7514.125</text:p>
          </table:table-cell>
          <table:table-cell table:style-name="Default" office:value-type="float" office:value="3381.35625" calcext:value-type="float">
            <text:p>3381.35625</text:p>
          </table:table-cell>
          <table:table-cell office:value-type="float" office:value="6682.52223320158" calcext:value-type="float">
            <text:p>6682.52223320158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004.75666996047" calcext:value-type="float">
            <text:p>2004.75666996047</text:p>
          </table:table-cell>
          <table:table-cell office:value-type="float" office:value="1296.40931324111" calcext:value-type="float">
            <text:p>1296.40931324111</text:p>
          </table:table-cell>
          <table:table-cell office:value-type="float" office:value="2805.99108572134" calcext:value-type="float">
            <text:p>2805.991085721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VÅRRAP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578.9676" calcext:value-type="float">
            <text:p>578.9676</text:p>
          </table:table-cell>
          <table:table-cell office:value-type="float" office:value="526.860516" calcext:value-type="float">
            <text:p>526.860516</text:p>
          </table:table-cell>
          <table:table-cell office:value-type="string" calcext:value-type="string">
            <text:p>rapeseed_roots to 100cm</text:p>
          </table:table-cell>
          <table:table-cell office:value-type="float" office:value="526.860516" calcext:value-type="float">
            <text:p>526.860516</text:p>
          </table:table-cell>
          <table:table-cell office:value-type="float" office:value="237.0872322" calcext:value-type="float">
            <text:p>237.0872322</text:p>
          </table:table-cell>
          <table:table-cell office:value-type="float" office:value="1539.52748181818" calcext:value-type="float">
            <text:p>1539.527481818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831.344840181818" calcext:value-type="float">
            <text:p>831.344840181818</text:p>
          </table:table-cell>
          <table:table-cell office:value-type="float" office:value="286.352111618182" calcext:value-type="float">
            <text:p>286.352111618182</text:p>
          </table:table-cell>
          <table:table-cell office:value-type="float" office:value="184.743297818182" calcext:value-type="float">
            <text:p>184.743297818182</text:p>
          </table:table-cell>
          <table:table-cell office:value-type="float" office:value="353.321557077273" calcext:value-type="float">
            <text:p>353.321557077273</text:p>
          </table:table-cell>
          <table:table-cell office:value-type="float" office:value="831.344840181818" calcext:value-type="float">
            <text:p>831.34484018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VÅRRAP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1306.883" calcext:value-type="float">
            <text:p>1306.883</text:p>
          </table:table-cell>
          <table:table-cell office:value-type="float" office:value="1189.26353" calcext:value-type="float">
            <text:p>1189.26353</text:p>
          </table:table-cell>
          <table:table-cell office:value-type="string" calcext:value-type="string">
            <text:p>rapeseed_roots to 100cm</text:p>
          </table:table-cell>
          <table:table-cell office:value-type="float" office:value="1189.26353" calcext:value-type="float">
            <text:p>1189.26353</text:p>
          </table:table-cell>
          <table:table-cell office:value-type="float" office:value="535.1685885" calcext:value-type="float">
            <text:p>535.1685885</text:p>
          </table:table-cell>
          <table:table-cell office:value-type="float" office:value="3475.12070454545" calcext:value-type="float">
            <text:p>3475.12070454545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" calcext:value-type="float">
            <text:p>0.12</text:p>
          </table:table-cell>
          <table:table-cell office:value-type="float" office:value="1876.56518045455" calcext:value-type="float">
            <text:p>1876.56518045455</text:p>
          </table:table-cell>
          <table:table-cell office:value-type="float" office:value="646.372451045455" calcext:value-type="float">
            <text:p>646.372451045455</text:p>
          </table:table-cell>
          <table:table-cell office:value-type="float" office:value="417.014484545455" calcext:value-type="float">
            <text:p>417.014484545455</text:p>
          </table:table-cell>
          <table:table-cell office:value-type="float" office:value="797.540201693182" calcext:value-type="float">
            <text:p>797.540201693182</text:p>
          </table:table-cell>
          <table:table-cell office:value-type="float" office:value="1876.56518045455" calcext:value-type="float">
            <text:p>1876.565180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5079.5975" calcext:value-type="float">
            <text:p>5079.5975</text:p>
          </table:table-cell>
          <table:table-cell office:value-type="float" office:value="4317.657875" calcext:value-type="float">
            <text:p>4317.657875</text:p>
          </table:table-cell>
          <table:table-cell office:value-type="string" calcext:value-type="string">
            <text:p>wheat, roots to 40cm depth</text:p>
          </table:table-cell>
          <table:table-cell office:value-type="float" office:value="4317.657875" calcext:value-type="float">
            <text:p>4317.657875</text:p>
          </table:table-cell>
          <table:table-cell office:value-type="float" office:value="1942.94604375" calcext:value-type="float">
            <text:p>1942.94604375</text:p>
          </table:table-cell>
          <table:table-cell office:value-type="float" office:value="6033.99392468944" calcext:value-type="float">
            <text:p>6033.9939246894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908.38507170031" calcext:value-type="float">
            <text:p>2908.38507170031</text:p>
          </table:table-cell>
          <table:table-cell office:value-type="float" office:value="712.011283113354" calcext:value-type="float">
            <text:p>712.011283113354</text:p>
          </table:table-cell>
          <table:table-cell office:value-type="float" office:value="470.651526125776" calcext:value-type="float">
            <text:p>470.651526125776</text:p>
          </table:table-cell>
          <table:table-cell office:value-type="float" office:value="1005.26338785326" calcext:value-type="float">
            <text:p>1005.26338785326</text:p>
          </table:table-cell>
          <table:table-cell office:value-type="float" office:value="1548.32284107531" calcext:value-type="float">
            <text:p>1548.32284107531</text:p>
          </table:table-cell>
          <table:table-cell office:value-type="float" office:value="1360.062230625" calcext:value-type="float">
            <text:p>1360.0622306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852.3326" calcext:value-type="float">
            <text:p>6852.3326</text:p>
          </table:table-cell>
          <table:table-cell office:value-type="float" office:value="5824.48271" calcext:value-type="float">
            <text:p>5824.48271</text:p>
          </table:table-cell>
          <table:table-cell office:value-type="string" calcext:value-type="string">
            <text:p>wheat, roots to 40cm depth</text:p>
          </table:table-cell>
          <table:table-cell office:value-type="float" office:value="5824.48271" calcext:value-type="float">
            <text:p>5824.48271</text:p>
          </table:table-cell>
          <table:table-cell office:value-type="float" office:value="2621.0172195" calcext:value-type="float">
            <text:p>2621.0172195</text:p>
          </table:table-cell>
          <table:table-cell office:value-type="float" office:value="8139.80502950311" calcext:value-type="float">
            <text:p>8139.80502950311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3923.3860242205" calcext:value-type="float">
            <text:p>3923.3860242205</text:p>
          </table:table-cell>
          <table:table-cell office:value-type="float" office:value="960.496993481366" calcext:value-type="float">
            <text:p>960.496993481366</text:p>
          </table:table-cell>
          <table:table-cell office:value-type="float" office:value="634.904792301242" calcext:value-type="float">
            <text:p>634.904792301242</text:p>
          </table:table-cell>
          <table:table-cell office:value-type="float" office:value="1356.09151791522" calcext:value-type="float">
            <text:p>1356.09151791522</text:p>
          </table:table-cell>
          <table:table-cell office:value-type="float" office:value="2088.6739705705" calcext:value-type="float">
            <text:p>2088.6739705705</text:p>
          </table:table-cell>
          <table:table-cell office:value-type="float" office:value="1834.71205365" calcext:value-type="float">
            <text:p>1834.7120536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3571.80135" calcext:value-type="float">
            <text:p>3571.80135</text:p>
          </table:table-cell>
          <table:table-cell office:value-type="float" office:value="3036.0311475" calcext:value-type="float">
            <text:p>3036.0311475</text:p>
          </table:table-cell>
          <table:table-cell office:value-type="string" calcext:value-type="string">
            <text:p>wheat, roots to 40cm depth</text:p>
          </table:table-cell>
          <table:table-cell office:value-type="float" office:value="3036.0311475" calcext:value-type="float">
            <text:p>3036.0311475</text:p>
          </table:table-cell>
          <table:table-cell office:value-type="float" office:value="1366.214016375" calcext:value-type="float">
            <text:p>1366.214016375</text:p>
          </table:table-cell>
          <table:table-cell office:value-type="float" office:value="4242.90067197205" calcext:value-type="float">
            <text:p>4242.9006719720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045.07812389053" calcext:value-type="float">
            <text:p>2045.07812389053</text:p>
          </table:table-cell>
          <table:table-cell office:value-type="float" office:value="500.662279292702" calcext:value-type="float">
            <text:p>500.662279292702</text:p>
          </table:table-cell>
          <table:table-cell office:value-type="float" office:value="330.94625241382" calcext:value-type="float">
            <text:p>330.94625241382</text:p>
          </table:table-cell>
          <table:table-cell office:value-type="float" office:value="706.867251950543" calcext:value-type="float">
            <text:p>706.867251950543</text:p>
          </table:table-cell>
          <table:table-cell office:value-type="float" office:value="2045.07812389053" calcext:value-type="float">
            <text:p>2045.0781238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7075.6885" calcext:value-type="float">
            <text:p>7075.6885</text:p>
          </table:table-cell>
          <table:table-cell office:value-type="float" office:value="6014.335225" calcext:value-type="float">
            <text:p>6014.335225</text:p>
          </table:table-cell>
          <table:table-cell office:value-type="string" calcext:value-type="string">
            <text:p>wheat, roots to 40cm depth</text:p>
          </table:table-cell>
          <table:table-cell office:value-type="float" office:value="6014.335225" calcext:value-type="float">
            <text:p>6014.335225</text:p>
          </table:table-cell>
          <table:table-cell office:value-type="float" office:value="2706.45085125" calcext:value-type="float">
            <text:p>2706.45085125</text:p>
          </table:table-cell>
          <table:table-cell office:value-type="float" office:value="8405.12686723603" calcext:value-type="float">
            <text:p>8405.12686723603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4051.27115000776" calcext:value-type="float">
            <text:p>4051.27115000776</text:p>
          </table:table-cell>
          <table:table-cell office:value-type="float" office:value="991.804970333851" calcext:value-type="float">
            <text:p>991.804970333851</text:p>
          </table:table-cell>
          <table:table-cell office:value-type="float" office:value="655.59989564441" calcext:value-type="float">
            <text:p>655.59989564441</text:p>
          </table:table-cell>
          <table:table-cell office:value-type="float" office:value="1400.29413608152" calcext:value-type="float">
            <text:p>1400.29413608152</text:p>
          </table:table-cell>
          <table:table-cell office:value-type="float" office:value="4051.27115000776" calcext:value-type="float">
            <text:p>4051.2711500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2.27855" calcext:value-type="float">
            <text:p>42.27855</text:p>
          </table:table-cell>
          <table:table-cell office:value-type="float" office:value="9301.281" calcext:value-type="float">
            <text:p>9301.281</text:p>
          </table:table-cell>
          <table:table-cell office:value-type="string" calcext:value-type="string">
            <text:p>sugarbeet</text:p>
          </table:table-cell>
          <table:table-cell office:value-type="float" office:value="9301.281" calcext:value-type="float">
            <text:p>9301.281</text:p>
          </table:table-cell>
          <table:table-cell office:value-type="float" office:value="4185.57645" calcext:value-type="float">
            <text:p>4185.5764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61.016802325" calcext:value-type="float">
            <text:p>2361.0168023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36.3069" calcext:value-type="float">
            <text:p>36.3069</text:p>
          </table:table-cell>
          <table:table-cell office:value-type="float" office:value="8749.9629" calcext:value-type="float">
            <text:p>8749.9629</text:p>
          </table:table-cell>
          <table:table-cell office:value-type="string" calcext:value-type="string">
            <text:p>sugarbeet</text:p>
          </table:table-cell>
          <table:table-cell office:value-type="float" office:value="8749.9629" calcext:value-type="float">
            <text:p>8749.9629</text:p>
          </table:table-cell>
          <table:table-cell office:value-type="float" office:value="3937.483305" calcext:value-type="float">
            <text:p>3937.48330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247.2660953425" calcext:value-type="float">
            <text:p>2247.266095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966.1611" calcext:value-type="float">
            <text:p>2966.1611</text:p>
          </table:table-cell>
          <table:table-cell office:value-type="float" office:value="2521.236935" calcext:value-type="float">
            <text:p>2521.23693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521.236935" calcext:value-type="float">
            <text:p>2521.236935</text:p>
          </table:table-cell>
          <table:table-cell table:style-name="Default" office:value-type="float" office:value="1134.55662075" calcext:value-type="float">
            <text:p>1134.55662075</text:p>
          </table:table-cell>
          <table:table-cell office:value-type="float" office:value="2760.4783959854" calcext:value-type="float">
            <text:p>2760.4783959854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665.275293432482" calcext:value-type="float">
            <text:p>665.275293432482</text:p>
          </table:table-cell>
          <table:table-cell office:value-type="float" office:value="582.46094155292" calcext:value-type="float">
            <text:p>582.46094155292</text:p>
          </table:table-cell>
          <table:table-cell office:value-type="float" office:value="378.18554025" calcext:value-type="float">
            <text:p>378.18554025</text:p>
          </table:table-cell>
          <table:table-cell office:value-type="float" office:value="816.549509532482" calcext:value-type="float">
            <text:p>816.549509532482</text:p>
          </table:table-cell>
          <table:table-cell office:value-type="float" office:value="766.110117372993" calcext:value-type="float">
            <text:p>766.110117372993</text:p>
          </table:table-cell>
          <table:table-cell office:value-type="float" office:value="399.165176059489" calcext:value-type="float">
            <text:p>399.165176059489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890.7115" calcext:value-type="float">
            <text:p>6890.7115</text:p>
          </table:table-cell>
          <table:table-cell office:value-type="float" office:value="5857.104775" calcext:value-type="float">
            <text:p>5857.10477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857.104775" calcext:value-type="float">
            <text:p>5857.104775</text:p>
          </table:table-cell>
          <table:table-cell table:style-name="Default" office:value-type="float" office:value="2635.69714875" calcext:value-type="float">
            <text:p>2635.69714875</text:p>
          </table:table-cell>
          <table:table-cell office:value-type="float" office:value="6412.88843978102" calcext:value-type="float">
            <text:p>6412.88843978102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545.50611398723" calcext:value-type="float">
            <text:p>1545.50611398723</text:p>
          </table:table-cell>
          <table:table-cell office:value-type="float" office:value="1353.1194607938" calcext:value-type="float">
            <text:p>1353.1194607938</text:p>
          </table:table-cell>
          <table:table-cell office:value-type="float" office:value="878.56571625" calcext:value-type="float">
            <text:p>878.56571625</text:p>
          </table:table-cell>
          <table:table-cell office:value-type="float" office:value="1896.93240048723" calcext:value-type="float">
            <text:p>1896.93240048723</text:p>
          </table:table-cell>
          <table:table-cell office:value-type="float" office:value="1118.20244559489" calcext:value-type="float">
            <text:p>1118.20244559489</text:p>
          </table:table-cell>
          <table:table-cell office:value-type="float" office:value="927.303668392336" calcext:value-type="float">
            <text:p>927.303668392336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144.4932" calcext:value-type="float">
            <text:p>2144.4932</text:p>
          </table:table-cell>
          <table:table-cell office:value-type="float" office:value="1822.81922" calcext:value-type="float">
            <text:p>1822.81922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822.81922" calcext:value-type="float">
            <text:p>1822.81922</text:p>
          </table:table-cell>
          <table:table-cell table:style-name="Default" office:value-type="float" office:value="820.268649" calcext:value-type="float">
            <text:p>820.268649</text:p>
          </table:table-cell>
          <table:table-cell office:value-type="float" office:value="1818.77749223947" calcext:value-type="float">
            <text:p>1818.7774922394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727.510996895787" calcext:value-type="float">
            <text:p>727.510996895787</text:p>
          </table:table-cell>
          <table:table-cell office:value-type="float" office:value="163.689974301552" calcext:value-type="float">
            <text:p>163.689974301552</text:p>
          </table:table-cell>
          <table:table-cell office:value-type="float" office:value="107.307872042129" calcext:value-type="float">
            <text:p>107.307872042129</text:p>
          </table:table-cell>
          <table:table-cell office:value-type="float" office:value="230.348169392129" calcext:value-type="float">
            <text:p>230.348169392129</text:p>
          </table:table-cell>
          <table:table-cell office:value-type="float" office:value="727.510996895787" calcext:value-type="float">
            <text:p>727.510996895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6227.5136" calcext:value-type="float">
            <text:p>6227.5136</text:p>
          </table:table-cell>
          <table:table-cell office:value-type="float" office:value="5293.38656" calcext:value-type="float">
            <text:p>5293.38656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5293.38656" calcext:value-type="float">
            <text:p>5293.38656</text:p>
          </table:table-cell>
          <table:table-cell table:style-name="Default" office:value-type="float" office:value="2382.023952" calcext:value-type="float">
            <text:p>2382.023952</text:p>
          </table:table-cell>
          <table:table-cell office:value-type="float" office:value="5281.64956097561" calcext:value-type="float">
            <text:p>5281.64956097561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2112.65982439024" calcext:value-type="float">
            <text:p>2112.65982439024</text:p>
          </table:table-cell>
          <table:table-cell office:value-type="float" office:value="475.348460487805" calcext:value-type="float">
            <text:p>475.348460487805</text:p>
          </table:table-cell>
          <table:table-cell office:value-type="float" office:value="311.617324097561" calcext:value-type="float">
            <text:p>311.617324097561</text:p>
          </table:table-cell>
          <table:table-cell office:value-type="float" office:value="668.920916897561" calcext:value-type="float">
            <text:p>668.920916897561</text:p>
          </table:table-cell>
          <table:table-cell office:value-type="float" office:value="2112.65982439024" calcext:value-type="float">
            <text:p>2112.65982439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ALL I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/>
          <table:table-cell office:value-type="float" office:value="9474.12035" calcext:value-type="float">
            <text:p>9474.12035</text:p>
          </table:table-cell>
          <table:table-cell office:value-type="string" calcext:value-type="string">
            <text:p>ley (average grass/legume)</text:p>
          </table:table-cell>
          <table:table-cell office:value-type="float" office:value="9474.12035" calcext:value-type="float">
            <text:p>9474.12035</text:p>
          </table:table-cell>
          <table:table-cell table:style-name="Default" office:value-type="float" office:value="4263.3541575" calcext:value-type="float">
            <text:p>4263.3541575</text:p>
          </table:table-cell>
          <table:table-cell office:value-type="float" office:value="8425.60110177866" calcext:value-type="float">
            <text:p>8425.60110177866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527.6803305336" calcext:value-type="float">
            <text:p>2527.6803305336</text:p>
          </table:table-cell>
          <table:table-cell office:value-type="float" office:value="1634.56661374506" calcext:value-type="float">
            <text:p>1634.56661374506</text:p>
          </table:table-cell>
          <table:table-cell office:value-type="float" office:value="3537.90990263686" calcext:value-type="float">
            <text:p>3537.9099026368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VALL I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/>
          <table:table-cell office:value-type="float" office:value="10000.9725" calcext:value-type="float">
            <text:p>10000.9725</text:p>
          </table:table-cell>
          <table:table-cell office:value-type="string" calcext:value-type="string">
            <text:p>ley (average grass/legume)</text:p>
          </table:table-cell>
          <table:table-cell office:value-type="float" office:value="10000.9725" calcext:value-type="float">
            <text:p>10000.9725</text:p>
          </table:table-cell>
          <table:table-cell table:style-name="Default" office:value-type="float" office:value="4500.437625" calcext:value-type="float">
            <text:p>4500.437625</text:p>
          </table:table-cell>
          <table:table-cell office:value-type="float" office:value="8894.14550395257" calcext:value-type="float">
            <text:p>8894.14550395257</text:p>
          </table:table-cell>
          <table:table-cell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2668.24365118577" calcext:value-type="float">
            <text:p>2668.24365118577</text:p>
          </table:table-cell>
          <table:table-cell office:value-type="float" office:value="1725.4642277668" calcext:value-type="float">
            <text:p>1725.4642277668</text:p>
          </table:table-cell>
          <table:table-cell office:value-type="float" office:value="3734.65169710968" calcext:value-type="float">
            <text:p>3734.6516971096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ASSERA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ASSERAT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ÖSTVETE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575.7078" calcext:value-type="float">
            <text:p>2575.7078</text:p>
          </table:table-cell>
          <table:table-cell office:value-type="float" office:value="2189.35163" calcext:value-type="float">
            <text:p>2189.35163</text:p>
          </table:table-cell>
          <table:table-cell office:value-type="string" calcext:value-type="string">
            <text:p>wheat, roots to 40cm depth</text:p>
          </table:table-cell>
          <table:table-cell office:value-type="float" office:value="2189.35163" calcext:value-type="float">
            <text:p>2189.35163</text:p>
          </table:table-cell>
          <table:table-cell office:value-type="float" office:value="985.2082335" calcext:value-type="float">
            <text:p>985.2082335</text:p>
          </table:table-cell>
          <table:table-cell office:value-type="float" office:value="3059.65289906832" calcext:value-type="float">
            <text:p>3059.65289906832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474.75269735093" calcext:value-type="float">
            <text:p>1474.75269735093</text:p>
          </table:table-cell>
          <table:table-cell office:value-type="float" office:value="361.039042090062" calcext:value-type="float">
            <text:p>361.039042090062</text:p>
          </table:table-cell>
          <table:table-cell office:value-type="float" office:value="238.652926127329" calcext:value-type="float">
            <text:p>238.652926127329</text:p>
          </table:table-cell>
          <table:table-cell office:value-type="float" office:value="509.738172984783" calcext:value-type="float">
            <text:p>509.738172984783</text:p>
          </table:table-cell>
          <table:table-cell office:value-type="float" office:value="785.106933900932" calcext:value-type="float">
            <text:p>785.106933900932</text:p>
          </table:table-cell>
          <table:table-cell office:value-type="float" office:value="689.64576345" calcext:value-type="float">
            <text:p>689.6457634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ÖSTVET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744.66445" calcext:value-type="float">
            <text:p>4744.66445</text:p>
          </table:table-cell>
          <table:table-cell office:value-type="float" office:value="4032.9647825" calcext:value-type="float">
            <text:p>4032.9647825</text:p>
          </table:table-cell>
          <table:table-cell office:value-type="string" calcext:value-type="string">
            <text:p>wheat, roots to 40cm depth</text:p>
          </table:table-cell>
          <table:table-cell office:value-type="float" office:value="4032.9647825" calcext:value-type="float">
            <text:p>4032.9647825</text:p>
          </table:table-cell>
          <table:table-cell office:value-type="float" office:value="1814.834152125" calcext:value-type="float">
            <text:p>1814.834152125</text:p>
          </table:table-cell>
          <table:table-cell office:value-type="float" office:value="5636.1309072205" calcext:value-type="float">
            <text:p>5636.130907220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716.61509728028" calcext:value-type="float">
            <text:p>2716.61509728028</text:p>
          </table:table-cell>
          <table:table-cell office:value-type="float" office:value="665.063447052019" calcext:value-type="float">
            <text:p>665.063447052019</text:p>
          </table:table-cell>
          <table:table-cell office:value-type="float" office:value="439.618210763199" calcext:value-type="float">
            <text:p>439.618210763199</text:p>
          </table:table-cell>
          <table:table-cell office:value-type="float" office:value="938.979409142935" calcext:value-type="float">
            <text:p>938.979409142935</text:p>
          </table:table-cell>
          <table:table-cell office:value-type="float" office:value="1446.23119079278" calcext:value-type="float">
            <text:p>1446.23119079278</text:p>
          </table:table-cell>
          <table:table-cell office:value-type="float" office:value="1270.3839064875" calcext:value-type="float">
            <text:p>1270.383906487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ÖSTVET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010.2105" calcext:value-type="float">
            <text:p>2010.2105</text:p>
          </table:table-cell>
          <table:table-cell office:value-type="float" office:value="1708.678925" calcext:value-type="float">
            <text:p>1708.678925</text:p>
          </table:table-cell>
          <table:table-cell office:value-type="string" calcext:value-type="string">
            <text:p>wheat, roots to 40cm depth</text:p>
          </table:table-cell>
          <table:table-cell office:value-type="float" office:value="1708.678925" calcext:value-type="float">
            <text:p>1708.678925</text:p>
          </table:table-cell>
          <table:table-cell office:value-type="float" office:value="768.90551625" calcext:value-type="float">
            <text:p>768.90551625</text:p>
          </table:table-cell>
          <table:table-cell office:value-type="float" office:value="2387.90532996894" calcext:value-type="float">
            <text:p>2387.90532996894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1150.97036904503" calcext:value-type="float">
            <text:p>1150.97036904503</text:p>
          </table:table-cell>
          <table:table-cell office:value-type="float" office:value="281.772828936335" calcext:value-type="float">
            <text:p>281.772828936335</text:p>
          </table:table-cell>
          <table:table-cell office:value-type="float" office:value="186.256615737578" calcext:value-type="float">
            <text:p>186.256615737578</text:p>
          </table:table-cell>
          <table:table-cell office:value-type="float" office:value="397.825027972826" calcext:value-type="float">
            <text:p>397.825027972826</text:p>
          </table:table-cell>
          <table:table-cell office:value-type="float" office:value="1150.97036904503" calcext:value-type="float">
            <text:p>1150.9703690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ÖSTVET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808.6114" calcext:value-type="float">
            <text:p>4808.6114</text:p>
          </table:table-cell>
          <table:table-cell office:value-type="float" office:value="4087.31969" calcext:value-type="float">
            <text:p>4087.31969</text:p>
          </table:table-cell>
          <table:table-cell office:value-type="string" calcext:value-type="string">
            <text:p>wheat, roots to 40cm depth</text:p>
          </table:table-cell>
          <table:table-cell office:value-type="float" office:value="4087.31969" calcext:value-type="float">
            <text:p>4087.31969</text:p>
          </table:table-cell>
          <table:table-cell office:value-type="float" office:value="1839.2938605" calcext:value-type="float">
            <text:p>1839.2938605</text:p>
          </table:table-cell>
          <table:table-cell office:value-type="float" office:value="5712.09273447205" calcext:value-type="float">
            <text:p>5712.09273447205</text:p>
          </table:table-cell>
          <table:table-cell table:style-name="ce3" office:value-type="float" office:value="0.322" calcext:value-type="float">
            <text:p>0.322</text:p>
          </table:table-cell>
          <table:table-cell table:style-name="ce3" office:value-type="float" office:value="0.482" calcext:value-type="float">
            <text:p>0.482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078" calcext:value-type="float">
            <text:p>0.078</text:p>
          </table:table-cell>
          <table:table-cell office:value-type="float" office:value="2753.22869801553" calcext:value-type="float">
            <text:p>2753.22869801553</text:p>
          </table:table-cell>
          <table:table-cell office:value-type="float" office:value="674.026942667702" calcext:value-type="float">
            <text:p>674.026942667702</text:p>
          </table:table-cell>
          <table:table-cell office:value-type="float" office:value="445.54323328882" calcext:value-type="float">
            <text:p>445.54323328882</text:p>
          </table:table-cell>
          <table:table-cell office:value-type="float" office:value="951.634649563043" calcext:value-type="float">
            <text:p>951.634649563043</text:p>
          </table:table-cell>
          <table:table-cell office:value-type="float" office:value="2753.22869801553" calcext:value-type="float">
            <text:p>2753.2286980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CKERBETOR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4.5435" calcext:value-type="float">
            <text:p>4.5435</text:p>
          </table:table-cell>
          <table:table-cell office:value-type="float" office:value="935.961" calcext:value-type="float">
            <text:p>935.961</text:p>
          </table:table-cell>
          <table:table-cell office:value-type="string" calcext:value-type="string">
            <text:p>sugarbeet</text:p>
          </table:table-cell>
          <table:table-cell office:value-type="float" office:value="935.961" calcext:value-type="float">
            <text:p>935.961</text:p>
          </table:table-cell>
          <table:table-cell office:value-type="float" office:value="421.18245" calcext:value-type="float">
            <text:p>421.1824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35.042153325" calcext:value-type="float">
            <text:p>635.04215332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CKERBETO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4.76735" calcext:value-type="float">
            <text:p>44.76735</text:p>
          </table:table-cell>
          <table:table-cell office:value-type="float" office:value="9915.968025" calcext:value-type="float">
            <text:p>9915.968025</text:p>
          </table:table-cell>
          <table:table-cell office:value-type="string" calcext:value-type="string">
            <text:p>sugarbeet</text:p>
          </table:table-cell>
          <table:table-cell office:value-type="float" office:value="9915.968025" calcext:value-type="float">
            <text:p>9915.968025</text:p>
          </table:table-cell>
          <table:table-cell office:value-type="float" office:value="4462.18561125" calcext:value-type="float">
            <text:p>4462.185611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87.84210275812" calcext:value-type="float">
            <text:p>2487.84210275812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CKERBETO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7.0941" calcext:value-type="float">
            <text:p>17.0941</text:p>
          </table:table-cell>
          <table:table-cell office:value-type="float" office:value="3794.8902" calcext:value-type="float">
            <text:p>3794.8902</text:p>
          </table:table-cell>
          <table:table-cell office:value-type="string" calcext:value-type="string">
            <text:p>sugarbeet</text:p>
          </table:table-cell>
          <table:table-cell office:value-type="float" office:value="3794.8902" calcext:value-type="float">
            <text:p>3794.8902</text:p>
          </table:table-cell>
          <table:table-cell office:value-type="float" office:value="1707.70059" calcext:value-type="float">
            <text:p>1707.70059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224.910720515" calcext:value-type="float">
            <text:p>1224.910720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CKERBETOR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46.29365" calcext:value-type="float">
            <text:p>46.29365</text:p>
          </table:table-cell>
          <table:table-cell office:value-type="float" office:value="10207.749825" calcext:value-type="float">
            <text:p>10207.749825</text:p>
          </table:table-cell>
          <table:table-cell office:value-type="string" calcext:value-type="string">
            <text:p>sugarbeet</text:p>
          </table:table-cell>
          <table:table-cell office:value-type="float" office:value="10207.749825" calcext:value-type="float">
            <text:p>10207.749825</text:p>
          </table:table-cell>
          <table:table-cell office:value-type="float" office:value="4593.48742125" calcext:value-type="float">
            <text:p>4593.48742125</text:p>
          </table:table-cell>
          <table:table-cell table:style-name="ce3" table:number-columns-repeated="5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548.04398264313" calcext:value-type="float">
            <text:p>2548.04398264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ÅRKORN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string" calcext:value-type="string">
            <text:p>1</text:p>
          </table:table-cell>
          <table:table-cell office:value-type="float" office:value="2423.44605" calcext:value-type="float">
            <text:p>2423.44605</text:p>
          </table:table-cell>
          <table:table-cell office:value-type="float" office:value="2059.9291425" calcext:value-type="float">
            <text:p>2059.929142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2059.9291425" calcext:value-type="float">
            <text:p>2059.9291425</text:p>
          </table:table-cell>
          <table:table-cell table:style-name="Default" office:value-type="float" office:value="926.968114125" calcext:value-type="float">
            <text:p>926.968114125</text:p>
          </table:table-cell>
          <table:table-cell office:value-type="float" office:value="2255.39687135036" calcext:value-type="float">
            <text:p>2255.39687135036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543.550645995438" calcext:value-type="float">
            <text:p>543.550645995438</text:p>
          </table:table-cell>
          <table:table-cell office:value-type="float" office:value="475.888739854927" calcext:value-type="float">
            <text:p>475.888739854927</text:p>
          </table:table-cell>
          <table:table-cell office:value-type="float" office:value="308.989371375" calcext:value-type="float">
            <text:p>308.989371375</text:p>
          </table:table-cell>
          <table:table-cell office:value-type="float" office:value="667.146394545438" calcext:value-type="float">
            <text:p>667.146394545438</text:p>
          </table:table-cell>
          <table:table-cell office:value-type="float" office:value="717.420258398175" calcext:value-type="float">
            <text:p>717.420258398175</text:p>
          </table:table-cell>
          <table:table-cell office:value-type="float" office:value="326.130387597263" calcext:value-type="float">
            <text:p>326.130387597263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ÅRKOR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222.2893" calcext:value-type="float">
            <text:p>5222.2893</text:p>
          </table:table-cell>
          <table:table-cell office:value-type="float" office:value="4438.945905" calcext:value-type="float">
            <text:p>4438.94590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438.945905" calcext:value-type="float">
            <text:p>4438.945905</text:p>
          </table:table-cell>
          <table:table-cell table:style-name="Default" office:value-type="float" office:value="1997.52565725" calcext:value-type="float">
            <text:p>1997.52565725</text:p>
          </table:table-cell>
          <table:table-cell office:value-type="float" office:value="4860.15975" calcext:value-type="float">
            <text:p>4860.15975</text:p>
          </table:table-cell>
          <table:table-cell office:value-type="float" office:value="0.411" calcext:value-type="float">
            <text:p>0.411</text:p>
          </table:table-cell>
          <table:table-cell office:value-type="float" office:value="0.241" calcext:value-type="float">
            <text:p>0.24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37" calcext:value-type="float">
            <text:p>0.137</text:p>
          </table:table-cell>
          <table:table-cell office:value-type="float" office:value="1171.29849975" calcext:value-type="float">
            <text:p>1171.29849975</text:p>
          </table:table-cell>
          <table:table-cell office:value-type="float" office:value="1025.49370725" calcext:value-type="float">
            <text:p>1025.49370725</text:p>
          </table:table-cell>
          <table:table-cell office:value-type="float" office:value="665.84188575" calcext:value-type="float">
            <text:p>665.84188575</text:p>
          </table:table-cell>
          <table:table-cell office:value-type="float" office:value="1437.63525405" calcext:value-type="float">
            <text:p>1437.63525405</text:p>
          </table:table-cell>
          <table:table-cell office:value-type="float" office:value="968.5193999" calcext:value-type="float">
            <text:p>968.5193999</text:p>
          </table:table-cell>
          <table:table-cell office:value-type="float" office:value="702.77909985" calcext:value-type="float">
            <text:p>702.77909985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ÅRKOR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540.93065" calcext:value-type="float">
            <text:p>1540.93065</text:p>
          </table:table-cell>
          <table:table-cell office:value-type="float" office:value="1309.7910525" calcext:value-type="float">
            <text:p>1309.791052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1309.7910525" calcext:value-type="float">
            <text:p>1309.7910525</text:p>
          </table:table-cell>
          <table:table-cell table:style-name="Default" office:value-type="float" office:value="589.405973625" calcext:value-type="float">
            <text:p>589.405973625</text:p>
          </table:table-cell>
          <table:table-cell office:value-type="float" office:value="1306.88685947894" calcext:value-type="float">
            <text:p>1306.88685947894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522.754743791574" calcext:value-type="float">
            <text:p>522.754743791574</text:p>
          </table:table-cell>
          <table:table-cell office:value-type="float" office:value="117.619817353104" calcext:value-type="float">
            <text:p>117.619817353104</text:p>
          </table:table-cell>
          <table:table-cell office:value-type="float" office:value="77.1063247092572" calcext:value-type="float">
            <text:p>77.1063247092572</text:p>
          </table:table-cell>
          <table:table-cell office:value-type="float" office:value="165.517220753007" calcext:value-type="float">
            <text:p>165.517220753007</text:p>
          </table:table-cell>
          <table:table-cell office:value-type="float" office:value="522.754743791574" calcext:value-type="float">
            <text:p>522.75474379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-6-1957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VÅRKOR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4</text:p>
          </table:table-cell>
          <table:table-cell office:value-type="float" office:value="5184.2845" calcext:value-type="float">
            <text:p>5184.2845</text:p>
          </table:table-cell>
          <table:table-cell office:value-type="float" office:value="4406.641825" calcext:value-type="float">
            <text:p>4406.641825</text:p>
          </table:table-cell>
          <table:table-cell office:value-type="string" calcext:value-type="string">
            <text:p>spring_barley, root to 40cm depth</text:p>
          </table:table-cell>
          <table:table-cell office:value-type="float" office:value="4406.641825" calcext:value-type="float">
            <text:p>4406.641825</text:p>
          </table:table-cell>
          <table:table-cell table:style-name="Default" office:value-type="float" office:value="1982.98882125" calcext:value-type="float">
            <text:p>1982.98882125</text:p>
          </table:table-cell>
          <table:table-cell office:value-type="float" office:value="4396.87100055432" calcext:value-type="float">
            <text:p>4396.8710005543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float" office:value="0.059" calcext:value-type="float">
            <text:p>0.059</text:p>
          </table:table-cell>
          <table:table-cell office:value-type="float" office:value="1758.74840022173" calcext:value-type="float">
            <text:p>1758.74840022173</text:p>
          </table:table-cell>
          <table:table-cell office:value-type="float" office:value="395.718390049889" calcext:value-type="float">
            <text:p>395.718390049889</text:p>
          </table:table-cell>
          <table:table-cell office:value-type="float" office:value="259.415389032705" calcext:value-type="float">
            <text:p>259.415389032705</text:p>
          </table:table-cell>
          <table:table-cell office:value-type="float" office:value="556.863712220205" calcext:value-type="float">
            <text:p>556.863712220205</text:p>
          </table:table-cell>
          <table:table-cell office:value-type="float" office:value="1758.74840022173" calcext:value-type="float">
            <text:p>1758.7484002217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kebo_reduced" table:style-name="ta1">
        <table:table-column table:style-name="co12" table:default-cell-style-name="Default"/>
        <table:table-column table:style-name="co12" table:default-cell-style-name="ce1"/>
        <table:table-column table:style-name="co12" table:default-cell-style-name="Default"/>
        <table:table-column table:style-name="co12" table:default-cell-style-name="ce4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SKA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ain_ts_mean</text:p>
          </table:table-cell>
          <table:table-cell office:value-type="string" calcext:value-type="string">
            <text:p>C_npp</text:p>
          </table:table-cell>
          <table:table-cell table:number-columns-repeated="2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11" calcext:value-type="float">
            <text:p>111</text:p>
          </table:table-cell>
          <table:table-cell office:value-type="float" office:value="2405.5" calcext:value-type="float">
            <text:p>2405.5</text:p>
          </table:table-cell>
          <table:table-cell office:value-type="float" office:value="2633.75912408759" calcext:value-type="float">
            <text:p>2633.7591240875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44" calcext:value-type="float">
            <text:p>144</text:p>
          </table:table-cell>
          <table:table-cell office:value-type="float" office:value="3459.5" calcext:value-type="float">
            <text:p>3459.5</text:p>
          </table:table-cell>
          <table:table-cell office:value-type="float" office:value="3787.77372262774" calcext:value-type="float">
            <text:p>3787.7737226277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11" calcext:value-type="float">
            <text:p>211</text:p>
          </table:table-cell>
          <table:table-cell office:value-type="float" office:value="2592.5" calcext:value-type="float">
            <text:p>2592.5</text:p>
          </table:table-cell>
          <table:table-cell office:value-type="float" office:value="2586.75166297117" calcext:value-type="float">
            <text:p>2586.7516629711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44" calcext:value-type="float">
            <text:p>244</text:p>
          </table:table-cell>
          <table:table-cell office:value-type="float" office:value="3561.5" calcext:value-type="float">
            <text:p>3561.5</text:p>
          </table:table-cell>
          <table:table-cell office:value-type="float" office:value="3553.60310421286" calcext:value-type="float">
            <text:p>3553.6031042128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1" calcext:value-type="float">
            <text:p>111</text:p>
          </table:table-cell>
          <table:table-cell office:value-type="float" office:value="5360" calcext:value-type="float">
            <text:p>5360</text:p>
          </table:table-cell>
          <table:table-cell office:value-type="float" office:value="4766.79841897233" calcext:value-type="float">
            <text:p>4766.7984189723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44" calcext:value-type="float">
            <text:p>144</text:p>
          </table:table-cell>
          <table:table-cell office:value-type="float" office:value="3950" calcext:value-type="float">
            <text:p>3950</text:p>
          </table:table-cell>
          <table:table-cell office:value-type="float" office:value="3512.84584980237" calcext:value-type="float">
            <text:p>3512.8458498023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11" calcext:value-type="float">
            <text:p>211</text:p>
          </table:table-cell>
          <table:table-cell office:value-type="float" office:value="263.9" calcext:value-type="float">
            <text:p>263.9</text:p>
          </table:table-cell>
          <table:table-cell office:value-type="float" office:value="771.136363636364" calcext:value-type="float">
            <text:p>771.136363636364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44" calcext:value-type="float">
            <text:p>244</text:p>
          </table:table-cell>
          <table:table-cell office:value-type="float" office:value="855.4" calcext:value-type="float">
            <text:p>855.4</text:p>
          </table:table-cell>
          <table:table-cell office:value-type="float" office:value="2499.54545454545" calcext:value-type="float">
            <text:p>2499.5454545454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1" calcext:value-type="float">
            <text:p>111</text:p>
          </table:table-cell>
          <table:table-cell office:value-type="float" office:value="2830.5" calcext:value-type="float">
            <text:p>2830.5</text:p>
          </table:table-cell>
          <table:table-cell office:value-type="float" office:value="3955.66770186335" calcext:value-type="float">
            <text:p>3955.6677018633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44" calcext:value-type="float">
            <text:p>144</text:p>
          </table:table-cell>
          <table:table-cell office:value-type="float" office:value="3927" calcext:value-type="float">
            <text:p>3927</text:p>
          </table:table-cell>
          <table:table-cell office:value-type="float" office:value="5488.04347826087" calcext:value-type="float">
            <text:p>5488.0434782608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11" calcext:value-type="float">
            <text:p>211</text:p>
          </table:table-cell>
          <table:table-cell office:value-type="float" office:value="2065.5" calcext:value-type="float">
            <text:p>2065.5</text:p>
          </table:table-cell>
          <table:table-cell office:value-type="float" office:value="2886.56832298137" calcext:value-type="float">
            <text:p>2886.5683229813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44" calcext:value-type="float">
            <text:p>244</text:p>
          </table:table-cell>
          <table:table-cell office:value-type="float" office:value="3697.5" calcext:value-type="float">
            <text:p>3697.5</text:p>
          </table:table-cell>
          <table:table-cell office:value-type="float" office:value="5167.31366459627" calcext:value-type="float">
            <text:p>5167.3136645962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11" calcext:value-type="float">
            <text:p>111</text:p>
          </table:table-cell>
          <table:table-cell office:value-type="float" office:value="7175" calcext:value-type="float">
            <text:p>71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44" calcext:value-type="float">
            <text:p>144</text:p>
          </table:table-cell>
          <table:table-cell office:value-type="float" office:value="12000" calcext:value-type="float">
            <text:p>120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11" calcext:value-type="float">
            <text:p>211</text:p>
          </table:table-cell>
          <table:table-cell office:value-type="float" office:value="6450" calcext:value-type="float">
            <text:p>64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44" calcext:value-type="float">
            <text:p>244</text:p>
          </table:table-cell>
          <table:table-cell office:value-type="float" office:value="11825" calcext:value-type="float">
            <text:p>1182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1" calcext:value-type="float">
            <text:p>111</text:p>
          </table:table-cell>
          <table:table-cell office:value-type="float" office:value="1326" calcext:value-type="float">
            <text:p>1326</text:p>
          </table:table-cell>
          <table:table-cell office:value-type="float" office:value="1451.82481751825" calcext:value-type="float">
            <text:p>1451.8248175182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44" calcext:value-type="float">
            <text:p>144</text:p>
          </table:table-cell>
          <table:table-cell office:value-type="float" office:value="2720" calcext:value-type="float">
            <text:p>2720</text:p>
          </table:table-cell>
          <table:table-cell office:value-type="float" office:value="2978.10218978102" calcext:value-type="float">
            <text:p>2978.1021897810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11" calcext:value-type="float">
            <text:p>211</text:p>
          </table:table-cell>
          <table:table-cell office:value-type="float" office:value="1708.5" calcext:value-type="float">
            <text:p>1708.5</text:p>
          </table:table-cell>
          <table:table-cell office:value-type="float" office:value="1704.71175166297" calcext:value-type="float">
            <text:p>1704.7117516629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44" calcext:value-type="float">
            <text:p>244</text:p>
          </table:table-cell>
          <table:table-cell office:value-type="float" office:value="2720" calcext:value-type="float">
            <text:p>2720</text:p>
          </table:table-cell>
          <table:table-cell office:value-type="float" office:value="2713.9689578714" calcext:value-type="float">
            <text:p>2713.968957871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11" calcext:value-type="float">
            <text:p>111</text:p>
          </table:table-cell>
          <table:table-cell office:value-type="float" office:value="5610" calcext:value-type="float">
            <text:p>5610</text:p>
          </table:table-cell>
          <table:table-cell office:value-type="float" office:value="4989.13043478261" calcext:value-type="float">
            <text:p>4989.13043478261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44" calcext:value-type="float">
            <text:p>144</text:p>
          </table:table-cell>
          <table:table-cell office:value-type="float" office:value="6800" calcext:value-type="float">
            <text:p>6800</text:p>
          </table:table-cell>
          <table:table-cell office:value-type="float" office:value="6047.43083003953" calcext:value-type="float">
            <text:p>6047.4308300395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11" calcext:value-type="float">
            <text:p>211</text:p>
          </table:table-cell>
          <table:table-cell office:value-type="float" office:value="655.2" calcext:value-type="float">
            <text:p>655.2</text:p>
          </table:table-cell>
          <table:table-cell office:value-type="float" office:value="1914.54545454545" calcext:value-type="float">
            <text:p>1914.5454545454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44" calcext:value-type="float">
            <text:p>244</text:p>
          </table:table-cell>
          <table:table-cell office:value-type="float" office:value="1547" calcext:value-type="float">
            <text:p>1547</text:p>
          </table:table-cell>
          <table:table-cell office:value-type="float" office:value="4520.45454545454" calcext:value-type="float">
            <text:p>4520.45454545454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1" calcext:value-type="float">
            <text:p>111</text:p>
          </table:table-cell>
          <table:table-cell office:value-type="float" office:value="1377" calcext:value-type="float">
            <text:p>1377</text:p>
          </table:table-cell>
          <table:table-cell office:value-type="float" office:value="1924.37888198758" calcext:value-type="float">
            <text:p>1924.37888198758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44" calcext:value-type="float">
            <text:p>144</text:p>
          </table:table-cell>
          <table:table-cell office:value-type="float" office:value="3000.5" calcext:value-type="float">
            <text:p>3000.5</text:p>
          </table:table-cell>
          <table:table-cell office:value-type="float" office:value="4193.24534161491" calcext:value-type="float">
            <text:p>4193.24534161491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11" calcext:value-type="float">
            <text:p>211</text:p>
          </table:table-cell>
          <table:table-cell office:value-type="float" office:value="1224" calcext:value-type="float">
            <text:p>1224</text:p>
          </table:table-cell>
          <table:table-cell office:value-type="float" office:value="1710.55900621118" calcext:value-type="float">
            <text:p>1710.55900621118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44" calcext:value-type="float">
            <text:p>244</text:p>
          </table:table-cell>
          <table:table-cell office:value-type="float" office:value="2932.5" calcext:value-type="float">
            <text:p>2932.5</text:p>
          </table:table-cell>
          <table:table-cell office:value-type="float" office:value="4098.21428571429" calcext:value-type="float">
            <text:p>4098.2142857142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11" calcext:value-type="float">
            <text:p>111</text:p>
          </table:table-cell>
          <table:table-cell office:value-type="float" office:value="3300" calcext:value-type="float">
            <text:p>33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44" calcext:value-type="float">
            <text:p>144</text:p>
          </table:table-cell>
          <table:table-cell office:value-type="float" office:value="11070" calcext:value-type="float">
            <text:p>1107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11" calcext:value-type="float">
            <text:p>211</text:p>
          </table:table-cell>
          <table:table-cell office:value-type="float" office:value="2680" calcext:value-type="float">
            <text:p>268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44" calcext:value-type="float">
            <text:p>244</text:p>
          </table:table-cell>
          <table:table-cell office:value-type="float" office:value="9250" calcext:value-type="float">
            <text:p>92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11" calcext:value-type="float">
            <text:p>111</text:p>
          </table:table-cell>
          <table:table-cell office:value-type="float" office:value="1810.5" calcext:value-type="float">
            <text:p>1810.5</text:p>
          </table:table-cell>
          <table:table-cell office:value-type="float" office:value="1982.29927007299" calcext:value-type="float">
            <text:p>1982.2992700729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44" calcext:value-type="float">
            <text:p>144</text:p>
          </table:table-cell>
          <table:table-cell office:value-type="float" office:value="3272.5" calcext:value-type="float">
            <text:p>3272.5</text:p>
          </table:table-cell>
          <table:table-cell office:value-type="float" office:value="3583.02919708029" calcext:value-type="float">
            <text:p>3583.0291970802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11" calcext:value-type="float">
            <text:p>211</text:p>
          </table:table-cell>
          <table:table-cell office:value-type="float" office:value="1606.5" calcext:value-type="float">
            <text:p>1606.5</text:p>
          </table:table-cell>
          <table:table-cell office:value-type="float" office:value="1602.93791574279" calcext:value-type="float">
            <text:p>1602.9379157427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44" calcext:value-type="float">
            <text:p>244</text:p>
          </table:table-cell>
          <table:table-cell office:value-type="float" office:value="3476.5" calcext:value-type="float">
            <text:p>3476.5</text:p>
          </table:table-cell>
          <table:table-cell office:value-type="float" office:value="3468.79157427938" calcext:value-type="float">
            <text:p>3468.79157427938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11" calcext:value-type="float">
            <text:p>111</text:p>
          </table:table-cell>
          <table:table-cell office:value-type="float" office:value="2680" calcext:value-type="float">
            <text:p>2680</text:p>
          </table:table-cell>
          <table:table-cell office:value-type="float" office:value="2383.39920948617" calcext:value-type="float">
            <text:p>2383.3992094861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44" calcext:value-type="float">
            <text:p>144</text:p>
          </table:table-cell>
          <table:table-cell office:value-type="float" office:value="4240" calcext:value-type="float">
            <text:p>4240</text:p>
          </table:table-cell>
          <table:table-cell office:value-type="float" office:value="3770.75098814229" calcext:value-type="float">
            <text:p>3770.75098814229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11" calcext:value-type="float">
            <text:p>211</text:p>
          </table:table-cell>
          <table:table-cell office:value-type="float" office:value="418.6" calcext:value-type="float">
            <text:p>418.6</text:p>
          </table:table-cell>
          <table:table-cell office:value-type="float" office:value="1223.18181818182" calcext:value-type="float">
            <text:p>1223.18181818182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44" calcext:value-type="float">
            <text:p>244</text:p>
          </table:table-cell>
          <table:table-cell office:value-type="float" office:value="1738.1" calcext:value-type="float">
            <text:p>1738.1</text:p>
          </table:table-cell>
          <table:table-cell office:value-type="float" office:value="5078.86363636364" calcext:value-type="float">
            <text:p>5078.86363636364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1" calcext:value-type="float">
            <text:p>111</text:p>
          </table:table-cell>
          <table:table-cell office:value-type="float" office:value="2635" calcext:value-type="float">
            <text:p>2635</text:p>
          </table:table-cell>
          <table:table-cell office:value-type="float" office:value="3682.45341614907" calcext:value-type="float">
            <text:p>3682.4534161490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44" calcext:value-type="float">
            <text:p>144</text:p>
          </table:table-cell>
          <table:table-cell office:value-type="float" office:value="4811" calcext:value-type="float">
            <text:p>4811</text:p>
          </table:table-cell>
          <table:table-cell office:value-type="float" office:value="6723.44720496895" calcext:value-type="float">
            <text:p>6723.4472049689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11" calcext:value-type="float">
            <text:p>211</text:p>
          </table:table-cell>
          <table:table-cell office:value-type="float" office:value="1504.5" calcext:value-type="float">
            <text:p>1504.5</text:p>
          </table:table-cell>
          <table:table-cell office:value-type="float" office:value="2102.56211180124" calcext:value-type="float">
            <text:p>2102.5621118012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44" calcext:value-type="float">
            <text:p>244</text:p>
          </table:table-cell>
          <table:table-cell office:value-type="float" office:value="4556" calcext:value-type="float">
            <text:p>4556</text:p>
          </table:table-cell>
          <table:table-cell office:value-type="float" office:value="6367.08074534162" calcext:value-type="float">
            <text:p>6367.0807453416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11" calcext:value-type="float">
            <text:p>111</text:p>
          </table:table-cell>
          <table:table-cell office:value-type="float" office:value="5630" calcext:value-type="float">
            <text:p>563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44" calcext:value-type="float">
            <text:p>144</text:p>
          </table:table-cell>
          <table:table-cell office:value-type="float" office:value="12800" calcext:value-type="float">
            <text:p>128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11" calcext:value-type="float">
            <text:p>211</text:p>
          </table:table-cell>
          <table:table-cell office:value-type="float" office:value="4230" calcext:value-type="float">
            <text:p>423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44" calcext:value-type="float">
            <text:p>244</text:p>
          </table:table-cell>
          <table:table-cell office:value-type="float" office:value="11600" calcext:value-type="float">
            <text:p>116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1" calcext:value-type="float">
            <text:p>111</text:p>
          </table:table-cell>
          <table:table-cell office:value-type="float" office:value="2031.5" calcext:value-type="float">
            <text:p>2031.5</text:p>
          </table:table-cell>
          <table:table-cell office:value-type="float" office:value="2224.2700729927" calcext:value-type="float">
            <text:p>2224.270072992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44" calcext:value-type="float">
            <text:p>144</text:p>
          </table:table-cell>
          <table:table-cell office:value-type="float" office:value="3893" calcext:value-type="float">
            <text:p>3893</text:p>
          </table:table-cell>
          <table:table-cell office:value-type="float" office:value="4262.40875912409" calcext:value-type="float">
            <text:p>4262.4087591240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11" calcext:value-type="float">
            <text:p>211</text:p>
          </table:table-cell>
          <table:table-cell office:value-type="float" office:value="1470.5" calcext:value-type="float">
            <text:p>1470.5</text:p>
          </table:table-cell>
          <table:table-cell office:value-type="float" office:value="1467.23946784922" calcext:value-type="float">
            <text:p>1467.2394678492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44" calcext:value-type="float">
            <text:p>244</text:p>
          </table:table-cell>
          <table:table-cell office:value-type="float" office:value="3646.5" calcext:value-type="float">
            <text:p>3646.5</text:p>
          </table:table-cell>
          <table:table-cell office:value-type="float" office:value="3638.41463414634" calcext:value-type="float">
            <text:p>3638.4146341463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11" calcext:value-type="float">
            <text:p>111</text:p>
          </table:table-cell>
          <table:table-cell office:value-type="float" office:value="2660" calcext:value-type="float">
            <text:p>2660</text:p>
          </table:table-cell>
          <table:table-cell office:value-type="float" office:value="2365.61264822134" calcext:value-type="float">
            <text:p>2365.61264822134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44" calcext:value-type="float">
            <text:p>144</text:p>
          </table:table-cell>
          <table:table-cell office:value-type="float" office:value="4300" calcext:value-type="float">
            <text:p>4300</text:p>
          </table:table-cell>
          <table:table-cell office:value-type="float" office:value="3824.11067193676" calcext:value-type="float">
            <text:p>3824.11067193676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11" calcext:value-type="float">
            <text:p>211</text:p>
          </table:table-cell>
          <table:table-cell office:value-type="float" office:value="673.4" calcext:value-type="float">
            <text:p>673.4</text:p>
          </table:table-cell>
          <table:table-cell office:value-type="float" office:value="1967.72727272727" calcext:value-type="float">
            <text:p>1967.72727272727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44" calcext:value-type="float">
            <text:p>244</text:p>
          </table:table-cell>
          <table:table-cell office:value-type="float" office:value="2102.1" calcext:value-type="float">
            <text:p>2102.1</text:p>
          </table:table-cell>
          <table:table-cell office:value-type="float" office:value="6142.5" calcext:value-type="float">
            <text:p>6142.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11" calcext:value-type="float">
            <text:p>111</text:p>
          </table:table-cell>
          <table:table-cell office:value-type="float" office:value="1921" calcext:value-type="float">
            <text:p>1921</text:p>
          </table:table-cell>
          <table:table-cell office:value-type="float" office:value="2684.62732919255" calcext:value-type="float">
            <text:p>2684.6273291925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44" calcext:value-type="float">
            <text:p>144</text:p>
          </table:table-cell>
          <table:table-cell office:value-type="float" office:value="3842" calcext:value-type="float">
            <text:p>3842</text:p>
          </table:table-cell>
          <table:table-cell office:value-type="float" office:value="5369.25465838509" calcext:value-type="float">
            <text:p>5369.2546583850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11" calcext:value-type="float">
            <text:p>211</text:p>
          </table:table-cell>
          <table:table-cell office:value-type="float" office:value="1955" calcext:value-type="float">
            <text:p>1955</text:p>
          </table:table-cell>
          <table:table-cell office:value-type="float" office:value="2732.14285714286" calcext:value-type="float">
            <text:p>2732.14285714286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44" calcext:value-type="float">
            <text:p>244</text:p>
          </table:table-cell>
          <table:table-cell office:value-type="float" office:value="4063" calcext:value-type="float">
            <text:p>4063</text:p>
          </table:table-cell>
          <table:table-cell office:value-type="float" office:value="5678.10559006211" calcext:value-type="float">
            <text:p>5678.10559006211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11" calcext:value-type="float">
            <text:p>111</text:p>
          </table:table-cell>
          <table:table-cell office:value-type="float" office:value="6073.8" calcext:value-type="float">
            <text:p>6073.8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44" calcext:value-type="float">
            <text:p>144</text:p>
          </table:table-cell>
          <table:table-cell office:value-type="float" office:value="10609.28" calcext:value-type="float">
            <text:p>10609.28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11" calcext:value-type="float">
            <text:p>211</text:p>
          </table:table-cell>
          <table:table-cell office:value-type="float" office:value="4238.44" calcext:value-type="float">
            <text:p>4238.44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44" calcext:value-type="float">
            <text:p>244</text:p>
          </table:table-cell>
          <table:table-cell office:value-type="float" office:value="10718.8" calcext:value-type="float">
            <text:p>10718.8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1" calcext:value-type="float">
            <text:p>111</text:p>
          </table:table-cell>
          <table:table-cell office:value-type="float" office:value="1844.5" calcext:value-type="float">
            <text:p>1844.5</text:p>
          </table:table-cell>
          <table:table-cell office:value-type="float" office:value="2019.52554744526" calcext:value-type="float">
            <text:p>2019.5255474452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44" calcext:value-type="float">
            <text:p>144</text:p>
          </table:table-cell>
          <table:table-cell office:value-type="float" office:value="3247" calcext:value-type="float">
            <text:p>3247</text:p>
          </table:table-cell>
          <table:table-cell office:value-type="float" office:value="3555.1094890511" calcext:value-type="float">
            <text:p>3555.109489051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11" calcext:value-type="float">
            <text:p>211</text:p>
          </table:table-cell>
          <table:table-cell office:value-type="float" office:value="2091" calcext:value-type="float">
            <text:p>2091</text:p>
          </table:table-cell>
          <table:table-cell office:value-type="float" office:value="2086.36363636364" calcext:value-type="float">
            <text:p>2086.3636363636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44" calcext:value-type="float">
            <text:p>244</text:p>
          </table:table-cell>
          <table:table-cell office:value-type="float" office:value="3306.5" calcext:value-type="float">
            <text:p>3306.5</text:p>
          </table:table-cell>
          <table:table-cell office:value-type="float" office:value="3299.16851441242" calcext:value-type="float">
            <text:p>3299.1685144124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1" calcext:value-type="float">
            <text:p>111</text:p>
          </table:table-cell>
          <table:table-cell office:value-type="float" office:value="3560" calcext:value-type="float">
            <text:p>3560</text:p>
          </table:table-cell>
          <table:table-cell office:value-type="float" office:value="3166.00790513834" calcext:value-type="float">
            <text:p>3166.00790513834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44" calcext:value-type="float">
            <text:p>144</text:p>
          </table:table-cell>
          <table:table-cell office:value-type="float" office:value="5575" calcext:value-type="float">
            <text:p>5575</text:p>
          </table:table-cell>
          <table:table-cell office:value-type="float" office:value="4958.00395256917" calcext:value-type="float">
            <text:p>4958.0039525691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11" calcext:value-type="float">
            <text:p>211</text:p>
          </table:table-cell>
          <table:table-cell office:value-type="float" office:value="600.6" calcext:value-type="float">
            <text:p>600.6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44" calcext:value-type="float">
            <text:p>244</text:p>
          </table:table-cell>
          <table:table-cell office:value-type="float" office:value="1911" calcext:value-type="float">
            <text:p>1911</text:p>
          </table:table-cell>
          <table:table-cell office:value-type="float" office:value="5584.09090909091" calcext:value-type="float">
            <text:p>5584.09090909091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1" calcext:value-type="float">
            <text:p>111</text:p>
          </table:table-cell>
          <table:table-cell office:value-type="float" office:value="2788" calcext:value-type="float">
            <text:p>2788</text:p>
          </table:table-cell>
          <table:table-cell office:value-type="float" office:value="3896.27329192547" calcext:value-type="float">
            <text:p>3896.2732919254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44" calcext:value-type="float">
            <text:p>144</text:p>
          </table:table-cell>
          <table:table-cell office:value-type="float" office:value="4607" calcext:value-type="float">
            <text:p>4607</text:p>
          </table:table-cell>
          <table:table-cell office:value-type="float" office:value="6438.35403726708" calcext:value-type="float">
            <text:p>6438.35403726708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11" calcext:value-type="float">
            <text:p>211</text:p>
          </table:table-cell>
          <table:table-cell office:value-type="float" office:value="2550" calcext:value-type="float">
            <text:p>2550</text:p>
          </table:table-cell>
          <table:table-cell office:value-type="float" office:value="3563.66459627329" calcext:value-type="float">
            <text:p>3563.6645962732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44" calcext:value-type="float">
            <text:p>244</text:p>
          </table:table-cell>
          <table:table-cell office:value-type="float" office:value="4530.5" calcext:value-type="float">
            <text:p>4530.5</text:p>
          </table:table-cell>
          <table:table-cell office:value-type="float" office:value="6331.44409937888" calcext:value-type="float">
            <text:p>6331.44409937888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1" calcext:value-type="float">
            <text:p>111</text:p>
          </table:table-cell>
          <table:table-cell office:value-type="float" office:value="3608.1" calcext:value-type="float">
            <text:p>3608.1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44" calcext:value-type="float">
            <text:p>144</text:p>
          </table:table-cell>
          <table:table-cell office:value-type="float" office:value="7180" calcext:value-type="float">
            <text:p>718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11" calcext:value-type="float">
            <text:p>211</text:p>
          </table:table-cell>
          <table:table-cell office:value-type="float" office:value="2562.3" calcext:value-type="float">
            <text:p>2562.3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44" calcext:value-type="float">
            <text:p>244</text:p>
          </table:table-cell>
          <table:table-cell office:value-type="float" office:value="6741" calcext:value-type="float">
            <text:p>6741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11" calcext:value-type="float">
            <text:p>111</text:p>
          </table:table-cell>
          <table:table-cell office:value-type="float" office:value="2193" calcext:value-type="float">
            <text:p>2193</text:p>
          </table:table-cell>
          <table:table-cell office:value-type="float" office:value="2401.09489051095" calcext:value-type="float">
            <text:p>2401.0948905109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44" calcext:value-type="float">
            <text:p>144</text:p>
          </table:table-cell>
          <table:table-cell office:value-type="float" office:value="3859" calcext:value-type="float">
            <text:p>3859</text:p>
          </table:table-cell>
          <table:table-cell office:value-type="float" office:value="4225.18248175182" calcext:value-type="float">
            <text:p>4225.1824817518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1" calcext:value-type="float">
            <text:p>211</text:p>
          </table:table-cell>
          <table:table-cell office:value-type="float" office:value="1844.5" calcext:value-type="float">
            <text:p>1844.5</text:p>
          </table:table-cell>
          <table:table-cell office:value-type="float" office:value="1840.41019955654" calcext:value-type="float">
            <text:p>1840.4101995565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44" calcext:value-type="float">
            <text:p>244</text:p>
          </table:table-cell>
          <table:table-cell office:value-type="float" office:value="3553" calcext:value-type="float">
            <text:p>3553</text:p>
          </table:table-cell>
          <table:table-cell office:value-type="float" office:value="3545.12195121951" calcext:value-type="float">
            <text:p>3545.1219512195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11" calcext:value-type="float">
            <text:p>111</text:p>
          </table:table-cell>
          <table:table-cell office:value-type="float" office:value="4460" calcext:value-type="float">
            <text:p>4460</text:p>
          </table:table-cell>
          <table:table-cell office:value-type="float" office:value="3966.40316205534" calcext:value-type="float">
            <text:p>3966.40316205534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44" calcext:value-type="float">
            <text:p>144</text:p>
          </table:table-cell>
          <table:table-cell office:value-type="float" office:value="6850" calcext:value-type="float">
            <text:p>6850</text:p>
          </table:table-cell>
          <table:table-cell office:value-type="float" office:value="6091.89723320158" calcext:value-type="float">
            <text:p>6091.89723320158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11" calcext:value-type="float">
            <text:p>211</text:p>
          </table:table-cell>
          <table:table-cell office:value-type="float" office:value="637" calcext:value-type="float">
            <text:p>637</text:p>
          </table:table-cell>
          <table:table-cell office:value-type="float" office:value="1861.36363636364" calcext:value-type="float">
            <text:p>1861.36363636364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44" calcext:value-type="float">
            <text:p>244</text:p>
          </table:table-cell>
          <table:table-cell office:value-type="float" office:value="1829.1" calcext:value-type="float">
            <text:p>1829.1</text:p>
          </table:table-cell>
          <table:table-cell office:value-type="float" office:value="5344.77272727273" calcext:value-type="float">
            <text:p>5344.77272727273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1" calcext:value-type="float">
            <text:p>111</text:p>
          </table:table-cell>
          <table:table-cell office:value-type="float" office:value="3230" calcext:value-type="float">
            <text:p>3230</text:p>
          </table:table-cell>
          <table:table-cell office:value-type="float" office:value="4513.9751552795" calcext:value-type="float">
            <text:p>4513.975155279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44" calcext:value-type="float">
            <text:p>144</text:p>
          </table:table-cell>
          <table:table-cell office:value-type="float" office:value="3689" calcext:value-type="float">
            <text:p>3689</text:p>
          </table:table-cell>
          <table:table-cell office:value-type="float" office:value="5155.4347826087" calcext:value-type="float">
            <text:p>5155.434782608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11" calcext:value-type="float">
            <text:p>211</text:p>
          </table:table-cell>
          <table:table-cell office:value-type="float" office:value="1751" calcext:value-type="float">
            <text:p>1751</text:p>
          </table:table-cell>
          <table:table-cell office:value-type="float" office:value="2447.04968944099" calcext:value-type="float">
            <text:p>2447.0496894409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44" calcext:value-type="float">
            <text:p>244</text:p>
          </table:table-cell>
          <table:table-cell office:value-type="float" office:value="3731.5" calcext:value-type="float">
            <text:p>3731.5</text:p>
          </table:table-cell>
          <table:table-cell office:value-type="float" office:value="5214.82919254658" calcext:value-type="float">
            <text:p>5214.82919254658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1" calcext:value-type="float">
            <text:p>111</text:p>
          </table:table-cell>
          <table:table-cell office:value-type="float" office:value="2988" calcext:value-type="float">
            <text:p>2988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44" calcext:value-type="float">
            <text:p>144</text:p>
          </table:table-cell>
          <table:table-cell office:value-type="float" office:value="9800" calcext:value-type="float">
            <text:p>98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11" calcext:value-type="float">
            <text:p>211</text:p>
          </table:table-cell>
          <table:table-cell office:value-type="float" office:value="3528" calcext:value-type="float">
            <text:p>3528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44" calcext:value-type="float">
            <text:p>244</text:p>
          </table:table-cell>
          <table:table-cell office:value-type="float" office:value="9834" calcext:value-type="float">
            <text:p>9834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1" calcext:value-type="float">
            <text:p>111</text:p>
          </table:table-cell>
          <table:table-cell office:value-type="float" office:value="1496" calcext:value-type="float">
            <text:p>1496</text:p>
          </table:table-cell>
          <table:table-cell office:value-type="float" office:value="1637.95620437956" calcext:value-type="float">
            <text:p>1637.9562043795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44" calcext:value-type="float">
            <text:p>144</text:p>
          </table:table-cell>
          <table:table-cell office:value-type="float" office:value="3502" calcext:value-type="float">
            <text:p>3502</text:p>
          </table:table-cell>
          <table:table-cell office:value-type="float" office:value="3834.30656934307" calcext:value-type="float">
            <text:p>3834.3065693430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11" calcext:value-type="float">
            <text:p>211</text:p>
          </table:table-cell>
          <table:table-cell office:value-type="float" office:value="1368.5" calcext:value-type="float">
            <text:p>1368.5</text:p>
          </table:table-cell>
          <table:table-cell office:value-type="float" office:value="1365.46563192905" calcext:value-type="float">
            <text:p>1365.4656319290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44" calcext:value-type="float">
            <text:p>244</text:p>
          </table:table-cell>
          <table:table-cell office:value-type="float" office:value="3544.5" calcext:value-type="float">
            <text:p>3544.5</text:p>
          </table:table-cell>
          <table:table-cell office:value-type="float" office:value="3536.64079822616" calcext:value-type="float">
            <text:p>3536.6407982261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1" calcext:value-type="float">
            <text:p>111</text:p>
          </table:table-cell>
          <table:table-cell office:value-type="float" office:value="5180" calcext:value-type="float">
            <text:p>5180</text:p>
          </table:table-cell>
          <table:table-cell office:value-type="float" office:value="4606.71936758893" calcext:value-type="float">
            <text:p>4606.7193675889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44" calcext:value-type="float">
            <text:p>144</text:p>
          </table:table-cell>
          <table:table-cell office:value-type="float" office:value="7210" calcext:value-type="float">
            <text:p>7210</text:p>
          </table:table-cell>
          <table:table-cell office:value-type="float" office:value="6412.05533596838" calcext:value-type="float">
            <text:p>6412.05533596838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1" calcext:value-type="float">
            <text:p>211</text:p>
          </table:table-cell>
          <table:table-cell office:value-type="float" office:value="791.7" calcext:value-type="float">
            <text:p>791.7</text:p>
          </table:table-cell>
          <table:table-cell office:value-type="float" office:value="2313.40909090909" calcext:value-type="float">
            <text:p>2313.40909090909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44" calcext:value-type="float">
            <text:p>244</text:p>
          </table:table-cell>
          <table:table-cell office:value-type="float" office:value="1729" calcext:value-type="float">
            <text:p>1729</text:p>
          </table:table-cell>
          <table:table-cell office:value-type="float" office:value="5052.27272727273" calcext:value-type="float">
            <text:p>5052.27272727273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1" calcext:value-type="float">
            <text:p>111</text:p>
          </table:table-cell>
          <table:table-cell office:value-type="float" office:value="3782.5" calcext:value-type="float">
            <text:p>3782.5</text:p>
          </table:table-cell>
          <table:table-cell office:value-type="float" office:value="5286.10248447205" calcext:value-type="float">
            <text:p>5286.1024844720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44" calcext:value-type="float">
            <text:p>144</text:p>
          </table:table-cell>
          <table:table-cell office:value-type="float" office:value="3799.5" calcext:value-type="float">
            <text:p>3799.5</text:p>
          </table:table-cell>
          <table:table-cell office:value-type="float" office:value="5309.8602484472" calcext:value-type="float">
            <text:p>5309.860248447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11" calcext:value-type="float">
            <text:p>211</text:p>
          </table:table-cell>
          <table:table-cell office:value-type="float" office:value="2082.5" calcext:value-type="float">
            <text:p>2082.5</text:p>
          </table:table-cell>
          <table:table-cell office:value-type="float" office:value="2910.32608695652" calcext:value-type="float">
            <text:p>2910.3260869565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44" calcext:value-type="float">
            <text:p>244</text:p>
          </table:table-cell>
          <table:table-cell office:value-type="float" office:value="3298" calcext:value-type="float">
            <text:p>3298</text:p>
          </table:table-cell>
          <table:table-cell office:value-type="float" office:value="4609.00621118012" calcext:value-type="float">
            <text:p>4609.0062111801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1" calcext:value-type="float">
            <text:p>111</text:p>
          </table:table-cell>
          <table:table-cell office:value-type="float" office:value="3750" calcext:value-type="float">
            <text:p>37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44" calcext:value-type="float">
            <text:p>144</text:p>
          </table:table-cell>
          <table:table-cell office:value-type="float" office:value="15175" calcext:value-type="float">
            <text:p>151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11" calcext:value-type="float">
            <text:p>211</text:p>
          </table:table-cell>
          <table:table-cell office:value-type="float" office:value="5075" calcext:value-type="float">
            <text:p>50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44" calcext:value-type="float">
            <text:p>244</text:p>
          </table:table-cell>
          <table:table-cell office:value-type="float" office:value="13300" calcext:value-type="float">
            <text:p>133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1" calcext:value-type="float">
            <text:p>111</text:p>
          </table:table-cell>
          <table:table-cell office:value-type="float" office:value="2669" calcext:value-type="float">
            <text:p>2669</text:p>
          </table:table-cell>
          <table:table-cell office:value-type="float" office:value="2922.26277372263" calcext:value-type="float">
            <text:p>2922.26277372263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44" calcext:value-type="float">
            <text:p>144</text:p>
          </table:table-cell>
          <table:table-cell office:value-type="float" office:value="4581.5" calcext:value-type="float">
            <text:p>4581.5</text:p>
          </table:table-cell>
          <table:table-cell office:value-type="float" office:value="5016.24087591241" calcext:value-type="float">
            <text:p>5016.2408759124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1" calcext:value-type="float">
            <text:p>211</text:p>
          </table:table-cell>
          <table:table-cell office:value-type="float" office:value="1640.5" calcext:value-type="float">
            <text:p>1640.5</text:p>
          </table:table-cell>
          <table:table-cell office:value-type="float" office:value="1636.86252771619" calcext:value-type="float">
            <text:p>1636.8625277161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44" calcext:value-type="float">
            <text:p>244</text:p>
          </table:table-cell>
          <table:table-cell office:value-type="float" office:value="4114" calcext:value-type="float">
            <text:p>4114</text:p>
          </table:table-cell>
          <table:table-cell office:value-type="float" office:value="4104.87804878049" calcext:value-type="float">
            <text:p>4104.8780487804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1" calcext:value-type="float">
            <text:p>111</text:p>
          </table:table-cell>
          <table:table-cell office:value-type="float" office:value="4580" calcext:value-type="float">
            <text:p>4580</text:p>
          </table:table-cell>
          <table:table-cell office:value-type="float" office:value="4073.12252964427" calcext:value-type="float">
            <text:p>4073.1225296442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44" calcext:value-type="float">
            <text:p>144</text:p>
          </table:table-cell>
          <table:table-cell office:value-type="float" office:value="5990" calcext:value-type="float">
            <text:p>5990</text:p>
          </table:table-cell>
          <table:table-cell office:value-type="float" office:value="5327.07509881423" calcext:value-type="float">
            <text:p>5327.0750988142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1" calcext:value-type="float">
            <text:p>211</text:p>
          </table:table-cell>
          <table:table-cell office:value-type="float" office:value="509.6" calcext:value-type="float">
            <text:p>509.6</text:p>
          </table:table-cell>
          <table:table-cell office:value-type="float" office:value="1489.09090909091" calcext:value-type="float">
            <text:p>1489.09090909091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44" calcext:value-type="float">
            <text:p>244</text:p>
          </table:table-cell>
          <table:table-cell office:value-type="float" office:value="2320.5" calcext:value-type="float">
            <text:p>2320.5</text:p>
          </table:table-cell>
          <table:table-cell office:value-type="float" office:value="6780.68181818182" calcext:value-type="float">
            <text:p>6780.68181818182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1" calcext:value-type="float">
            <text:p>111</text:p>
          </table:table-cell>
          <table:table-cell office:value-type="float" office:value="3323.5" calcext:value-type="float">
            <text:p>3323.5</text:p>
          </table:table-cell>
          <table:table-cell office:value-type="float" office:value="4644.64285714286" calcext:value-type="float">
            <text:p>4644.64285714286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44" calcext:value-type="float">
            <text:p>144</text:p>
          </table:table-cell>
          <table:table-cell office:value-type="float" office:value="3935.5" calcext:value-type="float">
            <text:p>3935.5</text:p>
          </table:table-cell>
          <table:table-cell office:value-type="float" office:value="5499.92236024845" calcext:value-type="float">
            <text:p>5499.9223602484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11" calcext:value-type="float">
            <text:p>211</text:p>
          </table:table-cell>
          <table:table-cell office:value-type="float" office:value="1649" calcext:value-type="float">
            <text:p>1649</text:p>
          </table:table-cell>
          <table:table-cell office:value-type="float" office:value="2304.50310559006" calcext:value-type="float">
            <text:p>2304.50310559006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44" calcext:value-type="float">
            <text:p>244</text:p>
          </table:table-cell>
          <table:table-cell office:value-type="float" office:value="2057" calcext:value-type="float">
            <text:p>2057</text:p>
          </table:table-cell>
          <table:table-cell office:value-type="float" office:value="2874.68944099379" calcext:value-type="float">
            <text:p>2874.6894409937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1" calcext:value-type="float">
            <text:p>111</text:p>
          </table:table-cell>
          <table:table-cell office:value-type="float" office:value="3275" calcext:value-type="float">
            <text:p>32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44" calcext:value-type="float">
            <text:p>144</text:p>
          </table:table-cell>
          <table:table-cell office:value-type="float" office:value="13650" calcext:value-type="float">
            <text:p>136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11" calcext:value-type="float">
            <text:p>211</text:p>
          </table:table-cell>
          <table:table-cell office:value-type="float" office:value="3850" calcext:value-type="float">
            <text:p>38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44" calcext:value-type="float">
            <text:p>244</text:p>
          </table:table-cell>
          <table:table-cell office:value-type="float" office:value="11075" calcext:value-type="float">
            <text:p>110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1" calcext:value-type="float">
            <text:p>111</text:p>
          </table:table-cell>
          <table:table-cell office:value-type="float" office:value="2907" calcext:value-type="float">
            <text:p>2907</text:p>
          </table:table-cell>
          <table:table-cell office:value-type="float" office:value="3182.84671532847" calcext:value-type="float">
            <text:p>3182.8467153284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44" calcext:value-type="float">
            <text:p>144</text:p>
          </table:table-cell>
          <table:table-cell office:value-type="float" office:value="5108.5" calcext:value-type="float">
            <text:p>5108.5</text:p>
          </table:table-cell>
          <table:table-cell office:value-type="float" office:value="5593.24817518248" calcext:value-type="float">
            <text:p>5593.24817518248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11" calcext:value-type="float">
            <text:p>211</text:p>
          </table:table-cell>
          <table:table-cell office:value-type="float" office:value="2227" calcext:value-type="float">
            <text:p>2227</text:p>
          </table:table-cell>
          <table:table-cell office:value-type="float" office:value="2222.06208425721" calcext:value-type="float">
            <text:p>2222.0620842572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44" calcext:value-type="float">
            <text:p>244</text:p>
          </table:table-cell>
          <table:table-cell office:value-type="float" office:value="4403" calcext:value-type="float">
            <text:p>4403</text:p>
          </table:table-cell>
          <table:table-cell office:value-type="float" office:value="4393.23725055432" calcext:value-type="float">
            <text:p>4393.2372505543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1" calcext:value-type="float">
            <text:p>111</text:p>
          </table:table-cell>
          <table:table-cell office:value-type="float" office:value="5770" calcext:value-type="float">
            <text:p>5770</text:p>
          </table:table-cell>
          <table:table-cell office:value-type="float" office:value="5131.42292490119" calcext:value-type="float">
            <text:p>5131.42292490119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44" calcext:value-type="float">
            <text:p>144</text:p>
          </table:table-cell>
          <table:table-cell office:value-type="float" office:value="7830" calcext:value-type="float">
            <text:p>7830</text:p>
          </table:table-cell>
          <table:table-cell office:value-type="float" office:value="6963.43873517787" calcext:value-type="float">
            <text:p>6963.4387351778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11" calcext:value-type="float">
            <text:p>211</text:p>
          </table:table-cell>
          <table:table-cell office:value-type="float" office:value="345.8" calcext:value-type="float">
            <text:p>345.8</text:p>
          </table:table-cell>
          <table:table-cell office:value-type="float" office:value="1010.45454545455" calcext:value-type="float">
            <text:p>1010.4545454545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44" calcext:value-type="float">
            <text:p>244</text:p>
          </table:table-cell>
          <table:table-cell office:value-type="float" office:value="1874.6" calcext:value-type="float">
            <text:p>1874.6</text:p>
          </table:table-cell>
          <table:table-cell office:value-type="float" office:value="5477.72727272727" calcext:value-type="float">
            <text:p>5477.72727272727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1" calcext:value-type="float">
            <text:p>111</text:p>
          </table:table-cell>
          <table:table-cell office:value-type="float" office:value="4258.5" calcext:value-type="float">
            <text:p>4258.5</text:p>
          </table:table-cell>
          <table:table-cell office:value-type="float" office:value="5951.3198757764" calcext:value-type="float">
            <text:p>5951.319875776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44" calcext:value-type="float">
            <text:p>144</text:p>
          </table:table-cell>
          <table:table-cell office:value-type="float" office:value="3221.5" calcext:value-type="float">
            <text:p>3221.5</text:p>
          </table:table-cell>
          <table:table-cell office:value-type="float" office:value="4502.09627329193" calcext:value-type="float">
            <text:p>4502.09627329193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11" calcext:value-type="float">
            <text:p>211</text:p>
          </table:table-cell>
          <table:table-cell office:value-type="float" office:value="3026" calcext:value-type="float">
            <text:p>3026</text:p>
          </table:table-cell>
          <table:table-cell office:value-type="float" office:value="4228.88198757764" calcext:value-type="float">
            <text:p>4228.8819875776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44" calcext:value-type="float">
            <text:p>244</text:p>
          </table:table-cell>
          <table:table-cell office:value-type="float" office:value="3595.5" calcext:value-type="float">
            <text:p>3595.5</text:p>
          </table:table-cell>
          <table:table-cell office:value-type="float" office:value="5024.76708074534" calcext:value-type="float">
            <text:p>5024.7670807453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44" calcext:value-type="float">
            <text:p>144</text:p>
          </table:table-cell>
          <table:table-cell office:value-type="float" office:value="7900" calcext:value-type="float">
            <text:p>79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11" calcext:value-type="float">
            <text:p>211</text:p>
          </table:table-cell>
          <table:table-cell office:value-type="float" office:value="3625" calcext:value-type="float">
            <text:p>362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44" calcext:value-type="float">
            <text:p>244</text:p>
          </table:table-cell>
          <table:table-cell office:value-type="float" office:value="7950" calcext:value-type="float">
            <text:p>79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1" calcext:value-type="float">
            <text:p>111</text:p>
          </table:table-cell>
          <table:table-cell office:value-type="float" office:value="2397" calcext:value-type="float">
            <text:p>2397</text:p>
          </table:table-cell>
          <table:table-cell office:value-type="float" office:value="2624.45255474453" calcext:value-type="float">
            <text:p>2624.45255474453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44" calcext:value-type="float">
            <text:p>144</text:p>
          </table:table-cell>
          <table:table-cell office:value-type="float" office:value="3085.5" calcext:value-type="float">
            <text:p>3085.5</text:p>
          </table:table-cell>
          <table:table-cell office:value-type="float" office:value="3378.28467153285" calcext:value-type="float">
            <text:p>3378.2846715328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1" calcext:value-type="float">
            <text:p>211</text:p>
          </table:table-cell>
          <table:table-cell office:value-type="float" office:value="2031.5" calcext:value-type="float">
            <text:p>2031.5</text:p>
          </table:table-cell>
          <table:table-cell office:value-type="float" office:value="2026.9955654102" calcext:value-type="float">
            <text:p>2026.995565410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44" calcext:value-type="float">
            <text:p>244</text:p>
          </table:table-cell>
          <table:table-cell office:value-type="float" office:value="2490.5" calcext:value-type="float">
            <text:p>2490.5</text:p>
          </table:table-cell>
          <table:table-cell office:value-type="float" office:value="2484.977827051" calcext:value-type="float">
            <text:p>2484.97782705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1" calcext:value-type="float">
            <text:p>111</text:p>
          </table:table-cell>
          <table:table-cell office:value-type="float" office:value="6790" calcext:value-type="float">
            <text:p>6790</text:p>
          </table:table-cell>
          <table:table-cell office:value-type="float" office:value="6038.53754940712" calcext:value-type="float">
            <text:p>6038.53754940712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4" calcext:value-type="float">
            <text:p>144</text:p>
          </table:table-cell>
          <table:table-cell office:value-type="float" office:value="9810" calcext:value-type="float">
            <text:p>9810</text:p>
          </table:table-cell>
          <table:table-cell office:value-type="float" office:value="8724.30830039526" calcext:value-type="float">
            <text:p>8724.30830039526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11" calcext:value-type="float">
            <text:p>211</text:p>
          </table:table-cell>
          <table:table-cell office:value-type="float" office:value="637" calcext:value-type="float">
            <text:p>637</text:p>
          </table:table-cell>
          <table:table-cell office:value-type="float" office:value="1861.36363636364" calcext:value-type="float">
            <text:p>1861.36363636364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44" calcext:value-type="float">
            <text:p>244</text:p>
          </table:table-cell>
          <table:table-cell office:value-type="float" office:value="1310.4" calcext:value-type="float">
            <text:p>1310.4</text:p>
          </table:table-cell>
          <table:table-cell office:value-type="float" office:value="3829.09090909091" calcext:value-type="float">
            <text:p>3829.09090909091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1" calcext:value-type="float">
            <text:p>111</text:p>
          </table:table-cell>
          <table:table-cell office:value-type="float" office:value="2779.5" calcext:value-type="float">
            <text:p>2779.5</text:p>
          </table:table-cell>
          <table:table-cell office:value-type="float" office:value="3884.39440993789" calcext:value-type="float">
            <text:p>3884.3944099378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4" calcext:value-type="float">
            <text:p>144</text:p>
          </table:table-cell>
          <table:table-cell office:value-type="float" office:value="6562" calcext:value-type="float">
            <text:p>6562</text:p>
          </table:table-cell>
          <table:table-cell office:value-type="float" office:value="9170.49689440994" calcext:value-type="float">
            <text:p>9170.4968944099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11" calcext:value-type="float">
            <text:p>211</text:p>
          </table:table-cell>
          <table:table-cell office:value-type="float" office:value="2210" calcext:value-type="float">
            <text:p>2210</text:p>
          </table:table-cell>
          <table:table-cell office:value-type="float" office:value="3088.50931677019" calcext:value-type="float">
            <text:p>3088.50931677019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44" calcext:value-type="float">
            <text:p>244</text:p>
          </table:table-cell>
          <table:table-cell office:value-type="float" office:value="6341" calcext:value-type="float">
            <text:p>6341</text:p>
          </table:table-cell>
          <table:table-cell office:value-type="float" office:value="8861.64596273292" calcext:value-type="float">
            <text:p>8861.6459627329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1" calcext:value-type="float">
            <text:p>111</text:p>
          </table:table-cell>
          <table:table-cell office:value-type="float" office:value="3125" calcext:value-type="float">
            <text:p>312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4" calcext:value-type="float">
            <text:p>144</text:p>
          </table:table-cell>
          <table:table-cell office:value-type="float" office:value="11175" calcext:value-type="float">
            <text:p>111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11" calcext:value-type="float">
            <text:p>211</text:p>
          </table:table-cell>
          <table:table-cell office:value-type="float" office:value="3650" calcext:value-type="float">
            <text:p>365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44" calcext:value-type="float">
            <text:p>244</text:p>
          </table:table-cell>
          <table:table-cell office:value-type="float" office:value="10400" calcext:value-type="float">
            <text:p>10400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1" calcext:value-type="float">
            <text:p>111</text:p>
          </table:table-cell>
          <table:table-cell office:value-type="float" office:value="2762.5" calcext:value-type="float">
            <text:p>2762.5</text:p>
          </table:table-cell>
          <table:table-cell office:value-type="float" office:value="3024.63503649635" calcext:value-type="float">
            <text:p>3024.6350364963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4" calcext:value-type="float">
            <text:p>144</text:p>
          </table:table-cell>
          <table:table-cell office:value-type="float" office:value="5049" calcext:value-type="float">
            <text:p>5049</text:p>
          </table:table-cell>
          <table:table-cell office:value-type="float" office:value="5528.10218978102" calcext:value-type="float">
            <text:p>5528.1021897810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11" calcext:value-type="float">
            <text:p>211</text:p>
          </table:table-cell>
          <table:table-cell office:value-type="float" office:value="2167.5" calcext:value-type="float">
            <text:p>2167.5</text:p>
          </table:table-cell>
          <table:table-cell office:value-type="float" office:value="2162.69401330377" calcext:value-type="float">
            <text:p>2162.6940133037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4" calcext:value-type="float">
            <text:p>244</text:p>
          </table:table-cell>
          <table:table-cell office:value-type="float" office:value="4938.5" calcext:value-type="float">
            <text:p>4938.5</text:p>
          </table:table-cell>
          <table:table-cell office:value-type="float" office:value="4927.54988913526" calcext:value-type="float">
            <text:p>4927.5498891352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1" calcext:value-type="float">
            <text:p>111</text:p>
          </table:table-cell>
          <table:table-cell office:value-type="float" office:value="7512.75" calcext:value-type="float">
            <text:p>7512.75</text:p>
          </table:table-cell>
          <table:table-cell office:value-type="float" office:value="6681.29940711463" calcext:value-type="float">
            <text:p>6681.29940711463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44" calcext:value-type="float">
            <text:p>144</text:p>
          </table:table-cell>
          <table:table-cell office:value-type="float" office:value="9276.5835" calcext:value-type="float">
            <text:p>9276.5835</text:p>
          </table:table-cell>
          <table:table-cell office:value-type="float" office:value="8249.92603754941" calcext:value-type="float">
            <text:p>8249.92603754941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11" calcext:value-type="float">
            <text:p>211</text:p>
          </table:table-cell>
          <table:table-cell office:value-type="float" office:value="659.92381" calcext:value-type="float">
            <text:p>659.92381</text:p>
          </table:table-cell>
          <table:table-cell office:value-type="float" office:value="1928.34879545455" calcext:value-type="float">
            <text:p>1928.3487954545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44" calcext:value-type="float">
            <text:p>244</text:p>
          </table:table-cell>
          <table:table-cell office:value-type="float" office:value="1763.07131" calcext:value-type="float">
            <text:p>1763.07131</text:p>
          </table:table-cell>
          <table:table-cell office:value-type="float" office:value="5151.83175" calcext:value-type="float">
            <text:p>5151.8317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1" calcext:value-type="float">
            <text:p>111</text:p>
          </table:table-cell>
          <table:table-cell office:value-type="float" office:value="6051.44461" calcext:value-type="float">
            <text:p>6051.44461</text:p>
          </table:table-cell>
          <table:table-cell office:value-type="float" office:value="8456.98780900621" calcext:value-type="float">
            <text:p>8456.98780900621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4" calcext:value-type="float">
            <text:p>144</text:p>
          </table:table-cell>
          <table:table-cell office:value-type="float" office:value="5221.125" calcext:value-type="float">
            <text:p>5221.125</text:p>
          </table:table-cell>
          <table:table-cell office:value-type="float" office:value="7296.60326086957" calcext:value-type="float">
            <text:p>7296.60326086957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11" calcext:value-type="float">
            <text:p>211</text:p>
          </table:table-cell>
          <table:table-cell office:value-type="float" office:value="5534.4417575" calcext:value-type="float">
            <text:p>5534.4417575</text:p>
          </table:table-cell>
          <table:table-cell office:value-type="float" office:value="7734.46829464286" calcext:value-type="float">
            <text:p>7734.46829464286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44" calcext:value-type="float">
            <text:p>244</text:p>
          </table:table-cell>
          <table:table-cell office:value-type="float" office:value="6073.636325" calcext:value-type="float">
            <text:p>6073.636325</text:p>
          </table:table-cell>
          <table:table-cell office:value-type="float" office:value="8488.00107531056" calcext:value-type="float">
            <text:p>8488.00107531056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1" calcext:value-type="float">
            <text:p>111</text:p>
          </table:table-cell>
          <table:table-cell office:value-type="float" office:value="2570.7" calcext:value-type="float">
            <text:p>2570.7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4" calcext:value-type="float">
            <text:p>144</text:p>
          </table:table-cell>
          <table:table-cell office:value-type="float" office:value="8999.5" calcext:value-type="float">
            <text:p>8999.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1" calcext:value-type="float">
            <text:p>211</text:p>
          </table:table-cell>
          <table:table-cell office:value-type="float" office:value="2676.5" calcext:value-type="float">
            <text:p>2676.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4" calcext:value-type="float">
            <text:p>244</text:p>
          </table:table-cell>
          <table:table-cell office:value-type="float" office:value="7270.875" calcext:value-type="float">
            <text:p>7270.87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1" calcext:value-type="float">
            <text:p>111</text:p>
          </table:table-cell>
          <table:table-cell office:value-type="float" office:value="2476.581505" calcext:value-type="float">
            <text:p>2476.581505</text:p>
          </table:table-cell>
          <table:table-cell office:value-type="float" office:value="2711.58558941606" calcext:value-type="float">
            <text:p>2711.5855894160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44" calcext:value-type="float">
            <text:p>144</text:p>
          </table:table-cell>
          <table:table-cell office:value-type="float" office:value="5729.9786475" calcext:value-type="float">
            <text:p>5729.9786475</text:p>
          </table:table-cell>
          <table:table-cell office:value-type="float" office:value="6273.69924908759" calcext:value-type="float">
            <text:p>6273.69924908759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11" calcext:value-type="float">
            <text:p>211</text:p>
          </table:table-cell>
          <table:table-cell office:value-type="float" office:value="1996.4995075" calcext:value-type="float">
            <text:p>1996.4995075</text:p>
          </table:table-cell>
          <table:table-cell office:value-type="float" office:value="1992.07267932373" calcext:value-type="float">
            <text:p>1992.07267932373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44" calcext:value-type="float">
            <text:p>244</text:p>
          </table:table-cell>
          <table:table-cell office:value-type="float" office:value="5284.796545" calcext:value-type="float">
            <text:p>5284.796545</text:p>
          </table:table-cell>
          <table:table-cell office:value-type="float" office:value="5273.07859257206" calcext:value-type="float">
            <text:p>5273.0785925720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1" calcext:value-type="float">
            <text:p>111</text:p>
          </table:table-cell>
          <table:table-cell office:value-type="float" office:value="6698.29165" calcext:value-type="float">
            <text:p>6698.29165</text:p>
          </table:table-cell>
          <table:table-cell office:value-type="float" office:value="5956.97874011858" calcext:value-type="float">
            <text:p>5956.97874011858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44" calcext:value-type="float">
            <text:p>144</text:p>
          </table:table-cell>
          <table:table-cell office:value-type="float" office:value="7514.125" calcext:value-type="float">
            <text:p>7514.125</text:p>
          </table:table-cell>
          <table:table-cell office:value-type="float" office:value="6682.52223320158" calcext:value-type="float">
            <text:p>6682.52223320158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11" calcext:value-type="float">
            <text:p>211</text:p>
          </table:table-cell>
          <table:table-cell office:value-type="float" office:value="526.860516" calcext:value-type="float">
            <text:p>526.860516</text:p>
          </table:table-cell>
          <table:table-cell office:value-type="float" office:value="1539.52748181818" calcext:value-type="float">
            <text:p>1539.52748181818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44" calcext:value-type="float">
            <text:p>244</text:p>
          </table:table-cell>
          <table:table-cell office:value-type="float" office:value="1189.26353" calcext:value-type="float">
            <text:p>1189.26353</text:p>
          </table:table-cell>
          <table:table-cell office:value-type="float" office:value="3475.12070454545" calcext:value-type="float">
            <text:p>3475.12070454545</text:p>
          </table:table-cell>
          <table:table-cell office:value-type="string" calcext:value-type="string">
            <text:p>winter_oil_seeds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1" calcext:value-type="float">
            <text:p>111</text:p>
          </table:table-cell>
          <table:table-cell office:value-type="float" office:value="4317.657875" calcext:value-type="float">
            <text:p>4317.657875</text:p>
          </table:table-cell>
          <table:table-cell office:value-type="float" office:value="6033.99392468944" calcext:value-type="float">
            <text:p>6033.9939246894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4" calcext:value-type="float">
            <text:p>144</text:p>
          </table:table-cell>
          <table:table-cell office:value-type="float" office:value="5824.48271" calcext:value-type="float">
            <text:p>5824.48271</text:p>
          </table:table-cell>
          <table:table-cell office:value-type="float" office:value="8139.80502950311" calcext:value-type="float">
            <text:p>8139.80502950311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11" calcext:value-type="float">
            <text:p>211</text:p>
          </table:table-cell>
          <table:table-cell office:value-type="float" office:value="3036.0311475" calcext:value-type="float">
            <text:p>3036.0311475</text:p>
          </table:table-cell>
          <table:table-cell office:value-type="float" office:value="4242.90067197205" calcext:value-type="float">
            <text:p>4242.9006719720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44" calcext:value-type="float">
            <text:p>244</text:p>
          </table:table-cell>
          <table:table-cell office:value-type="float" office:value="6014.335225" calcext:value-type="float">
            <text:p>6014.335225</text:p>
          </table:table-cell>
          <table:table-cell office:value-type="float" office:value="8405.12686723603" calcext:value-type="float">
            <text:p>8405.12686723603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44" calcext:value-type="float">
            <text:p>144</text:p>
          </table:table-cell>
          <table:table-cell office:value-type="float" office:value="9301.281" calcext:value-type="float">
            <text:p>9301.281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44" calcext:value-type="float">
            <text:p>244</text:p>
          </table:table-cell>
          <table:table-cell office:value-type="float" office:value="8749.9629" calcext:value-type="float">
            <text:p>8749.9629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1" calcext:value-type="float">
            <text:p>111</text:p>
          </table:table-cell>
          <table:table-cell office:value-type="float" office:value="2521.236935" calcext:value-type="float">
            <text:p>2521.236935</text:p>
          </table:table-cell>
          <table:table-cell office:value-type="float" office:value="2760.4783959854" calcext:value-type="float">
            <text:p>2760.478395985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4" calcext:value-type="float">
            <text:p>144</text:p>
          </table:table-cell>
          <table:table-cell office:value-type="float" office:value="5857.104775" calcext:value-type="float">
            <text:p>5857.104775</text:p>
          </table:table-cell>
          <table:table-cell office:value-type="float" office:value="6412.88843978102" calcext:value-type="float">
            <text:p>6412.88843978102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11" calcext:value-type="float">
            <text:p>211</text:p>
          </table:table-cell>
          <table:table-cell office:value-type="float" office:value="1822.81922" calcext:value-type="float">
            <text:p>1822.81922</text:p>
          </table:table-cell>
          <table:table-cell office:value-type="float" office:value="1818.77749223947" calcext:value-type="float">
            <text:p>1818.77749223947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44" calcext:value-type="float">
            <text:p>244</text:p>
          </table:table-cell>
          <table:table-cell office:value-type="float" office:value="5293.38656" calcext:value-type="float">
            <text:p>5293.38656</text:p>
          </table:table-cell>
          <table:table-cell office:value-type="float" office:value="5281.64956097561" calcext:value-type="float">
            <text:p>5281.64956097561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1" calcext:value-type="float">
            <text:p>111</text:p>
          </table:table-cell>
          <table:table-cell office:value-type="float" office:value="9474.12035" calcext:value-type="float">
            <text:p>9474.12035</text:p>
          </table:table-cell>
          <table:table-cell office:value-type="float" office:value="8425.60110177866" calcext:value-type="float">
            <text:p>8425.60110177866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44" calcext:value-type="float">
            <text:p>144</text:p>
          </table:table-cell>
          <table:table-cell office:value-type="float" office:value="10000.9725" calcext:value-type="float">
            <text:p>10000.9725</text:p>
          </table:table-cell>
          <table:table-cell office:value-type="float" office:value="8894.14550395257" calcext:value-type="float">
            <text:p>8894.14550395257</text:p>
          </table:table-cell>
          <table:table-cell office:value-type="string" calcext:value-type="string">
            <text:p>ley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Default"/>
          <table:table-cell office:value-type="string" calcext:value-type="string">
            <text:p>root_crop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Default"/>
          <table:table-cell office:value-type="string" calcext:value-type="string">
            <text:p>root_crop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1" calcext:value-type="float">
            <text:p>111</text:p>
          </table:table-cell>
          <table:table-cell office:value-type="float" office:value="2189.35163" calcext:value-type="float">
            <text:p>2189.35163</text:p>
          </table:table-cell>
          <table:table-cell office:value-type="float" office:value="3059.65289906832" calcext:value-type="float">
            <text:p>3059.65289906832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44" calcext:value-type="float">
            <text:p>144</text:p>
          </table:table-cell>
          <table:table-cell office:value-type="float" office:value="4032.9647825" calcext:value-type="float">
            <text:p>4032.9647825</text:p>
          </table:table-cell>
          <table:table-cell office:value-type="float" office:value="5636.1309072205" calcext:value-type="float">
            <text:p>5636.130907220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1" calcext:value-type="float">
            <text:p>211</text:p>
          </table:table-cell>
          <table:table-cell office:value-type="float" office:value="1708.678925" calcext:value-type="float">
            <text:p>1708.678925</text:p>
          </table:table-cell>
          <table:table-cell office:value-type="float" office:value="2387.90532996894" calcext:value-type="float">
            <text:p>2387.90532996894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44" calcext:value-type="float">
            <text:p>244</text:p>
          </table:table-cell>
          <table:table-cell office:value-type="float" office:value="4087.31969" calcext:value-type="float">
            <text:p>4087.31969</text:p>
          </table:table-cell>
          <table:table-cell office:value-type="float" office:value="5712.09273447205" calcext:value-type="float">
            <text:p>5712.09273447205</text:p>
          </table:table-cell>
          <table:table-cell office:value-type="string" calcext:value-type="string">
            <text:p>winter_small_grains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1" calcext:value-type="float">
            <text:p>111</text:p>
          </table:table-cell>
          <table:table-cell office:value-type="float" office:value="935.961" calcext:value-type="float">
            <text:p>935.961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44" calcext:value-type="float">
            <text:p>144</text:p>
          </table:table-cell>
          <table:table-cell office:value-type="float" office:value="9915.968025" calcext:value-type="float">
            <text:p>9915.96802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1" calcext:value-type="float">
            <text:p>211</text:p>
          </table:table-cell>
          <table:table-cell office:value-type="float" office:value="3794.8902" calcext:value-type="float">
            <text:p>3794.8902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44" calcext:value-type="float">
            <text:p>244</text:p>
          </table:table-cell>
          <table:table-cell office:value-type="float" office:value="10207.749825" calcext:value-type="float">
            <text:p>10207.749825</text:p>
          </table:table-cell>
          <table:table-cell table:style-name="ce3"/>
          <table:table-cell office:value-type="string" calcext:value-type="string">
            <text:p>root_crop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1" calcext:value-type="float">
            <text:p>111</text:p>
          </table:table-cell>
          <table:table-cell office:value-type="float" office:value="2059.9291425" calcext:value-type="float">
            <text:p>2059.9291425</text:p>
          </table:table-cell>
          <table:table-cell office:value-type="float" office:value="2255.39687135036" calcext:value-type="float">
            <text:p>2255.39687135036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4" calcext:value-type="float">
            <text:p>144</text:p>
          </table:table-cell>
          <table:table-cell office:value-type="float" office:value="4438.945905" calcext:value-type="float">
            <text:p>4438.945905</text:p>
          </table:table-cell>
          <table:table-cell office:value-type="float" office:value="4860.15975" calcext:value-type="float">
            <text:p>4860.15975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1" calcext:value-type="float">
            <text:p>211</text:p>
          </table:table-cell>
          <table:table-cell office:value-type="float" office:value="1309.7910525" calcext:value-type="float">
            <text:p>1309.7910525</text:p>
          </table:table-cell>
          <table:table-cell office:value-type="float" office:value="1306.88685947894" calcext:value-type="float">
            <text:p>1306.88685947894</text:p>
          </table:table-cell>
          <table:table-cell office:value-type="string" calcext:value-type="string">
            <text:p>spring_small_grains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4" calcext:value-type="float">
            <text:p>244</text:p>
          </table:table-cell>
          <table:table-cell office:value-type="float" office:value="4406.641825" calcext:value-type="float">
            <text:p>4406.641825</text:p>
          </table:table-cell>
          <table:table-cell office:value-type="float" office:value="4396.87100055432" calcext:value-type="float">
            <text:p>4396.87100055432</text:p>
          </table:table-cell>
          <table:table-cell office:value-type="string" calcext:value-type="string">
            <text:p>spring_small_grains</text:p>
          </table:table-cell>
          <table:table-cell/>
        </table:table-row>
      </table:table>
      <table:table table:name="Ekebo_data_sheet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rop_i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eeding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harvest2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minimum_cover</text:p>
          </table:table-cell>
          <table:table-cell office:value-type="string" calcext:value-type="string">
            <text:p>total_dm_kg_ha</text:p>
          </table:table-cell>
          <table:table-cell office:value-type="string" calcext:value-type="string">
            <text:p>total_dm_kg_ha2</text:p>
          </table:table-cell>
          <table:table-cell office:value-type="string" calcext:value-type="string">
            <text:p>grain_dm_kg_ha</text:p>
          </table:table-cell>
          <table:table-cell office:value-type="string" calcext:value-type="string">
            <text:p>straw_dm_kg_ha</text:p>
          </table:table-cell>
        </table:table-row>
        <table:table-row table:style-name="ro1">
          <table:table-cell table:formula="of:=[$Ekebo_reduced.A2]" office:value-type="float" office:value="1957" calcext:value-type="float">
            <text:p>1957</text:p>
          </table:table-cell>
          <table:table-cell table:formula="of:=[$Ekebo_reduced.E2]" office:value-type="string" office:string-value="spring_small_grains" calcext:value-type="string">
            <text:p>spring_small_grains</text:p>
          </table:table-cell>
          <table:table-cell table:formula="of:=[$Ekebo_reduced.B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]*(1/0.45)" office:value-type="float" office:value="5852.79805352798" calcext:value-type="float">
            <text:p>5852.79805352798</text:p>
          </table:table-cell>
          <table:table-cell/>
          <table:table-cell table:formula="of:=[$Ekebo_reduced.C2]" office:value-type="float" office:value="2405.5" calcext:value-type="float">
            <text:p>2405.5</text:p>
          </table:table-cell>
          <table:table-cell/>
        </table:table-row>
        <table:table-row table:style-name="ro1">
          <table:table-cell table:formula="of:=[$Ekebo_reduced.A3]" office:value-type="float" office:value="1957" calcext:value-type="float">
            <text:p>1957</text:p>
          </table:table-cell>
          <table:table-cell table:formula="of:=[$Ekebo_reduced.E3]" office:value-type="string" office:string-value="spring_small_grains" calcext:value-type="string">
            <text:p>spring_small_grains</text:p>
          </table:table-cell>
          <table:table-cell table:formula="of:=[$Ekebo_reduced.B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3]*(1/0.45)" office:value-type="float" office:value="8417.27493917276" calcext:value-type="float">
            <text:p>8417.27493917276</text:p>
          </table:table-cell>
          <table:table-cell/>
          <table:table-cell table:formula="of:=[$Ekebo_reduced.C3]" office:value-type="float" office:value="3459.5" calcext:value-type="float">
            <text:p>3459.5</text:p>
          </table:table-cell>
          <table:table-cell/>
        </table:table-row>
        <table:table-row table:style-name="ro1">
          <table:table-cell table:formula="of:=[$Ekebo_reduced.A4]" office:value-type="float" office:value="1957" calcext:value-type="float">
            <text:p>1957</text:p>
          </table:table-cell>
          <table:table-cell table:formula="of:=[$Ekebo_reduced.E4]" office:value-type="string" office:string-value="spring_small_grains" calcext:value-type="string">
            <text:p>spring_small_grains</text:p>
          </table:table-cell>
          <table:table-cell table:formula="of:=[$Ekebo_reduced.B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4]*(1/0.45)" office:value-type="float" office:value="5748.33702882482" calcext:value-type="float">
            <text:p>5748.33702882482</text:p>
          </table:table-cell>
          <table:table-cell/>
          <table:table-cell table:formula="of:=[$Ekebo_reduced.C4]" office:value-type="float" office:value="2592.5" calcext:value-type="float">
            <text:p>2592.5</text:p>
          </table:table-cell>
          <table:table-cell/>
        </table:table-row>
        <table:table-row table:style-name="ro1">
          <table:table-cell table:formula="of:=[$Ekebo_reduced.A5]" office:value-type="float" office:value="1957" calcext:value-type="float">
            <text:p>1957</text:p>
          </table:table-cell>
          <table:table-cell table:formula="of:=[$Ekebo_reduced.E5]" office:value-type="string" office:string-value="spring_small_grains" calcext:value-type="string">
            <text:p>spring_small_grains</text:p>
          </table:table-cell>
          <table:table-cell table:formula="of:=[$Ekebo_reduced.B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]*(1/0.45)" office:value-type="float" office:value="7896.89578713969" calcext:value-type="float">
            <text:p>7896.89578713969</text:p>
          </table:table-cell>
          <table:table-cell/>
          <table:table-cell table:formula="of:=[$Ekebo_reduced.C5]" office:value-type="float" office:value="3561.5" calcext:value-type="float">
            <text:p>3561.5</text:p>
          </table:table-cell>
          <table:table-cell/>
        </table:table-row>
        <table:table-row table:style-name="ro1">
          <table:table-cell table:formula="of:=[$Ekebo_reduced.A6]" office:value-type="float" office:value="1958" calcext:value-type="float">
            <text:p>1958</text:p>
          </table:table-cell>
          <table:table-cell table:formula="of:=[$Ekebo_reduced.E6]" office:value-type="string" office:string-value="ley" calcext:value-type="string">
            <text:p>ley</text:p>
          </table:table-cell>
          <table:table-cell table:formula="of:=[$Ekebo_reduced.B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6]*(1/0.45)" office:value-type="float" office:value="10592.8853754941" calcext:value-type="float">
            <text:p>10592.8853754941</text:p>
          </table:table-cell>
          <table:table-cell/>
          <table:table-cell table:formula="of:=[$Ekebo_reduced.C6]" office:value-type="float" office:value="5360" calcext:value-type="float">
            <text:p>5360</text:p>
          </table:table-cell>
          <table:table-cell/>
        </table:table-row>
        <table:table-row table:style-name="ro1">
          <table:table-cell table:formula="of:=[$Ekebo_reduced.A7]" office:value-type="float" office:value="1958" calcext:value-type="float">
            <text:p>1958</text:p>
          </table:table-cell>
          <table:table-cell table:formula="of:=[$Ekebo_reduced.E7]" office:value-type="string" office:string-value="ley" calcext:value-type="string">
            <text:p>ley</text:p>
          </table:table-cell>
          <table:table-cell table:formula="of:=[$Ekebo_reduced.B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]*(1/0.45)" office:value-type="float" office:value="7806.32411067193" calcext:value-type="float">
            <text:p>7806.32411067193</text:p>
          </table:table-cell>
          <table:table-cell/>
          <table:table-cell table:formula="of:=[$Ekebo_reduced.C7]" office:value-type="float" office:value="3950" calcext:value-type="float">
            <text:p>3950</text:p>
          </table:table-cell>
          <table:table-cell/>
        </table:table-row>
        <table:table-row table:style-name="ro1">
          <table:table-cell table:formula="of:=[$Ekebo_reduced.A8]" office:value-type="float" office:value="1958" calcext:value-type="float">
            <text:p>1958</text:p>
          </table:table-cell>
          <table:table-cell table:formula="of:=[$Ekebo_reduced.E8]" office:value-type="string" office:string-value="winter_oil_seeds" calcext:value-type="string">
            <text:p>winter_oil_seeds</text:p>
          </table:table-cell>
          <table:table-cell table:formula="of:=[$Ekebo_reduced.B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]*(1/0.45)" office:value-type="float" office:value="1713.63636363636" calcext:value-type="float">
            <text:p>1713.63636363636</text:p>
          </table:table-cell>
          <table:table-cell/>
          <table:table-cell table:formula="of:=[$Ekebo_reduced.C8]" office:value-type="float" office:value="263.9" calcext:value-type="float">
            <text:p>263.9</text:p>
          </table:table-cell>
          <table:table-cell/>
        </table:table-row>
        <table:table-row table:style-name="ro1">
          <table:table-cell table:formula="of:=[$Ekebo_reduced.A9]" office:value-type="float" office:value="1958" calcext:value-type="float">
            <text:p>1958</text:p>
          </table:table-cell>
          <table:table-cell table:formula="of:=[$Ekebo_reduced.E9]" office:value-type="string" office:string-value="winter_oil_seeds" calcext:value-type="string">
            <text:p>winter_oil_seeds</text:p>
          </table:table-cell>
          <table:table-cell table:formula="of:=[$Ekebo_reduced.B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9]*(1/0.45)" office:value-type="float" office:value="5554.54545454545" calcext:value-type="float">
            <text:p>5554.54545454545</text:p>
          </table:table-cell>
          <table:table-cell/>
          <table:table-cell table:formula="of:=[$Ekebo_reduced.C9]" office:value-type="float" office:value="855.4" calcext:value-type="float">
            <text:p>855.4</text:p>
          </table:table-cell>
          <table:table-cell/>
        </table:table-row>
        <table:table-row table:style-name="ro1">
          <table:table-cell table:formula="of:=[$Ekebo_reduced.A10]" office:value-type="float" office:value="1959" calcext:value-type="float">
            <text:p>1959</text:p>
          </table:table-cell>
          <table:table-cell table:formula="of:=[$Ekebo_reduced.E10]" office:value-type="string" office:string-value="winter_small_grains" calcext:value-type="string">
            <text:p>winter_small_grains</text:p>
          </table:table-cell>
          <table:table-cell table:formula="of:=[$Ekebo_reduced.B1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]*(1/0.45)" office:value-type="float" office:value="8790.37267080745" calcext:value-type="float">
            <text:p>8790.37267080745</text:p>
          </table:table-cell>
          <table:table-cell/>
          <table:table-cell table:formula="of:=[$Ekebo_reduced.C10]" office:value-type="float" office:value="2830.5" calcext:value-type="float">
            <text:p>2830.5</text:p>
          </table:table-cell>
          <table:table-cell/>
        </table:table-row>
        <table:table-row table:style-name="ro1">
          <table:table-cell table:formula="of:=[$Ekebo_reduced.A11]" office:value-type="float" office:value="1959" calcext:value-type="float">
            <text:p>1959</text:p>
          </table:table-cell>
          <table:table-cell table:formula="of:=[$Ekebo_reduced.E11]" office:value-type="string" office:string-value="winter_small_grains" calcext:value-type="string">
            <text:p>winter_small_grains</text:p>
          </table:table-cell>
          <table:table-cell table:formula="of:=[$Ekebo_reduced.B1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1]*(1/0.45)" office:value-type="float" office:value="12195.652173913" calcext:value-type="float">
            <text:p>12195.652173913</text:p>
          </table:table-cell>
          <table:table-cell/>
          <table:table-cell table:formula="of:=[$Ekebo_reduced.C11]" office:value-type="float" office:value="3927" calcext:value-type="float">
            <text:p>3927</text:p>
          </table:table-cell>
          <table:table-cell/>
        </table:table-row>
        <table:table-row table:style-name="ro1">
          <table:table-cell table:formula="of:=[$Ekebo_reduced.A12]" office:value-type="float" office:value="1959" calcext:value-type="float">
            <text:p>1959</text:p>
          </table:table-cell>
          <table:table-cell table:formula="of:=[$Ekebo_reduced.E12]" office:value-type="string" office:string-value="winter_small_grains" calcext:value-type="string">
            <text:p>winter_small_grains</text:p>
          </table:table-cell>
          <table:table-cell table:formula="of:=[$Ekebo_reduced.B1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2]*(1/0.45)" office:value-type="float" office:value="6414.59627329193" calcext:value-type="float">
            <text:p>6414.59627329193</text:p>
          </table:table-cell>
          <table:table-cell/>
          <table:table-cell table:formula="of:=[$Ekebo_reduced.C12]" office:value-type="float" office:value="2065.5" calcext:value-type="float">
            <text:p>2065.5</text:p>
          </table:table-cell>
          <table:table-cell/>
        </table:table-row>
        <table:table-row table:style-name="ro1">
          <table:table-cell table:formula="of:=[$Ekebo_reduced.A13]" office:value-type="float" office:value="1959" calcext:value-type="float">
            <text:p>1959</text:p>
          </table:table-cell>
          <table:table-cell table:formula="of:=[$Ekebo_reduced.E13]" office:value-type="string" office:string-value="winter_small_grains" calcext:value-type="string">
            <text:p>winter_small_grains</text:p>
          </table:table-cell>
          <table:table-cell table:formula="of:=[$Ekebo_reduced.B1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3]*(1/0.45)" office:value-type="float" office:value="11482.9192546584" calcext:value-type="float">
            <text:p>11482.9192546584</text:p>
          </table:table-cell>
          <table:table-cell/>
          <table:table-cell table:formula="of:=[$Ekebo_reduced.C13]" office:value-type="float" office:value="3697.5" calcext:value-type="float">
            <text:p>3697.5</text:p>
          </table:table-cell>
          <table:table-cell/>
        </table:table-row>
        <table:table-row table:style-name="ro1">
          <table:table-cell table:formula="of:=[$Ekebo_reduced.A14]" office:value-type="float" office:value="1960" calcext:value-type="float">
            <text:p>1960</text:p>
          </table:table-cell>
          <table:table-cell table:formula="of:=[$Ekebo_reduced.E14]" office:value-type="string" office:string-value="root_crop" calcext:value-type="string">
            <text:p>root_crop</text:p>
          </table:table-cell>
          <table:table-cell table:formula="of:=[$Ekebo_reduced.B1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AVERAGE([$Ultuna_Sugarbeet.L2:$Ultuna_Sugarbeet.L9])" office:value-type="float" office:value="3732.875" calcext:value-type="float">
            <text:p>3732.875</text:p>
          </table:table-cell>
          <table:table-cell/>
          <table:table-cell table:formula="of:=[$Ekebo_reduced.C14]" office:value-type="float" office:value="7175" calcext:value-type="float">
            <text:p>7175</text:p>
          </table:table-cell>
          <table:table-cell/>
        </table:table-row>
        <table:table-row table:style-name="ro1">
          <table:table-cell table:formula="of:=[$Ekebo_reduced.A15]" office:value-type="float" office:value="1960" calcext:value-type="float">
            <text:p>1960</text:p>
          </table:table-cell>
          <table:table-cell table:formula="of:=[$Ekebo_reduced.E15]" office:value-type="string" office:string-value="root_crop" calcext:value-type="string">
            <text:p>root_crop</text:p>
          </table:table-cell>
          <table:table-cell table:formula="of:=[$Ekebo_reduced.B1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]" office:value-type="float" office:value="3732.875" calcext:value-type="float">
            <text:p>3732.875</text:p>
          </table:table-cell>
          <table:table-cell/>
          <table:table-cell table:formula="of:=[$Ekebo_reduced.C15]" office:value-type="float" office:value="12000" calcext:value-type="float">
            <text:p>12000</text:p>
          </table:table-cell>
          <table:table-cell/>
        </table:table-row>
        <table:table-row table:style-name="ro1">
          <table:table-cell table:formula="of:=[$Ekebo_reduced.A16]" office:value-type="float" office:value="1960" calcext:value-type="float">
            <text:p>1960</text:p>
          </table:table-cell>
          <table:table-cell table:formula="of:=[$Ekebo_reduced.E16]" office:value-type="string" office:string-value="root_crop" calcext:value-type="string">
            <text:p>root_crop</text:p>
          </table:table-cell>
          <table:table-cell table:formula="of:=[$Ekebo_reduced.B1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]" office:value-type="float" office:value="3732.875" calcext:value-type="float">
            <text:p>3732.875</text:p>
          </table:table-cell>
          <table:table-cell/>
          <table:table-cell table:formula="of:=[$Ekebo_reduced.C16]" office:value-type="float" office:value="6450" calcext:value-type="float">
            <text:p>6450</text:p>
          </table:table-cell>
          <table:table-cell/>
        </table:table-row>
        <table:table-row table:style-name="ro1">
          <table:table-cell table:formula="of:=[$Ekebo_reduced.A17]" office:value-type="float" office:value="1960" calcext:value-type="float">
            <text:p>1960</text:p>
          </table:table-cell>
          <table:table-cell table:formula="of:=[$Ekebo_reduced.E17]" office:value-type="string" office:string-value="root_crop" calcext:value-type="string">
            <text:p>root_crop</text:p>
          </table:table-cell>
          <table:table-cell table:formula="of:=[$Ekebo_reduced.B1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]" office:value-type="float" office:value="3732.875" calcext:value-type="float">
            <text:p>3732.875</text:p>
          </table:table-cell>
          <table:table-cell/>
          <table:table-cell table:formula="of:=[$Ekebo_reduced.C17]" office:value-type="float" office:value="11825" calcext:value-type="float">
            <text:p>11825</text:p>
          </table:table-cell>
          <table:table-cell/>
        </table:table-row>
        <table:table-row table:style-name="ro1">
          <table:table-cell table:formula="of:=[$Ekebo_reduced.A18]" office:value-type="float" office:value="1961" calcext:value-type="float">
            <text:p>1961</text:p>
          </table:table-cell>
          <table:table-cell table:formula="of:=[$Ekebo_reduced.E18]" office:value-type="string" office:string-value="spring_small_grains" calcext:value-type="string">
            <text:p>spring_small_grains</text:p>
          </table:table-cell>
          <table:table-cell table:formula="of:=[$Ekebo_reduced.B1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8]*(1/0.45)" office:value-type="float" office:value="3226.27737226278" calcext:value-type="float">
            <text:p>3226.27737226278</text:p>
          </table:table-cell>
          <table:table-cell/>
          <table:table-cell table:formula="of:=[$Ekebo_reduced.C18]" office:value-type="float" office:value="1326" calcext:value-type="float">
            <text:p>1326</text:p>
          </table:table-cell>
          <table:table-cell/>
        </table:table-row>
        <table:table-row table:style-name="ro1">
          <table:table-cell table:formula="of:=[$Ekebo_reduced.A19]" office:value-type="float" office:value="1961" calcext:value-type="float">
            <text:p>1961</text:p>
          </table:table-cell>
          <table:table-cell table:formula="of:=[$Ekebo_reduced.E19]" office:value-type="string" office:string-value="spring_small_grains" calcext:value-type="string">
            <text:p>spring_small_grains</text:p>
          </table:table-cell>
          <table:table-cell table:formula="of:=[$Ekebo_reduced.B1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9]*(1/0.45)" office:value-type="float" office:value="6618.00486618005" calcext:value-type="float">
            <text:p>6618.00486618005</text:p>
          </table:table-cell>
          <table:table-cell/>
          <table:table-cell table:formula="of:=[$Ekebo_reduced.C19]" office:value-type="float" office:value="2720" calcext:value-type="float">
            <text:p>2720</text:p>
          </table:table-cell>
          <table:table-cell/>
        </table:table-row>
        <table:table-row table:style-name="ro1">
          <table:table-cell table:formula="of:=[$Ekebo_reduced.A20]" office:value-type="float" office:value="1961" calcext:value-type="float">
            <text:p>1961</text:p>
          </table:table-cell>
          <table:table-cell table:formula="of:=[$Ekebo_reduced.E20]" office:value-type="string" office:string-value="spring_small_grains" calcext:value-type="string">
            <text:p>spring_small_grains</text:p>
          </table:table-cell>
          <table:table-cell table:formula="of:=[$Ekebo_reduced.B2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0]*(1/0.45)" office:value-type="float" office:value="3788.24833702882" calcext:value-type="float">
            <text:p>3788.24833702882</text:p>
          </table:table-cell>
          <table:table-cell/>
          <table:table-cell table:formula="of:=[$Ekebo_reduced.C20]" office:value-type="float" office:value="1708.5" calcext:value-type="float">
            <text:p>1708.5</text:p>
          </table:table-cell>
          <table:table-cell/>
        </table:table-row>
        <table:table-row table:style-name="ro1">
          <table:table-cell table:formula="of:=[$Ekebo_reduced.A21]" office:value-type="float" office:value="1961" calcext:value-type="float">
            <text:p>1961</text:p>
          </table:table-cell>
          <table:table-cell table:formula="of:=[$Ekebo_reduced.E21]" office:value-type="string" office:string-value="spring_small_grains" calcext:value-type="string">
            <text:p>spring_small_grains</text:p>
          </table:table-cell>
          <table:table-cell table:formula="of:=[$Ekebo_reduced.B2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1]*(1/0.45)" office:value-type="float" office:value="6031.04212860311" calcext:value-type="float">
            <text:p>6031.04212860311</text:p>
          </table:table-cell>
          <table:table-cell/>
          <table:table-cell table:formula="of:=[$Ekebo_reduced.C21]" office:value-type="float" office:value="2720" calcext:value-type="float">
            <text:p>2720</text:p>
          </table:table-cell>
          <table:table-cell/>
        </table:table-row>
        <table:table-row table:style-name="ro1">
          <table:table-cell table:formula="of:=[$Ekebo_reduced.A22]" office:value-type="float" office:value="1962" calcext:value-type="float">
            <text:p>1962</text:p>
          </table:table-cell>
          <table:table-cell table:formula="of:=[$Ekebo_reduced.E22]" office:value-type="string" office:string-value="ley" calcext:value-type="string">
            <text:p>ley</text:p>
          </table:table-cell>
          <table:table-cell table:formula="of:=[$Ekebo_reduced.B2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2]*(1/0.45)" office:value-type="float" office:value="11086.9565217391" calcext:value-type="float">
            <text:p>11086.9565217391</text:p>
          </table:table-cell>
          <table:table-cell/>
          <table:table-cell table:formula="of:=[$Ekebo_reduced.C22]" office:value-type="float" office:value="5610" calcext:value-type="float">
            <text:p>5610</text:p>
          </table:table-cell>
          <table:table-cell/>
        </table:table-row>
        <table:table-row table:style-name="ro1">
          <table:table-cell table:formula="of:=[$Ekebo_reduced.A23]" office:value-type="float" office:value="1962" calcext:value-type="float">
            <text:p>1962</text:p>
          </table:table-cell>
          <table:table-cell table:formula="of:=[$Ekebo_reduced.E23]" office:value-type="string" office:string-value="ley" calcext:value-type="string">
            <text:p>ley</text:p>
          </table:table-cell>
          <table:table-cell table:formula="of:=[$Ekebo_reduced.B2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3]*(1/0.45)" office:value-type="float" office:value="13438.7351778656" calcext:value-type="float">
            <text:p>13438.7351778656</text:p>
          </table:table-cell>
          <table:table-cell/>
          <table:table-cell table:formula="of:=[$Ekebo_reduced.C23]" office:value-type="float" office:value="6800" calcext:value-type="float">
            <text:p>6800</text:p>
          </table:table-cell>
          <table:table-cell/>
        </table:table-row>
        <table:table-row table:style-name="ro1">
          <table:table-cell table:formula="of:=[$Ekebo_reduced.A24]" office:value-type="float" office:value="1962" calcext:value-type="float">
            <text:p>1962</text:p>
          </table:table-cell>
          <table:table-cell table:formula="of:=[$Ekebo_reduced.E24]" office:value-type="string" office:string-value="winter_oil_seeds" calcext:value-type="string">
            <text:p>winter_oil_seeds</text:p>
          </table:table-cell>
          <table:table-cell table:formula="of:=[$Ekebo_reduced.B2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4]*(1/0.45)" office:value-type="float" office:value="4254.54545454545" calcext:value-type="float">
            <text:p>4254.54545454545</text:p>
          </table:table-cell>
          <table:table-cell/>
          <table:table-cell table:formula="of:=[$Ekebo_reduced.C24]" office:value-type="float" office:value="655.2" calcext:value-type="float">
            <text:p>655.2</text:p>
          </table:table-cell>
          <table:table-cell/>
        </table:table-row>
        <table:table-row table:style-name="ro1">
          <table:table-cell table:formula="of:=[$Ekebo_reduced.A25]" office:value-type="float" office:value="1962" calcext:value-type="float">
            <text:p>1962</text:p>
          </table:table-cell>
          <table:table-cell table:formula="of:=[$Ekebo_reduced.E25]" office:value-type="string" office:string-value="winter_oil_seeds" calcext:value-type="string">
            <text:p>winter_oil_seeds</text:p>
          </table:table-cell>
          <table:table-cell table:formula="of:=[$Ekebo_reduced.B2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5]*(1/0.45)" office:value-type="float" office:value="10045.4545454545" calcext:value-type="float">
            <text:p>10045.4545454545</text:p>
          </table:table-cell>
          <table:table-cell/>
          <table:table-cell table:formula="of:=[$Ekebo_reduced.C25]" office:value-type="float" office:value="1547" calcext:value-type="float">
            <text:p>1547</text:p>
          </table:table-cell>
          <table:table-cell/>
        </table:table-row>
        <table:table-row table:style-name="ro1">
          <table:table-cell table:formula="of:=[$Ekebo_reduced.A26]" office:value-type="float" office:value="1963" calcext:value-type="float">
            <text:p>1963</text:p>
          </table:table-cell>
          <table:table-cell table:formula="of:=[$Ekebo_reduced.E26]" office:value-type="string" office:string-value="winter_small_grains" calcext:value-type="string">
            <text:p>winter_small_grains</text:p>
          </table:table-cell>
          <table:table-cell table:formula="of:=[$Ekebo_reduced.B2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6]*(1/0.45)" office:value-type="float" office:value="4276.39751552796" calcext:value-type="float">
            <text:p>4276.39751552796</text:p>
          </table:table-cell>
          <table:table-cell/>
          <table:table-cell table:formula="of:=[$Ekebo_reduced.C26]" office:value-type="float" office:value="1377" calcext:value-type="float">
            <text:p>1377</text:p>
          </table:table-cell>
          <table:table-cell/>
        </table:table-row>
        <table:table-row table:style-name="ro1">
          <table:table-cell table:formula="of:=[$Ekebo_reduced.A27]" office:value-type="float" office:value="1963" calcext:value-type="float">
            <text:p>1963</text:p>
          </table:table-cell>
          <table:table-cell table:formula="of:=[$Ekebo_reduced.E27]" office:value-type="string" office:string-value="winter_small_grains" calcext:value-type="string">
            <text:p>winter_small_grains</text:p>
          </table:table-cell>
          <table:table-cell table:formula="of:=[$Ekebo_reduced.B2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7]*(1/0.45)" office:value-type="float" office:value="9318.32298136647" calcext:value-type="float">
            <text:p>9318.32298136647</text:p>
          </table:table-cell>
          <table:table-cell/>
          <table:table-cell table:formula="of:=[$Ekebo_reduced.C27]" office:value-type="float" office:value="3000.5" calcext:value-type="float">
            <text:p>3000.5</text:p>
          </table:table-cell>
          <table:table-cell/>
        </table:table-row>
        <table:table-row table:style-name="ro1">
          <table:table-cell table:formula="of:=[$Ekebo_reduced.A28]" office:value-type="float" office:value="1963" calcext:value-type="float">
            <text:p>1963</text:p>
          </table:table-cell>
          <table:table-cell table:formula="of:=[$Ekebo_reduced.E28]" office:value-type="string" office:string-value="winter_small_grains" calcext:value-type="string">
            <text:p>winter_small_grains</text:p>
          </table:table-cell>
          <table:table-cell table:formula="of:=[$Ekebo_reduced.B2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8]*(1/0.45)" office:value-type="float" office:value="3801.24223602484" calcext:value-type="float">
            <text:p>3801.24223602484</text:p>
          </table:table-cell>
          <table:table-cell/>
          <table:table-cell table:formula="of:=[$Ekebo_reduced.C28]" office:value-type="float" office:value="1224" calcext:value-type="float">
            <text:p>1224</text:p>
          </table:table-cell>
          <table:table-cell/>
        </table:table-row>
        <table:table-row table:style-name="ro1">
          <table:table-cell table:formula="of:=[$Ekebo_reduced.A29]" office:value-type="float" office:value="1963" calcext:value-type="float">
            <text:p>1963</text:p>
          </table:table-cell>
          <table:table-cell table:formula="of:=[$Ekebo_reduced.E29]" office:value-type="string" office:string-value="winter_small_grains" calcext:value-type="string">
            <text:p>winter_small_grains</text:p>
          </table:table-cell>
          <table:table-cell table:formula="of:=[$Ekebo_reduced.B2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9]*(1/0.45)" office:value-type="float" office:value="9107.14285714287" calcext:value-type="float">
            <text:p>9107.14285714287</text:p>
          </table:table-cell>
          <table:table-cell/>
          <table:table-cell table:formula="of:=[$Ekebo_reduced.C29]" office:value-type="float" office:value="2932.5" calcext:value-type="float">
            <text:p>2932.5</text:p>
          </table:table-cell>
          <table:table-cell/>
        </table:table-row>
        <table:table-row table:style-name="ro1">
          <table:table-cell table:formula="of:=[$Ekebo_reduced.A30]" office:value-type="float" office:value="1964" calcext:value-type="float">
            <text:p>1964</text:p>
          </table:table-cell>
          <table:table-cell table:formula="of:=[$Ekebo_reduced.E30]" office:value-type="string" office:string-value="root_crop" calcext:value-type="string">
            <text:p>root_crop</text:p>
          </table:table-cell>
          <table:table-cell table:formula="of:=[$Ekebo_reduced.B3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]" office:value-type="float" office:value="3732.875" calcext:value-type="float">
            <text:p>3732.875</text:p>
          </table:table-cell>
          <table:table-cell/>
          <table:table-cell table:formula="of:=[$Ekebo_reduced.C30]" office:value-type="float" office:value="3300" calcext:value-type="float">
            <text:p>3300</text:p>
          </table:table-cell>
          <table:table-cell/>
        </table:table-row>
        <table:table-row table:style-name="ro1">
          <table:table-cell table:formula="of:=[$Ekebo_reduced.A31]" office:value-type="float" office:value="1964" calcext:value-type="float">
            <text:p>1964</text:p>
          </table:table-cell>
          <table:table-cell table:formula="of:=[$Ekebo_reduced.E31]" office:value-type="string" office:string-value="root_crop" calcext:value-type="string">
            <text:p>root_crop</text:p>
          </table:table-cell>
          <table:table-cell table:formula="of:=[$Ekebo_reduced.B3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]" office:value-type="float" office:value="3732.875" calcext:value-type="float">
            <text:p>3732.875</text:p>
          </table:table-cell>
          <table:table-cell/>
          <table:table-cell table:formula="of:=[$Ekebo_reduced.C31]" office:value-type="float" office:value="11070" calcext:value-type="float">
            <text:p>11070</text:p>
          </table:table-cell>
          <table:table-cell/>
        </table:table-row>
        <table:table-row table:style-name="ro1">
          <table:table-cell table:formula="of:=[$Ekebo_reduced.A32]" office:value-type="float" office:value="1964" calcext:value-type="float">
            <text:p>1964</text:p>
          </table:table-cell>
          <table:table-cell table:formula="of:=[$Ekebo_reduced.E32]" office:value-type="string" office:string-value="root_crop" calcext:value-type="string">
            <text:p>root_crop</text:p>
          </table:table-cell>
          <table:table-cell table:formula="of:=[$Ekebo_reduced.B3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]" office:value-type="float" office:value="3732.875" calcext:value-type="float">
            <text:p>3732.875</text:p>
          </table:table-cell>
          <table:table-cell/>
          <table:table-cell table:formula="of:=[$Ekebo_reduced.C32]" office:value-type="float" office:value="2680" calcext:value-type="float">
            <text:p>2680</text:p>
          </table:table-cell>
          <table:table-cell/>
        </table:table-row>
        <table:table-row table:style-name="ro1">
          <table:table-cell table:formula="of:=[$Ekebo_reduced.A33]" office:value-type="float" office:value="1964" calcext:value-type="float">
            <text:p>1964</text:p>
          </table:table-cell>
          <table:table-cell table:formula="of:=[$Ekebo_reduced.E33]" office:value-type="string" office:string-value="root_crop" calcext:value-type="string">
            <text:p>root_crop</text:p>
          </table:table-cell>
          <table:table-cell table:formula="of:=[$Ekebo_reduced.B3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]" office:value-type="float" office:value="3732.875" calcext:value-type="float">
            <text:p>3732.875</text:p>
          </table:table-cell>
          <table:table-cell/>
          <table:table-cell table:formula="of:=[$Ekebo_reduced.C33]" office:value-type="float" office:value="9250" calcext:value-type="float">
            <text:p>9250</text:p>
          </table:table-cell>
          <table:table-cell/>
        </table:table-row>
        <table:table-row table:style-name="ro1">
          <table:table-cell table:formula="of:=[$Ekebo_reduced.A34]" office:value-type="float" office:value="1965" calcext:value-type="float">
            <text:p>1965</text:p>
          </table:table-cell>
          <table:table-cell table:formula="of:=[$Ekebo_reduced.E34]" office:value-type="string" office:string-value="spring_small_grains" calcext:value-type="string">
            <text:p>spring_small_grains</text:p>
          </table:table-cell>
          <table:table-cell table:formula="of:=[$Ekebo_reduced.B3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34]*(1/0.45)" office:value-type="float" office:value="4405.10948905109" calcext:value-type="float">
            <text:p>4405.10948905109</text:p>
          </table:table-cell>
          <table:table-cell/>
          <table:table-cell table:formula="of:=[$Ekebo_reduced.C34]" office:value-type="float" office:value="1810.5" calcext:value-type="float">
            <text:p>1810.5</text:p>
          </table:table-cell>
          <table:table-cell/>
        </table:table-row>
        <table:table-row table:style-name="ro1">
          <table:table-cell table:formula="of:=[$Ekebo_reduced.A35]" office:value-type="float" office:value="1965" calcext:value-type="float">
            <text:p>1965</text:p>
          </table:table-cell>
          <table:table-cell table:formula="of:=[$Ekebo_reduced.E35]" office:value-type="string" office:string-value="spring_small_grains" calcext:value-type="string">
            <text:p>spring_small_grains</text:p>
          </table:table-cell>
          <table:table-cell table:formula="of:=[$Ekebo_reduced.B3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35]*(1/0.45)" office:value-type="float" office:value="7962.28710462287" calcext:value-type="float">
            <text:p>7962.28710462287</text:p>
          </table:table-cell>
          <table:table-cell/>
          <table:table-cell table:formula="of:=[$Ekebo_reduced.C35]" office:value-type="float" office:value="3272.5" calcext:value-type="float">
            <text:p>3272.5</text:p>
          </table:table-cell>
          <table:table-cell/>
        </table:table-row>
        <table:table-row table:style-name="ro1">
          <table:table-cell table:formula="of:=[$Ekebo_reduced.A36]" office:value-type="float" office:value="1965" calcext:value-type="float">
            <text:p>1965</text:p>
          </table:table-cell>
          <table:table-cell table:formula="of:=[$Ekebo_reduced.E36]" office:value-type="string" office:string-value="spring_small_grains" calcext:value-type="string">
            <text:p>spring_small_grains</text:p>
          </table:table-cell>
          <table:table-cell table:formula="of:=[$Ekebo_reduced.B3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36]*(1/0.45)" office:value-type="float" office:value="3562.0842572062" calcext:value-type="float">
            <text:p>3562.0842572062</text:p>
          </table:table-cell>
          <table:table-cell/>
          <table:table-cell table:formula="of:=[$Ekebo_reduced.C36]" office:value-type="float" office:value="1606.5" calcext:value-type="float">
            <text:p>1606.5</text:p>
          </table:table-cell>
          <table:table-cell/>
        </table:table-row>
        <table:table-row table:style-name="ro1">
          <table:table-cell table:formula="of:=[$Ekebo_reduced.A37]" office:value-type="float" office:value="1965" calcext:value-type="float">
            <text:p>1965</text:p>
          </table:table-cell>
          <table:table-cell table:formula="of:=[$Ekebo_reduced.E37]" office:value-type="string" office:string-value="spring_small_grains" calcext:value-type="string">
            <text:p>spring_small_grains</text:p>
          </table:table-cell>
          <table:table-cell table:formula="of:=[$Ekebo_reduced.B3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37]*(1/0.45)" office:value-type="float" office:value="7708.42572062084" calcext:value-type="float">
            <text:p>7708.42572062084</text:p>
          </table:table-cell>
          <table:table-cell/>
          <table:table-cell table:formula="of:=[$Ekebo_reduced.C37]" office:value-type="float" office:value="3476.5" calcext:value-type="float">
            <text:p>3476.5</text:p>
          </table:table-cell>
          <table:table-cell/>
        </table:table-row>
        <table:table-row table:style-name="ro1">
          <table:table-cell table:formula="of:=[$Ekebo_reduced.A38]" office:value-type="float" office:value="1966" calcext:value-type="float">
            <text:p>1966</text:p>
          </table:table-cell>
          <table:table-cell table:formula="of:=[$Ekebo_reduced.E38]" office:value-type="string" office:string-value="ley" calcext:value-type="string">
            <text:p>ley</text:p>
          </table:table-cell>
          <table:table-cell table:formula="of:=[$Ekebo_reduced.B3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38]*(1/0.45)" office:value-type="float" office:value="5296.44268774705" calcext:value-type="float">
            <text:p>5296.44268774705</text:p>
          </table:table-cell>
          <table:table-cell/>
          <table:table-cell table:formula="of:=[$Ekebo_reduced.C38]" office:value-type="float" office:value="2680" calcext:value-type="float">
            <text:p>2680</text:p>
          </table:table-cell>
          <table:table-cell/>
        </table:table-row>
        <table:table-row table:style-name="ro1">
          <table:table-cell table:formula="of:=[$Ekebo_reduced.A39]" office:value-type="float" office:value="1966" calcext:value-type="float">
            <text:p>1966</text:p>
          </table:table-cell>
          <table:table-cell table:formula="of:=[$Ekebo_reduced.E39]" office:value-type="string" office:string-value="ley" calcext:value-type="string">
            <text:p>ley</text:p>
          </table:table-cell>
          <table:table-cell table:formula="of:=[$Ekebo_reduced.B3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39]*(1/0.45)" office:value-type="float" office:value="8379.4466403162" calcext:value-type="float">
            <text:p>8379.4466403162</text:p>
          </table:table-cell>
          <table:table-cell/>
          <table:table-cell table:formula="of:=[$Ekebo_reduced.C39]" office:value-type="float" office:value="4240" calcext:value-type="float">
            <text:p>4240</text:p>
          </table:table-cell>
          <table:table-cell/>
        </table:table-row>
        <table:table-row table:style-name="ro1">
          <table:table-cell table:formula="of:=[$Ekebo_reduced.A40]" office:value-type="float" office:value="1966" calcext:value-type="float">
            <text:p>1966</text:p>
          </table:table-cell>
          <table:table-cell table:formula="of:=[$Ekebo_reduced.E40]" office:value-type="string" office:string-value="winter_oil_seeds" calcext:value-type="string">
            <text:p>winter_oil_seeds</text:p>
          </table:table-cell>
          <table:table-cell table:formula="of:=[$Ekebo_reduced.B4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40]*(1/0.45)" office:value-type="float" office:value="2718.18181818182" calcext:value-type="float">
            <text:p>2718.18181818182</text:p>
          </table:table-cell>
          <table:table-cell/>
          <table:table-cell table:formula="of:=[$Ekebo_reduced.C40]" office:value-type="float" office:value="418.6" calcext:value-type="float">
            <text:p>418.6</text:p>
          </table:table-cell>
          <table:table-cell/>
        </table:table-row>
        <table:table-row table:style-name="ro1">
          <table:table-cell table:formula="of:=[$Ekebo_reduced.A41]" office:value-type="float" office:value="1966" calcext:value-type="float">
            <text:p>1966</text:p>
          </table:table-cell>
          <table:table-cell table:formula="of:=[$Ekebo_reduced.E41]" office:value-type="string" office:string-value="winter_oil_seeds" calcext:value-type="string">
            <text:p>winter_oil_seeds</text:p>
          </table:table-cell>
          <table:table-cell table:formula="of:=[$Ekebo_reduced.B4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41]*(1/0.45)" office:value-type="float" office:value="11286.3636363636" calcext:value-type="float">
            <text:p>11286.3636363636</text:p>
          </table:table-cell>
          <table:table-cell/>
          <table:table-cell table:formula="of:=[$Ekebo_reduced.C41]" office:value-type="float" office:value="1738.1" calcext:value-type="float">
            <text:p>1738.1</text:p>
          </table:table-cell>
          <table:table-cell/>
        </table:table-row>
        <table:table-row table:style-name="ro1">
          <table:table-cell table:formula="of:=[$Ekebo_reduced.A42]" office:value-type="float" office:value="1967" calcext:value-type="float">
            <text:p>1967</text:p>
          </table:table-cell>
          <table:table-cell table:formula="of:=[$Ekebo_reduced.E42]" office:value-type="string" office:string-value="winter_small_grains" calcext:value-type="string">
            <text:p>winter_small_grains</text:p>
          </table:table-cell>
          <table:table-cell table:formula="of:=[$Ekebo_reduced.B4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42]*(1/0.45)" office:value-type="float" office:value="8183.2298136646" calcext:value-type="float">
            <text:p>8183.2298136646</text:p>
          </table:table-cell>
          <table:table-cell/>
          <table:table-cell table:formula="of:=[$Ekebo_reduced.C42]" office:value-type="float" office:value="2635" calcext:value-type="float">
            <text:p>2635</text:p>
          </table:table-cell>
          <table:table-cell/>
        </table:table-row>
        <table:table-row table:style-name="ro1">
          <table:table-cell table:formula="of:=[$Ekebo_reduced.A43]" office:value-type="float" office:value="1967" calcext:value-type="float">
            <text:p>1967</text:p>
          </table:table-cell>
          <table:table-cell table:formula="of:=[$Ekebo_reduced.E43]" office:value-type="string" office:string-value="winter_small_grains" calcext:value-type="string">
            <text:p>winter_small_grains</text:p>
          </table:table-cell>
          <table:table-cell table:formula="of:=[$Ekebo_reduced.B4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43]*(1/0.45)" office:value-type="float" office:value="14940.9937888199" calcext:value-type="float">
            <text:p>14940.9937888199</text:p>
          </table:table-cell>
          <table:table-cell/>
          <table:table-cell table:formula="of:=[$Ekebo_reduced.C43]" office:value-type="float" office:value="4811" calcext:value-type="float">
            <text:p>4811</text:p>
          </table:table-cell>
          <table:table-cell/>
        </table:table-row>
        <table:table-row table:style-name="ro1">
          <table:table-cell table:formula="of:=[$Ekebo_reduced.A44]" office:value-type="float" office:value="1967" calcext:value-type="float">
            <text:p>1967</text:p>
          </table:table-cell>
          <table:table-cell table:formula="of:=[$Ekebo_reduced.E44]" office:value-type="string" office:string-value="winter_small_grains" calcext:value-type="string">
            <text:p>winter_small_grains</text:p>
          </table:table-cell>
          <table:table-cell table:formula="of:=[$Ekebo_reduced.B4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44]*(1/0.45)" office:value-type="float" office:value="4672.3602484472" calcext:value-type="float">
            <text:p>4672.3602484472</text:p>
          </table:table-cell>
          <table:table-cell/>
          <table:table-cell table:formula="of:=[$Ekebo_reduced.C44]" office:value-type="float" office:value="1504.5" calcext:value-type="float">
            <text:p>1504.5</text:p>
          </table:table-cell>
          <table:table-cell/>
        </table:table-row>
        <table:table-row table:style-name="ro1">
          <table:table-cell table:formula="of:=[$Ekebo_reduced.A45]" office:value-type="float" office:value="1967" calcext:value-type="float">
            <text:p>1967</text:p>
          </table:table-cell>
          <table:table-cell table:formula="of:=[$Ekebo_reduced.E45]" office:value-type="string" office:string-value="winter_small_grains" calcext:value-type="string">
            <text:p>winter_small_grains</text:p>
          </table:table-cell>
          <table:table-cell table:formula="of:=[$Ekebo_reduced.B4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45]*(1/0.45)" office:value-type="float" office:value="14149.0683229814" calcext:value-type="float">
            <text:p>14149.0683229814</text:p>
          </table:table-cell>
          <table:table-cell/>
          <table:table-cell table:formula="of:=[$Ekebo_reduced.C45]" office:value-type="float" office:value="4556" calcext:value-type="float">
            <text:p>4556</text:p>
          </table:table-cell>
          <table:table-cell/>
        </table:table-row>
        <table:table-row table:style-name="ro1">
          <table:table-cell table:formula="of:=[$Ekebo_reduced.A46]" office:value-type="float" office:value="1968" calcext:value-type="float">
            <text:p>1968</text:p>
          </table:table-cell>
          <table:table-cell table:formula="of:=[$Ekebo_reduced.E46]" office:value-type="string" office:string-value="root_crop" calcext:value-type="string">
            <text:p>root_crop</text:p>
          </table:table-cell>
          <table:table-cell table:formula="of:=[$Ekebo_reduced.B4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30]" office:value-type="float" office:value="3732.875" calcext:value-type="float">
            <text:p>3732.875</text:p>
          </table:table-cell>
          <table:table-cell/>
          <table:table-cell table:formula="of:=[$Ekebo_reduced.C46]" office:value-type="float" office:value="5630" calcext:value-type="float">
            <text:p>5630</text:p>
          </table:table-cell>
          <table:table-cell/>
        </table:table-row>
        <table:table-row table:style-name="ro1">
          <table:table-cell table:formula="of:=[$Ekebo_reduced.A47]" office:value-type="float" office:value="1968" calcext:value-type="float">
            <text:p>1968</text:p>
          </table:table-cell>
          <table:table-cell table:formula="of:=[$Ekebo_reduced.E47]" office:value-type="string" office:string-value="root_crop" calcext:value-type="string">
            <text:p>root_crop</text:p>
          </table:table-cell>
          <table:table-cell table:formula="of:=[$Ekebo_reduced.B4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31]" office:value-type="float" office:value="3732.875" calcext:value-type="float">
            <text:p>3732.875</text:p>
          </table:table-cell>
          <table:table-cell/>
          <table:table-cell table:formula="of:=[$Ekebo_reduced.C47]" office:value-type="float" office:value="12800" calcext:value-type="float">
            <text:p>12800</text:p>
          </table:table-cell>
          <table:table-cell/>
        </table:table-row>
        <table:table-row table:style-name="ro1">
          <table:table-cell table:formula="of:=[$Ekebo_reduced.A48]" office:value-type="float" office:value="1968" calcext:value-type="float">
            <text:p>1968</text:p>
          </table:table-cell>
          <table:table-cell table:formula="of:=[$Ekebo_reduced.E48]" office:value-type="string" office:string-value="root_crop" calcext:value-type="string">
            <text:p>root_crop</text:p>
          </table:table-cell>
          <table:table-cell table:formula="of:=[$Ekebo_reduced.B4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32]" office:value-type="float" office:value="3732.875" calcext:value-type="float">
            <text:p>3732.875</text:p>
          </table:table-cell>
          <table:table-cell/>
          <table:table-cell table:formula="of:=[$Ekebo_reduced.C48]" office:value-type="float" office:value="4230" calcext:value-type="float">
            <text:p>4230</text:p>
          </table:table-cell>
          <table:table-cell/>
        </table:table-row>
        <table:table-row table:style-name="ro1">
          <table:table-cell table:formula="of:=[$Ekebo_reduced.A49]" office:value-type="float" office:value="1968" calcext:value-type="float">
            <text:p>1968</text:p>
          </table:table-cell>
          <table:table-cell table:formula="of:=[$Ekebo_reduced.E49]" office:value-type="string" office:string-value="root_crop" calcext:value-type="string">
            <text:p>root_crop</text:p>
          </table:table-cell>
          <table:table-cell table:formula="of:=[$Ekebo_reduced.B4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33]" office:value-type="float" office:value="3732.875" calcext:value-type="float">
            <text:p>3732.875</text:p>
          </table:table-cell>
          <table:table-cell/>
          <table:table-cell table:formula="of:=[$Ekebo_reduced.C49]" office:value-type="float" office:value="11600" calcext:value-type="float">
            <text:p>11600</text:p>
          </table:table-cell>
          <table:table-cell/>
        </table:table-row>
        <table:table-row table:style-name="ro1">
          <table:table-cell table:formula="of:=[$Ekebo_reduced.A50]" office:value-type="float" office:value="1969" calcext:value-type="float">
            <text:p>1969</text:p>
          </table:table-cell>
          <table:table-cell table:formula="of:=[$Ekebo_reduced.E50]" office:value-type="string" office:string-value="spring_small_grains" calcext:value-type="string">
            <text:p>spring_small_grains</text:p>
          </table:table-cell>
          <table:table-cell table:formula="of:=[$Ekebo_reduced.B5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0]*(1/0.45)" office:value-type="float" office:value="4942.82238442822" calcext:value-type="float">
            <text:p>4942.82238442822</text:p>
          </table:table-cell>
          <table:table-cell/>
          <table:table-cell table:formula="of:=[$Ekebo_reduced.C50]" office:value-type="float" office:value="2031.5" calcext:value-type="float">
            <text:p>2031.5</text:p>
          </table:table-cell>
          <table:table-cell/>
        </table:table-row>
        <table:table-row table:style-name="ro1">
          <table:table-cell table:formula="of:=[$Ekebo_reduced.A51]" office:value-type="float" office:value="1969" calcext:value-type="float">
            <text:p>1969</text:p>
          </table:table-cell>
          <table:table-cell table:formula="of:=[$Ekebo_reduced.E51]" office:value-type="string" office:string-value="spring_small_grains" calcext:value-type="string">
            <text:p>spring_small_grains</text:p>
          </table:table-cell>
          <table:table-cell table:formula="of:=[$Ekebo_reduced.B5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1]*(1/0.45)" office:value-type="float" office:value="9472.0194647202" calcext:value-type="float">
            <text:p>9472.0194647202</text:p>
          </table:table-cell>
          <table:table-cell/>
          <table:table-cell table:formula="of:=[$Ekebo_reduced.C51]" office:value-type="float" office:value="3893" calcext:value-type="float">
            <text:p>3893</text:p>
          </table:table-cell>
          <table:table-cell/>
        </table:table-row>
        <table:table-row table:style-name="ro1">
          <table:table-cell table:formula="of:=[$Ekebo_reduced.A52]" office:value-type="float" office:value="1969" calcext:value-type="float">
            <text:p>1969</text:p>
          </table:table-cell>
          <table:table-cell table:formula="of:=[$Ekebo_reduced.E52]" office:value-type="string" office:string-value="spring_small_grains" calcext:value-type="string">
            <text:p>spring_small_grains</text:p>
          </table:table-cell>
          <table:table-cell table:formula="of:=[$Ekebo_reduced.B5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2]*(1/0.45)" office:value-type="float" office:value="3260.53215077604" calcext:value-type="float">
            <text:p>3260.53215077604</text:p>
          </table:table-cell>
          <table:table-cell/>
          <table:table-cell table:formula="of:=[$Ekebo_reduced.C52]" office:value-type="float" office:value="1470.5" calcext:value-type="float">
            <text:p>1470.5</text:p>
          </table:table-cell>
          <table:table-cell/>
        </table:table-row>
        <table:table-row table:style-name="ro1">
          <table:table-cell table:formula="of:=[$Ekebo_reduced.A53]" office:value-type="float" office:value="1969" calcext:value-type="float">
            <text:p>1969</text:p>
          </table:table-cell>
          <table:table-cell table:formula="of:=[$Ekebo_reduced.E53]" office:value-type="string" office:string-value="spring_small_grains" calcext:value-type="string">
            <text:p>spring_small_grains</text:p>
          </table:table-cell>
          <table:table-cell table:formula="of:=[$Ekebo_reduced.B5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3]*(1/0.45)" office:value-type="float" office:value="8085.36585365853" calcext:value-type="float">
            <text:p>8085.36585365853</text:p>
          </table:table-cell>
          <table:table-cell/>
          <table:table-cell table:formula="of:=[$Ekebo_reduced.C53]" office:value-type="float" office:value="3646.5" calcext:value-type="float">
            <text:p>3646.5</text:p>
          </table:table-cell>
          <table:table-cell/>
        </table:table-row>
        <table:table-row table:style-name="ro1">
          <table:table-cell table:formula="of:=[$Ekebo_reduced.A54]" office:value-type="float" office:value="1970" calcext:value-type="float">
            <text:p>1970</text:p>
          </table:table-cell>
          <table:table-cell table:formula="of:=[$Ekebo_reduced.E54]" office:value-type="string" office:string-value="ley" calcext:value-type="string">
            <text:p>ley</text:p>
          </table:table-cell>
          <table:table-cell table:formula="of:=[$Ekebo_reduced.B5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54]*(1/0.45)" office:value-type="float" office:value="5256.91699604742" calcext:value-type="float">
            <text:p>5256.91699604742</text:p>
          </table:table-cell>
          <table:table-cell/>
          <table:table-cell table:formula="of:=[$Ekebo_reduced.C54]" office:value-type="float" office:value="2660" calcext:value-type="float">
            <text:p>2660</text:p>
          </table:table-cell>
          <table:table-cell/>
        </table:table-row>
        <table:table-row table:style-name="ro1">
          <table:table-cell table:formula="of:=[$Ekebo_reduced.A55]" office:value-type="float" office:value="1970" calcext:value-type="float">
            <text:p>1970</text:p>
          </table:table-cell>
          <table:table-cell table:formula="of:=[$Ekebo_reduced.E55]" office:value-type="string" office:string-value="ley" calcext:value-type="string">
            <text:p>ley</text:p>
          </table:table-cell>
          <table:table-cell table:formula="of:=[$Ekebo_reduced.B5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55]*(1/0.45)" office:value-type="float" office:value="8498.02371541502" calcext:value-type="float">
            <text:p>8498.02371541502</text:p>
          </table:table-cell>
          <table:table-cell/>
          <table:table-cell table:formula="of:=[$Ekebo_reduced.C55]" office:value-type="float" office:value="4300" calcext:value-type="float">
            <text:p>4300</text:p>
          </table:table-cell>
          <table:table-cell/>
        </table:table-row>
        <table:table-row table:style-name="ro1">
          <table:table-cell table:formula="of:=[$Ekebo_reduced.A56]" office:value-type="float" office:value="1970" calcext:value-type="float">
            <text:p>1970</text:p>
          </table:table-cell>
          <table:table-cell table:formula="of:=[$Ekebo_reduced.E56]" office:value-type="string" office:string-value="winter_oil_seeds" calcext:value-type="string">
            <text:p>winter_oil_seeds</text:p>
          </table:table-cell>
          <table:table-cell table:formula="of:=[$Ekebo_reduced.B5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6]*(1/0.45)" office:value-type="float" office:value="4372.72727272727" calcext:value-type="float">
            <text:p>4372.72727272727</text:p>
          </table:table-cell>
          <table:table-cell/>
          <table:table-cell table:formula="of:=[$Ekebo_reduced.C56]" office:value-type="float" office:value="673.4" calcext:value-type="float">
            <text:p>673.4</text:p>
          </table:table-cell>
          <table:table-cell/>
        </table:table-row>
        <table:table-row table:style-name="ro1">
          <table:table-cell table:formula="of:=[$Ekebo_reduced.A57]" office:value-type="float" office:value="1970" calcext:value-type="float">
            <text:p>1970</text:p>
          </table:table-cell>
          <table:table-cell table:formula="of:=[$Ekebo_reduced.E57]" office:value-type="string" office:string-value="winter_oil_seeds" calcext:value-type="string">
            <text:p>winter_oil_seeds</text:p>
          </table:table-cell>
          <table:table-cell table:formula="of:=[$Ekebo_reduced.B5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57]*(1/0.45)" office:value-type="float" office:value="13650" calcext:value-type="float">
            <text:p>13650</text:p>
          </table:table-cell>
          <table:table-cell/>
          <table:table-cell table:formula="of:=[$Ekebo_reduced.C57]" office:value-type="float" office:value="2102.1" calcext:value-type="float">
            <text:p>2102.1</text:p>
          </table:table-cell>
          <table:table-cell/>
        </table:table-row>
        <table:table-row table:style-name="ro1">
          <table:table-cell table:formula="of:=[$Ekebo_reduced.A58]" office:value-type="float" office:value="1971" calcext:value-type="float">
            <text:p>1971</text:p>
          </table:table-cell>
          <table:table-cell table:formula="of:=[$Ekebo_reduced.E58]" office:value-type="string" office:string-value="winter_small_grains" calcext:value-type="string">
            <text:p>winter_small_grains</text:p>
          </table:table-cell>
          <table:table-cell table:formula="of:=[$Ekebo_reduced.B5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58]*(1/0.45)" office:value-type="float" office:value="5965.83850931678" calcext:value-type="float">
            <text:p>5965.83850931678</text:p>
          </table:table-cell>
          <table:table-cell/>
          <table:table-cell table:formula="of:=[$Ekebo_reduced.C58]" office:value-type="float" office:value="1921" calcext:value-type="float">
            <text:p>1921</text:p>
          </table:table-cell>
          <table:table-cell/>
        </table:table-row>
        <table:table-row table:style-name="ro1">
          <table:table-cell table:formula="of:=[$Ekebo_reduced.A59]" office:value-type="float" office:value="1971" calcext:value-type="float">
            <text:p>1971</text:p>
          </table:table-cell>
          <table:table-cell table:formula="of:=[$Ekebo_reduced.E59]" office:value-type="string" office:string-value="winter_small_grains" calcext:value-type="string">
            <text:p>winter_small_grains</text:p>
          </table:table-cell>
          <table:table-cell table:formula="of:=[$Ekebo_reduced.B5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59]*(1/0.45)" office:value-type="float" office:value="11931.6770186335" calcext:value-type="float">
            <text:p>11931.6770186335</text:p>
          </table:table-cell>
          <table:table-cell/>
          <table:table-cell table:formula="of:=[$Ekebo_reduced.C59]" office:value-type="float" office:value="3842" calcext:value-type="float">
            <text:p>3842</text:p>
          </table:table-cell>
          <table:table-cell/>
        </table:table-row>
        <table:table-row table:style-name="ro1">
          <table:table-cell table:formula="of:=[$Ekebo_reduced.A60]" office:value-type="float" office:value="1971" calcext:value-type="float">
            <text:p>1971</text:p>
          </table:table-cell>
          <table:table-cell table:formula="of:=[$Ekebo_reduced.E60]" office:value-type="string" office:string-value="winter_small_grains" calcext:value-type="string">
            <text:p>winter_small_grains</text:p>
          </table:table-cell>
          <table:table-cell table:formula="of:=[$Ekebo_reduced.B6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60]*(1/0.45)" office:value-type="float" office:value="6071.42857142858" calcext:value-type="float">
            <text:p>6071.42857142858</text:p>
          </table:table-cell>
          <table:table-cell/>
          <table:table-cell table:formula="of:=[$Ekebo_reduced.C60]" office:value-type="float" office:value="1955" calcext:value-type="float">
            <text:p>1955</text:p>
          </table:table-cell>
          <table:table-cell/>
        </table:table-row>
        <table:table-row table:style-name="ro1">
          <table:table-cell table:formula="of:=[$Ekebo_reduced.A61]" office:value-type="float" office:value="1971" calcext:value-type="float">
            <text:p>1971</text:p>
          </table:table-cell>
          <table:table-cell table:formula="of:=[$Ekebo_reduced.E61]" office:value-type="string" office:string-value="winter_small_grains" calcext:value-type="string">
            <text:p>winter_small_grains</text:p>
          </table:table-cell>
          <table:table-cell table:formula="of:=[$Ekebo_reduced.B6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61]*(1/0.45)" office:value-type="float" office:value="12618.0124223602" calcext:value-type="float">
            <text:p>12618.0124223602</text:p>
          </table:table-cell>
          <table:table-cell/>
          <table:table-cell table:formula="of:=[$Ekebo_reduced.C61]" office:value-type="float" office:value="4063" calcext:value-type="float">
            <text:p>4063</text:p>
          </table:table-cell>
          <table:table-cell/>
        </table:table-row>
        <table:table-row table:style-name="ro1">
          <table:table-cell table:formula="of:=[$Ekebo_reduced.A62]" office:value-type="float" office:value="1972" calcext:value-type="float">
            <text:p>1972</text:p>
          </table:table-cell>
          <table:table-cell table:formula="of:=[$Ekebo_reduced.E62]" office:value-type="string" office:string-value="root_crop" calcext:value-type="string">
            <text:p>root_crop</text:p>
          </table:table-cell>
          <table:table-cell table:formula="of:=[$Ekebo_reduced.B6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46]" office:value-type="float" office:value="3732.875" calcext:value-type="float">
            <text:p>3732.875</text:p>
          </table:table-cell>
          <table:table-cell/>
          <table:table-cell table:formula="of:=[$Ekebo_reduced.C62]" office:value-type="float" office:value="6073.8" calcext:value-type="float">
            <text:p>6073.8</text:p>
          </table:table-cell>
          <table:table-cell/>
        </table:table-row>
        <table:table-row table:style-name="ro1">
          <table:table-cell table:formula="of:=[$Ekebo_reduced.A63]" office:value-type="float" office:value="1972" calcext:value-type="float">
            <text:p>1972</text:p>
          </table:table-cell>
          <table:table-cell table:formula="of:=[$Ekebo_reduced.E63]" office:value-type="string" office:string-value="root_crop" calcext:value-type="string">
            <text:p>root_crop</text:p>
          </table:table-cell>
          <table:table-cell table:formula="of:=[$Ekebo_reduced.B6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47]" office:value-type="float" office:value="3732.875" calcext:value-type="float">
            <text:p>3732.875</text:p>
          </table:table-cell>
          <table:table-cell/>
          <table:table-cell table:formula="of:=[$Ekebo_reduced.C63]" office:value-type="float" office:value="10609.28" calcext:value-type="float">
            <text:p>10609.28</text:p>
          </table:table-cell>
          <table:table-cell/>
        </table:table-row>
        <table:table-row table:style-name="ro1">
          <table:table-cell table:formula="of:=[$Ekebo_reduced.A64]" office:value-type="float" office:value="1972" calcext:value-type="float">
            <text:p>1972</text:p>
          </table:table-cell>
          <table:table-cell table:formula="of:=[$Ekebo_reduced.E64]" office:value-type="string" office:string-value="root_crop" calcext:value-type="string">
            <text:p>root_crop</text:p>
          </table:table-cell>
          <table:table-cell table:formula="of:=[$Ekebo_reduced.B6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48]" office:value-type="float" office:value="3732.875" calcext:value-type="float">
            <text:p>3732.875</text:p>
          </table:table-cell>
          <table:table-cell/>
          <table:table-cell table:formula="of:=[$Ekebo_reduced.C64]" office:value-type="float" office:value="4238.44" calcext:value-type="float">
            <text:p>4238.44</text:p>
          </table:table-cell>
          <table:table-cell/>
        </table:table-row>
        <table:table-row table:style-name="ro1">
          <table:table-cell table:formula="of:=[$Ekebo_reduced.A65]" office:value-type="float" office:value="1972" calcext:value-type="float">
            <text:p>1972</text:p>
          </table:table-cell>
          <table:table-cell table:formula="of:=[$Ekebo_reduced.E65]" office:value-type="string" office:string-value="root_crop" calcext:value-type="string">
            <text:p>root_crop</text:p>
          </table:table-cell>
          <table:table-cell table:formula="of:=[$Ekebo_reduced.B6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49]" office:value-type="float" office:value="3732.875" calcext:value-type="float">
            <text:p>3732.875</text:p>
          </table:table-cell>
          <table:table-cell/>
          <table:table-cell table:formula="of:=[$Ekebo_reduced.C65]" office:value-type="float" office:value="10718.8" calcext:value-type="float">
            <text:p>10718.8</text:p>
          </table:table-cell>
          <table:table-cell/>
        </table:table-row>
        <table:table-row table:style-name="ro1">
          <table:table-cell table:formula="of:=[$Ekebo_reduced.A66]" office:value-type="float" office:value="1973" calcext:value-type="float">
            <text:p>1973</text:p>
          </table:table-cell>
          <table:table-cell table:formula="of:=[$Ekebo_reduced.E66]" office:value-type="string" office:string-value="spring_small_grains" calcext:value-type="string">
            <text:p>spring_small_grains</text:p>
          </table:table-cell>
          <table:table-cell table:formula="of:=[$Ekebo_reduced.B6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66]*(1/0.45)" office:value-type="float" office:value="4487.83454987836" calcext:value-type="float">
            <text:p>4487.83454987836</text:p>
          </table:table-cell>
          <table:table-cell/>
          <table:table-cell table:formula="of:=[$Ekebo_reduced.C66]" office:value-type="float" office:value="1844.5" calcext:value-type="float">
            <text:p>1844.5</text:p>
          </table:table-cell>
          <table:table-cell/>
        </table:table-row>
        <table:table-row table:style-name="ro1">
          <table:table-cell table:formula="of:=[$Ekebo_reduced.A67]" office:value-type="float" office:value="1973" calcext:value-type="float">
            <text:p>1973</text:p>
          </table:table-cell>
          <table:table-cell table:formula="of:=[$Ekebo_reduced.E67]" office:value-type="string" office:string-value="spring_small_grains" calcext:value-type="string">
            <text:p>spring_small_grains</text:p>
          </table:table-cell>
          <table:table-cell table:formula="of:=[$Ekebo_reduced.B6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67]*(1/0.45)" office:value-type="float" office:value="7900.24330900244" calcext:value-type="float">
            <text:p>7900.24330900244</text:p>
          </table:table-cell>
          <table:table-cell/>
          <table:table-cell table:formula="of:=[$Ekebo_reduced.C67]" office:value-type="float" office:value="3247" calcext:value-type="float">
            <text:p>3247</text:p>
          </table:table-cell>
          <table:table-cell/>
        </table:table-row>
        <table:table-row table:style-name="ro1">
          <table:table-cell table:formula="of:=[$Ekebo_reduced.A68]" office:value-type="float" office:value="1973" calcext:value-type="float">
            <text:p>1973</text:p>
          </table:table-cell>
          <table:table-cell table:formula="of:=[$Ekebo_reduced.E68]" office:value-type="string" office:string-value="spring_small_grains" calcext:value-type="string">
            <text:p>spring_small_grains</text:p>
          </table:table-cell>
          <table:table-cell table:formula="of:=[$Ekebo_reduced.B6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68]*(1/0.45)" office:value-type="float" office:value="4636.36363636365" calcext:value-type="float">
            <text:p>4636.36363636365</text:p>
          </table:table-cell>
          <table:table-cell/>
          <table:table-cell table:formula="of:=[$Ekebo_reduced.C68]" office:value-type="float" office:value="2091" calcext:value-type="float">
            <text:p>2091</text:p>
          </table:table-cell>
          <table:table-cell/>
        </table:table-row>
        <table:table-row table:style-name="ro1">
          <table:table-cell table:formula="of:=[$Ekebo_reduced.A69]" office:value-type="float" office:value="1973" calcext:value-type="float">
            <text:p>1973</text:p>
          </table:table-cell>
          <table:table-cell table:formula="of:=[$Ekebo_reduced.E69]" office:value-type="string" office:string-value="spring_small_grains" calcext:value-type="string">
            <text:p>spring_small_grains</text:p>
          </table:table-cell>
          <table:table-cell table:formula="of:=[$Ekebo_reduced.B6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69]*(1/0.45)" office:value-type="float" office:value="7331.48558758316" calcext:value-type="float">
            <text:p>7331.48558758316</text:p>
          </table:table-cell>
          <table:table-cell/>
          <table:table-cell table:formula="of:=[$Ekebo_reduced.C69]" office:value-type="float" office:value="3306.5" calcext:value-type="float">
            <text:p>3306.5</text:p>
          </table:table-cell>
          <table:table-cell/>
        </table:table-row>
        <table:table-row table:style-name="ro1">
          <table:table-cell table:formula="of:=[$Ekebo_reduced.A70]" office:value-type="float" office:value="1974" calcext:value-type="float">
            <text:p>1974</text:p>
          </table:table-cell>
          <table:table-cell table:formula="of:=[$Ekebo_reduced.E70]" office:value-type="string" office:string-value="ley" calcext:value-type="string">
            <text:p>ley</text:p>
          </table:table-cell>
          <table:table-cell table:formula="of:=[$Ekebo_reduced.B7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0]*(1/0.45)" office:value-type="float" office:value="7035.57312252964" calcext:value-type="float">
            <text:p>7035.57312252964</text:p>
          </table:table-cell>
          <table:table-cell/>
          <table:table-cell table:formula="of:=[$Ekebo_reduced.C70]" office:value-type="float" office:value="3560" calcext:value-type="float">
            <text:p>3560</text:p>
          </table:table-cell>
          <table:table-cell/>
        </table:table-row>
        <table:table-row table:style-name="ro1">
          <table:table-cell table:formula="of:=[$Ekebo_reduced.A71]" office:value-type="float" office:value="1974" calcext:value-type="float">
            <text:p>1974</text:p>
          </table:table-cell>
          <table:table-cell table:formula="of:=[$Ekebo_reduced.E71]" office:value-type="string" office:string-value="ley" calcext:value-type="string">
            <text:p>ley</text:p>
          </table:table-cell>
          <table:table-cell table:formula="of:=[$Ekebo_reduced.B7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1]*(1/0.45)" office:value-type="float" office:value="11017.7865612648" calcext:value-type="float">
            <text:p>11017.7865612648</text:p>
          </table:table-cell>
          <table:table-cell/>
          <table:table-cell table:formula="of:=[$Ekebo_reduced.C71]" office:value-type="float" office:value="5575" calcext:value-type="float">
            <text:p>5575</text:p>
          </table:table-cell>
          <table:table-cell/>
        </table:table-row>
        <table:table-row table:style-name="ro1">
          <table:table-cell table:formula="of:=[$Ekebo_reduced.A72]" office:value-type="float" office:value="1974" calcext:value-type="float">
            <text:p>1974</text:p>
          </table:table-cell>
          <table:table-cell table:formula="of:=[$Ekebo_reduced.E72]" office:value-type="string" office:string-value="winter_oil_seeds" calcext:value-type="string">
            <text:p>winter_oil_seeds</text:p>
          </table:table-cell>
          <table:table-cell table:formula="of:=[$Ekebo_reduced.B7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72]*(1/0.45)" office:value-type="float" office:value="3900" calcext:value-type="float">
            <text:p>3900</text:p>
          </table:table-cell>
          <table:table-cell/>
          <table:table-cell table:formula="of:=[$Ekebo_reduced.C72]" office:value-type="float" office:value="600.6" calcext:value-type="float">
            <text:p>600.6</text:p>
          </table:table-cell>
          <table:table-cell/>
        </table:table-row>
        <table:table-row table:style-name="ro1">
          <table:table-cell table:formula="of:=[$Ekebo_reduced.A73]" office:value-type="float" office:value="1974" calcext:value-type="float">
            <text:p>1974</text:p>
          </table:table-cell>
          <table:table-cell table:formula="of:=[$Ekebo_reduced.E73]" office:value-type="string" office:string-value="winter_oil_seeds" calcext:value-type="string">
            <text:p>winter_oil_seeds</text:p>
          </table:table-cell>
          <table:table-cell table:formula="of:=[$Ekebo_reduced.B7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73]*(1/0.45)" office:value-type="float" office:value="12409.0909090909" calcext:value-type="float">
            <text:p>12409.0909090909</text:p>
          </table:table-cell>
          <table:table-cell/>
          <table:table-cell table:formula="of:=[$Ekebo_reduced.C73]" office:value-type="float" office:value="1911" calcext:value-type="float">
            <text:p>1911</text:p>
          </table:table-cell>
          <table:table-cell/>
        </table:table-row>
        <table:table-row table:style-name="ro1">
          <table:table-cell table:formula="of:=[$Ekebo_reduced.A74]" office:value-type="float" office:value="1975" calcext:value-type="float">
            <text:p>1975</text:p>
          </table:table-cell>
          <table:table-cell table:formula="of:=[$Ekebo_reduced.E74]" office:value-type="string" office:string-value="winter_small_grains" calcext:value-type="string">
            <text:p>winter_small_grains</text:p>
          </table:table-cell>
          <table:table-cell table:formula="of:=[$Ekebo_reduced.B7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4]*(1/0.45)" office:value-type="float" office:value="8658.38509316771" calcext:value-type="float">
            <text:p>8658.38509316771</text:p>
          </table:table-cell>
          <table:table-cell/>
          <table:table-cell table:formula="of:=[$Ekebo_reduced.C74]" office:value-type="float" office:value="2788" calcext:value-type="float">
            <text:p>2788</text:p>
          </table:table-cell>
          <table:table-cell/>
        </table:table-row>
        <table:table-row table:style-name="ro1">
          <table:table-cell table:formula="of:=[$Ekebo_reduced.A75]" office:value-type="float" office:value="1975" calcext:value-type="float">
            <text:p>1975</text:p>
          </table:table-cell>
          <table:table-cell table:formula="of:=[$Ekebo_reduced.E75]" office:value-type="string" office:string-value="winter_small_grains" calcext:value-type="string">
            <text:p>winter_small_grains</text:p>
          </table:table-cell>
          <table:table-cell table:formula="of:=[$Ekebo_reduced.B7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5]*(1/0.45)" office:value-type="float" office:value="14307.4534161491" calcext:value-type="float">
            <text:p>14307.4534161491</text:p>
          </table:table-cell>
          <table:table-cell/>
          <table:table-cell table:formula="of:=[$Ekebo_reduced.C75]" office:value-type="float" office:value="4607" calcext:value-type="float">
            <text:p>4607</text:p>
          </table:table-cell>
          <table:table-cell/>
        </table:table-row>
        <table:table-row table:style-name="ro1">
          <table:table-cell table:formula="of:=[$Ekebo_reduced.A76]" office:value-type="float" office:value="1975" calcext:value-type="float">
            <text:p>1975</text:p>
          </table:table-cell>
          <table:table-cell table:formula="of:=[$Ekebo_reduced.E76]" office:value-type="string" office:string-value="winter_small_grains" calcext:value-type="string">
            <text:p>winter_small_grains</text:p>
          </table:table-cell>
          <table:table-cell table:formula="of:=[$Ekebo_reduced.B7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6]*(1/0.45)" office:value-type="float" office:value="7919.25465838509" calcext:value-type="float">
            <text:p>7919.25465838509</text:p>
          </table:table-cell>
          <table:table-cell/>
          <table:table-cell table:formula="of:=[$Ekebo_reduced.C76]" office:value-type="float" office:value="2550" calcext:value-type="float">
            <text:p>2550</text:p>
          </table:table-cell>
          <table:table-cell/>
        </table:table-row>
        <table:table-row table:style-name="ro1">
          <table:table-cell table:formula="of:=[$Ekebo_reduced.A77]" office:value-type="float" office:value="1975" calcext:value-type="float">
            <text:p>1975</text:p>
          </table:table-cell>
          <table:table-cell table:formula="of:=[$Ekebo_reduced.E77]" office:value-type="string" office:string-value="winter_small_grains" calcext:value-type="string">
            <text:p>winter_small_grains</text:p>
          </table:table-cell>
          <table:table-cell table:formula="of:=[$Ekebo_reduced.B7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77]*(1/0.45)" office:value-type="float" office:value="14069.8757763975" calcext:value-type="float">
            <text:p>14069.8757763975</text:p>
          </table:table-cell>
          <table:table-cell/>
          <table:table-cell table:formula="of:=[$Ekebo_reduced.C77]" office:value-type="float" office:value="4530.5" calcext:value-type="float">
            <text:p>4530.5</text:p>
          </table:table-cell>
          <table:table-cell/>
        </table:table-row>
        <table:table-row table:style-name="ro1">
          <table:table-cell table:formula="of:=[$Ekebo_reduced.A78]" office:value-type="float" office:value="1976" calcext:value-type="float">
            <text:p>1976</text:p>
          </table:table-cell>
          <table:table-cell table:formula="of:=[$Ekebo_reduced.E78]" office:value-type="string" office:string-value="root_crop" calcext:value-type="string">
            <text:p>root_crop</text:p>
          </table:table-cell>
          <table:table-cell table:formula="of:=[$Ekebo_reduced.B7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62]" office:value-type="float" office:value="3732.875" calcext:value-type="float">
            <text:p>3732.875</text:p>
          </table:table-cell>
          <table:table-cell/>
          <table:table-cell table:formula="of:=[$Ekebo_reduced.C78]" office:value-type="float" office:value="3608.1" calcext:value-type="float">
            <text:p>3608.1</text:p>
          </table:table-cell>
          <table:table-cell/>
        </table:table-row>
        <table:table-row table:style-name="ro1">
          <table:table-cell table:formula="of:=[$Ekebo_reduced.A79]" office:value-type="float" office:value="1976" calcext:value-type="float">
            <text:p>1976</text:p>
          </table:table-cell>
          <table:table-cell table:formula="of:=[$Ekebo_reduced.E79]" office:value-type="string" office:string-value="root_crop" calcext:value-type="string">
            <text:p>root_crop</text:p>
          </table:table-cell>
          <table:table-cell table:formula="of:=[$Ekebo_reduced.B7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63]" office:value-type="float" office:value="3732.875" calcext:value-type="float">
            <text:p>3732.875</text:p>
          </table:table-cell>
          <table:table-cell/>
          <table:table-cell table:formula="of:=[$Ekebo_reduced.C79]" office:value-type="float" office:value="7180" calcext:value-type="float">
            <text:p>7180</text:p>
          </table:table-cell>
          <table:table-cell/>
        </table:table-row>
        <table:table-row table:style-name="ro1">
          <table:table-cell table:formula="of:=[$Ekebo_reduced.A80]" office:value-type="float" office:value="1976" calcext:value-type="float">
            <text:p>1976</text:p>
          </table:table-cell>
          <table:table-cell table:formula="of:=[$Ekebo_reduced.E80]" office:value-type="string" office:string-value="root_crop" calcext:value-type="string">
            <text:p>root_crop</text:p>
          </table:table-cell>
          <table:table-cell table:formula="of:=[$Ekebo_reduced.B8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64]" office:value-type="float" office:value="3732.875" calcext:value-type="float">
            <text:p>3732.875</text:p>
          </table:table-cell>
          <table:table-cell/>
          <table:table-cell table:formula="of:=[$Ekebo_reduced.C80]" office:value-type="float" office:value="2562.3" calcext:value-type="float">
            <text:p>2562.3</text:p>
          </table:table-cell>
          <table:table-cell/>
        </table:table-row>
        <table:table-row table:style-name="ro1">
          <table:table-cell table:formula="of:=[$Ekebo_reduced.A81]" office:value-type="float" office:value="1976" calcext:value-type="float">
            <text:p>1976</text:p>
          </table:table-cell>
          <table:table-cell table:formula="of:=[$Ekebo_reduced.E81]" office:value-type="string" office:string-value="root_crop" calcext:value-type="string">
            <text:p>root_crop</text:p>
          </table:table-cell>
          <table:table-cell table:formula="of:=[$Ekebo_reduced.B8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65]" office:value-type="float" office:value="3732.875" calcext:value-type="float">
            <text:p>3732.875</text:p>
          </table:table-cell>
          <table:table-cell/>
          <table:table-cell table:formula="of:=[$Ekebo_reduced.C81]" office:value-type="float" office:value="6741" calcext:value-type="float">
            <text:p>6741</text:p>
          </table:table-cell>
          <table:table-cell/>
        </table:table-row>
        <table:table-row table:style-name="ro1">
          <table:table-cell table:formula="of:=[$Ekebo_reduced.A82]" office:value-type="float" office:value="1977" calcext:value-type="float">
            <text:p>1977</text:p>
          </table:table-cell>
          <table:table-cell table:formula="of:=[$Ekebo_reduced.E82]" office:value-type="string" office:string-value="spring_small_grains" calcext:value-type="string">
            <text:p>spring_small_grains</text:p>
          </table:table-cell>
          <table:table-cell table:formula="of:=[$Ekebo_reduced.B8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2]*(1/0.45)" office:value-type="float" office:value="5335.76642335767" calcext:value-type="float">
            <text:p>5335.76642335767</text:p>
          </table:table-cell>
          <table:table-cell/>
          <table:table-cell table:formula="of:=[$Ekebo_reduced.C82]" office:value-type="float" office:value="2193" calcext:value-type="float">
            <text:p>2193</text:p>
          </table:table-cell>
          <table:table-cell/>
        </table:table-row>
        <table:table-row table:style-name="ro1">
          <table:table-cell table:formula="of:=[$Ekebo_reduced.A83]" office:value-type="float" office:value="1977" calcext:value-type="float">
            <text:p>1977</text:p>
          </table:table-cell>
          <table:table-cell table:formula="of:=[$Ekebo_reduced.E83]" office:value-type="string" office:string-value="spring_small_grains" calcext:value-type="string">
            <text:p>spring_small_grains</text:p>
          </table:table-cell>
          <table:table-cell table:formula="of:=[$Ekebo_reduced.B8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3]*(1/0.45)" office:value-type="float" office:value="9389.29440389294" calcext:value-type="float">
            <text:p>9389.29440389294</text:p>
          </table:table-cell>
          <table:table-cell/>
          <table:table-cell table:formula="of:=[$Ekebo_reduced.C83]" office:value-type="float" office:value="3859" calcext:value-type="float">
            <text:p>3859</text:p>
          </table:table-cell>
          <table:table-cell/>
        </table:table-row>
        <table:table-row table:style-name="ro1">
          <table:table-cell table:formula="of:=[$Ekebo_reduced.A84]" office:value-type="float" office:value="1977" calcext:value-type="float">
            <text:p>1977</text:p>
          </table:table-cell>
          <table:table-cell table:formula="of:=[$Ekebo_reduced.E84]" office:value-type="string" office:string-value="spring_small_grains" calcext:value-type="string">
            <text:p>spring_small_grains</text:p>
          </table:table-cell>
          <table:table-cell table:formula="of:=[$Ekebo_reduced.B8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4]*(1/0.45)" office:value-type="float" office:value="4089.80044345898" calcext:value-type="float">
            <text:p>4089.80044345898</text:p>
          </table:table-cell>
          <table:table-cell/>
          <table:table-cell table:formula="of:=[$Ekebo_reduced.C84]" office:value-type="float" office:value="1844.5" calcext:value-type="float">
            <text:p>1844.5</text:p>
          </table:table-cell>
          <table:table-cell/>
        </table:table-row>
        <table:table-row table:style-name="ro1">
          <table:table-cell table:formula="of:=[$Ekebo_reduced.A85]" office:value-type="float" office:value="1977" calcext:value-type="float">
            <text:p>1977</text:p>
          </table:table-cell>
          <table:table-cell table:formula="of:=[$Ekebo_reduced.E85]" office:value-type="string" office:string-value="spring_small_grains" calcext:value-type="string">
            <text:p>spring_small_grains</text:p>
          </table:table-cell>
          <table:table-cell table:formula="of:=[$Ekebo_reduced.B8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5]*(1/0.45)" office:value-type="float" office:value="7878.0487804878" calcext:value-type="float">
            <text:p>7878.0487804878</text:p>
          </table:table-cell>
          <table:table-cell/>
          <table:table-cell table:formula="of:=[$Ekebo_reduced.C85]" office:value-type="float" office:value="3553" calcext:value-type="float">
            <text:p>3553</text:p>
          </table:table-cell>
          <table:table-cell/>
        </table:table-row>
        <table:table-row table:style-name="ro1">
          <table:table-cell table:formula="of:=[$Ekebo_reduced.A86]" office:value-type="float" office:value="1978" calcext:value-type="float">
            <text:p>1978</text:p>
          </table:table-cell>
          <table:table-cell table:formula="of:=[$Ekebo_reduced.E86]" office:value-type="string" office:string-value="ley" calcext:value-type="string">
            <text:p>ley</text:p>
          </table:table-cell>
          <table:table-cell table:formula="of:=[$Ekebo_reduced.B8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86]*(1/0.45)" office:value-type="float" office:value="8814.22924901187" calcext:value-type="float">
            <text:p>8814.22924901187</text:p>
          </table:table-cell>
          <table:table-cell/>
          <table:table-cell table:formula="of:=[$Ekebo_reduced.C86]" office:value-type="float" office:value="4460" calcext:value-type="float">
            <text:p>4460</text:p>
          </table:table-cell>
          <table:table-cell/>
        </table:table-row>
        <table:table-row table:style-name="ro1">
          <table:table-cell table:formula="of:=[$Ekebo_reduced.A87]" office:value-type="float" office:value="1978" calcext:value-type="float">
            <text:p>1978</text:p>
          </table:table-cell>
          <table:table-cell table:formula="of:=[$Ekebo_reduced.E87]" office:value-type="string" office:string-value="ley" calcext:value-type="string">
            <text:p>ley</text:p>
          </table:table-cell>
          <table:table-cell table:formula="of:=[$Ekebo_reduced.B8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87]*(1/0.45)" office:value-type="float" office:value="13537.5494071146" calcext:value-type="float">
            <text:p>13537.5494071146</text:p>
          </table:table-cell>
          <table:table-cell/>
          <table:table-cell table:formula="of:=[$Ekebo_reduced.C87]" office:value-type="float" office:value="6850" calcext:value-type="float">
            <text:p>6850</text:p>
          </table:table-cell>
          <table:table-cell/>
        </table:table-row>
        <table:table-row table:style-name="ro1">
          <table:table-cell table:formula="of:=[$Ekebo_reduced.A88]" office:value-type="float" office:value="1978" calcext:value-type="float">
            <text:p>1978</text:p>
          </table:table-cell>
          <table:table-cell table:formula="of:=[$Ekebo_reduced.E88]" office:value-type="string" office:string-value="winter_oil_seeds" calcext:value-type="string">
            <text:p>winter_oil_seeds</text:p>
          </table:table-cell>
          <table:table-cell table:formula="of:=[$Ekebo_reduced.B8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8]*(1/0.45)" office:value-type="float" office:value="4136.36363636364" calcext:value-type="float">
            <text:p>4136.36363636364</text:p>
          </table:table-cell>
          <table:table-cell/>
          <table:table-cell table:formula="of:=[$Ekebo_reduced.C88]" office:value-type="float" office:value="637" calcext:value-type="float">
            <text:p>637</text:p>
          </table:table-cell>
          <table:table-cell/>
        </table:table-row>
        <table:table-row table:style-name="ro1">
          <table:table-cell table:formula="of:=[$Ekebo_reduced.A89]" office:value-type="float" office:value="1978" calcext:value-type="float">
            <text:p>1978</text:p>
          </table:table-cell>
          <table:table-cell table:formula="of:=[$Ekebo_reduced.E89]" office:value-type="string" office:string-value="winter_oil_seeds" calcext:value-type="string">
            <text:p>winter_oil_seeds</text:p>
          </table:table-cell>
          <table:table-cell table:formula="of:=[$Ekebo_reduced.B8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89]*(1/0.45)" office:value-type="float" office:value="11877.2727272727" calcext:value-type="float">
            <text:p>11877.2727272727</text:p>
          </table:table-cell>
          <table:table-cell/>
          <table:table-cell table:formula="of:=[$Ekebo_reduced.C89]" office:value-type="float" office:value="1829.1" calcext:value-type="float">
            <text:p>1829.1</text:p>
          </table:table-cell>
          <table:table-cell/>
        </table:table-row>
        <table:table-row table:style-name="ro1">
          <table:table-cell table:formula="of:=[$Ekebo_reduced.A90]" office:value-type="float" office:value="1979" calcext:value-type="float">
            <text:p>1979</text:p>
          </table:table-cell>
          <table:table-cell table:formula="of:=[$Ekebo_reduced.E90]" office:value-type="string" office:string-value="winter_small_grains" calcext:value-type="string">
            <text:p>winter_small_grains</text:p>
          </table:table-cell>
          <table:table-cell table:formula="of:=[$Ekebo_reduced.B9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90]*(1/0.45)" office:value-type="float" office:value="10031.0559006211" calcext:value-type="float">
            <text:p>10031.0559006211</text:p>
          </table:table-cell>
          <table:table-cell/>
          <table:table-cell table:formula="of:=[$Ekebo_reduced.C90]" office:value-type="float" office:value="3230" calcext:value-type="float">
            <text:p>3230</text:p>
          </table:table-cell>
          <table:table-cell/>
        </table:table-row>
        <table:table-row table:style-name="ro1">
          <table:table-cell table:formula="of:=[$Ekebo_reduced.A91]" office:value-type="float" office:value="1979" calcext:value-type="float">
            <text:p>1979</text:p>
          </table:table-cell>
          <table:table-cell table:formula="of:=[$Ekebo_reduced.E91]" office:value-type="string" office:string-value="winter_small_grains" calcext:value-type="string">
            <text:p>winter_small_grains</text:p>
          </table:table-cell>
          <table:table-cell table:formula="of:=[$Ekebo_reduced.B9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91]*(1/0.45)" office:value-type="float" office:value="11456.5217391304" calcext:value-type="float">
            <text:p>11456.5217391304</text:p>
          </table:table-cell>
          <table:table-cell/>
          <table:table-cell table:formula="of:=[$Ekebo_reduced.C91]" office:value-type="float" office:value="3689" calcext:value-type="float">
            <text:p>3689</text:p>
          </table:table-cell>
          <table:table-cell/>
        </table:table-row>
        <table:table-row table:style-name="ro1">
          <table:table-cell table:formula="of:=[$Ekebo_reduced.A92]" office:value-type="float" office:value="1979" calcext:value-type="float">
            <text:p>1979</text:p>
          </table:table-cell>
          <table:table-cell table:formula="of:=[$Ekebo_reduced.E92]" office:value-type="string" office:string-value="winter_small_grains" calcext:value-type="string">
            <text:p>winter_small_grains</text:p>
          </table:table-cell>
          <table:table-cell table:formula="of:=[$Ekebo_reduced.B9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92]*(1/0.45)" office:value-type="float" office:value="5437.88819875776" calcext:value-type="float">
            <text:p>5437.88819875776</text:p>
          </table:table-cell>
          <table:table-cell/>
          <table:table-cell table:formula="of:=[$Ekebo_reduced.C92]" office:value-type="float" office:value="1751" calcext:value-type="float">
            <text:p>1751</text:p>
          </table:table-cell>
          <table:table-cell/>
        </table:table-row>
        <table:table-row table:style-name="ro1">
          <table:table-cell table:formula="of:=[$Ekebo_reduced.A93]" office:value-type="float" office:value="1979" calcext:value-type="float">
            <text:p>1979</text:p>
          </table:table-cell>
          <table:table-cell table:formula="of:=[$Ekebo_reduced.E93]" office:value-type="string" office:string-value="winter_small_grains" calcext:value-type="string">
            <text:p>winter_small_grains</text:p>
          </table:table-cell>
          <table:table-cell table:formula="of:=[$Ekebo_reduced.B9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93]*(1/0.45)" office:value-type="float" office:value="11588.5093167702" calcext:value-type="float">
            <text:p>11588.5093167702</text:p>
          </table:table-cell>
          <table:table-cell/>
          <table:table-cell table:formula="of:=[$Ekebo_reduced.C93]" office:value-type="float" office:value="3731.5" calcext:value-type="float">
            <text:p>3731.5</text:p>
          </table:table-cell>
          <table:table-cell/>
        </table:table-row>
        <table:table-row table:style-name="ro1">
          <table:table-cell table:formula="of:=[$Ekebo_reduced.A94]" office:value-type="float" office:value="1980" calcext:value-type="float">
            <text:p>1980</text:p>
          </table:table-cell>
          <table:table-cell table:formula="of:=[$Ekebo_reduced.E94]" office:value-type="string" office:string-value="root_crop" calcext:value-type="string">
            <text:p>root_crop</text:p>
          </table:table-cell>
          <table:table-cell table:formula="of:=[$Ekebo_reduced.B9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78]" office:value-type="float" office:value="3732.875" calcext:value-type="float">
            <text:p>3732.875</text:p>
          </table:table-cell>
          <table:table-cell/>
          <table:table-cell table:formula="of:=[$Ekebo_reduced.C94]" office:value-type="float" office:value="2988" calcext:value-type="float">
            <text:p>2988</text:p>
          </table:table-cell>
          <table:table-cell/>
        </table:table-row>
        <table:table-row table:style-name="ro1">
          <table:table-cell table:formula="of:=[$Ekebo_reduced.A95]" office:value-type="float" office:value="1980" calcext:value-type="float">
            <text:p>1980</text:p>
          </table:table-cell>
          <table:table-cell table:formula="of:=[$Ekebo_reduced.E95]" office:value-type="string" office:string-value="root_crop" calcext:value-type="string">
            <text:p>root_crop</text:p>
          </table:table-cell>
          <table:table-cell table:formula="of:=[$Ekebo_reduced.B9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79]" office:value-type="float" office:value="3732.875" calcext:value-type="float">
            <text:p>3732.875</text:p>
          </table:table-cell>
          <table:table-cell/>
          <table:table-cell table:formula="of:=[$Ekebo_reduced.C95]" office:value-type="float" office:value="9800" calcext:value-type="float">
            <text:p>9800</text:p>
          </table:table-cell>
          <table:table-cell/>
        </table:table-row>
        <table:table-row table:style-name="ro1">
          <table:table-cell table:formula="of:=[$Ekebo_reduced.A96]" office:value-type="float" office:value="1980" calcext:value-type="float">
            <text:p>1980</text:p>
          </table:table-cell>
          <table:table-cell table:formula="of:=[$Ekebo_reduced.E96]" office:value-type="string" office:string-value="root_crop" calcext:value-type="string">
            <text:p>root_crop</text:p>
          </table:table-cell>
          <table:table-cell table:formula="of:=[$Ekebo_reduced.B9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80]" office:value-type="float" office:value="3732.875" calcext:value-type="float">
            <text:p>3732.875</text:p>
          </table:table-cell>
          <table:table-cell/>
          <table:table-cell table:formula="of:=[$Ekebo_reduced.C96]" office:value-type="float" office:value="3528" calcext:value-type="float">
            <text:p>3528</text:p>
          </table:table-cell>
          <table:table-cell/>
        </table:table-row>
        <table:table-row table:style-name="ro1">
          <table:table-cell table:formula="of:=[$Ekebo_reduced.A97]" office:value-type="float" office:value="1980" calcext:value-type="float">
            <text:p>1980</text:p>
          </table:table-cell>
          <table:table-cell table:formula="of:=[$Ekebo_reduced.E97]" office:value-type="string" office:string-value="root_crop" calcext:value-type="string">
            <text:p>root_crop</text:p>
          </table:table-cell>
          <table:table-cell table:formula="of:=[$Ekebo_reduced.B9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81]" office:value-type="float" office:value="3732.875" calcext:value-type="float">
            <text:p>3732.875</text:p>
          </table:table-cell>
          <table:table-cell/>
          <table:table-cell table:formula="of:=[$Ekebo_reduced.C97]" office:value-type="float" office:value="9834" calcext:value-type="float">
            <text:p>9834</text:p>
          </table:table-cell>
          <table:table-cell/>
        </table:table-row>
        <table:table-row table:style-name="ro1">
          <table:table-cell table:formula="of:=[$Ekebo_reduced.A98]" office:value-type="float" office:value="1981" calcext:value-type="float">
            <text:p>1981</text:p>
          </table:table-cell>
          <table:table-cell table:formula="of:=[$Ekebo_reduced.E98]" office:value-type="string" office:string-value="spring_small_grains" calcext:value-type="string">
            <text:p>spring_small_grains</text:p>
          </table:table-cell>
          <table:table-cell table:formula="of:=[$Ekebo_reduced.B9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98]*(1/0.45)" office:value-type="float" office:value="3639.90267639902" calcext:value-type="float">
            <text:p>3639.90267639902</text:p>
          </table:table-cell>
          <table:table-cell/>
          <table:table-cell table:formula="of:=[$Ekebo_reduced.C98]" office:value-type="float" office:value="1496" calcext:value-type="float">
            <text:p>1496</text:p>
          </table:table-cell>
          <table:table-cell/>
        </table:table-row>
        <table:table-row table:style-name="ro1">
          <table:table-cell table:formula="of:=[$Ekebo_reduced.A99]" office:value-type="float" office:value="1981" calcext:value-type="float">
            <text:p>1981</text:p>
          </table:table-cell>
          <table:table-cell table:formula="of:=[$Ekebo_reduced.E99]" office:value-type="string" office:string-value="spring_small_grains" calcext:value-type="string">
            <text:p>spring_small_grains</text:p>
          </table:table-cell>
          <table:table-cell table:formula="of:=[$Ekebo_reduced.B9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99]*(1/0.45)" office:value-type="float" office:value="8520.68126520682" calcext:value-type="float">
            <text:p>8520.68126520682</text:p>
          </table:table-cell>
          <table:table-cell/>
          <table:table-cell table:formula="of:=[$Ekebo_reduced.C99]" office:value-type="float" office:value="3502" calcext:value-type="float">
            <text:p>3502</text:p>
          </table:table-cell>
          <table:table-cell/>
        </table:table-row>
        <table:table-row table:style-name="ro1">
          <table:table-cell table:formula="of:=[$Ekebo_reduced.A100]" office:value-type="float" office:value="1981" calcext:value-type="float">
            <text:p>1981</text:p>
          </table:table-cell>
          <table:table-cell table:formula="of:=[$Ekebo_reduced.E100]" office:value-type="string" office:string-value="spring_small_grains" calcext:value-type="string">
            <text:p>spring_small_grains</text:p>
          </table:table-cell>
          <table:table-cell table:formula="of:=[$Ekebo_reduced.B10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00]*(1/0.45)" office:value-type="float" office:value="3034.36807095344" calcext:value-type="float">
            <text:p>3034.36807095344</text:p>
          </table:table-cell>
          <table:table-cell/>
          <table:table-cell table:formula="of:=[$Ekebo_reduced.C100]" office:value-type="float" office:value="1368.5" calcext:value-type="float">
            <text:p>1368.5</text:p>
          </table:table-cell>
          <table:table-cell/>
        </table:table-row>
        <table:table-row table:style-name="ro1">
          <table:table-cell table:formula="of:=[$Ekebo_reduced.A101]" office:value-type="float" office:value="1981" calcext:value-type="float">
            <text:p>1981</text:p>
          </table:table-cell>
          <table:table-cell table:formula="of:=[$Ekebo_reduced.E101]" office:value-type="string" office:string-value="spring_small_grains" calcext:value-type="string">
            <text:p>spring_small_grains</text:p>
          </table:table-cell>
          <table:table-cell table:formula="of:=[$Ekebo_reduced.B10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01]*(1/0.45)" office:value-type="float" office:value="7859.20177383591" calcext:value-type="float">
            <text:p>7859.20177383591</text:p>
          </table:table-cell>
          <table:table-cell/>
          <table:table-cell table:formula="of:=[$Ekebo_reduced.C101]" office:value-type="float" office:value="3544.5" calcext:value-type="float">
            <text:p>3544.5</text:p>
          </table:table-cell>
          <table:table-cell/>
        </table:table-row>
        <table:table-row table:style-name="ro1">
          <table:table-cell table:formula="of:=[$Ekebo_reduced.A102]" office:value-type="float" office:value="1982" calcext:value-type="float">
            <text:p>1982</text:p>
          </table:table-cell>
          <table:table-cell table:formula="of:=[$Ekebo_reduced.E102]" office:value-type="string" office:string-value="ley" calcext:value-type="string">
            <text:p>ley</text:p>
          </table:table-cell>
          <table:table-cell table:formula="of:=[$Ekebo_reduced.B10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2]*(1/0.45)" office:value-type="float" office:value="10237.1541501976" calcext:value-type="float">
            <text:p>10237.1541501976</text:p>
          </table:table-cell>
          <table:table-cell/>
          <table:table-cell table:formula="of:=[$Ekebo_reduced.C102]" office:value-type="float" office:value="5180" calcext:value-type="float">
            <text:p>5180</text:p>
          </table:table-cell>
          <table:table-cell/>
        </table:table-row>
        <table:table-row table:style-name="ro1">
          <table:table-cell table:formula="of:=[$Ekebo_reduced.A103]" office:value-type="float" office:value="1982" calcext:value-type="float">
            <text:p>1982</text:p>
          </table:table-cell>
          <table:table-cell table:formula="of:=[$Ekebo_reduced.E103]" office:value-type="string" office:string-value="ley" calcext:value-type="string">
            <text:p>ley</text:p>
          </table:table-cell>
          <table:table-cell table:formula="of:=[$Ekebo_reduced.B10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3]*(1/0.45)" office:value-type="float" office:value="14249.0118577075" calcext:value-type="float">
            <text:p>14249.0118577075</text:p>
          </table:table-cell>
          <table:table-cell/>
          <table:table-cell table:formula="of:=[$Ekebo_reduced.C103]" office:value-type="float" office:value="7210" calcext:value-type="float">
            <text:p>7210</text:p>
          </table:table-cell>
          <table:table-cell/>
        </table:table-row>
        <table:table-row table:style-name="ro1">
          <table:table-cell table:formula="of:=[$Ekebo_reduced.A104]" office:value-type="float" office:value="1982" calcext:value-type="float">
            <text:p>1982</text:p>
          </table:table-cell>
          <table:table-cell table:formula="of:=[$Ekebo_reduced.E104]" office:value-type="string" office:string-value="winter_oil_seeds" calcext:value-type="string">
            <text:p>winter_oil_seeds</text:p>
          </table:table-cell>
          <table:table-cell table:formula="of:=[$Ekebo_reduced.B10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04]*(1/0.45)" office:value-type="float" office:value="5140.90909090909" calcext:value-type="float">
            <text:p>5140.90909090909</text:p>
          </table:table-cell>
          <table:table-cell/>
          <table:table-cell table:formula="of:=[$Ekebo_reduced.C104]" office:value-type="float" office:value="791.7" calcext:value-type="float">
            <text:p>791.7</text:p>
          </table:table-cell>
          <table:table-cell/>
        </table:table-row>
        <table:table-row table:style-name="ro1">
          <table:table-cell table:formula="of:=[$Ekebo_reduced.A105]" office:value-type="float" office:value="1982" calcext:value-type="float">
            <text:p>1982</text:p>
          </table:table-cell>
          <table:table-cell table:formula="of:=[$Ekebo_reduced.E105]" office:value-type="string" office:string-value="winter_oil_seeds" calcext:value-type="string">
            <text:p>winter_oil_seeds</text:p>
          </table:table-cell>
          <table:table-cell table:formula="of:=[$Ekebo_reduced.B10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05]*(1/0.45)" office:value-type="float" office:value="11227.2727272727" calcext:value-type="float">
            <text:p>11227.2727272727</text:p>
          </table:table-cell>
          <table:table-cell/>
          <table:table-cell table:formula="of:=[$Ekebo_reduced.C105]" office:value-type="float" office:value="1729" calcext:value-type="float">
            <text:p>1729</text:p>
          </table:table-cell>
          <table:table-cell/>
        </table:table-row>
        <table:table-row table:style-name="ro1">
          <table:table-cell table:formula="of:=[$Ekebo_reduced.A106]" office:value-type="float" office:value="1983" calcext:value-type="float">
            <text:p>1983</text:p>
          </table:table-cell>
          <table:table-cell table:formula="of:=[$Ekebo_reduced.E106]" office:value-type="string" office:string-value="winter_small_grains" calcext:value-type="string">
            <text:p>winter_small_grains</text:p>
          </table:table-cell>
          <table:table-cell table:formula="of:=[$Ekebo_reduced.B10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6]*(1/0.45)" office:value-type="float" office:value="11746.8944099379" calcext:value-type="float">
            <text:p>11746.8944099379</text:p>
          </table:table-cell>
          <table:table-cell/>
          <table:table-cell table:formula="of:=[$Ekebo_reduced.C106]" office:value-type="float" office:value="3782.5" calcext:value-type="float">
            <text:p>3782.5</text:p>
          </table:table-cell>
          <table:table-cell/>
        </table:table-row>
        <table:table-row table:style-name="ro1">
          <table:table-cell table:formula="of:=[$Ekebo_reduced.A107]" office:value-type="float" office:value="1983" calcext:value-type="float">
            <text:p>1983</text:p>
          </table:table-cell>
          <table:table-cell table:formula="of:=[$Ekebo_reduced.E107]" office:value-type="string" office:string-value="winter_small_grains" calcext:value-type="string">
            <text:p>winter_small_grains</text:p>
          </table:table-cell>
          <table:table-cell table:formula="of:=[$Ekebo_reduced.B10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7]*(1/0.45)" office:value-type="float" office:value="11799.6894409938" calcext:value-type="float">
            <text:p>11799.6894409938</text:p>
          </table:table-cell>
          <table:table-cell/>
          <table:table-cell table:formula="of:=[$Ekebo_reduced.C107]" office:value-type="float" office:value="3799.5" calcext:value-type="float">
            <text:p>3799.5</text:p>
          </table:table-cell>
          <table:table-cell/>
        </table:table-row>
        <table:table-row table:style-name="ro1">
          <table:table-cell table:formula="of:=[$Ekebo_reduced.A108]" office:value-type="float" office:value="1983" calcext:value-type="float">
            <text:p>1983</text:p>
          </table:table-cell>
          <table:table-cell table:formula="of:=[$Ekebo_reduced.E108]" office:value-type="string" office:string-value="winter_small_grains" calcext:value-type="string">
            <text:p>winter_small_grains</text:p>
          </table:table-cell>
          <table:table-cell table:formula="of:=[$Ekebo_reduced.B10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8]*(1/0.45)" office:value-type="float" office:value="6467.39130434782" calcext:value-type="float">
            <text:p>6467.39130434782</text:p>
          </table:table-cell>
          <table:table-cell/>
          <table:table-cell table:formula="of:=[$Ekebo_reduced.C108]" office:value-type="float" office:value="2082.5" calcext:value-type="float">
            <text:p>2082.5</text:p>
          </table:table-cell>
          <table:table-cell/>
        </table:table-row>
        <table:table-row table:style-name="ro1">
          <table:table-cell table:formula="of:=[$Ekebo_reduced.A109]" office:value-type="float" office:value="1983" calcext:value-type="float">
            <text:p>1983</text:p>
          </table:table-cell>
          <table:table-cell table:formula="of:=[$Ekebo_reduced.E109]" office:value-type="string" office:string-value="winter_small_grains" calcext:value-type="string">
            <text:p>winter_small_grains</text:p>
          </table:table-cell>
          <table:table-cell table:formula="of:=[$Ekebo_reduced.B10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09]*(1/0.45)" office:value-type="float" office:value="10242.2360248447" calcext:value-type="float">
            <text:p>10242.2360248447</text:p>
          </table:table-cell>
          <table:table-cell/>
          <table:table-cell table:formula="of:=[$Ekebo_reduced.C109]" office:value-type="float" office:value="3298" calcext:value-type="float">
            <text:p>3298</text:p>
          </table:table-cell>
          <table:table-cell/>
        </table:table-row>
        <table:table-row table:style-name="ro1">
          <table:table-cell table:formula="of:=[$Ekebo_reduced.A110]" office:value-type="float" office:value="1984" calcext:value-type="float">
            <text:p>1984</text:p>
          </table:table-cell>
          <table:table-cell table:formula="of:=[$Ekebo_reduced.E110]" office:value-type="string" office:string-value="root_crop" calcext:value-type="string">
            <text:p>root_crop</text:p>
          </table:table-cell>
          <table:table-cell table:formula="of:=[$Ekebo_reduced.B11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26]" office:value-type="float" office:value="3732.875" calcext:value-type="float">
            <text:p>3732.875</text:p>
          </table:table-cell>
          <table:table-cell/>
          <table:table-cell table:formula="of:=[$Ekebo_reduced.C110]" office:value-type="float" office:value="3750" calcext:value-type="float">
            <text:p>3750</text:p>
          </table:table-cell>
          <table:table-cell/>
        </table:table-row>
        <table:table-row table:style-name="ro1">
          <table:table-cell table:formula="of:=[$Ekebo_reduced.A111]" office:value-type="float" office:value="1984" calcext:value-type="float">
            <text:p>1984</text:p>
          </table:table-cell>
          <table:table-cell table:formula="of:=[$Ekebo_reduced.E111]" office:value-type="string" office:string-value="root_crop" calcext:value-type="string">
            <text:p>root_crop</text:p>
          </table:table-cell>
          <table:table-cell table:formula="of:=[$Ekebo_reduced.B11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27]" office:value-type="float" office:value="3732.875" calcext:value-type="float">
            <text:p>3732.875</text:p>
          </table:table-cell>
          <table:table-cell/>
          <table:table-cell table:formula="of:=[$Ekebo_reduced.C111]" office:value-type="float" office:value="15175" calcext:value-type="float">
            <text:p>15175</text:p>
          </table:table-cell>
          <table:table-cell/>
        </table:table-row>
        <table:table-row table:style-name="ro1">
          <table:table-cell table:formula="of:=[$Ekebo_reduced.A112]" office:value-type="float" office:value="1984" calcext:value-type="float">
            <text:p>1984</text:p>
          </table:table-cell>
          <table:table-cell table:formula="of:=[$Ekebo_reduced.E112]" office:value-type="string" office:string-value="root_crop" calcext:value-type="string">
            <text:p>root_crop</text:p>
          </table:table-cell>
          <table:table-cell table:formula="of:=[$Ekebo_reduced.B11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28]" office:value-type="float" office:value="3732.875" calcext:value-type="float">
            <text:p>3732.875</text:p>
          </table:table-cell>
          <table:table-cell/>
          <table:table-cell table:formula="of:=[$Ekebo_reduced.C112]" office:value-type="float" office:value="5075" calcext:value-type="float">
            <text:p>5075</text:p>
          </table:table-cell>
          <table:table-cell/>
        </table:table-row>
        <table:table-row table:style-name="ro1">
          <table:table-cell table:formula="of:=[$Ekebo_reduced.A113]" office:value-type="float" office:value="1984" calcext:value-type="float">
            <text:p>1984</text:p>
          </table:table-cell>
          <table:table-cell table:formula="of:=[$Ekebo_reduced.E113]" office:value-type="string" office:string-value="root_crop" calcext:value-type="string">
            <text:p>root_crop</text:p>
          </table:table-cell>
          <table:table-cell table:formula="of:=[$Ekebo_reduced.B11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29]" office:value-type="float" office:value="3732.875" calcext:value-type="float">
            <text:p>3732.875</text:p>
          </table:table-cell>
          <table:table-cell/>
          <table:table-cell table:formula="of:=[$Ekebo_reduced.C113]" office:value-type="float" office:value="13300" calcext:value-type="float">
            <text:p>13300</text:p>
          </table:table-cell>
          <table:table-cell/>
        </table:table-row>
        <table:table-row table:style-name="ro1">
          <table:table-cell table:formula="of:=[$Ekebo_reduced.A114]" office:value-type="float" office:value="1985" calcext:value-type="float">
            <text:p>1985</text:p>
          </table:table-cell>
          <table:table-cell table:formula="of:=[$Ekebo_reduced.E114]" office:value-type="string" office:string-value="spring_small_grains" calcext:value-type="string">
            <text:p>spring_small_grains</text:p>
          </table:table-cell>
          <table:table-cell table:formula="of:=[$Ekebo_reduced.B11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14]*(1/0.45)" office:value-type="float" office:value="6493.91727493918" calcext:value-type="float">
            <text:p>6493.91727493918</text:p>
          </table:table-cell>
          <table:table-cell/>
          <table:table-cell table:formula="of:=[$Ekebo_reduced.C114]" office:value-type="float" office:value="2669" calcext:value-type="float">
            <text:p>2669</text:p>
          </table:table-cell>
          <table:table-cell/>
        </table:table-row>
        <table:table-row table:style-name="ro1">
          <table:table-cell table:formula="of:=[$Ekebo_reduced.A115]" office:value-type="float" office:value="1985" calcext:value-type="float">
            <text:p>1985</text:p>
          </table:table-cell>
          <table:table-cell table:formula="of:=[$Ekebo_reduced.E115]" office:value-type="string" office:string-value="spring_small_grains" calcext:value-type="string">
            <text:p>spring_small_grains</text:p>
          </table:table-cell>
          <table:table-cell table:formula="of:=[$Ekebo_reduced.B11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15]*(1/0.45)" office:value-type="float" office:value="11147.201946472" calcext:value-type="float">
            <text:p>11147.201946472</text:p>
          </table:table-cell>
          <table:table-cell/>
          <table:table-cell table:formula="of:=[$Ekebo_reduced.C115]" office:value-type="float" office:value="4581.5" calcext:value-type="float">
            <text:p>4581.5</text:p>
          </table:table-cell>
          <table:table-cell/>
        </table:table-row>
        <table:table-row table:style-name="ro1">
          <table:table-cell table:formula="of:=[$Ekebo_reduced.A116]" office:value-type="float" office:value="1985" calcext:value-type="float">
            <text:p>1985</text:p>
          </table:table-cell>
          <table:table-cell table:formula="of:=[$Ekebo_reduced.E116]" office:value-type="string" office:string-value="spring_small_grains" calcext:value-type="string">
            <text:p>spring_small_grains</text:p>
          </table:table-cell>
          <table:table-cell table:formula="of:=[$Ekebo_reduced.B11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16]*(1/0.45)" office:value-type="float" office:value="3637.47228381376" calcext:value-type="float">
            <text:p>3637.47228381376</text:p>
          </table:table-cell>
          <table:table-cell/>
          <table:table-cell table:formula="of:=[$Ekebo_reduced.C116]" office:value-type="float" office:value="1640.5" calcext:value-type="float">
            <text:p>1640.5</text:p>
          </table:table-cell>
          <table:table-cell/>
        </table:table-row>
        <table:table-row table:style-name="ro1">
          <table:table-cell table:formula="of:=[$Ekebo_reduced.A117]" office:value-type="float" office:value="1985" calcext:value-type="float">
            <text:p>1985</text:p>
          </table:table-cell>
          <table:table-cell table:formula="of:=[$Ekebo_reduced.E117]" office:value-type="string" office:string-value="spring_small_grains" calcext:value-type="string">
            <text:p>spring_small_grains</text:p>
          </table:table-cell>
          <table:table-cell table:formula="of:=[$Ekebo_reduced.B11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17]*(1/0.45)" office:value-type="float" office:value="9121.9512195122" calcext:value-type="float">
            <text:p>9121.9512195122</text:p>
          </table:table-cell>
          <table:table-cell/>
          <table:table-cell table:formula="of:=[$Ekebo_reduced.C117]" office:value-type="float" office:value="4114" calcext:value-type="float">
            <text:p>4114</text:p>
          </table:table-cell>
          <table:table-cell/>
        </table:table-row>
        <table:table-row table:style-name="ro1">
          <table:table-cell table:formula="of:=[$Ekebo_reduced.A118]" office:value-type="float" office:value="1986" calcext:value-type="float">
            <text:p>1986</text:p>
          </table:table-cell>
          <table:table-cell table:formula="of:=[$Ekebo_reduced.E118]" office:value-type="string" office:string-value="ley" calcext:value-type="string">
            <text:p>ley</text:p>
          </table:table-cell>
          <table:table-cell table:formula="of:=[$Ekebo_reduced.B11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18]*(1/0.45)" office:value-type="float" office:value="9051.38339920949" calcext:value-type="float">
            <text:p>9051.38339920949</text:p>
          </table:table-cell>
          <table:table-cell/>
          <table:table-cell table:formula="of:=[$Ekebo_reduced.C118]" office:value-type="float" office:value="4580" calcext:value-type="float">
            <text:p>4580</text:p>
          </table:table-cell>
          <table:table-cell/>
        </table:table-row>
        <table:table-row table:style-name="ro1">
          <table:table-cell table:formula="of:=[$Ekebo_reduced.A119]" office:value-type="float" office:value="1986" calcext:value-type="float">
            <text:p>1986</text:p>
          </table:table-cell>
          <table:table-cell table:formula="of:=[$Ekebo_reduced.E119]" office:value-type="string" office:string-value="ley" calcext:value-type="string">
            <text:p>ley</text:p>
          </table:table-cell>
          <table:table-cell table:formula="of:=[$Ekebo_reduced.B11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19]*(1/0.45)" office:value-type="float" office:value="11837.9446640316" calcext:value-type="float">
            <text:p>11837.9446640316</text:p>
          </table:table-cell>
          <table:table-cell/>
          <table:table-cell table:formula="of:=[$Ekebo_reduced.C119]" office:value-type="float" office:value="5990" calcext:value-type="float">
            <text:p>5990</text:p>
          </table:table-cell>
          <table:table-cell/>
        </table:table-row>
        <table:table-row table:style-name="ro1">
          <table:table-cell table:formula="of:=[$Ekebo_reduced.A120]" office:value-type="float" office:value="1986" calcext:value-type="float">
            <text:p>1986</text:p>
          </table:table-cell>
          <table:table-cell table:formula="of:=[$Ekebo_reduced.E120]" office:value-type="string" office:string-value="winter_oil_seeds" calcext:value-type="string">
            <text:p>winter_oil_seeds</text:p>
          </table:table-cell>
          <table:table-cell table:formula="of:=[$Ekebo_reduced.B12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20]*(1/0.45)" office:value-type="float" office:value="3309.09090909091" calcext:value-type="float">
            <text:p>3309.09090909091</text:p>
          </table:table-cell>
          <table:table-cell/>
          <table:table-cell table:formula="of:=[$Ekebo_reduced.C120]" office:value-type="float" office:value="509.6" calcext:value-type="float">
            <text:p>509.6</text:p>
          </table:table-cell>
          <table:table-cell/>
        </table:table-row>
        <table:table-row table:style-name="ro1">
          <table:table-cell table:formula="of:=[$Ekebo_reduced.A121]" office:value-type="float" office:value="1986" calcext:value-type="float">
            <text:p>1986</text:p>
          </table:table-cell>
          <table:table-cell table:formula="of:=[$Ekebo_reduced.E121]" office:value-type="string" office:string-value="winter_oil_seeds" calcext:value-type="string">
            <text:p>winter_oil_seeds</text:p>
          </table:table-cell>
          <table:table-cell table:formula="of:=[$Ekebo_reduced.B12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21]*(1/0.45)" office:value-type="float" office:value="15068.1818181818" calcext:value-type="float">
            <text:p>15068.1818181818</text:p>
          </table:table-cell>
          <table:table-cell/>
          <table:table-cell table:formula="of:=[$Ekebo_reduced.C121]" office:value-type="float" office:value="2320.5" calcext:value-type="float">
            <text:p>2320.5</text:p>
          </table:table-cell>
          <table:table-cell/>
        </table:table-row>
        <table:table-row table:style-name="ro1">
          <table:table-cell table:formula="of:=[$Ekebo_reduced.A122]" office:value-type="float" office:value="1987" calcext:value-type="float">
            <text:p>1987</text:p>
          </table:table-cell>
          <table:table-cell table:formula="of:=[$Ekebo_reduced.E122]" office:value-type="string" office:string-value="winter_small_grains" calcext:value-type="string">
            <text:p>winter_small_grains</text:p>
          </table:table-cell>
          <table:table-cell table:formula="of:=[$Ekebo_reduced.B12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22]*(1/0.45)" office:value-type="float" office:value="10321.4285714286" calcext:value-type="float">
            <text:p>10321.4285714286</text:p>
          </table:table-cell>
          <table:table-cell/>
          <table:table-cell table:formula="of:=[$Ekebo_reduced.C122]" office:value-type="float" office:value="3323.5" calcext:value-type="float">
            <text:p>3323.5</text:p>
          </table:table-cell>
          <table:table-cell/>
        </table:table-row>
        <table:table-row table:style-name="ro1">
          <table:table-cell table:formula="of:=[$Ekebo_reduced.A123]" office:value-type="float" office:value="1987" calcext:value-type="float">
            <text:p>1987</text:p>
          </table:table-cell>
          <table:table-cell table:formula="of:=[$Ekebo_reduced.E123]" office:value-type="string" office:string-value="winter_small_grains" calcext:value-type="string">
            <text:p>winter_small_grains</text:p>
          </table:table-cell>
          <table:table-cell table:formula="of:=[$Ekebo_reduced.B12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23]*(1/0.45)" office:value-type="float" office:value="12222.049689441" calcext:value-type="float">
            <text:p>12222.049689441</text:p>
          </table:table-cell>
          <table:table-cell/>
          <table:table-cell table:formula="of:=[$Ekebo_reduced.C123]" office:value-type="float" office:value="3935.5" calcext:value-type="float">
            <text:p>3935.5</text:p>
          </table:table-cell>
          <table:table-cell/>
        </table:table-row>
        <table:table-row table:style-name="ro1">
          <table:table-cell table:formula="of:=[$Ekebo_reduced.A124]" office:value-type="float" office:value="1987" calcext:value-type="float">
            <text:p>1987</text:p>
          </table:table-cell>
          <table:table-cell table:formula="of:=[$Ekebo_reduced.E124]" office:value-type="string" office:string-value="winter_small_grains" calcext:value-type="string">
            <text:p>winter_small_grains</text:p>
          </table:table-cell>
          <table:table-cell table:formula="of:=[$Ekebo_reduced.B12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24]*(1/0.45)" office:value-type="float" office:value="5121.11801242236" calcext:value-type="float">
            <text:p>5121.11801242236</text:p>
          </table:table-cell>
          <table:table-cell/>
          <table:table-cell table:formula="of:=[$Ekebo_reduced.C124]" office:value-type="float" office:value="1649" calcext:value-type="float">
            <text:p>1649</text:p>
          </table:table-cell>
          <table:table-cell/>
        </table:table-row>
        <table:table-row table:style-name="ro1">
          <table:table-cell table:formula="of:=[$Ekebo_reduced.A125]" office:value-type="float" office:value="1987" calcext:value-type="float">
            <text:p>1987</text:p>
          </table:table-cell>
          <table:table-cell table:formula="of:=[$Ekebo_reduced.E125]" office:value-type="string" office:string-value="winter_small_grains" calcext:value-type="string">
            <text:p>winter_small_grains</text:p>
          </table:table-cell>
          <table:table-cell table:formula="of:=[$Ekebo_reduced.B12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25]*(1/0.45)" office:value-type="float" office:value="6388.19875776398" calcext:value-type="float">
            <text:p>6388.19875776398</text:p>
          </table:table-cell>
          <table:table-cell/>
          <table:table-cell table:formula="of:=[$Ekebo_reduced.C125]" office:value-type="float" office:value="2057" calcext:value-type="float">
            <text:p>2057</text:p>
          </table:table-cell>
          <table:table-cell/>
        </table:table-row>
        <table:table-row table:style-name="ro1">
          <table:table-cell table:formula="of:=[$Ekebo_reduced.A126]" office:value-type="float" office:value="1988" calcext:value-type="float">
            <text:p>1988</text:p>
          </table:table-cell>
          <table:table-cell table:formula="of:=[$Ekebo_reduced.E126]" office:value-type="string" office:string-value="root_crop" calcext:value-type="string">
            <text:p>root_crop</text:p>
          </table:table-cell>
          <table:table-cell table:formula="of:=[$Ekebo_reduced.B12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2]" office:value-type="float" office:value="3732.875" calcext:value-type="float">
            <text:p>3732.875</text:p>
          </table:table-cell>
          <table:table-cell/>
          <table:table-cell table:formula="of:=[$Ekebo_reduced.C126]" office:value-type="float" office:value="3275" calcext:value-type="float">
            <text:p>3275</text:p>
          </table:table-cell>
          <table:table-cell/>
        </table:table-row>
        <table:table-row table:style-name="ro1">
          <table:table-cell table:formula="of:=[$Ekebo_reduced.A127]" office:value-type="float" office:value="1988" calcext:value-type="float">
            <text:p>1988</text:p>
          </table:table-cell>
          <table:table-cell table:formula="of:=[$Ekebo_reduced.E127]" office:value-type="string" office:string-value="root_crop" calcext:value-type="string">
            <text:p>root_crop</text:p>
          </table:table-cell>
          <table:table-cell table:formula="of:=[$Ekebo_reduced.B12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3]" office:value-type="float" office:value="3732.875" calcext:value-type="float">
            <text:p>3732.875</text:p>
          </table:table-cell>
          <table:table-cell/>
          <table:table-cell table:formula="of:=[$Ekebo_reduced.C127]" office:value-type="float" office:value="13650" calcext:value-type="float">
            <text:p>13650</text:p>
          </table:table-cell>
          <table:table-cell/>
        </table:table-row>
        <table:table-row table:style-name="ro1">
          <table:table-cell table:formula="of:=[$Ekebo_reduced.A128]" office:value-type="float" office:value="1988" calcext:value-type="float">
            <text:p>1988</text:p>
          </table:table-cell>
          <table:table-cell table:formula="of:=[$Ekebo_reduced.E128]" office:value-type="string" office:string-value="root_crop" calcext:value-type="string">
            <text:p>root_crop</text:p>
          </table:table-cell>
          <table:table-cell table:formula="of:=[$Ekebo_reduced.B12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4]" office:value-type="float" office:value="3732.875" calcext:value-type="float">
            <text:p>3732.875</text:p>
          </table:table-cell>
          <table:table-cell/>
          <table:table-cell table:formula="of:=[$Ekebo_reduced.C128]" office:value-type="float" office:value="3850" calcext:value-type="float">
            <text:p>3850</text:p>
          </table:table-cell>
          <table:table-cell/>
        </table:table-row>
        <table:table-row table:style-name="ro1">
          <table:table-cell table:formula="of:=[$Ekebo_reduced.A129]" office:value-type="float" office:value="1988" calcext:value-type="float">
            <text:p>1988</text:p>
          </table:table-cell>
          <table:table-cell table:formula="of:=[$Ekebo_reduced.E129]" office:value-type="string" office:string-value="root_crop" calcext:value-type="string">
            <text:p>root_crop</text:p>
          </table:table-cell>
          <table:table-cell table:formula="of:=[$Ekebo_reduced.B12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45]" office:value-type="float" office:value="3732.875" calcext:value-type="float">
            <text:p>3732.875</text:p>
          </table:table-cell>
          <table:table-cell/>
          <table:table-cell table:formula="of:=[$Ekebo_reduced.C129]" office:value-type="float" office:value="11075" calcext:value-type="float">
            <text:p>11075</text:p>
          </table:table-cell>
          <table:table-cell/>
        </table:table-row>
        <table:table-row table:style-name="ro1">
          <table:table-cell table:formula="of:=[$Ekebo_reduced.A130]" office:value-type="float" office:value="1989" calcext:value-type="float">
            <text:p>1989</text:p>
          </table:table-cell>
          <table:table-cell table:formula="of:=[$Ekebo_reduced.E130]" office:value-type="string" office:string-value="spring_small_grains" calcext:value-type="string">
            <text:p>spring_small_grains</text:p>
          </table:table-cell>
          <table:table-cell table:formula="of:=[$Ekebo_reduced.B13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0]*(1/0.45)" office:value-type="float" office:value="7072.99270072993" calcext:value-type="float">
            <text:p>7072.99270072993</text:p>
          </table:table-cell>
          <table:table-cell/>
          <table:table-cell table:formula="of:=[$Ekebo_reduced.C130]" office:value-type="float" office:value="2907" calcext:value-type="float">
            <text:p>2907</text:p>
          </table:table-cell>
          <table:table-cell/>
        </table:table-row>
        <table:table-row table:style-name="ro1">
          <table:table-cell table:formula="of:=[$Ekebo_reduced.A131]" office:value-type="float" office:value="1989" calcext:value-type="float">
            <text:p>1989</text:p>
          </table:table-cell>
          <table:table-cell table:formula="of:=[$Ekebo_reduced.E131]" office:value-type="string" office:string-value="spring_small_grains" calcext:value-type="string">
            <text:p>spring_small_grains</text:p>
          </table:table-cell>
          <table:table-cell table:formula="of:=[$Ekebo_reduced.B13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1]*(1/0.45)" office:value-type="float" office:value="12429.4403892944" calcext:value-type="float">
            <text:p>12429.4403892944</text:p>
          </table:table-cell>
          <table:table-cell/>
          <table:table-cell table:formula="of:=[$Ekebo_reduced.C131]" office:value-type="float" office:value="5108.5" calcext:value-type="float">
            <text:p>5108.5</text:p>
          </table:table-cell>
          <table:table-cell/>
        </table:table-row>
        <table:table-row table:style-name="ro1">
          <table:table-cell table:formula="of:=[$Ekebo_reduced.A132]" office:value-type="float" office:value="1989" calcext:value-type="float">
            <text:p>1989</text:p>
          </table:table-cell>
          <table:table-cell table:formula="of:=[$Ekebo_reduced.E132]" office:value-type="string" office:string-value="spring_small_grains" calcext:value-type="string">
            <text:p>spring_small_grains</text:p>
          </table:table-cell>
          <table:table-cell table:formula="of:=[$Ekebo_reduced.B13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2]*(1/0.45)" office:value-type="float" office:value="4937.9157427938" calcext:value-type="float">
            <text:p>4937.9157427938</text:p>
          </table:table-cell>
          <table:table-cell/>
          <table:table-cell table:formula="of:=[$Ekebo_reduced.C132]" office:value-type="float" office:value="2227" calcext:value-type="float">
            <text:p>2227</text:p>
          </table:table-cell>
          <table:table-cell/>
        </table:table-row>
        <table:table-row table:style-name="ro1">
          <table:table-cell table:formula="of:=[$Ekebo_reduced.A133]" office:value-type="float" office:value="1989" calcext:value-type="float">
            <text:p>1989</text:p>
          </table:table-cell>
          <table:table-cell table:formula="of:=[$Ekebo_reduced.E133]" office:value-type="string" office:string-value="spring_small_grains" calcext:value-type="string">
            <text:p>spring_small_grains</text:p>
          </table:table-cell>
          <table:table-cell table:formula="of:=[$Ekebo_reduced.B13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3]*(1/0.45)" office:value-type="float" office:value="9762.74944567627" calcext:value-type="float">
            <text:p>9762.74944567627</text:p>
          </table:table-cell>
          <table:table-cell/>
          <table:table-cell table:formula="of:=[$Ekebo_reduced.C133]" office:value-type="float" office:value="4403" calcext:value-type="float">
            <text:p>4403</text:p>
          </table:table-cell>
          <table:table-cell/>
        </table:table-row>
        <table:table-row table:style-name="ro1">
          <table:table-cell table:formula="of:=[$Ekebo_reduced.A134]" office:value-type="float" office:value="1990" calcext:value-type="float">
            <text:p>1990</text:p>
          </table:table-cell>
          <table:table-cell table:formula="of:=[$Ekebo_reduced.E134]" office:value-type="string" office:string-value="ley" calcext:value-type="string">
            <text:p>ley</text:p>
          </table:table-cell>
          <table:table-cell table:formula="of:=[$Ekebo_reduced.B13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34]*(1/0.45)" office:value-type="float" office:value="11403.162055336" calcext:value-type="float">
            <text:p>11403.162055336</text:p>
          </table:table-cell>
          <table:table-cell/>
          <table:table-cell table:formula="of:=[$Ekebo_reduced.C134]" office:value-type="float" office:value="5770" calcext:value-type="float">
            <text:p>5770</text:p>
          </table:table-cell>
          <table:table-cell/>
        </table:table-row>
        <table:table-row table:style-name="ro1">
          <table:table-cell table:formula="of:=[$Ekebo_reduced.A135]" office:value-type="float" office:value="1990" calcext:value-type="float">
            <text:p>1990</text:p>
          </table:table-cell>
          <table:table-cell table:formula="of:=[$Ekebo_reduced.E135]" office:value-type="string" office:string-value="ley" calcext:value-type="string">
            <text:p>ley</text:p>
          </table:table-cell>
          <table:table-cell table:formula="of:=[$Ekebo_reduced.B13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35]*(1/0.45)" office:value-type="float" office:value="15474.3083003953" calcext:value-type="float">
            <text:p>15474.3083003953</text:p>
          </table:table-cell>
          <table:table-cell/>
          <table:table-cell table:formula="of:=[$Ekebo_reduced.C135]" office:value-type="float" office:value="7830" calcext:value-type="float">
            <text:p>7830</text:p>
          </table:table-cell>
          <table:table-cell/>
        </table:table-row>
        <table:table-row table:style-name="ro1">
          <table:table-cell table:formula="of:=[$Ekebo_reduced.A136]" office:value-type="float" office:value="1990" calcext:value-type="float">
            <text:p>1990</text:p>
          </table:table-cell>
          <table:table-cell table:formula="of:=[$Ekebo_reduced.E136]" office:value-type="string" office:string-value="winter_oil_seeds" calcext:value-type="string">
            <text:p>winter_oil_seeds</text:p>
          </table:table-cell>
          <table:table-cell table:formula="of:=[$Ekebo_reduced.B13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6]*(1/0.45)" office:value-type="float" office:value="2245.45454545456" calcext:value-type="float">
            <text:p>2245.45454545456</text:p>
          </table:table-cell>
          <table:table-cell/>
          <table:table-cell table:formula="of:=[$Ekebo_reduced.C136]" office:value-type="float" office:value="345.8" calcext:value-type="float">
            <text:p>345.8</text:p>
          </table:table-cell>
          <table:table-cell/>
        </table:table-row>
        <table:table-row table:style-name="ro1">
          <table:table-cell table:formula="of:=[$Ekebo_reduced.A137]" office:value-type="float" office:value="1990" calcext:value-type="float">
            <text:p>1990</text:p>
          </table:table-cell>
          <table:table-cell table:formula="of:=[$Ekebo_reduced.E137]" office:value-type="string" office:string-value="winter_oil_seeds" calcext:value-type="string">
            <text:p>winter_oil_seeds</text:p>
          </table:table-cell>
          <table:table-cell table:formula="of:=[$Ekebo_reduced.B13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37]*(1/0.45)" office:value-type="float" office:value="12172.7272727273" calcext:value-type="float">
            <text:p>12172.7272727273</text:p>
          </table:table-cell>
          <table:table-cell/>
          <table:table-cell table:formula="of:=[$Ekebo_reduced.C137]" office:value-type="float" office:value="1874.6" calcext:value-type="float">
            <text:p>1874.6</text:p>
          </table:table-cell>
          <table:table-cell/>
        </table:table-row>
        <table:table-row table:style-name="ro1">
          <table:table-cell table:formula="of:=[$Ekebo_reduced.A138]" office:value-type="float" office:value="1991" calcext:value-type="float">
            <text:p>1991</text:p>
          </table:table-cell>
          <table:table-cell table:formula="of:=[$Ekebo_reduced.E138]" office:value-type="string" office:string-value="winter_small_grains" calcext:value-type="string">
            <text:p>winter_small_grains</text:p>
          </table:table-cell>
          <table:table-cell table:formula="of:=[$Ekebo_reduced.B13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38]*(1/0.45)" office:value-type="float" office:value="13225.1552795031" calcext:value-type="float">
            <text:p>13225.1552795031</text:p>
          </table:table-cell>
          <table:table-cell/>
          <table:table-cell table:formula="of:=[$Ekebo_reduced.C138]" office:value-type="float" office:value="4258.5" calcext:value-type="float">
            <text:p>4258.5</text:p>
          </table:table-cell>
          <table:table-cell/>
        </table:table-row>
        <table:table-row table:style-name="ro1">
          <table:table-cell table:formula="of:=[$Ekebo_reduced.A139]" office:value-type="float" office:value="1991" calcext:value-type="float">
            <text:p>1991</text:p>
          </table:table-cell>
          <table:table-cell table:formula="of:=[$Ekebo_reduced.E139]" office:value-type="string" office:string-value="winter_small_grains" calcext:value-type="string">
            <text:p>winter_small_grains</text:p>
          </table:table-cell>
          <table:table-cell table:formula="of:=[$Ekebo_reduced.B13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39]*(1/0.45)" office:value-type="float" office:value="10004.6583850932" calcext:value-type="float">
            <text:p>10004.6583850932</text:p>
          </table:table-cell>
          <table:table-cell/>
          <table:table-cell table:formula="of:=[$Ekebo_reduced.C139]" office:value-type="float" office:value="3221.5" calcext:value-type="float">
            <text:p>3221.5</text:p>
          </table:table-cell>
          <table:table-cell/>
        </table:table-row>
        <table:table-row table:style-name="ro1">
          <table:table-cell table:formula="of:=[$Ekebo_reduced.A140]" office:value-type="float" office:value="1991" calcext:value-type="float">
            <text:p>1991</text:p>
          </table:table-cell>
          <table:table-cell table:formula="of:=[$Ekebo_reduced.E140]" office:value-type="string" office:string-value="winter_small_grains" calcext:value-type="string">
            <text:p>winter_small_grains</text:p>
          </table:table-cell>
          <table:table-cell table:formula="of:=[$Ekebo_reduced.B14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40]*(1/0.45)" office:value-type="float" office:value="9397.51552795031" calcext:value-type="float">
            <text:p>9397.51552795031</text:p>
          </table:table-cell>
          <table:table-cell/>
          <table:table-cell table:formula="of:=[$Ekebo_reduced.C140]" office:value-type="float" office:value="3026" calcext:value-type="float">
            <text:p>3026</text:p>
          </table:table-cell>
          <table:table-cell/>
        </table:table-row>
        <table:table-row table:style-name="ro1">
          <table:table-cell table:formula="of:=[$Ekebo_reduced.A141]" office:value-type="float" office:value="1991" calcext:value-type="float">
            <text:p>1991</text:p>
          </table:table-cell>
          <table:table-cell table:formula="of:=[$Ekebo_reduced.E141]" office:value-type="string" office:string-value="winter_small_grains" calcext:value-type="string">
            <text:p>winter_small_grains</text:p>
          </table:table-cell>
          <table:table-cell table:formula="of:=[$Ekebo_reduced.B14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41]*(1/0.45)" office:value-type="float" office:value="11166.149068323" calcext:value-type="float">
            <text:p>11166.149068323</text:p>
          </table:table-cell>
          <table:table-cell/>
          <table:table-cell table:formula="of:=[$Ekebo_reduced.C141]" office:value-type="float" office:value="3595.5" calcext:value-type="float">
            <text:p>3595.5</text:p>
          </table:table-cell>
          <table:table-cell/>
        </table:table-row>
        <table:table-row table:style-name="ro1">
          <table:table-cell table:formula="of:=[$Ekebo_reduced.A142]" office:value-type="float" office:value="1992" calcext:value-type="float">
            <text:p>1992</text:p>
          </table:table-cell>
          <table:table-cell table:formula="of:=[$Ekebo_reduced.E142]" office:value-type="string" office:string-value="root_crop" calcext:value-type="string">
            <text:p>root_crop</text:p>
          </table:table-cell>
          <table:table-cell table:formula="of:=[$Ekebo_reduced.B14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8]" office:value-type="float" office:value="3732.875" calcext:value-type="float">
            <text:p>3732.875</text:p>
          </table:table-cell>
          <table:table-cell/>
          <table:table-cell table:formula="of:=[$Ekebo_reduced.C14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Ekebo_reduced.A143]" office:value-type="float" office:value="1992" calcext:value-type="float">
            <text:p>1992</text:p>
          </table:table-cell>
          <table:table-cell table:formula="of:=[$Ekebo_reduced.E143]" office:value-type="string" office:string-value="root_crop" calcext:value-type="string">
            <text:p>root_crop</text:p>
          </table:table-cell>
          <table:table-cell table:formula="of:=[$Ekebo_reduced.B14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9]" office:value-type="float" office:value="3732.875" calcext:value-type="float">
            <text:p>3732.875</text:p>
          </table:table-cell>
          <table:table-cell/>
          <table:table-cell table:formula="of:=[$Ekebo_reduced.C143]" office:value-type="float" office:value="7900" calcext:value-type="float">
            <text:p>7900</text:p>
          </table:table-cell>
          <table:table-cell/>
        </table:table-row>
        <table:table-row table:style-name="ro1">
          <table:table-cell table:formula="of:=[$Ekebo_reduced.A144]" office:value-type="float" office:value="1992" calcext:value-type="float">
            <text:p>1992</text:p>
          </table:table-cell>
          <table:table-cell table:formula="of:=[$Ekebo_reduced.E144]" office:value-type="string" office:string-value="root_crop" calcext:value-type="string">
            <text:p>root_crop</text:p>
          </table:table-cell>
          <table:table-cell table:formula="of:=[$Ekebo_reduced.B14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0]" office:value-type="float" office:value="3732.875" calcext:value-type="float">
            <text:p>3732.875</text:p>
          </table:table-cell>
          <table:table-cell/>
          <table:table-cell table:formula="of:=[$Ekebo_reduced.C144]" office:value-type="float" office:value="3625" calcext:value-type="float">
            <text:p>3625</text:p>
          </table:table-cell>
          <table:table-cell/>
        </table:table-row>
        <table:table-row table:style-name="ro1">
          <table:table-cell table:formula="of:=[$Ekebo_reduced.A145]" office:value-type="float" office:value="1992" calcext:value-type="float">
            <text:p>1992</text:p>
          </table:table-cell>
          <table:table-cell table:formula="of:=[$Ekebo_reduced.E145]" office:value-type="string" office:string-value="root_crop" calcext:value-type="string">
            <text:p>root_crop</text:p>
          </table:table-cell>
          <table:table-cell table:formula="of:=[$Ekebo_reduced.B14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1]" office:value-type="float" office:value="3732.875" calcext:value-type="float">
            <text:p>3732.875</text:p>
          </table:table-cell>
          <table:table-cell/>
          <table:table-cell table:formula="of:=[$Ekebo_reduced.C145]" office:value-type="float" office:value="7950" calcext:value-type="float">
            <text:p>7950</text:p>
          </table:table-cell>
          <table:table-cell/>
        </table:table-row>
        <table:table-row table:style-name="ro1">
          <table:table-cell table:formula="of:=[$Ekebo_reduced.A146]" office:value-type="float" office:value="1993" calcext:value-type="float">
            <text:p>1993</text:p>
          </table:table-cell>
          <table:table-cell table:formula="of:=[$Ekebo_reduced.E146]" office:value-type="string" office:string-value="spring_small_grains" calcext:value-type="string">
            <text:p>spring_small_grains</text:p>
          </table:table-cell>
          <table:table-cell table:formula="of:=[$Ekebo_reduced.B14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46]*(1/0.45)" office:value-type="float" office:value="5832.11678832118" calcext:value-type="float">
            <text:p>5832.11678832118</text:p>
          </table:table-cell>
          <table:table-cell/>
          <table:table-cell table:formula="of:=[$Ekebo_reduced.C146]" office:value-type="float" office:value="2397" calcext:value-type="float">
            <text:p>2397</text:p>
          </table:table-cell>
          <table:table-cell/>
        </table:table-row>
        <table:table-row table:style-name="ro1">
          <table:table-cell table:formula="of:=[$Ekebo_reduced.A147]" office:value-type="float" office:value="1993" calcext:value-type="float">
            <text:p>1993</text:p>
          </table:table-cell>
          <table:table-cell table:formula="of:=[$Ekebo_reduced.E147]" office:value-type="string" office:string-value="spring_small_grains" calcext:value-type="string">
            <text:p>spring_small_grains</text:p>
          </table:table-cell>
          <table:table-cell table:formula="of:=[$Ekebo_reduced.B14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47]*(1/0.45)" office:value-type="float" office:value="7507.299270073" calcext:value-type="float">
            <text:p>7507.299270073</text:p>
          </table:table-cell>
          <table:table-cell/>
          <table:table-cell table:formula="of:=[$Ekebo_reduced.C147]" office:value-type="float" office:value="3085.5" calcext:value-type="float">
            <text:p>3085.5</text:p>
          </table:table-cell>
          <table:table-cell/>
        </table:table-row>
        <table:table-row table:style-name="ro1">
          <table:table-cell table:formula="of:=[$Ekebo_reduced.A148]" office:value-type="float" office:value="1993" calcext:value-type="float">
            <text:p>1993</text:p>
          </table:table-cell>
          <table:table-cell table:formula="of:=[$Ekebo_reduced.E148]" office:value-type="string" office:string-value="spring_small_grains" calcext:value-type="string">
            <text:p>spring_small_grains</text:p>
          </table:table-cell>
          <table:table-cell table:formula="of:=[$Ekebo_reduced.B14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48]*(1/0.45)" office:value-type="float" office:value="4504.43458980045" calcext:value-type="float">
            <text:p>4504.43458980045</text:p>
          </table:table-cell>
          <table:table-cell/>
          <table:table-cell table:formula="of:=[$Ekebo_reduced.C148]" office:value-type="float" office:value="2031.5" calcext:value-type="float">
            <text:p>2031.5</text:p>
          </table:table-cell>
          <table:table-cell/>
        </table:table-row>
        <table:table-row table:style-name="ro1">
          <table:table-cell table:formula="of:=[$Ekebo_reduced.A149]" office:value-type="float" office:value="1993" calcext:value-type="float">
            <text:p>1993</text:p>
          </table:table-cell>
          <table:table-cell table:formula="of:=[$Ekebo_reduced.E149]" office:value-type="string" office:string-value="spring_small_grains" calcext:value-type="string">
            <text:p>spring_small_grains</text:p>
          </table:table-cell>
          <table:table-cell table:formula="of:=[$Ekebo_reduced.B14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49]*(1/0.45)" office:value-type="float" office:value="5522.17294900222" calcext:value-type="float">
            <text:p>5522.17294900222</text:p>
          </table:table-cell>
          <table:table-cell/>
          <table:table-cell table:formula="of:=[$Ekebo_reduced.C149]" office:value-type="float" office:value="2490.5" calcext:value-type="float">
            <text:p>2490.5</text:p>
          </table:table-cell>
          <table:table-cell/>
        </table:table-row>
        <table:table-row table:style-name="ro1">
          <table:table-cell table:formula="of:=[$Ekebo_reduced.A150]" office:value-type="float" office:value="1994" calcext:value-type="float">
            <text:p>1994</text:p>
          </table:table-cell>
          <table:table-cell table:formula="of:=[$Ekebo_reduced.E150]" office:value-type="string" office:string-value="ley" calcext:value-type="string">
            <text:p>ley</text:p>
          </table:table-cell>
          <table:table-cell table:formula="of:=[$Ekebo_reduced.B15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0]*(1/0.45)" office:value-type="float" office:value="13418.9723320158" calcext:value-type="float">
            <text:p>13418.9723320158</text:p>
          </table:table-cell>
          <table:table-cell/>
          <table:table-cell table:formula="of:=[$Ekebo_reduced.C150]" office:value-type="float" office:value="6790" calcext:value-type="float">
            <text:p>6790</text:p>
          </table:table-cell>
          <table:table-cell/>
        </table:table-row>
        <table:table-row table:style-name="ro1">
          <table:table-cell table:formula="of:=[$Ekebo_reduced.A151]" office:value-type="float" office:value="1994" calcext:value-type="float">
            <text:p>1994</text:p>
          </table:table-cell>
          <table:table-cell table:formula="of:=[$Ekebo_reduced.E151]" office:value-type="string" office:string-value="ley" calcext:value-type="string">
            <text:p>ley</text:p>
          </table:table-cell>
          <table:table-cell table:formula="of:=[$Ekebo_reduced.B15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1]*(1/0.45)" office:value-type="float" office:value="19387.3517786561" calcext:value-type="float">
            <text:p>19387.3517786561</text:p>
          </table:table-cell>
          <table:table-cell/>
          <table:table-cell table:formula="of:=[$Ekebo_reduced.C151]" office:value-type="float" office:value="9810" calcext:value-type="float">
            <text:p>9810</text:p>
          </table:table-cell>
          <table:table-cell/>
        </table:table-row>
        <table:table-row table:style-name="ro1">
          <table:table-cell table:formula="of:=[$Ekebo_reduced.A152]" office:value-type="float" office:value="1994" calcext:value-type="float">
            <text:p>1994</text:p>
          </table:table-cell>
          <table:table-cell table:formula="of:=[$Ekebo_reduced.E152]" office:value-type="string" office:string-value="winter_oil_seeds" calcext:value-type="string">
            <text:p>winter_oil_seeds</text:p>
          </table:table-cell>
          <table:table-cell table:formula="of:=[$Ekebo_reduced.B15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52]*(1/0.45)" office:value-type="float" office:value="4136.36363636364" calcext:value-type="float">
            <text:p>4136.36363636364</text:p>
          </table:table-cell>
          <table:table-cell/>
          <table:table-cell table:formula="of:=[$Ekebo_reduced.C152]" office:value-type="float" office:value="637" calcext:value-type="float">
            <text:p>637</text:p>
          </table:table-cell>
          <table:table-cell/>
        </table:table-row>
        <table:table-row table:style-name="ro1">
          <table:table-cell table:formula="of:=[$Ekebo_reduced.A153]" office:value-type="float" office:value="1994" calcext:value-type="float">
            <text:p>1994</text:p>
          </table:table-cell>
          <table:table-cell table:formula="of:=[$Ekebo_reduced.E153]" office:value-type="string" office:string-value="winter_oil_seeds" calcext:value-type="string">
            <text:p>winter_oil_seeds</text:p>
          </table:table-cell>
          <table:table-cell table:formula="of:=[$Ekebo_reduced.B15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53]*(1/0.45)" office:value-type="float" office:value="8509.09090909091" calcext:value-type="float">
            <text:p>8509.09090909091</text:p>
          </table:table-cell>
          <table:table-cell/>
          <table:table-cell table:formula="of:=[$Ekebo_reduced.C153]" office:value-type="float" office:value="1310.4" calcext:value-type="float">
            <text:p>1310.4</text:p>
          </table:table-cell>
          <table:table-cell/>
        </table:table-row>
        <table:table-row table:style-name="ro1">
          <table:table-cell table:formula="of:=[$Ekebo_reduced.A154]" office:value-type="float" office:value="1995" calcext:value-type="float">
            <text:p>1995</text:p>
          </table:table-cell>
          <table:table-cell table:formula="of:=[$Ekebo_reduced.E154]" office:value-type="string" office:string-value="winter_small_grains" calcext:value-type="string">
            <text:p>winter_small_grains</text:p>
          </table:table-cell>
          <table:table-cell table:formula="of:=[$Ekebo_reduced.B15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4]*(1/0.45)" office:value-type="float" office:value="8631.98757763976" calcext:value-type="float">
            <text:p>8631.98757763976</text:p>
          </table:table-cell>
          <table:table-cell/>
          <table:table-cell table:formula="of:=[$Ekebo_reduced.C154]" office:value-type="float" office:value="2779.5" calcext:value-type="float">
            <text:p>2779.5</text:p>
          </table:table-cell>
          <table:table-cell/>
        </table:table-row>
        <table:table-row table:style-name="ro1">
          <table:table-cell table:formula="of:=[$Ekebo_reduced.A155]" office:value-type="float" office:value="1995" calcext:value-type="float">
            <text:p>1995</text:p>
          </table:table-cell>
          <table:table-cell table:formula="of:=[$Ekebo_reduced.E155]" office:value-type="string" office:string-value="winter_small_grains" calcext:value-type="string">
            <text:p>winter_small_grains</text:p>
          </table:table-cell>
          <table:table-cell table:formula="of:=[$Ekebo_reduced.B15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5]*(1/0.45)" office:value-type="float" office:value="20378.8819875776" calcext:value-type="float">
            <text:p>20378.8819875776</text:p>
          </table:table-cell>
          <table:table-cell/>
          <table:table-cell table:formula="of:=[$Ekebo_reduced.C155]" office:value-type="float" office:value="6562" calcext:value-type="float">
            <text:p>6562</text:p>
          </table:table-cell>
          <table:table-cell/>
        </table:table-row>
        <table:table-row table:style-name="ro1">
          <table:table-cell table:formula="of:=[$Ekebo_reduced.A156]" office:value-type="float" office:value="1995" calcext:value-type="float">
            <text:p>1995</text:p>
          </table:table-cell>
          <table:table-cell table:formula="of:=[$Ekebo_reduced.E156]" office:value-type="string" office:string-value="winter_small_grains" calcext:value-type="string">
            <text:p>winter_small_grains</text:p>
          </table:table-cell>
          <table:table-cell table:formula="of:=[$Ekebo_reduced.B15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6]*(1/0.45)" office:value-type="float" office:value="6863.35403726709" calcext:value-type="float">
            <text:p>6863.35403726709</text:p>
          </table:table-cell>
          <table:table-cell/>
          <table:table-cell table:formula="of:=[$Ekebo_reduced.C156]" office:value-type="float" office:value="2210" calcext:value-type="float">
            <text:p>2210</text:p>
          </table:table-cell>
          <table:table-cell/>
        </table:table-row>
        <table:table-row table:style-name="ro1">
          <table:table-cell table:formula="of:=[$Ekebo_reduced.A157]" office:value-type="float" office:value="1995" calcext:value-type="float">
            <text:p>1995</text:p>
          </table:table-cell>
          <table:table-cell table:formula="of:=[$Ekebo_reduced.E157]" office:value-type="string" office:string-value="winter_small_grains" calcext:value-type="string">
            <text:p>winter_small_grains</text:p>
          </table:table-cell>
          <table:table-cell table:formula="of:=[$Ekebo_reduced.B15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57]*(1/0.45)" office:value-type="float" office:value="19692.5465838509" calcext:value-type="float">
            <text:p>19692.5465838509</text:p>
          </table:table-cell>
          <table:table-cell/>
          <table:table-cell table:formula="of:=[$Ekebo_reduced.C157]" office:value-type="float" office:value="6341" calcext:value-type="float">
            <text:p>6341</text:p>
          </table:table-cell>
          <table:table-cell/>
        </table:table-row>
        <table:table-row table:style-name="ro1">
          <table:table-cell table:formula="of:=[$Ekebo_reduced.A158]" office:value-type="float" office:value="1996" calcext:value-type="float">
            <text:p>1996</text:p>
          </table:table-cell>
          <table:table-cell table:formula="of:=[$Ekebo_reduced.E158]" office:value-type="string" office:string-value="root_crop" calcext:value-type="string">
            <text:p>root_crop</text:p>
          </table:table-cell>
          <table:table-cell table:formula="of:=[$Ekebo_reduced.B15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AVERAGE([$Ultuna_Sugarbeet.L2:$Ultuna_Sugarbeet.L9])" office:value-type="float" office:value="3732.875" calcext:value-type="float">
            <text:p>3732.875</text:p>
          </table:table-cell>
          <table:table-cell/>
          <table:table-cell table:formula="of:=[$Ekebo_reduced.C158]" office:value-type="float" office:value="3125" calcext:value-type="float">
            <text:p>3125</text:p>
          </table:table-cell>
          <table:table-cell/>
        </table:table-row>
        <table:table-row table:style-name="ro1">
          <table:table-cell table:formula="of:=[$Ekebo_reduced.A159]" office:value-type="float" office:value="1996" calcext:value-type="float">
            <text:p>1996</text:p>
          </table:table-cell>
          <table:table-cell table:formula="of:=[$Ekebo_reduced.E159]" office:value-type="string" office:string-value="root_crop" calcext:value-type="string">
            <text:p>root_crop</text:p>
          </table:table-cell>
          <table:table-cell table:formula="of:=[$Ekebo_reduced.B15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8]" office:value-type="float" office:value="3732.875" calcext:value-type="float">
            <text:p>3732.875</text:p>
          </table:table-cell>
          <table:table-cell/>
          <table:table-cell table:formula="of:=[$Ekebo_reduced.C159]" office:value-type="float" office:value="11175" calcext:value-type="float">
            <text:p>11175</text:p>
          </table:table-cell>
          <table:table-cell/>
        </table:table-row>
        <table:table-row table:style-name="ro1">
          <table:table-cell table:formula="of:=[$Ekebo_reduced.A160]" office:value-type="float" office:value="1996" calcext:value-type="float">
            <text:p>1996</text:p>
          </table:table-cell>
          <table:table-cell table:formula="of:=[$Ekebo_reduced.E160]" office:value-type="string" office:string-value="root_crop" calcext:value-type="string">
            <text:p>root_crop</text:p>
          </table:table-cell>
          <table:table-cell table:formula="of:=[$Ekebo_reduced.B16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9]" office:value-type="float" office:value="3732.875" calcext:value-type="float">
            <text:p>3732.875</text:p>
          </table:table-cell>
          <table:table-cell/>
          <table:table-cell table:formula="of:=[$Ekebo_reduced.C160]" office:value-type="float" office:value="3650" calcext:value-type="float">
            <text:p>3650</text:p>
          </table:table-cell>
          <table:table-cell/>
        </table:table-row>
        <table:table-row table:style-name="ro1">
          <table:table-cell table:formula="of:=[$Ekebo_reduced.A161]" office:value-type="float" office:value="1996" calcext:value-type="float">
            <text:p>1996</text:p>
          </table:table-cell>
          <table:table-cell table:formula="of:=[$Ekebo_reduced.E161]" office:value-type="string" office:string-value="root_crop" calcext:value-type="string">
            <text:p>root_crop</text:p>
          </table:table-cell>
          <table:table-cell table:formula="of:=[$Ekebo_reduced.B16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0]" office:value-type="float" office:value="3732.875" calcext:value-type="float">
            <text:p>3732.875</text:p>
          </table:table-cell>
          <table:table-cell/>
          <table:table-cell table:formula="of:=[$Ekebo_reduced.C161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formula="of:=[$Ekebo_reduced.A162]" office:value-type="float" office:value="1997" calcext:value-type="float">
            <text:p>1997</text:p>
          </table:table-cell>
          <table:table-cell table:formula="of:=[$Ekebo_reduced.E162]" office:value-type="string" office:string-value="spring_small_grains" calcext:value-type="string">
            <text:p>spring_small_grains</text:p>
          </table:table-cell>
          <table:table-cell table:formula="of:=[$Ekebo_reduced.B16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2]*(1/0.45)" office:value-type="float" office:value="6721.41119221411" calcext:value-type="float">
            <text:p>6721.41119221411</text:p>
          </table:table-cell>
          <table:table-cell/>
          <table:table-cell table:formula="of:=[$Ekebo_reduced.C162]" office:value-type="float" office:value="2762.5" calcext:value-type="float">
            <text:p>2762.5</text:p>
          </table:table-cell>
          <table:table-cell/>
        </table:table-row>
        <table:table-row table:style-name="ro1">
          <table:table-cell table:formula="of:=[$Ekebo_reduced.A163]" office:value-type="float" office:value="1997" calcext:value-type="float">
            <text:p>1997</text:p>
          </table:table-cell>
          <table:table-cell table:formula="of:=[$Ekebo_reduced.E163]" office:value-type="string" office:string-value="spring_small_grains" calcext:value-type="string">
            <text:p>spring_small_grains</text:p>
          </table:table-cell>
          <table:table-cell table:formula="of:=[$Ekebo_reduced.B16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3]*(1/0.45)" office:value-type="float" office:value="12284.6715328467" calcext:value-type="float">
            <text:p>12284.6715328467</text:p>
          </table:table-cell>
          <table:table-cell/>
          <table:table-cell table:formula="of:=[$Ekebo_reduced.C163]" office:value-type="float" office:value="5049" calcext:value-type="float">
            <text:p>5049</text:p>
          </table:table-cell>
          <table:table-cell/>
        </table:table-row>
        <table:table-row table:style-name="ro1">
          <table:table-cell table:formula="of:=[$Ekebo_reduced.A164]" office:value-type="float" office:value="1997" calcext:value-type="float">
            <text:p>1997</text:p>
          </table:table-cell>
          <table:table-cell table:formula="of:=[$Ekebo_reduced.E164]" office:value-type="string" office:string-value="spring_small_grains" calcext:value-type="string">
            <text:p>spring_small_grains</text:p>
          </table:table-cell>
          <table:table-cell table:formula="of:=[$Ekebo_reduced.B16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4]*(1/0.45)" office:value-type="float" office:value="4805.9866962306" calcext:value-type="float">
            <text:p>4805.9866962306</text:p>
          </table:table-cell>
          <table:table-cell/>
          <table:table-cell table:formula="of:=[$Ekebo_reduced.C164]" office:value-type="float" office:value="2167.5" calcext:value-type="float">
            <text:p>2167.5</text:p>
          </table:table-cell>
          <table:table-cell/>
        </table:table-row>
        <table:table-row table:style-name="ro1">
          <table:table-cell table:formula="of:=[$Ekebo_reduced.A165]" office:value-type="float" office:value="1997" calcext:value-type="float">
            <text:p>1997</text:p>
          </table:table-cell>
          <table:table-cell table:formula="of:=[$Ekebo_reduced.E165]" office:value-type="string" office:string-value="spring_small_grains" calcext:value-type="string">
            <text:p>spring_small_grains</text:p>
          </table:table-cell>
          <table:table-cell table:formula="of:=[$Ekebo_reduced.B16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5]*(1/0.45)" office:value-type="float" office:value="10950.110864745" calcext:value-type="float">
            <text:p>10950.110864745</text:p>
          </table:table-cell>
          <table:table-cell/>
          <table:table-cell table:formula="of:=[$Ekebo_reduced.C165]" office:value-type="float" office:value="4938.5" calcext:value-type="float">
            <text:p>4938.5</text:p>
          </table:table-cell>
          <table:table-cell/>
        </table:table-row>
        <table:table-row table:style-name="ro1">
          <table:table-cell table:formula="of:=[$Ekebo_reduced.A166]" office:value-type="float" office:value="1998" calcext:value-type="float">
            <text:p>1998</text:p>
          </table:table-cell>
          <table:table-cell table:formula="of:=[$Ekebo_reduced.E166]" office:value-type="string" office:string-value="ley" calcext:value-type="string">
            <text:p>ley</text:p>
          </table:table-cell>
          <table:table-cell table:formula="of:=[$Ekebo_reduced.B16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66]*(1/0.45)" office:value-type="float" office:value="14847.3320158103" calcext:value-type="float">
            <text:p>14847.3320158103</text:p>
          </table:table-cell>
          <table:table-cell/>
          <table:table-cell table:formula="of:=[$Ekebo_reduced.C166]" office:value-type="float" office:value="7512.75" calcext:value-type="float">
            <text:p>7512.75</text:p>
          </table:table-cell>
          <table:table-cell/>
        </table:table-row>
        <table:table-row table:style-name="ro1">
          <table:table-cell table:formula="of:=[$Ekebo_reduced.A167]" office:value-type="float" office:value="1998" calcext:value-type="float">
            <text:p>1998</text:p>
          </table:table-cell>
          <table:table-cell table:formula="of:=[$Ekebo_reduced.E167]" office:value-type="string" office:string-value="ley" calcext:value-type="string">
            <text:p>ley</text:p>
          </table:table-cell>
          <table:table-cell table:formula="of:=[$Ekebo_reduced.B16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67]*(1/0.45)" office:value-type="float" office:value="18333.168972332" calcext:value-type="float">
            <text:p>18333.168972332</text:p>
          </table:table-cell>
          <table:table-cell/>
          <table:table-cell table:formula="of:=[$Ekebo_reduced.C167]" office:value-type="float" office:value="9276.5835" calcext:value-type="float">
            <text:p>9276.5835</text:p>
          </table:table-cell>
          <table:table-cell/>
        </table:table-row>
        <table:table-row table:style-name="ro1">
          <table:table-cell table:formula="of:=[$Ekebo_reduced.A168]" office:value-type="float" office:value="1998" calcext:value-type="float">
            <text:p>1998</text:p>
          </table:table-cell>
          <table:table-cell table:formula="of:=[$Ekebo_reduced.E168]" office:value-type="string" office:string-value="winter_oil_seeds" calcext:value-type="string">
            <text:p>winter_oil_seeds</text:p>
          </table:table-cell>
          <table:table-cell table:formula="of:=[$Ekebo_reduced.B16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8]*(1/0.45)" office:value-type="float" office:value="4285.21954545456" calcext:value-type="float">
            <text:p>4285.21954545456</text:p>
          </table:table-cell>
          <table:table-cell/>
          <table:table-cell table:formula="of:=[$Ekebo_reduced.C168]" office:value-type="float" office:value="659.92381" calcext:value-type="float">
            <text:p>659.92381</text:p>
          </table:table-cell>
          <table:table-cell/>
        </table:table-row>
        <table:table-row table:style-name="ro1">
          <table:table-cell table:formula="of:=[$Ekebo_reduced.A169]" office:value-type="float" office:value="1998" calcext:value-type="float">
            <text:p>1998</text:p>
          </table:table-cell>
          <table:table-cell table:formula="of:=[$Ekebo_reduced.E169]" office:value-type="string" office:string-value="winter_oil_seeds" calcext:value-type="string">
            <text:p>winter_oil_seeds</text:p>
          </table:table-cell>
          <table:table-cell table:formula="of:=[$Ekebo_reduced.B16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69]*(1/0.45)" office:value-type="float" office:value="11448.515" calcext:value-type="float">
            <text:p>11448.515</text:p>
          </table:table-cell>
          <table:table-cell/>
          <table:table-cell table:formula="of:=[$Ekebo_reduced.C169]" office:value-type="float" office:value="1763.07131" calcext:value-type="float">
            <text:p>1763.07131</text:p>
          </table:table-cell>
          <table:table-cell/>
        </table:table-row>
        <table:table-row table:style-name="ro1">
          <table:table-cell table:formula="of:=[$Ekebo_reduced.A170]" office:value-type="float" office:value="1999" calcext:value-type="float">
            <text:p>1999</text:p>
          </table:table-cell>
          <table:table-cell table:formula="of:=[$Ekebo_reduced.E170]" office:value-type="string" office:string-value="winter_small_grains" calcext:value-type="string">
            <text:p>winter_small_grains</text:p>
          </table:table-cell>
          <table:table-cell table:formula="of:=[$Ekebo_reduced.B17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70]*(1/0.45)" office:value-type="float" office:value="18793.306242236" calcext:value-type="float">
            <text:p>18793.306242236</text:p>
          </table:table-cell>
          <table:table-cell/>
          <table:table-cell table:formula="of:=[$Ekebo_reduced.C170]" office:value-type="float" office:value="6051.44461" calcext:value-type="float">
            <text:p>6051.44461</text:p>
          </table:table-cell>
          <table:table-cell/>
        </table:table-row>
        <table:table-row table:style-name="ro1">
          <table:table-cell table:formula="of:=[$Ekebo_reduced.A171]" office:value-type="float" office:value="1999" calcext:value-type="float">
            <text:p>1999</text:p>
          </table:table-cell>
          <table:table-cell table:formula="of:=[$Ekebo_reduced.E171]" office:value-type="string" office:string-value="winter_small_grains" calcext:value-type="string">
            <text:p>winter_small_grains</text:p>
          </table:table-cell>
          <table:table-cell table:formula="of:=[$Ekebo_reduced.B17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71]*(1/0.45)" office:value-type="float" office:value="16214.6739130435" calcext:value-type="float">
            <text:p>16214.6739130435</text:p>
          </table:table-cell>
          <table:table-cell/>
          <table:table-cell table:formula="of:=[$Ekebo_reduced.C171]" office:value-type="float" office:value="5221.125" calcext:value-type="float">
            <text:p>5221.125</text:p>
          </table:table-cell>
          <table:table-cell/>
        </table:table-row>
        <table:table-row table:style-name="ro1">
          <table:table-cell table:formula="of:=[$Ekebo_reduced.A172]" office:value-type="float" office:value="1999" calcext:value-type="float">
            <text:p>1999</text:p>
          </table:table-cell>
          <table:table-cell table:formula="of:=[$Ekebo_reduced.E172]" office:value-type="string" office:string-value="winter_small_grains" calcext:value-type="string">
            <text:p>winter_small_grains</text:p>
          </table:table-cell>
          <table:table-cell table:formula="of:=[$Ekebo_reduced.B17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72]*(1/0.45)" office:value-type="float" office:value="17187.7073214286" calcext:value-type="float">
            <text:p>17187.7073214286</text:p>
          </table:table-cell>
          <table:table-cell/>
          <table:table-cell table:formula="of:=[$Ekebo_reduced.C172]" office:value-type="float" office:value="5534.4417575" calcext:value-type="float">
            <text:p>5534.4417575</text:p>
          </table:table-cell>
          <table:table-cell/>
        </table:table-row>
        <table:table-row table:style-name="ro1">
          <table:table-cell table:formula="of:=[$Ekebo_reduced.A173]" office:value-type="float" office:value="1999" calcext:value-type="float">
            <text:p>1999</text:p>
          </table:table-cell>
          <table:table-cell table:formula="of:=[$Ekebo_reduced.E173]" office:value-type="string" office:string-value="winter_small_grains" calcext:value-type="string">
            <text:p>winter_small_grains</text:p>
          </table:table-cell>
          <table:table-cell table:formula="of:=[$Ekebo_reduced.B17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73]*(1/0.45)" office:value-type="float" office:value="18862.2246118012" calcext:value-type="float">
            <text:p>18862.2246118012</text:p>
          </table:table-cell>
          <table:table-cell/>
          <table:table-cell table:formula="of:=[$Ekebo_reduced.C173]" office:value-type="float" office:value="6073.636325" calcext:value-type="float">
            <text:p>6073.636325</text:p>
          </table:table-cell>
          <table:table-cell/>
        </table:table-row>
        <table:table-row table:style-name="ro1">
          <table:table-cell table:formula="of:=[$Ekebo_reduced.A174]" office:value-type="float" office:value="2000" calcext:value-type="float">
            <text:p>2000</text:p>
          </table:table-cell>
          <table:table-cell table:formula="of:=[$Ekebo_reduced.E174]" office:value-type="string" office:string-value="root_crop" calcext:value-type="string">
            <text:p>root_crop</text:p>
          </table:table-cell>
          <table:table-cell table:formula="of:=[$Ekebo_reduced.B17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8]" office:value-type="float" office:value="3732.875" calcext:value-type="float">
            <text:p>3732.875</text:p>
          </table:table-cell>
          <table:table-cell/>
          <table:table-cell table:formula="of:=[$Ekebo_reduced.C174]" office:value-type="float" office:value="2570.7" calcext:value-type="float">
            <text:p>2570.7</text:p>
          </table:table-cell>
          <table:table-cell/>
        </table:table-row>
        <table:table-row table:style-name="ro1">
          <table:table-cell table:formula="of:=[$Ekebo_reduced.A175]" office:value-type="float" office:value="2000" calcext:value-type="float">
            <text:p>2000</text:p>
          </table:table-cell>
          <table:table-cell table:formula="of:=[$Ekebo_reduced.E175]" office:value-type="string" office:string-value="root_crop" calcext:value-type="string">
            <text:p>root_crop</text:p>
          </table:table-cell>
          <table:table-cell table:formula="of:=[$Ekebo_reduced.B17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59]" office:value-type="float" office:value="3732.875" calcext:value-type="float">
            <text:p>3732.875</text:p>
          </table:table-cell>
          <table:table-cell/>
          <table:table-cell table:formula="of:=[$Ekebo_reduced.C175]" office:value-type="float" office:value="8999.5" calcext:value-type="float">
            <text:p>8999.5</text:p>
          </table:table-cell>
          <table:table-cell/>
        </table:table-row>
        <table:table-row table:style-name="ro1">
          <table:table-cell table:formula="of:=[$Ekebo_reduced.A176]" office:value-type="float" office:value="2000" calcext:value-type="float">
            <text:p>2000</text:p>
          </table:table-cell>
          <table:table-cell table:formula="of:=[$Ekebo_reduced.E176]" office:value-type="string" office:string-value="root_crop" calcext:value-type="string">
            <text:p>root_crop</text:p>
          </table:table-cell>
          <table:table-cell table:formula="of:=[$Ekebo_reduced.B17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0]" office:value-type="float" office:value="3732.875" calcext:value-type="float">
            <text:p>3732.875</text:p>
          </table:table-cell>
          <table:table-cell/>
          <table:table-cell table:formula="of:=[$Ekebo_reduced.C176]" office:value-type="float" office:value="2676.5" calcext:value-type="float">
            <text:p>2676.5</text:p>
          </table:table-cell>
          <table:table-cell/>
        </table:table-row>
        <table:table-row table:style-name="ro1">
          <table:table-cell table:formula="of:=[$Ekebo_reduced.A177]" office:value-type="float" office:value="2000" calcext:value-type="float">
            <text:p>2000</text:p>
          </table:table-cell>
          <table:table-cell table:formula="of:=[$Ekebo_reduced.E177]" office:value-type="string" office:string-value="root_crop" calcext:value-type="string">
            <text:p>root_crop</text:p>
          </table:table-cell>
          <table:table-cell table:formula="of:=[$Ekebo_reduced.B17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61]" office:value-type="float" office:value="3732.875" calcext:value-type="float">
            <text:p>3732.875</text:p>
          </table:table-cell>
          <table:table-cell/>
          <table:table-cell table:formula="of:=[$Ekebo_reduced.C177]" office:value-type="float" office:value="7270.875" calcext:value-type="float">
            <text:p>7270.875</text:p>
          </table:table-cell>
          <table:table-cell/>
        </table:table-row>
        <table:table-row table:style-name="ro1">
          <table:table-cell table:formula="of:=[$Ekebo_reduced.A178]" office:value-type="float" office:value="2001" calcext:value-type="float">
            <text:p>2001</text:p>
          </table:table-cell>
          <table:table-cell table:formula="of:=[$Ekebo_reduced.E178]" office:value-type="string" office:string-value="spring_small_grains" calcext:value-type="string">
            <text:p>spring_small_grains</text:p>
          </table:table-cell>
          <table:table-cell table:formula="of:=[$Ekebo_reduced.B17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78]*(1/0.45)" office:value-type="float" office:value="6025.74575425791" calcext:value-type="float">
            <text:p>6025.74575425791</text:p>
          </table:table-cell>
          <table:table-cell/>
          <table:table-cell table:formula="of:=[$Ekebo_reduced.C178]" office:value-type="float" office:value="2476.581505" calcext:value-type="float">
            <text:p>2476.581505</text:p>
          </table:table-cell>
          <table:table-cell/>
        </table:table-row>
        <table:table-row table:style-name="ro1">
          <table:table-cell table:formula="of:=[$Ekebo_reduced.A179]" office:value-type="float" office:value="2001" calcext:value-type="float">
            <text:p>2001</text:p>
          </table:table-cell>
          <table:table-cell table:formula="of:=[$Ekebo_reduced.E179]" office:value-type="string" office:string-value="spring_small_grains" calcext:value-type="string">
            <text:p>spring_small_grains</text:p>
          </table:table-cell>
          <table:table-cell table:formula="of:=[$Ekebo_reduced.B17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79]*(1/0.45)" office:value-type="float" office:value="13941.5538868613" calcext:value-type="float">
            <text:p>13941.5538868613</text:p>
          </table:table-cell>
          <table:table-cell/>
          <table:table-cell table:formula="of:=[$Ekebo_reduced.C179]" office:value-type="float" office:value="5729.9786475" calcext:value-type="float">
            <text:p>5729.9786475</text:p>
          </table:table-cell>
          <table:table-cell/>
        </table:table-row>
        <table:table-row table:style-name="ro1">
          <table:table-cell table:formula="of:=[$Ekebo_reduced.A180]" office:value-type="float" office:value="2001" calcext:value-type="float">
            <text:p>2001</text:p>
          </table:table-cell>
          <table:table-cell table:formula="of:=[$Ekebo_reduced.E180]" office:value-type="string" office:string-value="spring_small_grains" calcext:value-type="string">
            <text:p>spring_small_grains</text:p>
          </table:table-cell>
          <table:table-cell table:formula="of:=[$Ekebo_reduced.B18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80]*(1/0.45)" office:value-type="float" office:value="4426.82817627496" calcext:value-type="float">
            <text:p>4426.82817627496</text:p>
          </table:table-cell>
          <table:table-cell/>
          <table:table-cell table:formula="of:=[$Ekebo_reduced.C180]" office:value-type="float" office:value="1996.4995075" calcext:value-type="float">
            <text:p>1996.4995075</text:p>
          </table:table-cell>
          <table:table-cell/>
        </table:table-row>
        <table:table-row table:style-name="ro1">
          <table:table-cell table:formula="of:=[$Ekebo_reduced.A181]" office:value-type="float" office:value="2001" calcext:value-type="float">
            <text:p>2001</text:p>
          </table:table-cell>
          <table:table-cell table:formula="of:=[$Ekebo_reduced.E181]" office:value-type="string" office:string-value="spring_small_grains" calcext:value-type="string">
            <text:p>spring_small_grains</text:p>
          </table:table-cell>
          <table:table-cell table:formula="of:=[$Ekebo_reduced.B18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81]*(1/0.45)" office:value-type="float" office:value="11717.9524279379" calcext:value-type="float">
            <text:p>11717.9524279379</text:p>
          </table:table-cell>
          <table:table-cell/>
          <table:table-cell table:formula="of:=[$Ekebo_reduced.C181]" office:value-type="float" office:value="5284.796545" calcext:value-type="float">
            <text:p>5284.796545</text:p>
          </table:table-cell>
          <table:table-cell/>
        </table:table-row>
        <table:table-row table:style-name="ro1">
          <table:table-cell table:formula="of:=[$Ekebo_reduced.A182]" office:value-type="float" office:value="2002" calcext:value-type="float">
            <text:p>2002</text:p>
          </table:table-cell>
          <table:table-cell table:formula="of:=[$Ekebo_reduced.E182]" office:value-type="string" office:string-value="ley" calcext:value-type="string">
            <text:p>ley</text:p>
          </table:table-cell>
          <table:table-cell table:formula="of:=[$Ekebo_reduced.B18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2]*(1/0.45)" office:value-type="float" office:value="13237.7305335968" calcext:value-type="float">
            <text:p>13237.7305335968</text:p>
          </table:table-cell>
          <table:table-cell/>
          <table:table-cell table:formula="of:=[$Ekebo_reduced.C182]" office:value-type="float" office:value="6698.29165" calcext:value-type="float">
            <text:p>6698.29165</text:p>
          </table:table-cell>
          <table:table-cell/>
        </table:table-row>
        <table:table-row table:style-name="ro1">
          <table:table-cell table:formula="of:=[$Ekebo_reduced.A183]" office:value-type="float" office:value="2002" calcext:value-type="float">
            <text:p>2002</text:p>
          </table:table-cell>
          <table:table-cell table:formula="of:=[$Ekebo_reduced.E183]" office:value-type="string" office:string-value="ley" calcext:value-type="string">
            <text:p>ley</text:p>
          </table:table-cell>
          <table:table-cell table:formula="of:=[$Ekebo_reduced.B18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3]*(1/0.45)" office:value-type="float" office:value="14850.0494071146" calcext:value-type="float">
            <text:p>14850.0494071146</text:p>
          </table:table-cell>
          <table:table-cell/>
          <table:table-cell table:formula="of:=[$Ekebo_reduced.C183]" office:value-type="float" office:value="7514.125" calcext:value-type="float">
            <text:p>7514.125</text:p>
          </table:table-cell>
          <table:table-cell/>
        </table:table-row>
        <table:table-row table:style-name="ro1">
          <table:table-cell table:formula="of:=[$Ekebo_reduced.A184]" office:value-type="float" office:value="2002" calcext:value-type="float">
            <text:p>2002</text:p>
          </table:table-cell>
          <table:table-cell table:formula="of:=[$Ekebo_reduced.E184]" office:value-type="string" office:string-value="winter_oil_seeds" calcext:value-type="string">
            <text:p>winter_oil_seeds</text:p>
          </table:table-cell>
          <table:table-cell table:formula="of:=[$Ekebo_reduced.B18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84]*(1/0.45)" office:value-type="float" office:value="3421.17218181818" calcext:value-type="float">
            <text:p>3421.17218181818</text:p>
          </table:table-cell>
          <table:table-cell/>
          <table:table-cell table:formula="of:=[$Ekebo_reduced.C184]" office:value-type="float" office:value="526.860516" calcext:value-type="float">
            <text:p>526.860516</text:p>
          </table:table-cell>
          <table:table-cell/>
        </table:table-row>
        <table:table-row table:style-name="ro1">
          <table:table-cell table:formula="of:=[$Ekebo_reduced.A185]" office:value-type="float" office:value="2002" calcext:value-type="float">
            <text:p>2002</text:p>
          </table:table-cell>
          <table:table-cell table:formula="of:=[$Ekebo_reduced.E185]" office:value-type="string" office:string-value="winter_oil_seeds" calcext:value-type="string">
            <text:p>winter_oil_seeds</text:p>
          </table:table-cell>
          <table:table-cell table:formula="of:=[$Ekebo_reduced.B18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85]*(1/0.45)" office:value-type="float" office:value="7722.49045454544" calcext:value-type="float">
            <text:p>7722.49045454544</text:p>
          </table:table-cell>
          <table:table-cell/>
          <table:table-cell table:formula="of:=[$Ekebo_reduced.C185]" office:value-type="float" office:value="1189.26353" calcext:value-type="float">
            <text:p>1189.26353</text:p>
          </table:table-cell>
          <table:table-cell/>
        </table:table-row>
        <table:table-row table:style-name="ro1">
          <table:table-cell table:formula="of:=[$Ekebo_reduced.A186]" office:value-type="float" office:value="2003" calcext:value-type="float">
            <text:p>2003</text:p>
          </table:table-cell>
          <table:table-cell table:formula="of:=[$Ekebo_reduced.E186]" office:value-type="string" office:string-value="winter_small_grains" calcext:value-type="string">
            <text:p>winter_small_grains</text:p>
          </table:table-cell>
          <table:table-cell table:formula="of:=[$Ekebo_reduced.B18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6]*(1/0.45)" office:value-type="float" office:value="13408.8753881988" calcext:value-type="float">
            <text:p>13408.8753881988</text:p>
          </table:table-cell>
          <table:table-cell/>
          <table:table-cell table:formula="of:=[$Ekebo_reduced.C186]" office:value-type="float" office:value="4317.657875" calcext:value-type="float">
            <text:p>4317.657875</text:p>
          </table:table-cell>
          <table:table-cell/>
        </table:table-row>
        <table:table-row table:style-name="ro1">
          <table:table-cell table:formula="of:=[$Ekebo_reduced.A187]" office:value-type="float" office:value="2003" calcext:value-type="float">
            <text:p>2003</text:p>
          </table:table-cell>
          <table:table-cell table:formula="of:=[$Ekebo_reduced.E187]" office:value-type="string" office:string-value="winter_small_grains" calcext:value-type="string">
            <text:p>winter_small_grains</text:p>
          </table:table-cell>
          <table:table-cell table:formula="of:=[$Ekebo_reduced.B18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7]*(1/0.45)" office:value-type="float" office:value="18088.455621118" calcext:value-type="float">
            <text:p>18088.455621118</text:p>
          </table:table-cell>
          <table:table-cell/>
          <table:table-cell table:formula="of:=[$Ekebo_reduced.C187]" office:value-type="float" office:value="5824.48271" calcext:value-type="float">
            <text:p>5824.48271</text:p>
          </table:table-cell>
          <table:table-cell/>
        </table:table-row>
        <table:table-row table:style-name="ro1">
          <table:table-cell table:formula="of:=[$Ekebo_reduced.A188]" office:value-type="float" office:value="2003" calcext:value-type="float">
            <text:p>2003</text:p>
          </table:table-cell>
          <table:table-cell table:formula="of:=[$Ekebo_reduced.E188]" office:value-type="string" office:string-value="winter_small_grains" calcext:value-type="string">
            <text:p>winter_small_grains</text:p>
          </table:table-cell>
          <table:table-cell table:formula="of:=[$Ekebo_reduced.B18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8]*(1/0.45)" office:value-type="float" office:value="9428.66815993789" calcext:value-type="float">
            <text:p>9428.66815993789</text:p>
          </table:table-cell>
          <table:table-cell/>
          <table:table-cell table:formula="of:=[$Ekebo_reduced.C188]" office:value-type="float" office:value="3036.0311475" calcext:value-type="float">
            <text:p>3036.0311475</text:p>
          </table:table-cell>
          <table:table-cell/>
        </table:table-row>
        <table:table-row table:style-name="ro1">
          <table:table-cell table:formula="of:=[$Ekebo_reduced.A189]" office:value-type="float" office:value="2003" calcext:value-type="float">
            <text:p>2003</text:p>
          </table:table-cell>
          <table:table-cell table:formula="of:=[$Ekebo_reduced.E189]" office:value-type="string" office:string-value="winter_small_grains" calcext:value-type="string">
            <text:p>winter_small_grains</text:p>
          </table:table-cell>
          <table:table-cell table:formula="of:=[$Ekebo_reduced.B18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89]*(1/0.45)" office:value-type="float" office:value="18678.059704969" calcext:value-type="float">
            <text:p>18678.059704969</text:p>
          </table:table-cell>
          <table:table-cell/>
          <table:table-cell table:formula="of:=[$Ekebo_reduced.C189]" office:value-type="float" office:value="6014.335225" calcext:value-type="float">
            <text:p>6014.335225</text:p>
          </table:table-cell>
          <table:table-cell/>
        </table:table-row>
        <table:table-row table:style-name="ro1">
          <table:table-cell table:formula="of:=[$Ekebo_reduced.A190]" office:value-type="float" office:value="2004" calcext:value-type="float">
            <text:p>2004</text:p>
          </table:table-cell>
          <table:table-cell table:formula="of:=[$Ekebo_reduced.E190]" office:value-type="string" office:string-value="root_crop" calcext:value-type="string">
            <text:p>root_crop</text:p>
          </table:table-cell>
          <table:table-cell table:formula="of:=[$Ekebo_reduced.B190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4]" office:value-type="float" office:value="3732.875" calcext:value-type="float">
            <text:p>3732.875</text:p>
          </table:table-cell>
          <table:table-cell/>
          <table:table-cell table:formula="of:=[$Ekebo_reduced.C190]" office:value-type="float" office:value="9301.281" calcext:value-type="float">
            <text:p>9301.281</text:p>
          </table:table-cell>
          <table:table-cell/>
        </table:table-row>
        <table:table-row table:style-name="ro1">
          <table:table-cell table:formula="of:=[$Ekebo_reduced.A191]" office:value-type="float" office:value="2004" calcext:value-type="float">
            <text:p>2004</text:p>
          </table:table-cell>
          <table:table-cell table:formula="of:=[$Ekebo_reduced.E191]" office:value-type="string" office:string-value="root_crop" calcext:value-type="string">
            <text:p>root_crop</text:p>
          </table:table-cell>
          <table:table-cell table:formula="of:=[$Ekebo_reduced.B19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5]" office:value-type="float" office:value="3732.875" calcext:value-type="float">
            <text:p>3732.875</text:p>
          </table:table-cell>
          <table:table-cell/>
          <table:table-cell table:formula="of:=[$Ekebo_reduced.C191]" office:value-type="float" office:value="8749.9629" calcext:value-type="float">
            <text:p>8749.9629</text:p>
          </table:table-cell>
          <table:table-cell/>
        </table:table-row>
        <table:table-row table:style-name="ro1">
          <table:table-cell table:style-name="ce8" office:value-type="float" office:value="2004" calcext:value-type="float">
            <text:p>2004</text:p>
          </table:table-cell>
          <table:table-cell table:style-name="ce8" office:value-type="string" calcext:value-type="string">
            <text:p>root_crop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95" calcext:value-type="float">
            <text:p>2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2004" calcext:value-type="float">
            <text:p>2004</text:p>
          </table:table-cell>
          <table:table-cell table:style-name="ce8" office:value-type="string" calcext:value-type="string">
            <text:p>root_crop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289" calcext:value-type="float">
            <text:p>2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95" calcext:value-type="float">
            <text:p>29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Ekebo_reduced.A192]" office:value-type="float" office:value="2005" calcext:value-type="float">
            <text:p>2005</text:p>
          </table:table-cell>
          <table:table-cell table:formula="of:=[$Ekebo_reduced.E192]" office:value-type="string" office:string-value="spring_small_grains" calcext:value-type="string">
            <text:p>spring_small_grains</text:p>
          </table:table-cell>
          <table:table-cell table:formula="of:=[$Ekebo_reduced.B192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92]*(1/0.45)" office:value-type="float" office:value="6134.39643552311" calcext:value-type="float">
            <text:p>6134.39643552311</text:p>
          </table:table-cell>
          <table:table-cell/>
          <table:table-cell table:formula="of:=[$Ekebo_reduced.C192]" office:value-type="float" office:value="2521.236935" calcext:value-type="float">
            <text:p>2521.236935</text:p>
          </table:table-cell>
          <table:table-cell/>
        </table:table-row>
        <table:table-row table:style-name="ro1">
          <table:table-cell table:formula="of:=[$Ekebo_reduced.A193]" office:value-type="float" office:value="2005" calcext:value-type="float">
            <text:p>2005</text:p>
          </table:table-cell>
          <table:table-cell table:formula="of:=[$Ekebo_reduced.E193]" office:value-type="string" office:string-value="spring_small_grains" calcext:value-type="string">
            <text:p>spring_small_grains</text:p>
          </table:table-cell>
          <table:table-cell table:formula="of:=[$Ekebo_reduced.B193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93]*(1/0.45)" office:value-type="float" office:value="14250.8631995134" calcext:value-type="float">
            <text:p>14250.8631995134</text:p>
          </table:table-cell>
          <table:table-cell/>
          <table:table-cell table:formula="of:=[$Ekebo_reduced.C193]" office:value-type="float" office:value="5857.104775" calcext:value-type="float">
            <text:p>5857.104775</text:p>
          </table:table-cell>
          <table:table-cell/>
        </table:table-row>
        <table:table-row table:style-name="ro1">
          <table:table-cell table:formula="of:=[$Ekebo_reduced.A194]" office:value-type="float" office:value="2005" calcext:value-type="float">
            <text:p>2005</text:p>
          </table:table-cell>
          <table:table-cell table:formula="of:=[$Ekebo_reduced.E194]" office:value-type="string" office:string-value="spring_small_grains" calcext:value-type="string">
            <text:p>spring_small_grains</text:p>
          </table:table-cell>
          <table:table-cell table:formula="of:=[$Ekebo_reduced.B194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94]*(1/0.45)" office:value-type="float" office:value="4041.72776053216" calcext:value-type="float">
            <text:p>4041.72776053216</text:p>
          </table:table-cell>
          <table:table-cell/>
          <table:table-cell table:formula="of:=[$Ekebo_reduced.C194]" office:value-type="float" office:value="1822.81922" calcext:value-type="float">
            <text:p>1822.81922</text:p>
          </table:table-cell>
          <table:table-cell/>
        </table:table-row>
        <table:table-row table:style-name="ro1">
          <table:table-cell table:formula="of:=[$Ekebo_reduced.A195]" office:value-type="float" office:value="2005" calcext:value-type="float">
            <text:p>2005</text:p>
          </table:table-cell>
          <table:table-cell table:formula="of:=[$Ekebo_reduced.E195]" office:value-type="string" office:string-value="spring_small_grains" calcext:value-type="string">
            <text:p>spring_small_grains</text:p>
          </table:table-cell>
          <table:table-cell table:formula="of:=[$Ekebo_reduced.B195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195]*(1/0.45)" office:value-type="float" office:value="11736.9990243902" calcext:value-type="float">
            <text:p>11736.9990243902</text:p>
          </table:table-cell>
          <table:table-cell/>
          <table:table-cell table:formula="of:=[$Ekebo_reduced.C195]" office:value-type="float" office:value="5293.38656" calcext:value-type="float">
            <text:p>5293.38656</text:p>
          </table:table-cell>
          <table:table-cell/>
        </table:table-row>
        <table:table-row table:style-name="ro1">
          <table:table-cell table:formula="of:=[$Ekebo_reduced.A196]" office:value-type="float" office:value="2006" calcext:value-type="float">
            <text:p>2006</text:p>
          </table:table-cell>
          <table:table-cell table:formula="of:=[$Ekebo_reduced.E196]" office:value-type="string" office:string-value="ley" calcext:value-type="string">
            <text:p>ley</text:p>
          </table:table-cell>
          <table:table-cell table:formula="of:=[$Ekebo_reduced.B196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96]*(1/0.45)" office:value-type="float" office:value="18723.5580039526" calcext:value-type="float">
            <text:p>18723.5580039526</text:p>
          </table:table-cell>
          <table:table-cell/>
          <table:table-cell table:formula="of:=[$Ekebo_reduced.C196]" office:value-type="float" office:value="9474.12035" calcext:value-type="float">
            <text:p>9474.12035</text:p>
          </table:table-cell>
          <table:table-cell/>
        </table:table-row>
        <table:table-row table:style-name="ro1">
          <table:table-cell table:formula="of:=[$Ekebo_reduced.A197]" office:value-type="float" office:value="2006" calcext:value-type="float">
            <text:p>2006</text:p>
          </table:table-cell>
          <table:table-cell table:formula="of:=[$Ekebo_reduced.E197]" office:value-type="string" office:string-value="ley" calcext:value-type="string">
            <text:p>ley</text:p>
          </table:table-cell>
          <table:table-cell table:formula="of:=[$Ekebo_reduced.B197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197]*(1/0.45)" office:value-type="float" office:value="19764.7677865613" calcext:value-type="float">
            <text:p>19764.7677865613</text:p>
          </table:table-cell>
          <table:table-cell/>
          <table:table-cell table:formula="of:=[$Ekebo_reduced.C197]" office:value-type="float" office:value="10000.9725" calcext:value-type="float">
            <text:p>10000.9725</text:p>
          </table:table-cell>
          <table:table-cell/>
        </table:table-row>
        <table:table-row table:style-name="ro1">
          <table:table-cell table:formula="of:=[$Ekebo_reduced.A198]" office:value-type="float" office:value="2006" calcext:value-type="float">
            <text:p>2006</text:p>
          </table:table-cell>
          <table:table-cell table:formula="of:=[$Ekebo_reduced.E198]" office:value-type="string" office:string-value="root_crop" calcext:value-type="string">
            <text:p>root_crop</text:p>
          </table:table-cell>
          <table:table-cell table:formula="of:=[$Ekebo_reduced.B198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4]" office:value-type="float" office:value="3732.875" calcext:value-type="float">
            <text:p>3732.875</text:p>
          </table:table-cell>
          <table:table-cell/>
          <table:table-cell table:formula="of:=[$Ekebo_reduced.C19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Ekebo_reduced.A199]" office:value-type="float" office:value="2006" calcext:value-type="float">
            <text:p>2006</text:p>
          </table:table-cell>
          <table:table-cell table:formula="of:=[$Ekebo_reduced.E199]" office:value-type="string" office:string-value="root_crop" calcext:value-type="string">
            <text:p>root_crop</text:p>
          </table:table-cell>
          <table:table-cell table:formula="of:=[$Ekebo_reduced.B199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5]" office:value-type="float" office:value="3732.875" calcext:value-type="float">
            <text:p>3732.875</text:p>
          </table:table-cell>
          <table:table-cell/>
          <table:table-cell table:formula="of:=[$Ekebo_reduced.C19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Ekebo_reduced.A200]" office:value-type="float" office:value="2007" calcext:value-type="float">
            <text:p>2007</text:p>
          </table:table-cell>
          <table:table-cell table:formula="of:=[$Ekebo_reduced.E200]" office:value-type="string" office:string-value="winter_small_grains" calcext:value-type="string">
            <text:p>winter_small_grains</text:p>
          </table:table-cell>
          <table:table-cell table:formula="of:=[$Ekebo_reduced.B200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00]*(1/0.45)" office:value-type="float" office:value="6799.22866459627" calcext:value-type="float">
            <text:p>6799.22866459627</text:p>
          </table:table-cell>
          <table:table-cell/>
          <table:table-cell table:formula="of:=[$Ekebo_reduced.C200]" office:value-type="float" office:value="2189.35163" calcext:value-type="float">
            <text:p>2189.35163</text:p>
          </table:table-cell>
          <table:table-cell/>
        </table:table-row>
        <table:table-row table:style-name="ro1">
          <table:table-cell table:formula="of:=[$Ekebo_reduced.A201]" office:value-type="float" office:value="2007" calcext:value-type="float">
            <text:p>2007</text:p>
          </table:table-cell>
          <table:table-cell table:formula="of:=[$Ekebo_reduced.E201]" office:value-type="string" office:string-value="winter_small_grains" calcext:value-type="string">
            <text:p>winter_small_grains</text:p>
          </table:table-cell>
          <table:table-cell table:formula="of:=[$Ekebo_reduced.B201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01]*(1/0.45)" office:value-type="float" office:value="12524.7353493789" calcext:value-type="float">
            <text:p>12524.7353493789</text:p>
          </table:table-cell>
          <table:table-cell/>
          <table:table-cell table:formula="of:=[$Ekebo_reduced.C201]" office:value-type="float" office:value="4032.9647825" calcext:value-type="float">
            <text:p>4032.9647825</text:p>
          </table:table-cell>
          <table:table-cell/>
        </table:table-row>
        <table:table-row table:style-name="ro1">
          <table:table-cell table:formula="of:=[$Ekebo_reduced.A202]" office:value-type="float" office:value="2007" calcext:value-type="float">
            <text:p>2007</text:p>
          </table:table-cell>
          <table:table-cell table:formula="of:=[$Ekebo_reduced.E202]" office:value-type="string" office:string-value="winter_small_grains" calcext:value-type="string">
            <text:p>winter_small_grains</text:p>
          </table:table-cell>
          <table:table-cell table:formula="of:=[$Ekebo_reduced.B202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02]*(1/0.45)" office:value-type="float" office:value="5306.45628881987" calcext:value-type="float">
            <text:p>5306.45628881987</text:p>
          </table:table-cell>
          <table:table-cell/>
          <table:table-cell table:formula="of:=[$Ekebo_reduced.C202]" office:value-type="float" office:value="1708.678925" calcext:value-type="float">
            <text:p>1708.678925</text:p>
          </table:table-cell>
          <table:table-cell/>
        </table:table-row>
        <table:table-row table:style-name="ro1">
          <table:table-cell table:formula="of:=[$Ekebo_reduced.A203]" office:value-type="float" office:value="2007" calcext:value-type="float">
            <text:p>2007</text:p>
          </table:table-cell>
          <table:table-cell table:formula="of:=[$Ekebo_reduced.E203]" office:value-type="string" office:string-value="winter_small_grains" calcext:value-type="string">
            <text:p>winter_small_grains</text:p>
          </table:table-cell>
          <table:table-cell table:formula="of:=[$Ekebo_reduced.B203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.3" calcext:value-type="float">
            <text:p>0.3</text:p>
          </table:table-cell>
          <table:table-cell table:formula="of:=[$Ekebo_reduced.D203]*(1/0.45)" office:value-type="float" office:value="12693.5394099379" calcext:value-type="float">
            <text:p>12693.5394099379</text:p>
          </table:table-cell>
          <table:table-cell/>
          <table:table-cell table:formula="of:=[$Ekebo_reduced.C203]" office:value-type="float" office:value="4087.31969" calcext:value-type="float">
            <text:p>4087.31969</text:p>
          </table:table-cell>
          <table:table-cell/>
        </table:table-row>
        <table:table-row table:style-name="ro1">
          <table:table-cell table:formula="of:=[$Ekebo_reduced.A204]" office:value-type="float" office:value="2008" calcext:value-type="float">
            <text:p>2008</text:p>
          </table:table-cell>
          <table:table-cell table:formula="of:=[$Ekebo_reduced.E204]" office:value-type="string" office:string-value="root_crop" calcext:value-type="string">
            <text:p>root_crop</text:p>
          </table:table-cell>
          <table:table-cell table:formula="of:=[$Ekebo_reduced.B204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4]" office:value-type="float" office:value="3732.875" calcext:value-type="float">
            <text:p>3732.875</text:p>
          </table:table-cell>
          <table:table-cell/>
          <table:table-cell table:formula="of:=[$Ekebo_reduced.C204]" office:value-type="float" office:value="935.961" calcext:value-type="float">
            <text:p>935.961</text:p>
          </table:table-cell>
          <table:table-cell/>
        </table:table-row>
        <table:table-row table:style-name="ro1">
          <table:table-cell table:formula="of:=[$Ekebo_reduced.A205]" office:value-type="float" office:value="2008" calcext:value-type="float">
            <text:p>2008</text:p>
          </table:table-cell>
          <table:table-cell table:formula="of:=[$Ekebo_reduced.E205]" office:value-type="string" office:string-value="root_crop" calcext:value-type="string">
            <text:p>root_crop</text:p>
          </table:table-cell>
          <table:table-cell table:formula="of:=[$Ekebo_reduced.B205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5]" office:value-type="float" office:value="3732.875" calcext:value-type="float">
            <text:p>3732.875</text:p>
          </table:table-cell>
          <table:table-cell/>
          <table:table-cell table:formula="of:=[$Ekebo_reduced.C205]" office:value-type="float" office:value="9915.968025" calcext:value-type="float">
            <text:p>9915.968025</text:p>
          </table:table-cell>
          <table:table-cell/>
        </table:table-row>
        <table:table-row table:style-name="ro1">
          <table:table-cell table:formula="of:=[$Ekebo_reduced.A206]" office:value-type="float" office:value="2008" calcext:value-type="float">
            <text:p>2008</text:p>
          </table:table-cell>
          <table:table-cell table:formula="of:=[$Ekebo_reduced.E206]" office:value-type="string" office:string-value="root_crop" calcext:value-type="string">
            <text:p>root_crop</text:p>
          </table:table-cell>
          <table:table-cell table:formula="of:=[$Ekebo_reduced.B206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6]" office:value-type="float" office:value="3732.875" calcext:value-type="float">
            <text:p>3732.875</text:p>
          </table:table-cell>
          <table:table-cell/>
          <table:table-cell table:formula="of:=[$Ekebo_reduced.C206]" office:value-type="float" office:value="3794.8902" calcext:value-type="float">
            <text:p>3794.8902</text:p>
          </table:table-cell>
          <table:table-cell/>
        </table:table-row>
        <table:table-row table:style-name="ro1">
          <table:table-cell table:formula="of:=[$Ekebo_reduced.A207]" office:value-type="float" office:value="2008" calcext:value-type="float">
            <text:p>2008</text:p>
          </table:table-cell>
          <table:table-cell table:formula="of:=[$Ekebo_reduced.E207]" office:value-type="string" office:string-value="root_crop" calcext:value-type="string">
            <text:p>root_crop</text:p>
          </table:table-cell>
          <table:table-cell table:formula="of:=[$Ekebo_reduced.B207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style-name="ce8" table:formula="of:=[.J177]" office:value-type="float" office:value="3732.875" calcext:value-type="float">
            <text:p>3732.875</text:p>
          </table:table-cell>
          <table:table-cell/>
          <table:table-cell table:formula="of:=[$Ekebo_reduced.C207]" office:value-type="float" office:value="10207.749825" calcext:value-type="float">
            <text:p>10207.749825</text:p>
          </table:table-cell>
          <table:table-cell/>
        </table:table-row>
        <table:table-row table:style-name="ro1">
          <table:table-cell table:formula="of:=[$Ekebo_reduced.A208]" office:value-type="float" office:value="2009" calcext:value-type="float">
            <text:p>2009</text:p>
          </table:table-cell>
          <table:table-cell table:formula="of:=[$Ekebo_reduced.E208]" office:value-type="string" office:string-value="spring_small_grains" calcext:value-type="string">
            <text:p>spring_small_grains</text:p>
          </table:table-cell>
          <table:table-cell table:formula="of:=[$Ekebo_reduced.B208]"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08]*(1/0.45)" office:value-type="float" office:value="5011.99304744524" calcext:value-type="float">
            <text:p>5011.99304744524</text:p>
          </table:table-cell>
          <table:table-cell/>
          <table:table-cell table:formula="of:=[$Ekebo_reduced.C208]" office:value-type="float" office:value="2059.9291425" calcext:value-type="float">
            <text:p>2059.9291425</text:p>
          </table:table-cell>
          <table:table-cell/>
        </table:table-row>
        <table:table-row table:style-name="ro1">
          <table:table-cell table:formula="of:=[$Ekebo_reduced.A209]" office:value-type="float" office:value="2009" calcext:value-type="float">
            <text:p>2009</text:p>
          </table:table-cell>
          <table:table-cell table:formula="of:=[$Ekebo_reduced.E209]" office:value-type="string" office:string-value="spring_small_grains" calcext:value-type="string">
            <text:p>spring_small_grains</text:p>
          </table:table-cell>
          <table:table-cell table:formula="of:=[$Ekebo_reduced.B209]"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09]*(1/0.45)" office:value-type="float" office:value="10800.355" calcext:value-type="float">
            <text:p>10800.355</text:p>
          </table:table-cell>
          <table:table-cell/>
          <table:table-cell table:formula="of:=[$Ekebo_reduced.C209]" office:value-type="float" office:value="4438.945905" calcext:value-type="float">
            <text:p>4438.945905</text:p>
          </table:table-cell>
          <table:table-cell/>
        </table:table-row>
        <table:table-row table:style-name="ro1">
          <table:table-cell table:formula="of:=[$Ekebo_reduced.A210]" office:value-type="float" office:value="2009" calcext:value-type="float">
            <text:p>2009</text:p>
          </table:table-cell>
          <table:table-cell table:formula="of:=[$Ekebo_reduced.E210]" office:value-type="string" office:string-value="spring_small_grains" calcext:value-type="string">
            <text:p>spring_small_grains</text:p>
          </table:table-cell>
          <table:table-cell table:formula="of:=[$Ekebo_reduced.B210]" office:value-type="float" office:value="211" calcext:value-type="float">
            <text:p>211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10]*(1/0.45)" office:value-type="float" office:value="2904.19302106431" calcext:value-type="float">
            <text:p>2904.19302106431</text:p>
          </table:table-cell>
          <table:table-cell/>
          <table:table-cell table:formula="of:=[$Ekebo_reduced.C210]" office:value-type="float" office:value="1309.7910525" calcext:value-type="float">
            <text:p>1309.7910525</text:p>
          </table:table-cell>
          <table:table-cell/>
        </table:table-row>
        <table:table-row table:style-name="ro1">
          <table:table-cell table:formula="of:=[$Ekebo_reduced.A211]" office:value-type="float" office:value="2009" calcext:value-type="float">
            <text:p>2009</text:p>
          </table:table-cell>
          <table:table-cell table:formula="of:=[$Ekebo_reduced.E211]" office:value-type="string" office:string-value="spring_small_grains" calcext:value-type="string">
            <text:p>spring_small_grains</text:p>
          </table:table-cell>
          <table:table-cell table:formula="of:=[$Ekebo_reduced.B211]"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$Ekebo_reduced.D211]*(1/0.45)" office:value-type="float" office:value="9770.82444567627" calcext:value-type="float">
            <text:p>9770.82444567627</text:p>
          </table:table-cell>
          <table:table-cell/>
          <table:table-cell table:formula="of:=[$Ekebo_reduced.C211]" office:value-type="float" office:value="4406.641825" calcext:value-type="float">
            <text:p>4406.641825</text:p>
          </table:table-cell>
          <table:table-cell/>
        </table:table-row>
      </table:table>
      <table:table table:name="Ultuna_Sugarbeet" table:style-name="ta1">
        <table:table-column table:style-name="co1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corded_crop</text:p>
          </table:table-cell>
          <table:table-cell office:value-type="string" calcext:value-type="string">
            <text:p>crop_id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eeding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harvest2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minimum_cover</text:p>
          </table:table-cell>
          <table:table-cell office:value-type="string" calcext:value-type="string">
            <text:p>total_dm_kg_ha</text:p>
          </table:table-cell>
          <table:table-cell office:value-type="string" calcext:value-type="string">
            <text:p>total_dm_kg_ha2</text:p>
          </table:table-cell>
          <table:table-cell office:value-type="string" calcext:value-type="string">
            <text:p>grain_dm_kg_ha</text:p>
          </table:table-cell>
          <table:table-cell office:value-type="string" calcext:value-type="string">
            <text:p>straw_dm_kg_h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625" calcext:value-type="float">
            <text:p>4625</text:p>
          </table:table-cell>
          <table:table-cell office:value-type="float" office:value="2079" calcext:value-type="float">
            <text:p>2079</text:p>
          </table:table-cell>
          <table:table-cell office:value-type="float" office:value="2546" calcext:value-type="float">
            <text:p>2546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125" calcext:value-type="float">
            <text:p>4125</text:p>
          </table:table-cell>
          <table:table-cell office:value-type="float" office:value="1727" calcext:value-type="float">
            <text:p>1727</text:p>
          </table:table-cell>
          <table:table-cell office:value-type="float" office:value="2399" calcext:value-type="float">
            <text:p>2399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458" calcext:value-type="float">
            <text:p>4458</text:p>
          </table:table-cell>
          <table:table-cell office:value-type="float" office:value="1949" calcext:value-type="float">
            <text:p>1949</text:p>
          </table:table-cell>
          <table:table-cell office:value-type="float" office:value="2510" calcext:value-type="float">
            <text:p>2510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41" calcext:value-type="float">
            <text:p>141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4008" calcext:value-type="float">
            <text:p>4008</text:p>
          </table:table-cell>
          <table:table-cell office:value-type="float" office:value="1771" calcext:value-type="float">
            <text:p>1771</text:p>
          </table:table-cell>
          <table:table-cell office:value-type="float" office:value="2238" calcext:value-type="float">
            <text:p>2238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881" calcext:value-type="float">
            <text:p>2881</text:p>
          </table:table-cell>
          <table:table-cell office:value-type="float" office:value="1575" calcext:value-type="float">
            <text:p>1575</text:p>
          </table:table-cell>
          <table:table-cell office:value-type="float" office:value="1306" calcext:value-type="float">
            <text:p>1306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1644" calcext:value-type="float">
            <text:p>1644</text:p>
          </table:table-cell>
          <table:table-cell office:value-type="float" office:value="1401" calcext:value-type="float">
            <text:p>1401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641" calcext:value-type="float">
            <text:p>3641</text:p>
          </table:table-cell>
          <table:table-cell office:value-type="float" office:value="2073" calcext:value-type="float">
            <text:p>2073</text:p>
          </table:table-cell>
          <table:table-cell office:value-type="float" office:value="1568" calcext:value-type="float">
            <text:p>1568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ugarbeet</text:p>
          </table:table-cell>
          <table:table-cell office:value-type="string" calcext:value-type="string">
            <text:p>root_crop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1783" calcext:value-type="float">
            <text:p>1783</text:p>
          </table:table-cell>
          <table:table-cell office:value-type="float" office:value="1297" calcext:value-type="float">
            <text:p>1297</text:p>
          </table:table-cell>
          <table:table-cell office:value-type="float" office:value="1783" calcext:value-type="float">
            <text:p>1783</text:p>
          </table:table-cell>
        </table:table-row>
      </table:table>
      <table:named-expressions/>
      <table:database-ranges>
        <table:database-range table:name="__Anonymous_Sheet_DB__0" table:target-range-address="Repeated_Ultuna.A1:Repeated_Ultuna.M249" table:display-filter-buttons="true">
          <table:filter>
            <table:filter-and>
              <table:filter-condition table:value="spring_small_grains" table:operator="=" table:field-number="1">
                <table:filter-set-item table:value="spring_small_grains"/>
                <table:filter-set-item table:value="winter_small_grains"/>
              </table:filter-condition>
            </table:filter-and>
          </table:filter>
        </table:database-range>
        <table:database-range table:name="__Anonymous_Sheet_DB__4" table:target-range-address="Ekebo_data_sheet.A1:Ekebo_data_sheet.M2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5-24T15:14:56.818025377</dc:date>
    <dc:creator>Lorenzo Menichetti</dc:creator>
    <meta:editing-duration>PT1H1M16S</meta:editing-duration>
    <meta:editing-cycles>13</meta:editing-cycles>
    <meta:document-statistic meta:table-count="6" meta:cell-count="14344" meta:object-count="0"/>
  </office:meta>
</office:document-meta>
</file>